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.81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27.89mm"/>
    </style:style>
    <style:style style:name="co4" style:family="table-column">
      <style:table-column-properties fo:break-before="auto" style:column-width="19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"/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ackground-color="#dddddd"/>
    </style:style>
    <style:style style:name="ce23" style:family="table-cell" style:parent-style-name="Default" style:data-style-name="N10">
      <style:table-cell-properties fo:background-color="#dddddd"/>
    </style:style>
    <style:style style:name="ce24" style:family="table-cell" style:parent-style-name="Default">
      <style:table-cell-properties fo:background-color="#dddddd"/>
    </style:style>
    <style:style style:name="ce17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6702_correct_vs_predict" table:style-name="ta1">
        <office:forms form:automatic-focus="false" form:apply-design-mode="false"/>
        <table:shapes>
          <draw:frame draw:z-index="0" draw:style-name="gr1" draw:text-style-name="P1" svg:width="274.63mm" svg:height="73.38mm" svg:x="284.56mm" svg:y="11.62mm">
            <draw:object draw:notify-on-update-of-ranges="6702_correct_vs_predict.Q4:6702_correct_vs_predict.Q126 6702_correct_vs_predict.R4:6702_correct_vs_predict.R126 6702_correct_vs_predict.Q4:6702_correct_vs_predict.Q1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ce17"/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correct</text:p>
          </table:table-cell>
          <table:table-cell table:number-columns-repeated="5"/>
          <table:table-cell table:style-name="Default"/>
          <table:table-cell office:value-type="string" calcext:value-type="string">
            <text:p>predict</text:p>
          </table:table-cell>
          <table:table-cell table:number-columns-repeated="2"/>
          <table:table-cell table:style-name="Default"/>
          <table:table-cell office:value-type="string" calcext:value-type="string">
            <text:p>correct</text:p>
          </table:table-cell>
          <table:table-cell table:style-name="Default" office:value-type="string" calcext:value-type="string">
            <text:p>predict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r_1330_open</text:p>
          </table:table-cell>
          <table:table-cell office:value-type="string" calcext:value-type="string">
            <text:p>cor_1330_close</text:p>
          </table:table-cell>
          <table:table-cell office:value-type="string" calcext:value-type="string">
            <text:p>cor_6701_open</text:p>
          </table:table-cell>
          <table:table-cell office:value-type="string" calcext:value-type="string">
            <text:p>cor_6701_close</text:p>
          </table:table-cell>
          <table:table-cell office:value-type="string" calcext:value-type="string">
            <text:p>6702_open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office:value-type="string" calcext:value-type="string">
            <text:p>6702_close</text:p>
          </table:table-cell>
          <table:table-cell office:value-type="string" calcext:value-type="string">
            <text:p>6702_volume</text:p>
          </table:table-cell>
          <table:table-cell/>
          <table:table-cell table:style-name="Default"/>
          <table:table-cell office:value-type="string" calcext:value-type="string">
            <text:p>6702_close</text:p>
          </table:table-cell>
          <table:table-cell office:value-type="string" calcext:value-type="string">
            <text:p>6702_low</text:p>
          </table:table-cell>
          <table:table-cell/>
          <table:table-cell table:style-name="Default"/>
          <table:table-cell office:value-type="string" calcext:value-type="string">
            <text:p>Low-close</text:p>
          </table:table-cell>
          <table:table-cell table:style-name="Default" office:value-type="string" calcext:value-type="string">
            <text:p>Low-close</text:p>
          </table:table-cell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14770" calcext:value-type="float">
            <text:p>14770</text:p>
          </table:table-cell>
          <table:table-cell office:value-type="float" office:value="14810" calcext:value-type="float">
            <text:p>14810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office:value-type="float" office:value="667" calcext:value-type="float">
            <text:p>667</text:p>
          </table:table-cell>
          <table:table-cell office:value-type="float" office:value="14264" calcext:value-type="float">
            <text:p>14264</text:p>
          </table:table-cell>
          <table:table-cell/>
          <table:table-cell office:value-type="string" calcext:value-type="string">
            <text:p>2017-01-04</text:p>
          </table:table-cell>
          <table:table-cell office:value-type="float" office:value="656.49445" calcext:value-type="float">
            <text:p>656.49445</text:p>
          </table:table-cell>
          <table:table-cell office:value-type="float" office:value="641.16675" calcext:value-type="float">
            <text:p>641.16675</text:p>
          </table:table-cell>
          <table:table-cell/>
          <table:table-cell office:value-type="string" calcext:value-type="string">
            <text:p>2017-01-04</text:p>
          </table:table-cell>
          <table:table-cell table:formula="of:=[.H4]-[.I4]" office:value-type="float" office:value="-14" calcext:value-type="float">
            <text:p>-14</text:p>
          </table:table-cell>
          <table:table-cell table:formula="of:=[.N4]-[.M4]" office:value-type="float" office:value="-15.3277000000001" calcext:value-type="float">
            <text:p>-15.3</text:p>
          </table:table-cell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14720" calcext:value-type="float">
            <text:p>14720</text:p>
          </table:table-cell>
          <table:table-cell office:value-type="float" office:value="14820" calcext:value-type="float">
            <text:p>14820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665" calcext:value-type="float">
            <text:p>665</text:p>
          </table:table-cell>
          <table:table-cell office:value-type="float" office:value="689" calcext:value-type="float">
            <text:p>689</text:p>
          </table:table-cell>
          <table:table-cell office:value-type="float" office:value="24117" calcext:value-type="float">
            <text:p>24117</text:p>
          </table:table-cell>
          <table:table-cell/>
          <table:table-cell office:value-type="string" calcext:value-type="string">
            <text:p>2017-01-05</text:p>
          </table:table-cell>
          <table:table-cell office:value-type="float" office:value="680.758" calcext:value-type="float">
            <text:p>680.758</text:p>
          </table:table-cell>
          <table:table-cell office:value-type="float" office:value="644.8537" calcext:value-type="float">
            <text:p>644.8537</text:p>
          </table:table-cell>
          <table:table-cell/>
          <table:table-cell office:value-type="string" calcext:value-type="string">
            <text:p>2017-01-05</text:p>
          </table:table-cell>
          <table:table-cell table:formula="of:=[.H5]-[.I5]" office:value-type="float" office:value="-24" calcext:value-type="float">
            <text:p>-24</text:p>
          </table:table-cell>
          <table:table-cell table:formula="of:=[.N5]-[.M5]" office:value-type="float" office:value="-35.9043" calcext:value-type="float">
            <text:p>-35.9</text:p>
          </table:table-cell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14570" calcext:value-type="float">
            <text:p>14570</text:p>
          </table:table-cell>
          <table:table-cell office:value-type="float" office:value="14880" calcext:value-type="float">
            <text:p>14880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680" calcext:value-type="float">
            <text:p>680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office:value-type="float" office:value="684" calcext:value-type="float">
            <text:p>684</text:p>
          </table:table-cell>
          <table:table-cell office:value-type="float" office:value="8474" calcext:value-type="float">
            <text:p>8474</text:p>
          </table:table-cell>
          <table:table-cell/>
          <table:table-cell office:value-type="string" calcext:value-type="string">
            <text:p>2017-01-06</text:p>
          </table:table-cell>
          <table:table-cell office:value-type="float" office:value="708.42004" calcext:value-type="float">
            <text:p>708.42004</text:p>
          </table:table-cell>
          <table:table-cell office:value-type="float" office:value="674.9738" calcext:value-type="float">
            <text:p>674.9738</text:p>
          </table:table-cell>
          <table:table-cell/>
          <table:table-cell office:value-type="string" calcext:value-type="string">
            <text:p>2017-01-06</text:p>
          </table:table-cell>
          <table:table-cell table:formula="of:=[.H6]-[.I6]" office:value-type="float" office:value="-11" calcext:value-type="float">
            <text:p>-11</text:p>
          </table:table-cell>
          <table:table-cell table:formula="of:=[.N6]-[.M6]" office:value-type="float" office:value="-33.44624" calcext:value-type="float">
            <text:p>-33.4</text:p>
          </table:table-cell>
        </table:table-row>
        <table:table-row table:style-name="ro1">
          <table:table-cell office:value-type="string" calcext:value-type="string">
            <text:p>2017-01-10</text:p>
          </table:table-cell>
          <table:table-cell office:value-type="float" office:value="14830" calcext:value-type="float">
            <text:p>14830</text:p>
          </table:table-cell>
          <table:table-cell office:value-type="float" office:value="14690" calcext:value-type="float">
            <text:p>14690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office:value-type="float" office:value="671" calcext:value-type="float">
            <text:p>671</text:p>
          </table:table-cell>
          <table:table-cell office:value-type="float" office:value="15758" calcext:value-type="float">
            <text:p>15758</text:p>
          </table:table-cell>
          <table:table-cell/>
          <table:table-cell office:value-type="string" calcext:value-type="string">
            <text:p>2017-01-10</text:p>
          </table:table-cell>
          <table:table-cell office:value-type="float" office:value="694.19495" calcext:value-type="float">
            <text:p>694.19495</text:p>
          </table:table-cell>
          <table:table-cell office:value-type="float" office:value="686.18835" calcext:value-type="float">
            <text:p>686.18835</text:p>
          </table:table-cell>
          <table:table-cell/>
          <table:table-cell office:value-type="string" calcext:value-type="string">
            <text:p>2017-01-10</text:p>
          </table:table-cell>
          <table:table-cell table:formula="of:=[.H7]-[.I7]" office:value-type="float" office:value="-5" calcext:value-type="float">
            <text:p>-5</text:p>
          </table:table-cell>
          <table:table-cell table:formula="of:=[.N7]-[.M7]" office:value-type="float" office:value="-8.00659999999994" calcext:value-type="float">
            <text:p>-8.0</text:p>
          </table:table-cell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14740" calcext:value-type="float">
            <text:p>14740</text:p>
          </table:table-cell>
          <table:table-cell office:value-type="float" office:value="14390" calcext:value-type="float">
            <text:p>14390</text:p>
          </table:table-cell>
          <table:table-cell office:value-type="float" office:value="472" calcext:value-type="float">
            <text:p>472</text:p>
          </table:table-cell>
          <table:table-cell office:value-type="float" office:value="452" calcext:value-type="float">
            <text:p>452</text:p>
          </table:table-cell>
          <table:table-cell office:value-type="float" office:value="671" calcext:value-type="float">
            <text:p>671</text:p>
          </table:table-cell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office:value-type="float" office:value="683" calcext:value-type="float">
            <text:p>683</text:p>
          </table:table-cell>
          <table:table-cell office:value-type="float" office:value="13547" calcext:value-type="float">
            <text:p>13547</text:p>
          </table:table-cell>
          <table:table-cell/>
          <table:table-cell office:value-type="string" calcext:value-type="string">
            <text:p>2017-01-11</text:p>
          </table:table-cell>
          <table:table-cell office:value-type="float" office:value="681.0038" calcext:value-type="float">
            <text:p>681.0038</text:p>
          </table:table-cell>
          <table:table-cell office:value-type="float" office:value="667.4242" calcext:value-type="float">
            <text:p>667.4242</text:p>
          </table:table-cell>
          <table:table-cell/>
          <table:table-cell office:value-type="string" calcext:value-type="string">
            <text:p>2017-01-11</text:p>
          </table:table-cell>
          <table:table-cell table:formula="of:=[.H8]-[.I8]" office:value-type="float" office:value="-14" calcext:value-type="float">
            <text:p>-14</text:p>
          </table:table-cell>
          <table:table-cell table:formula="of:=[.N8]-[.M8]" office:value-type="float" office:value="-13.5795999999999" calcext:value-type="float">
            <text:p>-13.6</text:p>
          </table:table-cell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14410" calcext:value-type="float">
            <text:p>14410</text:p>
          </table:table-cell>
          <table:table-cell office:value-type="float" office:value="14230" calcext:value-type="float">
            <text:p>14230</text:p>
          </table:table-cell>
          <table:table-cell office:value-type="float" office:value="451" calcext:value-type="float">
            <text:p>451</text:p>
          </table:table-cell>
          <table:table-cell office:value-type="float" office:value="441" calcext:value-type="float">
            <text:p>441</text:p>
          </table:table-cell>
          <table:table-cell office:value-type="float" office:value="673" calcext:value-type="float">
            <text:p>673</text:p>
          </table:table-cell>
          <table:table-cell office:value-type="float" office:value="683" calcext:value-type="float">
            <text:p>683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14459" calcext:value-type="float">
            <text:p>14459</text:p>
          </table:table-cell>
          <table:table-cell/>
          <table:table-cell office:value-type="string" calcext:value-type="string">
            <text:p>2017-01-12</text:p>
          </table:table-cell>
          <table:table-cell office:value-type="float" office:value="693.17346" calcext:value-type="float">
            <text:p>693.17346</text:p>
          </table:table-cell>
          <table:table-cell office:value-type="float" office:value="678.3615" calcext:value-type="float">
            <text:p>678.3615</text:p>
          </table:table-cell>
          <table:table-cell/>
          <table:table-cell office:value-type="string" calcext:value-type="string">
            <text:p>2017-01-12</text:p>
          </table:table-cell>
          <table:table-cell table:formula="of:=[.H9]-[.I9]" office:value-type="float" office:value="-4" calcext:value-type="float">
            <text:p>-4</text:p>
          </table:table-cell>
          <table:table-cell table:formula="of:=[.N9]-[.M9]" office:value-type="float" office:value="-14.81196" calcext:value-type="float">
            <text:p>-14.8</text:p>
          </table:table-cell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13890" calcext:value-type="float">
            <text:p>13890</text:p>
          </table:table-cell>
          <table:table-cell office:value-type="float" office:value="13770" calcext:value-type="float">
            <text:p>13770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666" calcext:value-type="float">
            <text:p>666</text:p>
          </table:table-cell>
          <table:table-cell office:value-type="float" office:value="680" calcext:value-type="float">
            <text:p>680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 office:value-type="float" office:value="10757" calcext:value-type="float">
            <text:p>10757</text:p>
          </table:table-cell>
          <table:table-cell/>
          <table:table-cell office:value-type="string" calcext:value-type="string">
            <text:p>2017-01-13</text:p>
          </table:table-cell>
          <table:table-cell office:value-type="float" office:value="681.47327" calcext:value-type="float">
            <text:p>681.47327</text:p>
          </table:table-cell>
          <table:table-cell office:value-type="float" office:value="658.1007" calcext:value-type="float">
            <text:p>658.1007</text:p>
          </table:table-cell>
          <table:table-cell/>
          <table:table-cell office:value-type="string" calcext:value-type="string">
            <text:p>2017-01-13</text:p>
          </table:table-cell>
          <table:table-cell table:formula="of:=[.H10]-[.I10]" office:value-type="float" office:value="-13" calcext:value-type="float">
            <text:p>-13</text:p>
          </table:table-cell>
          <table:table-cell table:formula="of:=[.N10]-[.M10]" office:value-type="float" office:value="-23.37257" calcext:value-type="float">
            <text:p>-23.4</text:p>
          </table:table-cell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13910" calcext:value-type="float">
            <text:p>13910</text:p>
          </table:table-cell>
          <table:table-cell office:value-type="float" office:value="14040" calcext:value-type="float">
            <text:p>14040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7132" calcext:value-type="float">
            <text:p>7132</text:p>
          </table:table-cell>
          <table:table-cell/>
          <table:table-cell office:value-type="string" calcext:value-type="string">
            <text:p>2017-01-16</text:p>
          </table:table-cell>
          <table:table-cell office:value-type="float" office:value="690.4625" calcext:value-type="float">
            <text:p>690.4625</text:p>
          </table:table-cell>
          <table:table-cell office:value-type="float" office:value="670.9298" calcext:value-type="float">
            <text:p>670.9298</text:p>
          </table:table-cell>
          <table:table-cell/>
          <table:table-cell office:value-type="string" calcext:value-type="string">
            <text:p>2017-01-16</text:p>
          </table:table-cell>
          <table:table-cell table:formula="of:=[.H11]-[.I11]" office:value-type="float" office:value="-3" calcext:value-type="float">
            <text:p>-3</text:p>
          </table:table-cell>
          <table:table-cell table:formula="of:=[.N11]-[.M11]" office:value-type="float" office:value="-19.5327" calcext:value-type="float">
            <text:p>-19.5</text:p>
          </table:table-cell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13640" calcext:value-type="float">
            <text:p>13640</text:p>
          </table:table-cell>
          <table:table-cell office:value-type="float" office:value="14130" calcext:value-type="float">
            <text:p>141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7729" calcext:value-type="float">
            <text:p>7729</text:p>
          </table:table-cell>
          <table:table-cell/>
          <table:table-cell office:value-type="string" calcext:value-type="string">
            <text:p>2017-01-17</text:p>
          </table:table-cell>
          <table:table-cell office:value-type="float" office:value="681.4972" calcext:value-type="float">
            <text:p>681.4972</text:p>
          </table:table-cell>
          <table:table-cell office:value-type="float" office:value="670.93384" calcext:value-type="float">
            <text:p>670.93384</text:p>
          </table:table-cell>
          <table:table-cell/>
          <table:table-cell office:value-type="string" calcext:value-type="string">
            <text:p>2017-01-17</text:p>
          </table:table-cell>
          <table:table-cell table:formula="of:=[.H12]-[.I12]" office:value-type="float" office:value="-1" calcext:value-type="float">
            <text:p>-1</text:p>
          </table:table-cell>
          <table:table-cell table:formula="of:=[.N12]-[.M12]" office:value-type="float" office:value="-10.56336" calcext:value-type="float">
            <text:p>-10.6</text:p>
          </table:table-cell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13890" calcext:value-type="float">
            <text:p>13890</text:p>
          </table:table-cell>
          <table:table-cell office:value-type="float" office:value="13590" calcext:value-type="float">
            <text:p>13590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54" calcext:value-type="float">
            <text:p>654</text:p>
          </table:table-cell>
          <table:table-cell office:value-type="float" office:value="669" calcext:value-type="float">
            <text:p>669</text:p>
          </table:table-cell>
          <table:table-cell office:value-type="float" office:value="8615" calcext:value-type="float">
            <text:p>8615</text:p>
          </table:table-cell>
          <table:table-cell/>
          <table:table-cell office:value-type="string" calcext:value-type="string">
            <text:p>2017-01-18</text:p>
          </table:table-cell>
          <table:table-cell office:value-type="float" office:value="670.0051" calcext:value-type="float">
            <text:p>670.0051</text:p>
          </table:table-cell>
          <table:table-cell office:value-type="float" office:value="664.7151" calcext:value-type="float">
            <text:p>664.7151</text:p>
          </table:table-cell>
          <table:table-cell/>
          <table:table-cell office:value-type="string" calcext:value-type="string">
            <text:p>2017-01-18</text:p>
          </table:table-cell>
          <table:table-cell table:formula="of:=[.H13]-[.I13]" office:value-type="float" office:value="-15" calcext:value-type="float">
            <text:p>-15</text:p>
          </table:table-cell>
          <table:table-cell table:formula="of:=[.N13]-[.M13]" office:value-type="float" office:value="-5.28999999999996" calcext:value-type="float">
            <text:p>-5.3</text:p>
          </table:table-cell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13020" calcext:value-type="float">
            <text:p>13020</text:p>
          </table:table-cell>
          <table:table-cell office:value-type="float" office:value="12810" calcext:value-type="float">
            <text:p>12810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 office:value-type="float" office:value="11320" calcext:value-type="float">
            <text:p>11320</text:p>
          </table:table-cell>
          <table:table-cell/>
          <table:table-cell office:value-type="string" calcext:value-type="string">
            <text:p>2017-01-19</text:p>
          </table:table-cell>
          <table:table-cell office:value-type="float" office:value="675.6345" calcext:value-type="float">
            <text:p>675.6345</text:p>
          </table:table-cell>
          <table:table-cell office:value-type="float" office:value="655.718" calcext:value-type="float">
            <text:p>655.718</text:p>
          </table:table-cell>
          <table:table-cell/>
          <table:table-cell office:value-type="string" calcext:value-type="string">
            <text:p>2017-01-19</text:p>
          </table:table-cell>
          <table:table-cell table:formula="of:=[.H14]-[.I14]" office:value-type="float" office:value="-8" calcext:value-type="float">
            <text:p>-8</text:p>
          </table:table-cell>
          <table:table-cell table:formula="of:=[.N14]-[.M14]" office:value-type="float" office:value="-19.9165" calcext:value-type="float">
            <text:p>-19.9</text:p>
          </table:table-cell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13300" calcext:value-type="float">
            <text:p>13300</text:p>
          </table:table-cell>
          <table:table-cell office:value-type="float" office:value="13090" calcext:value-type="float">
            <text:p>13090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office:value-type="float" office:value="678" calcext:value-type="float">
            <text:p>678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  <table:table-cell office:value-type="float" office:value="684" calcext:value-type="float">
            <text:p>684</text:p>
          </table:table-cell>
          <table:table-cell office:value-type="float" office:value="8448" calcext:value-type="float">
            <text:p>8448</text:p>
          </table:table-cell>
          <table:table-cell/>
          <table:table-cell office:value-type="string" calcext:value-type="string">
            <text:p>2017-01-20</text:p>
          </table:table-cell>
          <table:table-cell office:value-type="float" office:value="698.4214" calcext:value-type="float">
            <text:p>698.4214</text:p>
          </table:table-cell>
          <table:table-cell office:value-type="float" office:value="678.558" calcext:value-type="float">
            <text:p>678.558</text:p>
          </table:table-cell>
          <table:table-cell/>
          <table:table-cell office:value-type="string" calcext:value-type="string">
            <text:p>2017-01-20</text:p>
          </table:table-cell>
          <table:table-cell table:formula="of:=[.H15]-[.I15]" office:value-type="float" office:value="-10" calcext:value-type="float">
            <text:p>-10</text:p>
          </table:table-cell>
          <table:table-cell table:formula="of:=[.N15]-[.M15]" office:value-type="float" office:value="-19.8634" calcext:value-type="float">
            <text:p>-19.9</text:p>
          </table:table-cell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13270" calcext:value-type="float">
            <text:p>13270</text:p>
          </table:table-cell>
          <table:table-cell office:value-type="float" office:value="13320" calcext:value-type="float">
            <text:p>13320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682" calcext:value-type="float">
            <text:p>682</text:p>
          </table:table-cell>
          <table:table-cell office:value-type="float" office:value="687" calcext:value-type="float">
            <text:p>687</text:p>
          </table:table-cell>
          <table:table-cell office:value-type="float" office:value="675" calcext:value-type="float">
            <text:p>675</text:p>
          </table:table-cell>
          <table:table-cell office:value-type="float" office:value="679" calcext:value-type="float">
            <text:p>679</text:p>
          </table:table-cell>
          <table:table-cell office:value-type="float" office:value="8773" calcext:value-type="float">
            <text:p>8773</text:p>
          </table:table-cell>
          <table:table-cell/>
          <table:table-cell office:value-type="string" calcext:value-type="string">
            <text:p>2017-01-23</text:p>
          </table:table-cell>
          <table:table-cell office:value-type="float" office:value="695.33093" calcext:value-type="float">
            <text:p>695.33093</text:p>
          </table:table-cell>
          <table:table-cell office:value-type="float" office:value="675.6851" calcext:value-type="float">
            <text:p>675.6851</text:p>
          </table:table-cell>
          <table:table-cell/>
          <table:table-cell office:value-type="string" calcext:value-type="string">
            <text:p>2017-01-23</text:p>
          </table:table-cell>
          <table:table-cell table:formula="of:=[.H16]-[.I16]" office:value-type="float" office:value="-4" calcext:value-type="float">
            <text:p>-4</text:p>
          </table:table-cell>
          <table:table-cell table:formula="of:=[.N16]-[.M16]" office:value-type="float" office:value="-19.6458299999999" calcext:value-type="float">
            <text:p>-19.6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float" office:value="13580" calcext:value-type="float">
            <text:p>13580</text:p>
          </table:table-cell>
          <table:table-cell office:value-type="float" office:value="13890" calcext:value-type="float">
            <text:p>13890</text:p>
          </table:table-cell>
          <table:table-cell office:value-type="float" office:value="440" calcext:value-type="float">
            <text:p>440</text:p>
          </table:table-cell>
          <table:table-cell office:value-type="float" office:value="449" calcext:value-type="float">
            <text:p>449</text:p>
          </table:table-cell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office:value-type="float" office:value="681" calcext:value-type="float">
            <text:p>681</text:p>
          </table:table-cell>
          <table:table-cell office:value-type="float" office:value="8673" calcext:value-type="float">
            <text:p>8673</text:p>
          </table:table-cell>
          <table:table-cell/>
          <table:table-cell office:value-type="string" calcext:value-type="string">
            <text:p>2017-01-24</text:p>
          </table:table-cell>
          <table:table-cell office:value-type="float" office:value="678.9133" calcext:value-type="float">
            <text:p>678.9133</text:p>
          </table:table-cell>
          <table:table-cell office:value-type="float" office:value="665.5763" calcext:value-type="float">
            <text:p>665.5763</text:p>
          </table:table-cell>
          <table:table-cell/>
          <table:table-cell office:value-type="string" calcext:value-type="string">
            <text:p>2017-01-24</text:p>
          </table:table-cell>
          <table:table-cell table:formula="of:=[.H17]-[.I17]" office:value-type="float" office:value="-7" calcext:value-type="float">
            <text:p>-7</text:p>
          </table:table-cell>
          <table:table-cell table:formula="of:=[.N17]-[.M17]" office:value-type="float" office:value="-13.3370000000001" calcext:value-type="float">
            <text:p>-13.3</text:p>
          </table:table-cell>
        </table:table-row>
        <table:table-row table:style-name="ro1">
          <table:table-cell office:value-type="string" calcext:value-type="string">
            <text:p>2017-01-25</text:p>
          </table:table-cell>
          <table:table-cell office:value-type="float" office:value="13700" calcext:value-type="float">
            <text:p>13700</text:p>
          </table:table-cell>
          <table:table-cell office:value-type="float" office:value="13360" calcext:value-type="float">
            <text:p>13360</text:p>
          </table:table-cell>
          <table:table-cell office:value-type="float" office:value="442" calcext:value-type="float">
            <text:p>442</text:p>
          </table:table-cell>
          <table:table-cell office:value-type="float" office:value="422" calcext:value-type="float">
            <text:p>422</text:p>
          </table:table-cell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12037" calcext:value-type="float">
            <text:p>12037</text:p>
          </table:table-cell>
          <table:table-cell/>
          <table:table-cell office:value-type="string" calcext:value-type="string">
            <text:p>2017-01-25</text:p>
          </table:table-cell>
          <table:table-cell office:value-type="float" office:value="686.7634" calcext:value-type="float">
            <text:p>686.7634</text:p>
          </table:table-cell>
          <table:table-cell office:value-type="float" office:value="682.6305" calcext:value-type="float">
            <text:p>682.6305</text:p>
          </table:table-cell>
          <table:table-cell/>
          <table:table-cell office:value-type="string" calcext:value-type="string">
            <text:p>2017-01-25</text:p>
          </table:table-cell>
          <table:table-cell table:formula="of:=[.H18]-[.I18]" office:value-type="float" office:value="-3" calcext:value-type="float">
            <text:p>-3</text:p>
          </table:table-cell>
          <table:table-cell table:formula="of:=[.N18]-[.M18]" office:value-type="float" office:value="-4.13290000000006" calcext:value-type="float">
            <text:p>-4.1</text:p>
          </table:table-cell>
        </table:table-row>
        <table:table-row table:style-name="ro1">
          <table:table-cell office:value-type="string" calcext:value-type="string">
            <text:p>2017-01-26</text:p>
          </table:table-cell>
          <table:table-cell office:value-type="float" office:value="13660" calcext:value-type="float">
            <text:p>13660</text:p>
          </table:table-cell>
          <table:table-cell office:value-type="float" office:value="13700" calcext:value-type="float">
            <text:p>13700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office:value-type="float" office:value="12683" calcext:value-type="float">
            <text:p>12683</text:p>
          </table:table-cell>
          <table:table-cell/>
          <table:table-cell office:value-type="string" calcext:value-type="string">
            <text:p>2017-01-26</text:p>
          </table:table-cell>
          <table:table-cell office:value-type="float" office:value="703.6192" calcext:value-type="float">
            <text:p>703.6192</text:p>
          </table:table-cell>
          <table:table-cell office:value-type="float" office:value="689.98206" calcext:value-type="float">
            <text:p>689.98206</text:p>
          </table:table-cell>
          <table:table-cell/>
          <table:table-cell office:value-type="string" calcext:value-type="string">
            <text:p>2017-01-26</text:p>
          </table:table-cell>
          <table:table-cell table:formula="of:=[.H19]-[.I19]" office:value-type="float" office:value="-8" calcext:value-type="float">
            <text:p>-8</text:p>
          </table:table-cell>
          <table:table-cell table:formula="of:=[.N19]-[.M19]" office:value-type="float" office:value="-13.6371399999999" calcext:value-type="float">
            <text:p>-13.6</text:p>
          </table:table-cell>
        </table:table-row>
        <table:table-row table:style-name="ro1">
          <table:table-cell office:value-type="string" calcext:value-type="string">
            <text:p>2017-01-27</text:p>
          </table:table-cell>
          <table:table-cell office:value-type="float" office:value="13740" calcext:value-type="float">
            <text:p>13740</text:p>
          </table:table-cell>
          <table:table-cell office:value-type="float" office:value="13620" calcext:value-type="float">
            <text:p>13620</text:p>
          </table:table-cell>
          <table:table-cell office:value-type="float" office:value="444" calcext:value-type="float">
            <text:p>444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10226" calcext:value-type="float">
            <text:p>10226</text:p>
          </table:table-cell>
          <table:table-cell/>
          <table:table-cell office:value-type="string" calcext:value-type="string">
            <text:p>2017-01-27</text:p>
          </table:table-cell>
          <table:table-cell office:value-type="float" office:value="713.8377" calcext:value-type="float">
            <text:p>713.8377</text:p>
          </table:table-cell>
          <table:table-cell office:value-type="float" office:value="697.151" calcext:value-type="float">
            <text:p>697.151</text:p>
          </table:table-cell>
          <table:table-cell/>
          <table:table-cell office:value-type="string" calcext:value-type="string">
            <text:p>2017-01-27</text:p>
          </table:table-cell>
          <table:table-cell table:formula="of:=[.H20]-[.I20]" office:value-type="float" office:value="-5" calcext:value-type="float">
            <text:p>-5</text:p>
          </table:table-cell>
          <table:table-cell table:formula="of:=[.N20]-[.M20]" office:value-type="float" office:value="-16.6867000000001" calcext:value-type="float">
            <text:p>-16.7</text:p>
          </table:table-cell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13390" calcext:value-type="float">
            <text:p>13390</text:p>
          </table:table-cell>
          <table:table-cell office:value-type="float" office:value="13860" calcext:value-type="float">
            <text:p>13860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7680" calcext:value-type="float">
            <text:p>7680</text:p>
          </table:table-cell>
          <table:table-cell/>
          <table:table-cell office:value-type="string" calcext:value-type="string">
            <text:p>2017-01-30</text:p>
          </table:table-cell>
          <table:table-cell office:value-type="float" office:value="703.56415" calcext:value-type="float">
            <text:p>703.56415</text:p>
          </table:table-cell>
          <table:table-cell office:value-type="float" office:value="696.00226" calcext:value-type="float">
            <text:p>696.00226</text:p>
          </table:table-cell>
          <table:table-cell/>
          <table:table-cell office:value-type="string" calcext:value-type="string">
            <text:p>2017-01-30</text:p>
          </table:table-cell>
          <table:table-cell table:formula="of:=[.H21]-[.I21]" office:value-type="float" office:value="-4" calcext:value-type="float">
            <text:p>-4</text:p>
          </table:table-cell>
          <table:table-cell table:formula="of:=[.N21]-[.M21]" office:value-type="float" office:value="-7.56189000000006" calcext:value-type="float">
            <text:p>-7.6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13790" calcext:value-type="float">
            <text:p>13790</text:p>
          </table:table-cell>
          <table:table-cell office:value-type="float" office:value="13760" calcext:value-type="float">
            <text:p>13760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665" calcext:value-type="float">
            <text:p>665</text:p>
          </table:table-cell>
          <table:table-cell office:value-type="float" office:value="673" calcext:value-type="float">
            <text:p>673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23841" calcext:value-type="float">
            <text:p>23841</text:p>
          </table:table-cell>
          <table:table-cell/>
          <table:table-cell office:value-type="string" calcext:value-type="string">
            <text:p>2017-01-31</text:p>
          </table:table-cell>
          <table:table-cell office:value-type="float" office:value="690.01495" calcext:value-type="float">
            <text:p>690.01495</text:p>
          </table:table-cell>
          <table:table-cell office:value-type="float" office:value="692.20996" calcext:value-type="float">
            <text:p>692.20996</text:p>
          </table:table-cell>
          <table:table-cell/>
          <table:table-cell office:value-type="string" calcext:value-type="string">
            <text:p>2017-01-31</text:p>
          </table:table-cell>
          <table:table-cell table:formula="of:=[.H22]-[.I22]" office:value-type="float" office:value="-4" calcext:value-type="float">
            <text:p>-4</text:p>
          </table:table-cell>
          <table:table-cell table:formula="of:=[.N22]-[.M22]" office:value-type="float" office:value="2.19501000000002" calcext:value-type="float">
            <text:p>2.2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14010" calcext:value-type="float">
            <text:p>14010</text:p>
          </table:table-cell>
          <table:table-cell office:value-type="float" office:value="14120" calcext:value-type="float">
            <text:p>14120</text:p>
          </table:table-cell>
          <table:table-cell office:value-type="float" office:value="443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float" office:value="22784" calcext:value-type="float">
            <text:p>22784</text:p>
          </table:table-cell>
          <table:table-cell/>
          <table:table-cell office:value-type="string" calcext:value-type="string">
            <text:p>2017-02-01</text:p>
          </table:table-cell>
          <table:table-cell office:value-type="float" office:value="727.8685" calcext:value-type="float">
            <text:p>727.8685</text:p>
          </table:table-cell>
          <table:table-cell office:value-type="float" office:value="653.98846" calcext:value-type="float">
            <text:p>653.98846</text:p>
          </table:table-cell>
          <table:table-cell/>
          <table:table-cell office:value-type="string" calcext:value-type="string">
            <text:p>2017-02-01</text:p>
          </table:table-cell>
          <table:table-cell table:formula="of:=[.H23]-[.I23]" office:value-type="float" office:value="-5" calcext:value-type="float">
            <text:p>-5</text:p>
          </table:table-cell>
          <table:table-cell table:formula="of:=[.N23]-[.M23]" office:value-type="float" office:value="-73.88004" calcext:value-type="float">
            <text:p>-73.9</text:p>
          </table:table-cell>
        </table:table-row>
        <table:table-row table:style-name="ro1">
          <table:table-cell office:value-type="string" calcext:value-type="string">
            <text:p>2017-02-02</text:p>
          </table:table-cell>
          <table:table-cell office:value-type="float" office:value="14050" calcext:value-type="float">
            <text:p>14050</text:p>
          </table:table-cell>
          <table:table-cell office:value-type="float" office:value="14010" calcext:value-type="float">
            <text:p>14010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76" calcext:value-type="float">
            <text:p>676</text:p>
          </table:table-cell>
          <table:table-cell office:value-type="float" office:value="678" calcext:value-type="float">
            <text:p>678</text:p>
          </table:table-cell>
          <table:table-cell office:value-type="float" office:value="11974" calcext:value-type="float">
            <text:p>11974</text:p>
          </table:table-cell>
          <table:table-cell/>
          <table:table-cell office:value-type="string" calcext:value-type="string">
            <text:p>2017-02-02</text:p>
          </table:table-cell>
          <table:table-cell office:value-type="float" office:value="689.1606" calcext:value-type="float">
            <text:p>689.1606</text:p>
          </table:table-cell>
          <table:table-cell office:value-type="float" office:value="683.9119" calcext:value-type="float">
            <text:p>683.9119</text:p>
          </table:table-cell>
          <table:table-cell/>
          <table:table-cell office:value-type="string" calcext:value-type="string">
            <text:p>2017-02-02</text:p>
          </table:table-cell>
          <table:table-cell table:formula="of:=[.H24]-[.I24]" office:value-type="float" office:value="-2" calcext:value-type="float">
            <text:p>-2</text:p>
          </table:table-cell>
          <table:table-cell table:formula="of:=[.N24]-[.M24]" office:value-type="float" office:value="-5.2487000000001" calcext:value-type="float">
            <text:p>-5.2</text:p>
          </table:table-cell>
        </table:table-row>
        <table:table-row table:style-name="ro1">
          <table:table-cell office:value-type="string" calcext:value-type="string">
            <text:p>2017-02-03</text:p>
          </table:table-cell>
          <table:table-cell office:value-type="float" office:value="13570" calcext:value-type="float">
            <text:p>13570</text:p>
          </table:table-cell>
          <table:table-cell office:value-type="float" office:value="13350" calcext:value-type="float">
            <text:p>13350</text:p>
          </table:table-cell>
          <table:table-cell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float" office:value="7692" calcext:value-type="float">
            <text:p>7692</text:p>
          </table:table-cell>
          <table:table-cell/>
          <table:table-cell office:value-type="string" calcext:value-type="string">
            <text:p>2017-02-03</text:p>
          </table:table-cell>
          <table:table-cell office:value-type="float" office:value="700.2898" calcext:value-type="float">
            <text:p>700.2898</text:p>
          </table:table-cell>
          <table:table-cell office:value-type="float" office:value="677.2136" calcext:value-type="float">
            <text:p>677.2136</text:p>
          </table:table-cell>
          <table:table-cell/>
          <table:table-cell office:value-type="string" calcext:value-type="string">
            <text:p>2017-02-03</text:p>
          </table:table-cell>
          <table:table-cell table:formula="of:=[.H25]-[.I25]" office:value-type="float" office:value="-4" calcext:value-type="float">
            <text:p>-4</text:p>
          </table:table-cell>
          <table:table-cell table:formula="of:=[.N25]-[.M25]" office:value-type="float" office:value="-23.0762" calcext:value-type="float">
            <text:p>-23.1</text:p>
          </table:table-cell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13310" calcext:value-type="float">
            <text:p>13310</text:p>
          </table:table-cell>
          <table:table-cell office:value-type="float" office:value="13470" calcext:value-type="float">
            <text:p>13470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8069" calcext:value-type="float">
            <text:p>8069</text:p>
          </table:table-cell>
          <table:table-cell/>
          <table:table-cell office:value-type="string" calcext:value-type="string">
            <text:p>2017-02-06</text:p>
          </table:table-cell>
          <table:table-cell office:value-type="float" office:value="703.6953" calcext:value-type="float">
            <text:p>703.6953</text:p>
          </table:table-cell>
          <table:table-cell office:value-type="float" office:value="677.4731" calcext:value-type="float">
            <text:p>677.4731</text:p>
          </table:table-cell>
          <table:table-cell/>
          <table:table-cell office:value-type="string" calcext:value-type="string">
            <text:p>2017-02-06</text:p>
          </table:table-cell>
          <table:table-cell table:formula="of:=[.H26]-[.I26]" office:value-type="float" office:value="-5" calcext:value-type="float">
            <text:p>-5</text:p>
          </table:table-cell>
          <table:table-cell table:formula="of:=[.N26]-[.M26]" office:value-type="float" office:value="-26.2221999999999" calcext:value-type="float">
            <text:p>-26.2</text:p>
          </table:table-cell>
        </table:table-row>
        <table:table-row table:style-name="ro1">
          <table:table-cell office:value-type="string" calcext:value-type="string">
            <text:p>2017-02-07</text:p>
          </table:table-cell>
          <table:table-cell office:value-type="float" office:value="13340" calcext:value-type="float">
            <text:p>13340</text:p>
          </table:table-cell>
          <table:table-cell office:value-type="float" office:value="13280" calcext:value-type="float">
            <text:p>13280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office:value-type="float" office:value="674" calcext:value-type="float">
            <text:p>674</text:p>
          </table:table-cell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office:value-type="float" office:value="677" calcext:value-type="float">
            <text:p>677</text:p>
          </table:table-cell>
          <table:table-cell office:value-type="float" office:value="6461" calcext:value-type="float">
            <text:p>6461</text:p>
          </table:table-cell>
          <table:table-cell/>
          <table:table-cell office:value-type="string" calcext:value-type="string">
            <text:p>2017-02-07</text:p>
          </table:table-cell>
          <table:table-cell office:value-type="float" office:value="706.75446" calcext:value-type="float">
            <text:p>706.75446</text:p>
          </table:table-cell>
          <table:table-cell office:value-type="float" office:value="678.40735" calcext:value-type="float">
            <text:p>678.40735</text:p>
          </table:table-cell>
          <table:table-cell/>
          <table:table-cell office:value-type="string" calcext:value-type="string">
            <text:p>2017-02-07</text:p>
          </table:table-cell>
          <table:table-cell table:formula="of:=[.H27]-[.I27]" office:value-type="float" office:value="-6" calcext:value-type="float">
            <text:p>-6</text:p>
          </table:table-cell>
          <table:table-cell table:formula="of:=[.N27]-[.M27]" office:value-type="float" office:value="-28.34711" calcext:value-type="float">
            <text:p>-28.3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13240" calcext:value-type="float">
            <text:p>13240</text:p>
          </table:table-cell>
          <table:table-cell office:value-type="float" office:value="13290" calcext:value-type="float">
            <text:p>13290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office:value-type="float" office:value="36467" calcext:value-type="float">
            <text:p>36467</text:p>
          </table:table-cell>
          <table:table-cell/>
          <table:table-cell office:value-type="string" calcext:value-type="string">
            <text:p>2017-02-08</text:p>
          </table:table-cell>
          <table:table-cell office:value-type="float" office:value="688.4868" calcext:value-type="float">
            <text:p>688.4868</text:p>
          </table:table-cell>
          <table:table-cell office:value-type="float" office:value="686.9833" calcext:value-type="float">
            <text:p>686.9833</text:p>
          </table:table-cell>
          <table:table-cell/>
          <table:table-cell office:value-type="string" calcext:value-type="string">
            <text:p>2017-02-08</text:p>
          </table:table-cell>
          <table:table-cell table:formula="of:=[.H28]-[.I28]" office:value-type="float" office:value="-6" calcext:value-type="float">
            <text:p>-6</text:p>
          </table:table-cell>
          <table:table-cell table:formula="of:=[.N28]-[.M28]" office:value-type="float" office:value="-1.50350000000003" calcext:value-type="float">
            <text:p>-1.5</text:p>
          </table:table-cell>
        </table:table-row>
        <table:table-row table:style-name="ro1">
          <table:table-cell office:value-type="string" calcext:value-type="string">
            <text:p>2017-02-09</text:p>
          </table:table-cell>
          <table:table-cell office:value-type="float" office:value="13480" calcext:value-type="float">
            <text:p>13480</text:p>
          </table:table-cell>
          <table:table-cell office:value-type="float" office:value="13320" calcext:value-type="float">
            <text:p>13320</text:p>
          </table:table-cell>
          <table:table-cell office:value-type="float" office:value="421" calcext:value-type="float">
            <text:p>421</text:p>
          </table:table-cell>
          <table:table-cell office:value-type="float" office:value="411" calcext:value-type="float">
            <text:p>411</text:p>
          </table:table-cell>
          <table:table-cell office:value-type="float" office:value="635" calcext:value-type="float">
            <text:p>635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office:value-type="float" office:value="634" calcext:value-type="float">
            <text:p>634</text:p>
          </table:table-cell>
          <table:table-cell office:value-type="float" office:value="44660" calcext:value-type="float">
            <text:p>44660</text:p>
          </table:table-cell>
          <table:table-cell/>
          <table:table-cell office:value-type="string" calcext:value-type="string">
            <text:p>2017-02-09</text:p>
          </table:table-cell>
          <table:table-cell office:value-type="float" office:value="670.41315" calcext:value-type="float">
            <text:p>670.41315</text:p>
          </table:table-cell>
          <table:table-cell office:value-type="float" office:value="650.8144" calcext:value-type="float">
            <text:p>650.8144</text:p>
          </table:table-cell>
          <table:table-cell/>
          <table:table-cell office:value-type="string" calcext:value-type="string">
            <text:p>2017-02-09</text:p>
          </table:table-cell>
          <table:table-cell table:formula="of:=[.H29]-[.I29]" office:value-type="float" office:value="-2" calcext:value-type="float">
            <text:p>-2</text:p>
          </table:table-cell>
          <table:table-cell table:formula="of:=[.N29]-[.M29]" office:value-type="float" office:value="-19.59875" calcext:value-type="float">
            <text:p>-19.6</text:p>
          </table:table-cell>
        </table:table-row>
        <table:table-row table:style-name="ro1">
          <table:table-cell office:value-type="string" calcext:value-type="string">
            <text:p>2017-02-10</text:p>
          </table:table-cell>
          <table:table-cell office:value-type="float" office:value="13710" calcext:value-type="float">
            <text:p>13710</text:p>
          </table:table-cell>
          <table:table-cell office:value-type="float" office:value="13890" calcext:value-type="float">
            <text:p>13890</text:p>
          </table:table-cell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38" calcext:value-type="float">
            <text:p>638</text:p>
          </table:table-cell>
          <table:table-cell office:value-type="float" office:value="647" calcext:value-type="float">
            <text:p>647</text:p>
          </table:table-cell>
          <table:table-cell office:value-type="float" office:value="27904" calcext:value-type="float">
            <text:p>27904</text:p>
          </table:table-cell>
          <table:table-cell/>
          <table:table-cell office:value-type="string" calcext:value-type="string">
            <text:p>2017-02-10</text:p>
          </table:table-cell>
          <table:table-cell office:value-type="float" office:value="650.653" calcext:value-type="float">
            <text:p>650.653</text:p>
          </table:table-cell>
          <table:table-cell office:value-type="float" office:value="630.52594" calcext:value-type="float">
            <text:p>630.52594</text:p>
          </table:table-cell>
          <table:table-cell/>
          <table:table-cell office:value-type="string" calcext:value-type="string">
            <text:p>2017-02-10</text:p>
          </table:table-cell>
          <table:table-cell table:formula="of:=[.H30]-[.I30]" office:value-type="float" office:value="-9" calcext:value-type="float">
            <text:p>-9</text:p>
          </table:table-cell>
          <table:table-cell table:formula="of:=[.N30]-[.M30]" office:value-type="float" office:value="-20.12706" calcext:value-type="float">
            <text:p>-20.1</text:p>
          </table:table-cell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13720" calcext:value-type="float">
            <text:p>13720</text:p>
          </table:table-cell>
          <table:table-cell office:value-type="float" office:value="13880" calcext:value-type="float">
            <text:p>13880</text:p>
          </table:table-cell>
          <table:table-cell office:value-type="float" office:value="424" calcext:value-type="float">
            <text:p>424</text:p>
          </table:table-cell>
          <table:table-cell office:value-type="float" office:value="439" calcext:value-type="float">
            <text:p>439</text:p>
          </table:table-cell>
          <table:table-cell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30" calcext:value-type="float">
            <text:p>630</text:p>
          </table:table-cell>
          <table:table-cell office:value-type="float" office:value="649" calcext:value-type="float">
            <text:p>649</text:p>
          </table:table-cell>
          <table:table-cell office:value-type="float" office:value="18013" calcext:value-type="float">
            <text:p>18013</text:p>
          </table:table-cell>
          <table:table-cell/>
          <table:table-cell office:value-type="string" calcext:value-type="string">
            <text:p>2017-02-13</text:p>
          </table:table-cell>
          <table:table-cell office:value-type="float" office:value="660.04486" calcext:value-type="float">
            <text:p>660.04486</text:p>
          </table:table-cell>
          <table:table-cell office:value-type="float" office:value="641.33856" calcext:value-type="float">
            <text:p>641.33856</text:p>
          </table:table-cell>
          <table:table-cell/>
          <table:table-cell office:value-type="string" calcext:value-type="string">
            <text:p>2017-02-13</text:p>
          </table:table-cell>
          <table:table-cell table:formula="of:=[.H31]-[.I31]" office:value-type="float" office:value="-19" calcext:value-type="float">
            <text:p>-19</text:p>
          </table:table-cell>
          <table:table-cell table:formula="of:=[.N31]-[.M31]" office:value-type="float" office:value="-18.7062999999999" calcext:value-type="float">
            <text:p>-18.7</text:p>
          </table:table-cell>
        </table:table-row>
        <table:table-row table:style-name="ro1">
          <table:table-cell office:value-type="string" calcext:value-type="string">
            <text:p>2017-02-14</text:p>
          </table:table-cell>
          <table:table-cell table:number-columns-repeated="2" office:value-type="float" office:value="13900" calcext:value-type="float">
            <text:p>13900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13753" calcext:value-type="float">
            <text:p>13753</text:p>
          </table:table-cell>
          <table:table-cell/>
          <table:table-cell office:value-type="string" calcext:value-type="string">
            <text:p>2017-02-14</text:p>
          </table:table-cell>
          <table:table-cell office:value-type="float" office:value="659.66095" calcext:value-type="float">
            <text:p>659.66095</text:p>
          </table:table-cell>
          <table:table-cell office:value-type="float" office:value="639.2349" calcext:value-type="float">
            <text:p>639.2349</text:p>
          </table:table-cell>
          <table:table-cell/>
          <table:table-cell office:value-type="string" calcext:value-type="string">
            <text:p>2017-02-14</text:p>
          </table:table-cell>
          <table:table-cell table:formula="of:=[.H32]-[.I32]" office:value-type="float" office:value="0" calcext:value-type="float">
            <text:p>0</text:p>
          </table:table-cell>
          <table:table-cell table:formula="of:=[.N32]-[.M32]" office:value-type="float" office:value="-20.4260499999999" calcext:value-type="float">
            <text:p>-20.4</text:p>
          </table:table-cell>
        </table:table-row>
        <table:table-row table:style-name="ro1">
          <table:table-cell office:value-type="string" calcext:value-type="string">
            <text:p>2017-02-15</text:p>
          </table:table-cell>
          <table:table-cell office:value-type="float" office:value="14080" calcext:value-type="float">
            <text:p>14080</text:p>
          </table:table-cell>
          <table:table-cell office:value-type="float" office:value="14050" calcext:value-type="float">
            <text:p>14050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2017-02-15</text:p>
          </table:table-cell>
          <table:table-cell office:value-type="float" office:value="666.7266" calcext:value-type="float">
            <text:p>666.7266</text:p>
          </table:table-cell>
          <table:table-cell office:value-type="float" office:value="646.204" calcext:value-type="float">
            <text:p>646.204</text:p>
          </table:table-cell>
          <table:table-cell/>
          <table:table-cell office:value-type="string" calcext:value-type="string">
            <text:p>2017-02-15</text:p>
          </table:table-cell>
          <table:table-cell table:formula="of:=[.H33]-[.I33]" office:value-type="float" office:value="0" calcext:value-type="float">
            <text:p>0</text:p>
          </table:table-cell>
          <table:table-cell table:formula="of:=[.N33]-[.M33]" office:value-type="float" office:value="-20.5226" calcext:value-type="float">
            <text:p>-20.5</text:p>
          </table:table-cell>
        </table:table-row>
        <table:table-row table:style-name="ro1">
          <table:table-cell office:value-type="string" calcext:value-type="string">
            <text:p>2017-02-16</text:p>
          </table:table-cell>
          <table:table-cell office:value-type="float" office:value="14000" calcext:value-type="float">
            <text:p>14000</text:p>
          </table:table-cell>
          <table:table-cell office:value-type="float" office:value="13580" calcext:value-type="float">
            <text:p>13580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3" calcext:value-type="float">
            <text:p>653</text:p>
          </table:table-cell>
          <table:table-cell office:value-type="float" office:value="14784" calcext:value-type="float">
            <text:p>14784</text:p>
          </table:table-cell>
          <table:table-cell/>
          <table:table-cell office:value-type="string" calcext:value-type="string">
            <text:p>2017-02-16</text:p>
          </table:table-cell>
          <table:table-cell office:value-type="float" office:value="668.2285" calcext:value-type="float">
            <text:p>668.2285</text:p>
          </table:table-cell>
          <table:table-cell office:value-type="float" office:value="644.5421" calcext:value-type="float">
            <text:p>644.5421</text:p>
          </table:table-cell>
          <table:table-cell/>
          <table:table-cell office:value-type="string" calcext:value-type="string">
            <text:p>2017-02-16</text:p>
          </table:table-cell>
          <table:table-cell table:formula="of:=[.H34]-[.I34]" office:value-type="float" office:value="-2" calcext:value-type="float">
            <text:p>-2</text:p>
          </table:table-cell>
          <table:table-cell table:formula="of:=[.N34]-[.M34]" office:value-type="float" office:value="-23.6864" calcext:value-type="float">
            <text:p>-23.7</text:p>
          </table:table-cell>
        </table:table-row>
        <table:table-row table:style-name="ro1">
          <table:table-cell office:value-type="string" calcext:value-type="string">
            <text:p>2017-02-17</text:p>
          </table:table-cell>
          <table:table-cell office:value-type="float" office:value="13780" calcext:value-type="float">
            <text:p>13780</text:p>
          </table:table-cell>
          <table:table-cell office:value-type="float" office:value="13930" calcext:value-type="float">
            <text:p>13930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12132" calcext:value-type="float">
            <text:p>12132</text:p>
          </table:table-cell>
          <table:table-cell/>
          <table:table-cell office:value-type="string" calcext:value-type="string">
            <text:p>2017-02-17</text:p>
          </table:table-cell>
          <table:table-cell office:value-type="float" office:value="672.66565" calcext:value-type="float">
            <text:p>672.66565</text:p>
          </table:table-cell>
          <table:table-cell office:value-type="float" office:value="658.40326" calcext:value-type="float">
            <text:p>658.40326</text:p>
          </table:table-cell>
          <table:table-cell/>
          <table:table-cell office:value-type="string" calcext:value-type="string">
            <text:p>2017-02-17</text:p>
          </table:table-cell>
          <table:table-cell table:formula="of:=[.H35]-[.I35]" office:value-type="float" office:value="-3" calcext:value-type="float">
            <text:p>-3</text:p>
          </table:table-cell>
          <table:table-cell table:formula="of:=[.N35]-[.M35]" office:value-type="float" office:value="-14.26239" calcext:value-type="float">
            <text:p>-14.3</text:p>
          </table:table-cell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13750" calcext:value-type="float">
            <text:p>13750</text:p>
          </table:table-cell>
          <table:table-cell office:value-type="float" office:value="13760" calcext:value-type="float">
            <text:p>13760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office:value-type="float" office:value="651" calcext:value-type="float">
            <text:p>651</text:p>
          </table:table-cell>
          <table:table-cell office:value-type="float" office:value="666" calcext:value-type="float">
            <text:p>666</text:p>
          </table:table-cell>
          <table:table-cell office:value-type="float" office:value="649" calcext:value-type="float">
            <text:p>649</text:p>
          </table:table-cell>
          <table:table-cell office:value-type="float" office:value="659" calcext:value-type="float">
            <text:p>659</text:p>
          </table:table-cell>
          <table:table-cell office:value-type="float" office:value="11927" calcext:value-type="float">
            <text:p>11927</text:p>
          </table:table-cell>
          <table:table-cell/>
          <table:table-cell office:value-type="string" calcext:value-type="string">
            <text:p>2017-02-20</text:p>
          </table:table-cell>
          <table:table-cell office:value-type="float" office:value="663.4669" calcext:value-type="float">
            <text:p>663.4669</text:p>
          </table:table-cell>
          <table:table-cell office:value-type="float" office:value="649.2357" calcext:value-type="float">
            <text:p>649.2357</text:p>
          </table:table-cell>
          <table:table-cell/>
          <table:table-cell office:value-type="string" calcext:value-type="string">
            <text:p>2017-02-20</text:p>
          </table:table-cell>
          <table:table-cell table:formula="of:=[.H36]-[.I36]" office:value-type="float" office:value="-10" calcext:value-type="float">
            <text:p>-10</text:p>
          </table:table-cell>
          <table:table-cell table:formula="of:=[.N36]-[.M36]" office:value-type="float" office:value="-14.2312000000001" calcext:value-type="float">
            <text:p>-14.2</text:p>
          </table:table-cell>
        </table:table-row>
        <table:table-row table:style-name="ro1">
          <table:table-cell office:value-type="string" calcext:value-type="string">
            <text:p>2017-02-21</text:p>
          </table:table-cell>
          <table:table-cell office:value-type="float" office:value="13880" calcext:value-type="float">
            <text:p>13880</text:p>
          </table:table-cell>
          <table:table-cell office:value-type="float" office:value="14190" calcext:value-type="float">
            <text:p>14190</text:p>
          </table:table-cell>
          <table:table-cell office:value-type="float" office:value="435" calcext:value-type="float">
            <text:p>435</text:p>
          </table:table-cell>
          <table:table-cell office:value-type="float" office:value="451" calcext:value-type="float">
            <text:p>451</text:p>
          </table:table-cell>
          <table:table-cell office:value-type="float" office:value="660" calcext:value-type="float">
            <text:p>660</text:p>
          </table:table-cell>
          <table:table-cell office:value-type="float" office:value="663" calcext:value-type="float">
            <text:p>663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8345" calcext:value-type="float">
            <text:p>8345</text:p>
          </table:table-cell>
          <table:table-cell/>
          <table:table-cell office:value-type="string" calcext:value-type="string">
            <text:p>2017-02-21</text:p>
          </table:table-cell>
          <table:table-cell office:value-type="float" office:value="680.7327" calcext:value-type="float">
            <text:p>680.7327</text:p>
          </table:table-cell>
          <table:table-cell office:value-type="float" office:value="658.9761" calcext:value-type="float">
            <text:p>658.9761</text:p>
          </table:table-cell>
          <table:table-cell/>
          <table:table-cell office:value-type="string" calcext:value-type="string">
            <text:p>2017-02-21</text:p>
          </table:table-cell>
          <table:table-cell table:formula="of:=[.H37]-[.I37]" office:value-type="float" office:value="-1" calcext:value-type="float">
            <text:p>-1</text:p>
          </table:table-cell>
          <table:table-cell table:formula="of:=[.N37]-[.M37]" office:value-type="float" office:value="-21.7566" calcext:value-type="float">
            <text:p>-21.8</text:p>
          </table:table-cell>
        </table:table-row>
        <table:table-row table:style-name="ro1">
          <table:table-cell office:value-type="string" calcext:value-type="string">
            <text:p>2017-02-22</text:p>
          </table:table-cell>
          <table:table-cell office:value-type="float" office:value="14360" calcext:value-type="float">
            <text:p>14360</text:p>
          </table:table-cell>
          <table:table-cell office:value-type="float" office:value="14100" calcext:value-type="float">
            <text:p>14100</text:p>
          </table:table-cell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666" calcext:value-type="float">
            <text:p>666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17588" calcext:value-type="float">
            <text:p>17588</text:p>
          </table:table-cell>
          <table:table-cell/>
          <table:table-cell office:value-type="string" calcext:value-type="string">
            <text:p>2017-02-22</text:p>
          </table:table-cell>
          <table:table-cell office:value-type="float" office:value="676.55237" calcext:value-type="float">
            <text:p>676.55237</text:p>
          </table:table-cell>
          <table:table-cell office:value-type="float" office:value="661.37054" calcext:value-type="float">
            <text:p>661.37054</text:p>
          </table:table-cell>
          <table:table-cell/>
          <table:table-cell office:value-type="string" calcext:value-type="string">
            <text:p>2017-02-22</text:p>
          </table:table-cell>
          <table:table-cell table:formula="of:=[.H38]-[.I38]" office:value-type="float" office:value="-3" calcext:value-type="float">
            <text:p>-3</text:p>
          </table:table-cell>
          <table:table-cell table:formula="of:=[.N38]-[.M38]" office:value-type="float" office:value="-15.18183" calcext:value-type="float">
            <text:p>-15.2</text:p>
          </table:table-cell>
        </table:table-row>
        <table:table-row table:style-name="ro1">
          <table:table-cell office:value-type="string" calcext:value-type="string">
            <text:p>2017-02-23</text:p>
          </table:table-cell>
          <table:table-cell office:value-type="float" office:value="14300" calcext:value-type="float">
            <text:p>14300</text:p>
          </table:table-cell>
          <table:table-cell office:value-type="float" office:value="14320" calcext:value-type="float">
            <text:p>14320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7432" calcext:value-type="float">
            <text:p>7432</text:p>
          </table:table-cell>
          <table:table-cell/>
          <table:table-cell office:value-type="string" calcext:value-type="string">
            <text:p>2017-02-23</text:p>
          </table:table-cell>
          <table:table-cell office:value-type="float" office:value="685.8153" calcext:value-type="float">
            <text:p>685.8153</text:p>
          </table:table-cell>
          <table:table-cell office:value-type="float" office:value="663.75415" calcext:value-type="float">
            <text:p>663.75415</text:p>
          </table:table-cell>
          <table:table-cell/>
          <table:table-cell office:value-type="string" calcext:value-type="string">
            <text:p>2017-02-23</text:p>
          </table:table-cell>
          <table:table-cell table:formula="of:=[.H39]-[.I39]" office:value-type="float" office:value="-1" calcext:value-type="float">
            <text:p>-1</text:p>
          </table:table-cell>
          <table:table-cell table:formula="of:=[.N39]-[.M39]" office:value-type="float" office:value="-22.06115" calcext:value-type="float">
            <text:p>-22.1</text:p>
          </table:table-cell>
        </table:table-row>
        <table:table-row table:style-name="ro1">
          <table:table-cell office:value-type="string" calcext:value-type="string">
            <text:p>2017-02-24</text:p>
          </table:table-cell>
          <table:table-cell office:value-type="float" office:value="14130" calcext:value-type="float">
            <text:p>14130</text:p>
          </table:table-cell>
          <table:table-cell office:value-type="float" office:value="14180" calcext:value-type="float">
            <text:p>14180</text:p>
          </table:table-cell>
          <table:table-cell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float" office:value="654" calcext:value-type="float">
            <text:p>654</text:p>
          </table:table-cell>
          <table:table-cell office:value-type="float" office:value="661" calcext:value-type="float">
            <text:p>661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 office:value-type="float" office:value="9094" calcext:value-type="float">
            <text:p>9094</text:p>
          </table:table-cell>
          <table:table-cell/>
          <table:table-cell office:value-type="string" calcext:value-type="string">
            <text:p>2017-02-24</text:p>
          </table:table-cell>
          <table:table-cell office:value-type="float" office:value="669.4435" calcext:value-type="float">
            <text:p>669.4435</text:p>
          </table:table-cell>
          <table:table-cell office:value-type="float" office:value="666.2791" calcext:value-type="float">
            <text:p>666.2791</text:p>
          </table:table-cell>
          <table:table-cell/>
          <table:table-cell office:value-type="string" calcext:value-type="string">
            <text:p>2017-02-24</text:p>
          </table:table-cell>
          <table:table-cell table:formula="of:=[.H40]-[.I40]" office:value-type="float" office:value="-5" calcext:value-type="float">
            <text:p>-5</text:p>
          </table:table-cell>
          <table:table-cell table:formula="of:=[.N40]-[.M40]" office:value-type="float" office:value="-3.1644" calcext:value-type="float">
            <text:p>-3.2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13920" calcext:value-type="float">
            <text:p>13920</text:p>
          </table:table-cell>
          <table:table-cell office:value-type="float" office:value="13850" calcext:value-type="float">
            <text:p>1385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office:value-type="float" office:value="652" calcext:value-type="float">
            <text:p>652</text:p>
          </table:table-cell>
          <table:table-cell office:value-type="float" office:value="11940" calcext:value-type="float">
            <text:p>11940</text:p>
          </table:table-cell>
          <table:table-cell/>
          <table:table-cell office:value-type="string" calcext:value-type="string">
            <text:p>2017-02-27</text:p>
          </table:table-cell>
          <table:table-cell office:value-type="float" office:value="667.9094" calcext:value-type="float">
            <text:p>667.9094</text:p>
          </table:table-cell>
          <table:table-cell office:value-type="float" office:value="658.9691" calcext:value-type="float">
            <text:p>658.9691</text:p>
          </table:table-cell>
          <table:table-cell/>
          <table:table-cell office:value-type="string" calcext:value-type="string">
            <text:p>2017-02-27</text:p>
          </table:table-cell>
          <table:table-cell table:formula="of:=[.H41]-[.I41]" office:value-type="float" office:value="-7" calcext:value-type="float">
            <text:p>-7</text:p>
          </table:table-cell>
          <table:table-cell table:formula="of:=[.N41]-[.M41]" office:value-type="float" office:value="-8.94029999999998" calcext:value-type="float">
            <text:p>-8.9</text:p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13420" calcext:value-type="float">
            <text:p>13420</text:p>
          </table:table-cell>
          <table:table-cell office:value-type="float" office:value="13260" calcext:value-type="float">
            <text:p>13260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655" calcext:value-type="float">
            <text:p>655</text:p>
          </table:table-cell>
          <table:table-cell office:value-type="float" office:value="659" calcext:value-type="float">
            <text:p>659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10175" calcext:value-type="float">
            <text:p>10175</text:p>
          </table:table-cell>
          <table:table-cell/>
          <table:table-cell office:value-type="string" calcext:value-type="string">
            <text:p>2017-02-28</text:p>
          </table:table-cell>
          <table:table-cell office:value-type="float" office:value="666.6483" calcext:value-type="float">
            <text:p>666.6483</text:p>
          </table:table-cell>
          <table:table-cell office:value-type="float" office:value="651.9177" calcext:value-type="float">
            <text:p>651.9177</text:p>
          </table:table-cell>
          <table:table-cell/>
          <table:table-cell office:value-type="string" calcext:value-type="string">
            <text:p>2017-02-28</text:p>
          </table:table-cell>
          <table:table-cell table:formula="of:=[.H42]-[.I42]" office:value-type="float" office:value="-1" calcext:value-type="float">
            <text:p>-1</text:p>
          </table:table-cell>
          <table:table-cell table:formula="of:=[.N42]-[.M42]" office:value-type="float" office:value="-14.7306" calcext:value-type="float">
            <text:p>-14.7</text:p>
          </table:table-cell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13380" calcext:value-type="float">
            <text:p>13380</text:p>
          </table:table-cell>
          <table:table-cell office:value-type="float" office:value="13250" calcext:value-type="float">
            <text:p>13250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9" calcext:value-type="float">
            <text:p>65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string" calcext:value-type="string">
            <text:p>2017-03-01</text:p>
          </table:table-cell>
          <table:table-cell office:value-type="float" office:value="672.32764" calcext:value-type="float">
            <text:p>672.32764</text:p>
          </table:table-cell>
          <table:table-cell office:value-type="float" office:value="655.3945" calcext:value-type="float">
            <text:p>655.3945</text:p>
          </table:table-cell>
          <table:table-cell/>
          <table:table-cell office:value-type="string" calcext:value-type="string">
            <text:p>2017-03-01</text:p>
          </table:table-cell>
          <table:table-cell table:formula="of:=[.H43]-[.I43]" office:value-type="float" office:value="-8" calcext:value-type="float">
            <text:p>-8</text:p>
          </table:table-cell>
          <table:table-cell table:formula="of:=[.N43]-[.M43]" office:value-type="float" office:value="-16.93314" calcext:value-type="float">
            <text:p>-16.9</text:p>
          </table:table-cell>
        </table:table-row>
        <table:table-row table:style-name="ro1">
          <table:table-cell office:value-type="string" calcext:value-type="string">
            <text:p>2017-03-02</text:p>
          </table:table-cell>
          <table:table-cell office:value-type="float" office:value="13260" calcext:value-type="float">
            <text:p>13260</text:p>
          </table:table-cell>
          <table:table-cell office:value-type="float" office:value="13190" calcext:value-type="float">
            <text:p>13190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14317" calcext:value-type="float">
            <text:p>14317</text:p>
          </table:table-cell>
          <table:table-cell/>
          <table:table-cell office:value-type="string" calcext:value-type="string">
            <text:p>2017-03-02</text:p>
          </table:table-cell>
          <table:table-cell office:value-type="float" office:value="667.44836" calcext:value-type="float">
            <text:p>667.44836</text:p>
          </table:table-cell>
          <table:table-cell office:value-type="float" office:value="651.6737" calcext:value-type="float">
            <text:p>651.6737</text:p>
          </table:table-cell>
          <table:table-cell/>
          <table:table-cell office:value-type="string" calcext:value-type="string">
            <text:p>2017-03-02</text:p>
          </table:table-cell>
          <table:table-cell table:formula="of:=[.H44]-[.I44]" office:value-type="float" office:value="-1" calcext:value-type="float">
            <text:p>-1</text:p>
          </table:table-cell>
          <table:table-cell table:formula="of:=[.N44]-[.M44]" office:value-type="float" office:value="-15.7746599999999" calcext:value-type="float">
            <text:p>-15.8</text:p>
          </table:table-cell>
        </table:table-row>
        <table:table-row table:style-name="ro1">
          <table:table-cell office:value-type="string" calcext:value-type="string">
            <text:p>2017-03-03</text:p>
          </table:table-cell>
          <table:table-cell office:value-type="float" office:value="13320" calcext:value-type="float">
            <text:p>13320</text:p>
          </table:table-cell>
          <table:table-cell office:value-type="float" office:value="13490" calcext:value-type="float">
            <text:p>13490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656" calcext:value-type="float">
            <text:p>656</text:p>
          </table:table-cell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9352" calcext:value-type="float">
            <text:p>9352</text:p>
          </table:table-cell>
          <table:table-cell/>
          <table:table-cell office:value-type="string" calcext:value-type="string">
            <text:p>2017-03-03</text:p>
          </table:table-cell>
          <table:table-cell office:value-type="float" office:value="677.47504" calcext:value-type="float">
            <text:p>677.47504</text:p>
          </table:table-cell>
          <table:table-cell office:value-type="float" office:value="654.5677" calcext:value-type="float">
            <text:p>654.5677</text:p>
          </table:table-cell>
          <table:table-cell/>
          <table:table-cell office:value-type="string" calcext:value-type="string">
            <text:p>2017-03-03</text:p>
          </table:table-cell>
          <table:table-cell table:formula="of:=[.H45]-[.I45]" office:value-type="float" office:value="-4" calcext:value-type="float">
            <text:p>-4</text:p>
          </table:table-cell>
          <table:table-cell table:formula="of:=[.N45]-[.M45]" office:value-type="float" office:value="-22.9073400000001" calcext:value-type="float">
            <text:p>-22.9</text:p>
          </table:table-cell>
        </table:table-row>
        <table:table-row table:style-name="ro1">
          <table:table-cell office:value-type="string" calcext:value-type="string">
            <text:p>2017-03-06</text:p>
          </table:table-cell>
          <table:table-cell table:number-columns-repeated="2" office:value-type="float" office:value="13060" calcext:value-type="float">
            <text:p>13060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5657" calcext:value-type="float">
            <text:p>5657</text:p>
          </table:table-cell>
          <table:table-cell/>
          <table:table-cell office:value-type="string" calcext:value-type="string">
            <text:p>2017-03-06</text:p>
          </table:table-cell>
          <table:table-cell office:value-type="float" office:value="668.99976" calcext:value-type="float">
            <text:p>668.99976</text:p>
          </table:table-cell>
          <table:table-cell office:value-type="float" office:value="660.8635" calcext:value-type="float">
            <text:p>660.8635</text:p>
          </table:table-cell>
          <table:table-cell/>
          <table:table-cell office:value-type="string" calcext:value-type="string">
            <text:p>2017-03-06</text:p>
          </table:table-cell>
          <table:table-cell table:formula="of:=[.H46]-[.I46]" office:value-type="float" office:value="-1" calcext:value-type="float">
            <text:p>-1</text:p>
          </table:table-cell>
          <table:table-cell table:formula="of:=[.N46]-[.M46]" office:value-type="float" office:value="-8.13625999999999" calcext:value-type="float">
            <text:p>-8.1</text:p>
          </table:table-cell>
        </table:table-row>
        <table:table-row table:style-name="ro1">
          <table:table-cell office:value-type="string" calcext:value-type="string">
            <text:p>2017-03-07</text:p>
          </table:table-cell>
          <table:table-cell office:value-type="float" office:value="12930" calcext:value-type="float">
            <text:p>12930</text:p>
          </table:table-cell>
          <table:table-cell office:value-type="float" office:value="12810" calcext:value-type="float">
            <text:p>12810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9048" calcext:value-type="float">
            <text:p>9048</text:p>
          </table:table-cell>
          <table:table-cell/>
          <table:table-cell office:value-type="string" calcext:value-type="string">
            <text:p>2017-03-07</text:p>
          </table:table-cell>
          <table:table-cell office:value-type="float" office:value="663.80835" calcext:value-type="float">
            <text:p>663.80835</text:p>
          </table:table-cell>
          <table:table-cell office:value-type="float" office:value="660.7196" calcext:value-type="float">
            <text:p>660.7196</text:p>
          </table:table-cell>
          <table:table-cell/>
          <table:table-cell office:value-type="string" calcext:value-type="string">
            <text:p>2017-03-07</text:p>
          </table:table-cell>
          <table:table-cell table:formula="of:=[.H47]-[.I47]" office:value-type="float" office:value="-3" calcext:value-type="float">
            <text:p>-3</text:p>
          </table:table-cell>
          <table:table-cell table:formula="of:=[.N47]-[.M47]" office:value-type="float" office:value="-3.08875" calcext:value-type="float">
            <text:p>-3.1</text:p>
          </table:table-cell>
        </table:table-row>
        <table:table-row table:style-name="ro1">
          <table:table-cell office:value-type="string" calcext:value-type="string">
            <text:p>2017-03-08</text:p>
          </table:table-cell>
          <table:table-cell office:value-type="float" office:value="12610" calcext:value-type="float">
            <text:p>12610</text:p>
          </table:table-cell>
          <table:table-cell office:value-type="float" office:value="12910" calcext:value-type="float">
            <text:p>12910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653" calcext:value-type="float">
            <text:p>653</text:p>
          </table:table-cell>
          <table:table-cell office:value-type="float" office:value="656" calcext:value-type="float">
            <text:p>656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13809" calcext:value-type="float">
            <text:p>13809</text:p>
          </table:table-cell>
          <table:table-cell/>
          <table:table-cell office:value-type="string" calcext:value-type="string">
            <text:p>2017-03-08</text:p>
          </table:table-cell>
          <table:table-cell office:value-type="float" office:value="665.1766" calcext:value-type="float">
            <text:p>665.1766</text:p>
          </table:table-cell>
          <table:table-cell office:value-type="float" office:value="653.28613" calcext:value-type="float">
            <text:p>653.28613</text:p>
          </table:table-cell>
          <table:table-cell/>
          <table:table-cell office:value-type="string" calcext:value-type="string">
            <text:p>2017-03-08</text:p>
          </table:table-cell>
          <table:table-cell table:formula="of:=[.H48]-[.I48]" office:value-type="float" office:value="-1" calcext:value-type="float">
            <text:p>-1</text:p>
          </table:table-cell>
          <table:table-cell table:formula="of:=[.N48]-[.M48]" office:value-type="float" office:value="-11.8904700000001" calcext:value-type="float">
            <text:p>-11.9</text:p>
          </table:table-cell>
        </table:table-row>
        <table:table-row table:style-name="ro1">
          <table:table-cell office:value-type="string" calcext:value-type="string">
            <text:p>2017-03-09</text:p>
          </table:table-cell>
          <table:table-cell office:value-type="float" office:value="13350" calcext:value-type="float">
            <text:p>13350</text:p>
          </table:table-cell>
          <table:table-cell office:value-type="float" office:value="13100" calcext:value-type="float">
            <text:p>13100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655" calcext:value-type="float">
            <text:p>655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 office:value-type="float" office:value="10621" calcext:value-type="float">
            <text:p>10621</text:p>
          </table:table-cell>
          <table:table-cell/>
          <table:table-cell office:value-type="string" calcext:value-type="string">
            <text:p>2017-03-09</text:p>
          </table:table-cell>
          <table:table-cell office:value-type="float" office:value="670.3164" calcext:value-type="float">
            <text:p>670.3164</text:p>
          </table:table-cell>
          <table:table-cell office:value-type="float" office:value="651.44806" calcext:value-type="float">
            <text:p>651.44806</text:p>
          </table:table-cell>
          <table:table-cell/>
          <table:table-cell office:value-type="string" calcext:value-type="string">
            <text:p>2017-03-09</text:p>
          </table:table-cell>
          <table:table-cell table:formula="of:=[.H49]-[.I49]" office:value-type="float" office:value="-6" calcext:value-type="float">
            <text:p>-6</text:p>
          </table:table-cell>
          <table:table-cell table:formula="of:=[.N49]-[.M49]" office:value-type="float" office:value="-18.86834" calcext:value-type="float">
            <text:p>-18.9</text:p>
          </table:table-cell>
        </table:table-row>
        <table:table-row table:style-name="ro1">
          <table:table-cell office:value-type="string" calcext:value-type="string">
            <text:p>2017-03-10</text:p>
          </table:table-cell>
          <table:table-cell office:value-type="float" office:value="12940" calcext:value-type="float">
            <text:p>12940</text:p>
          </table:table-cell>
          <table:table-cell office:value-type="float" office:value="12690" calcext:value-type="float">
            <text:p>12690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659" calcext:value-type="float">
            <text:p>659</text:p>
          </table:table-cell>
          <table:table-cell office:value-type="float" office:value="671" calcext:value-type="float">
            <text:p>671</text:p>
          </table:table-cell>
          <table:table-cell office:value-type="float" office:value="656" calcext:value-type="float">
            <text:p>656</text:p>
          </table:table-cell>
          <table:table-cell office:value-type="float" office:value="668" calcext:value-type="float">
            <text:p>668</text:p>
          </table:table-cell>
          <table:table-cell office:value-type="float" office:value="15581" calcext:value-type="float">
            <text:p>15581</text:p>
          </table:table-cell>
          <table:table-cell/>
          <table:table-cell office:value-type="string" calcext:value-type="string">
            <text:p>2017-03-10</text:p>
          </table:table-cell>
          <table:table-cell office:value-type="float" office:value="668.91516" calcext:value-type="float">
            <text:p>668.91516</text:p>
          </table:table-cell>
          <table:table-cell office:value-type="float" office:value="651.77185" calcext:value-type="float">
            <text:p>651.77185</text:p>
          </table:table-cell>
          <table:table-cell/>
          <table:table-cell office:value-type="string" calcext:value-type="string">
            <text:p>2017-03-10</text:p>
          </table:table-cell>
          <table:table-cell table:formula="of:=[.H50]-[.I50]" office:value-type="float" office:value="-12" calcext:value-type="float">
            <text:p>-12</text:p>
          </table:table-cell>
          <table:table-cell table:formula="of:=[.N50]-[.M50]" office:value-type="float" office:value="-17.14331" calcext:value-type="float">
            <text:p>-17.1</text:p>
          </table:table-cell>
        </table:table-row>
        <table:table-row table:style-name="ro1">
          <table:table-cell office:value-type="string" calcext:value-type="string">
            <text:p>2017-03-13</text:p>
          </table:table-cell>
          <table:table-cell office:value-type="float" office:value="12730" calcext:value-type="float">
            <text:p>12730</text:p>
          </table:table-cell>
          <table:table-cell office:value-type="float" office:value="12480" calcext:value-type="float">
            <text:p>12480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office:value-type="float" office:value="669" calcext:value-type="float">
            <text:p>669</text:p>
          </table:table-cell>
          <table:table-cell office:value-type="float" office:value="8418" calcext:value-type="float">
            <text:p>8418</text:p>
          </table:table-cell>
          <table:table-cell/>
          <table:table-cell office:value-type="string" calcext:value-type="string">
            <text:p>2017-03-13</text:p>
          </table:table-cell>
          <table:table-cell office:value-type="float" office:value="688.00824" calcext:value-type="float">
            <text:p>688.00824</text:p>
          </table:table-cell>
          <table:table-cell office:value-type="float" office:value="663.08325" calcext:value-type="float">
            <text:p>663.08325</text:p>
          </table:table-cell>
          <table:table-cell/>
          <table:table-cell office:value-type="string" calcext:value-type="string">
            <text:p>2017-03-13</text:p>
          </table:table-cell>
          <table:table-cell table:formula="of:=[.H51]-[.I51]" office:value-type="float" office:value="-5" calcext:value-type="float">
            <text:p>-5</text:p>
          </table:table-cell>
          <table:table-cell table:formula="of:=[.N51]-[.M51]" office:value-type="float" office:value="-24.92499" calcext:value-type="float">
            <text:p>-24.9</text:p>
          </table:table-cell>
        </table:table-row>
        <table:table-row table:style-name="ro1">
          <table:table-cell office:value-type="string" calcext:value-type="string">
            <text:p>2017-03-14</text:p>
          </table:table-cell>
          <table:table-cell office:value-type="float" office:value="12280" calcext:value-type="float">
            <text:p>12280</text:p>
          </table:table-cell>
          <table:table-cell office:value-type="float" office:value="12050" calcext:value-type="float">
            <text:p>12050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672" calcext:value-type="float">
            <text:p>672</text:p>
          </table:table-cell>
          <table:table-cell office:value-type="float" office:value="680" calcext:value-type="float">
            <text:p>680</text:p>
          </table:table-cell>
          <table:table-cell office:value-type="float" office:value="669" calcext:value-type="float">
            <text:p>669</text:p>
          </table:table-cell>
          <table:table-cell office:value-type="float" office:value="677" calcext:value-type="float">
            <text:p>677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string" calcext:value-type="string">
            <text:p>2017-03-14</text:p>
          </table:table-cell>
          <table:table-cell office:value-type="float" office:value="679.01013" calcext:value-type="float">
            <text:p>679.01013</text:p>
          </table:table-cell>
          <table:table-cell office:value-type="float" office:value="664.42224" calcext:value-type="float">
            <text:p>664.42224</text:p>
          </table:table-cell>
          <table:table-cell/>
          <table:table-cell office:value-type="string" calcext:value-type="string">
            <text:p>2017-03-14</text:p>
          </table:table-cell>
          <table:table-cell table:formula="of:=[.H52]-[.I52]" office:value-type="float" office:value="-8" calcext:value-type="float">
            <text:p>-8</text:p>
          </table:table-cell>
          <table:table-cell table:formula="of:=[.N52]-[.M52]" office:value-type="float" office:value="-14.58789" calcext:value-type="float">
            <text:p>-14.6</text:p>
          </table:table-cell>
        </table:table-row>
        <table:table-row table:style-name="ro1">
          <table:table-cell office:value-type="string" calcext:value-type="string">
            <text:p>2017-03-15</text:p>
          </table:table-cell>
          <table:table-cell office:value-type="float" office:value="12060" calcext:value-type="float">
            <text:p>12060</text:p>
          </table:table-cell>
          <table:table-cell office:value-type="float" office:value="12220" calcext:value-type="float">
            <text:p>12220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7537" calcext:value-type="float">
            <text:p>7537</text:p>
          </table:table-cell>
          <table:table-cell/>
          <table:table-cell office:value-type="string" calcext:value-type="string">
            <text:p>2017-03-15</text:p>
          </table:table-cell>
          <table:table-cell office:value-type="float" office:value="693.83575" calcext:value-type="float">
            <text:p>693.83575</text:p>
          </table:table-cell>
          <table:table-cell office:value-type="float" office:value="676.8972" calcext:value-type="float">
            <text:p>676.8972</text:p>
          </table:table-cell>
          <table:table-cell/>
          <table:table-cell office:value-type="string" calcext:value-type="string">
            <text:p>2017-03-15</text:p>
          </table:table-cell>
          <table:table-cell table:formula="of:=[.H53]-[.I53]" office:value-type="float" office:value="-6" calcext:value-type="float">
            <text:p>-6</text:p>
          </table:table-cell>
          <table:table-cell table:formula="of:=[.N53]-[.M53]" office:value-type="float" office:value="-16.93855" calcext:value-type="float">
            <text:p>-16.9</text:p>
          </table:table-cell>
        </table:table-row>
        <table:table-row table:style-name="ro1">
          <table:table-cell office:value-type="string" calcext:value-type="string">
            <text:p>2017-03-16</text:p>
          </table:table-cell>
          <table:table-cell office:value-type="float" office:value="12660" calcext:value-type="float">
            <text:p>12660</text:p>
          </table:table-cell>
          <table:table-cell office:value-type="float" office:value="12490" calcext:value-type="float">
            <text:p>12490</text:p>
          </table:table-cell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8164" calcext:value-type="float">
            <text:p>8164</text:p>
          </table:table-cell>
          <table:table-cell/>
          <table:table-cell office:value-type="string" calcext:value-type="string">
            <text:p>2017-03-16</text:p>
          </table:table-cell>
          <table:table-cell office:value-type="float" office:value="689.75366" calcext:value-type="float">
            <text:p>689.75366</text:p>
          </table:table-cell>
          <table:table-cell office:value-type="float" office:value="674.8343" calcext:value-type="float">
            <text:p>674.8343</text:p>
          </table:table-cell>
          <table:table-cell/>
          <table:table-cell office:value-type="string" calcext:value-type="string">
            <text:p>2017-03-16</text:p>
          </table:table-cell>
          <table:table-cell table:formula="of:=[.H54]-[.I54]" office:value-type="float" office:value="-2" calcext:value-type="float">
            <text:p>-2</text:p>
          </table:table-cell>
          <table:table-cell table:formula="of:=[.N54]-[.M54]" office:value-type="float" office:value="-14.91936" calcext:value-type="float">
            <text:p>-14.9</text:p>
          </table:table-cell>
        </table:table-row>
        <table:table-row table:style-name="ro1">
          <table:table-cell office:value-type="string" calcext:value-type="string">
            <text:p>2017-03-17</text:p>
          </table:table-cell>
          <table:table-cell office:value-type="float" office:value="12590" calcext:value-type="float">
            <text:p>12590</text:p>
          </table:table-cell>
          <table:table-cell office:value-type="float" office:value="12730" calcext:value-type="float">
            <text:p>12730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666" calcext:value-type="float">
            <text:p>666</text:p>
          </table:table-cell>
          <table:table-cell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office:value-type="float" office:value="668" calcext:value-type="float">
            <text:p>668</text:p>
          </table:table-cell>
          <table:table-cell office:value-type="float" office:value="9422" calcext:value-type="float">
            <text:p>9422</text:p>
          </table:table-cell>
          <table:table-cell/>
          <table:table-cell office:value-type="string" calcext:value-type="string">
            <text:p>2017-03-17</text:p>
          </table:table-cell>
          <table:table-cell office:value-type="float" office:value="679.32983" calcext:value-type="float">
            <text:p>679.32983</text:p>
          </table:table-cell>
          <table:table-cell office:value-type="float" office:value="669.3926" calcext:value-type="float">
            <text:p>669.3926</text:p>
          </table:table-cell>
          <table:table-cell/>
          <table:table-cell office:value-type="string" calcext:value-type="string">
            <text:p>2017-03-17</text:p>
          </table:table-cell>
          <table:table-cell table:formula="of:=[.H55]-[.I55]" office:value-type="float" office:value="-2" calcext:value-type="float">
            <text:p>-2</text:p>
          </table:table-cell>
          <table:table-cell table:formula="of:=[.N55]-[.M55]" office:value-type="float" office:value="-9.93723" calcext:value-type="float">
            <text:p>-9.9</text:p>
          </table:table-cell>
        </table:table-row>
        <table:table-row table:style-name="ro1">
          <table:table-cell office:value-type="string" calcext:value-type="string">
            <text:p>2017-03-21</text:p>
          </table:table-cell>
          <table:table-cell office:value-type="float" office:value="12710" calcext:value-type="float">
            <text:p>12710</text:p>
          </table:table-cell>
          <table:table-cell office:value-type="float" office:value="12740" calcext:value-type="float">
            <text:p>12740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672" calcext:value-type="float">
            <text:p>672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674" calcext:value-type="float">
            <text:p>674</text:p>
          </table:table-cell>
          <table:table-cell office:value-type="float" office:value="8651" calcext:value-type="float">
            <text:p>8651</text:p>
          </table:table-cell>
          <table:table-cell/>
          <table:table-cell office:value-type="string" calcext:value-type="string">
            <text:p>2017-03-21</text:p>
          </table:table-cell>
          <table:table-cell office:value-type="float" office:value="676.262" calcext:value-type="float">
            <text:p>676.262</text:p>
          </table:table-cell>
          <table:table-cell office:value-type="float" office:value="672.4684" calcext:value-type="float">
            <text:p>672.4684</text:p>
          </table:table-cell>
          <table:table-cell/>
          <table:table-cell office:value-type="string" calcext:value-type="string">
            <text:p>2017-03-21</text:p>
          </table:table-cell>
          <table:table-cell table:formula="of:=[.H56]-[.I56]" office:value-type="float" office:value="-6" calcext:value-type="float">
            <text:p>-6</text:p>
          </table:table-cell>
          <table:table-cell table:formula="of:=[.N56]-[.M56]" office:value-type="float" office:value="-3.79359999999997" calcext:value-type="float">
            <text:p>-3.8</text:p>
          </table:table-cell>
        </table:table-row>
        <table:table-row table:style-name="ro1">
          <table:table-cell office:value-type="string" calcext:value-type="string">
            <text:p>2017-03-22</text:p>
          </table:table-cell>
          <table:table-cell office:value-type="float" office:value="12940" calcext:value-type="float">
            <text:p>12940</text:p>
          </table:table-cell>
          <table:table-cell office:value-type="float" office:value="12990" calcext:value-type="float">
            <text:p>12990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653" calcext:value-type="float">
            <text:p>653</text:p>
          </table:table-cell>
          <table:table-cell office:value-type="float" office:value="658" calcext:value-type="float">
            <text:p>658</text:p>
          </table:table-cell>
          <table:table-cell office:value-type="float" office:value="9730" calcext:value-type="float">
            <text:p>9730</text:p>
          </table:table-cell>
          <table:table-cell/>
          <table:table-cell office:value-type="string" calcext:value-type="string">
            <text:p>2017-03-22</text:p>
          </table:table-cell>
          <table:table-cell office:value-type="float" office:value="692.9649" calcext:value-type="float">
            <text:p>692.9649</text:p>
          </table:table-cell>
          <table:table-cell office:value-type="float" office:value="670.5525" calcext:value-type="float">
            <text:p>670.5525</text:p>
          </table:table-cell>
          <table:table-cell/>
          <table:table-cell office:value-type="string" calcext:value-type="string">
            <text:p>2017-03-22</text:p>
          </table:table-cell>
          <table:table-cell table:formula="of:=[.H57]-[.I57]" office:value-type="float" office:value="-5" calcext:value-type="float">
            <text:p>-5</text:p>
          </table:table-cell>
          <table:table-cell table:formula="of:=[.N57]-[.M57]" office:value-type="float" office:value="-22.4123999999999" calcext:value-type="float">
            <text:p>-22.4</text:p>
          </table:table-cell>
        </table:table-row>
        <table:table-row table:style-name="ro1">
          <table:table-cell office:value-type="string" calcext:value-type="string">
            <text:p>2017-03-23</text:p>
          </table:table-cell>
          <table:table-cell office:value-type="float" office:value="12940" calcext:value-type="float">
            <text:p>12940</text:p>
          </table:table-cell>
          <table:table-cell office:value-type="float" office:value="13040" calcext:value-type="float">
            <text:p>13040</text:p>
          </table:table-cell>
          <table:table-cell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40" calcext:value-type="float">
            <text:p>640</text:p>
          </table:table-cell>
          <table:table-cell office:value-type="float" office:value="653" calcext:value-type="float">
            <text:p>653</text:p>
          </table:table-cell>
          <table:table-cell office:value-type="float" office:value="17602" calcext:value-type="float">
            <text:p>17602</text:p>
          </table:table-cell>
          <table:table-cell/>
          <table:table-cell office:value-type="string" calcext:value-type="string">
            <text:p>2017-03-23</text:p>
          </table:table-cell>
          <table:table-cell office:value-type="float" office:value="663.65906" calcext:value-type="float">
            <text:p>663.65906</text:p>
          </table:table-cell>
          <table:table-cell office:value-type="float" office:value="651.2313" calcext:value-type="float">
            <text:p>651.2313</text:p>
          </table:table-cell>
          <table:table-cell/>
          <table:table-cell office:value-type="string" calcext:value-type="string">
            <text:p>2017-03-23</text:p>
          </table:table-cell>
          <table:table-cell table:formula="of:=[.H58]-[.I58]" office:value-type="float" office:value="-13" calcext:value-type="float">
            <text:p>-13</text:p>
          </table:table-cell>
          <table:table-cell table:formula="of:=[.N58]-[.M58]" office:value-type="float" office:value="-12.4277599999999" calcext:value-type="float">
            <text:p>-12.4</text:p>
          </table:table-cell>
        </table:table-row>
        <table:table-row table:style-name="ro1">
          <table:table-cell office:value-type="string" calcext:value-type="string">
            <text:p>2017-03-24</text:p>
          </table:table-cell>
          <table:table-cell office:value-type="float" office:value="12930" calcext:value-type="float">
            <text:p>12930</text:p>
          </table:table-cell>
          <table:table-cell office:value-type="float" office:value="12940" calcext:value-type="float">
            <text:p>12940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656" calcext:value-type="float">
            <text:p>656</text:p>
          </table:table-cell>
          <table:table-cell office:value-type="float" office:value="668" calcext:value-type="float">
            <text:p>668</text:p>
          </table:table-cell>
          <table:table-cell office:value-type="float" office:value="655" calcext:value-type="float">
            <text:p>655</text:p>
          </table:table-cell>
          <table:table-cell office:value-type="float" office:value="661" calcext:value-type="float">
            <text:p>661</text:p>
          </table:table-cell>
          <table:table-cell office:value-type="float" office:value="13609" calcext:value-type="float">
            <text:p>13609</text:p>
          </table:table-cell>
          <table:table-cell/>
          <table:table-cell office:value-type="string" calcext:value-type="string">
            <text:p>2017-03-24</text:p>
          </table:table-cell>
          <table:table-cell office:value-type="float" office:value="666.48584" calcext:value-type="float">
            <text:p>666.48584</text:p>
          </table:table-cell>
          <table:table-cell office:value-type="float" office:value="654.9944" calcext:value-type="float">
            <text:p>654.9944</text:p>
          </table:table-cell>
          <table:table-cell/>
          <table:table-cell office:value-type="string" calcext:value-type="string">
            <text:p>2017-03-24</text:p>
          </table:table-cell>
          <table:table-cell table:formula="of:=[.H59]-[.I59]" office:value-type="float" office:value="-6" calcext:value-type="float">
            <text:p>-6</text:p>
          </table:table-cell>
          <table:table-cell table:formula="of:=[.N59]-[.M59]" office:value-type="float" office:value="-11.49144" calcext:value-type="float">
            <text:p>-11.5</text:p>
          </table:table-cell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12950" calcext:value-type="float">
            <text:p>12950</text:p>
          </table:table-cell>
          <table:table-cell office:value-type="float" office:value="13170" calcext:value-type="float">
            <text:p>13170</text:p>
          </table:table-cell>
          <table:table-cell office:value-type="float" office:value="393" calcext:value-type="float">
            <text:p>393</text:p>
          </table:table-cell>
          <table:table-cell office:value-type="float" office:value="386" calcext:value-type="float">
            <text:p>386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59" calcext:value-type="float">
            <text:p>659</text:p>
          </table:table-cell>
          <table:table-cell office:value-type="float" office:value="664" calcext:value-type="float">
            <text:p>664</text:p>
          </table:table-cell>
          <table:table-cell office:value-type="float" office:value="10499" calcext:value-type="float">
            <text:p>10499</text:p>
          </table:table-cell>
          <table:table-cell/>
          <table:table-cell office:value-type="string" calcext:value-type="string">
            <text:p>2017-03-27</text:p>
          </table:table-cell>
          <table:table-cell office:value-type="float" office:value="684.6115" calcext:value-type="float">
            <text:p>684.6115</text:p>
          </table:table-cell>
          <table:table-cell office:value-type="float" office:value="666.8478" calcext:value-type="float">
            <text:p>666.8478</text:p>
          </table:table-cell>
          <table:table-cell/>
          <table:table-cell office:value-type="string" calcext:value-type="string">
            <text:p>2017-03-27</text:p>
          </table:table-cell>
          <table:table-cell table:formula="of:=[.H60]-[.I60]" office:value-type="float" office:value="-5" calcext:value-type="float">
            <text:p>-5</text:p>
          </table:table-cell>
          <table:table-cell table:formula="of:=[.N60]-[.M60]" office:value-type="float" office:value="-17.7637" calcext:value-type="float">
            <text:p>-17.8</text:p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float" office:value="13060" calcext:value-type="float">
            <text:p>13060</text:p>
          </table:table-cell>
          <table:table-cell office:value-type="float" office:value="12810" calcext:value-type="float">
            <text:p>12810</text:p>
          </table:table-cell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office:value-type="float" office:value="687" calcext:value-type="float">
            <text:p>687</text:p>
          </table:table-cell>
          <table:table-cell office:value-type="float" office:value="17577" calcext:value-type="float">
            <text:p>17577</text:p>
          </table:table-cell>
          <table:table-cell/>
          <table:table-cell office:value-type="string" calcext:value-type="string">
            <text:p>2017-03-28</text:p>
          </table:table-cell>
          <table:table-cell office:value-type="float" office:value="679.1533" calcext:value-type="float">
            <text:p>679.1533</text:p>
          </table:table-cell>
          <table:table-cell office:value-type="float" office:value="660.13165" calcext:value-type="float">
            <text:p>660.13165</text:p>
          </table:table-cell>
          <table:table-cell/>
          <table:table-cell office:value-type="string" calcext:value-type="string">
            <text:p>2017-03-28</text:p>
          </table:table-cell>
          <table:table-cell table:formula="of:=[.H61]-[.I61]" office:value-type="float" office:value="-15" calcext:value-type="float">
            <text:p>-15</text:p>
          </table:table-cell>
          <table:table-cell table:formula="of:=[.N61]-[.M61]" office:value-type="float" office:value="-19.0216499999999" calcext:value-type="float">
            <text:p>-19.0</text:p>
          </table:table-cell>
        </table:table-row>
        <table:table-row table:style-name="ro1">
          <table:table-cell office:value-type="string" calcext:value-type="string">
            <text:p>2017-03-29</text:p>
          </table:table-cell>
          <table:table-cell office:value-type="float" office:value="12880" calcext:value-type="float">
            <text:p>12880</text:p>
          </table:table-cell>
          <table:table-cell office:value-type="float" office:value="13020" calcext:value-type="float">
            <text:p>13020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office:value-type="float" office:value="11038" calcext:value-type="float">
            <text:p>11038</text:p>
          </table:table-cell>
          <table:table-cell/>
          <table:table-cell office:value-type="string" calcext:value-type="string">
            <text:p>2017-03-29</text:p>
          </table:table-cell>
          <table:table-cell office:value-type="float" office:value="709.9436" calcext:value-type="float">
            <text:p>709.9436</text:p>
          </table:table-cell>
          <table:table-cell office:value-type="float" office:value="685.50507" calcext:value-type="float">
            <text:p>685.50507</text:p>
          </table:table-cell>
          <table:table-cell/>
          <table:table-cell office:value-type="string" calcext:value-type="string">
            <text:p>2017-03-29</text:p>
          </table:table-cell>
          <table:table-cell table:formula="of:=[.H62]-[.I62]" office:value-type="float" office:value="-2" calcext:value-type="float">
            <text:p>-2</text:p>
          </table:table-cell>
          <table:table-cell table:formula="of:=[.N62]-[.M62]" office:value-type="float" office:value="-24.4385299999999" calcext:value-type="float">
            <text:p>-24.4</text:p>
          </table:table-cell>
        </table:table-row>
        <table:table-row table:style-name="ro1">
          <table:table-cell office:value-type="string" calcext:value-type="string">
            <text:p>2017-03-30</text:p>
          </table:table-cell>
          <table:table-cell office:value-type="float" office:value="13490" calcext:value-type="float">
            <text:p>13490</text:p>
          </table:table-cell>
          <table:table-cell office:value-type="float" office:value="13540" calcext:value-type="float">
            <text:p>13540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685" calcext:value-type="float">
            <text:p>685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office:value-type="float" office:value="16934" calcext:value-type="float">
            <text:p>16934</text:p>
          </table:table-cell>
          <table:table-cell/>
          <table:table-cell office:value-type="string" calcext:value-type="string">
            <text:p>2017-03-30</text:p>
          </table:table-cell>
          <table:table-cell office:value-type="float" office:value="704.2087" calcext:value-type="float">
            <text:p>704.2087</text:p>
          </table:table-cell>
          <table:table-cell office:value-type="float" office:value="683.03784" calcext:value-type="float">
            <text:p>683.03784</text:p>
          </table:table-cell>
          <table:table-cell/>
          <table:table-cell office:value-type="string" calcext:value-type="string">
            <text:p>2017-03-30</text:p>
          </table:table-cell>
          <table:table-cell table:formula="of:=[.H63]-[.I63]" office:value-type="float" office:value="-13" calcext:value-type="float">
            <text:p>-13</text:p>
          </table:table-cell>
          <table:table-cell table:formula="of:=[.N63]-[.M63]" office:value-type="float" office:value="-21.1708600000001" calcext:value-type="float">
            <text:p>-21.2</text:p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13550" calcext:value-type="float">
            <text:p>13550</text:p>
          </table:table-cell>
          <table:table-cell office:value-type="float" office:value="13740" calcext:value-type="float">
            <text:p>13740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15744" calcext:value-type="float">
            <text:p>15744</text:p>
          </table:table-cell>
          <table:table-cell/>
          <table:table-cell office:value-type="string" calcext:value-type="string">
            <text:p>2017-03-31</text:p>
          </table:table-cell>
          <table:table-cell office:value-type="float" office:value="712.22766" calcext:value-type="float">
            <text:p>712.22766</text:p>
          </table:table-cell>
          <table:table-cell office:value-type="float" office:value="701.4958" calcext:value-type="float">
            <text:p>701.4958</text:p>
          </table:table-cell>
          <table:table-cell/>
          <table:table-cell office:value-type="string" calcext:value-type="string">
            <text:p>2017-03-31</text:p>
          </table:table-cell>
          <table:table-cell table:formula="of:=[.H64]-[.I64]" office:value-type="float" office:value="0" calcext:value-type="float">
            <text:p>0</text:p>
          </table:table-cell>
          <table:table-cell table:formula="of:=[.N64]-[.M64]" office:value-type="float" office:value="-10.73186" calcext:value-type="float">
            <text:p>-10.7</text:p>
          </table:table-cell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13620" calcext:value-type="float">
            <text:p>13620</text:p>
          </table:table-cell>
          <table:table-cell office:value-type="float" office:value="13660" calcext:value-type="float">
            <text:p>13660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71" calcext:value-type="float">
            <text:p>671</text:p>
          </table:table-cell>
          <table:table-cell office:value-type="float" office:value="676" calcext:value-type="float">
            <text:p>676</text:p>
          </table:table-cell>
          <table:table-cell office:value-type="float" office:value="9695" calcext:value-type="float">
            <text:p>9695</text:p>
          </table:table-cell>
          <table:table-cell/>
          <table:table-cell office:value-type="string" calcext:value-type="string">
            <text:p>2017-04-03</text:p>
          </table:table-cell>
          <table:table-cell office:value-type="float" office:value="701.1227" calcext:value-type="float">
            <text:p>701.1227</text:p>
          </table:table-cell>
          <table:table-cell office:value-type="float" office:value="679.9639" calcext:value-type="float">
            <text:p>679.9639</text:p>
          </table:table-cell>
          <table:table-cell/>
          <table:table-cell office:value-type="string" calcext:value-type="string">
            <text:p>2017-04-03</text:p>
          </table:table-cell>
          <table:table-cell table:formula="of:=[.H65]-[.I65]" office:value-type="float" office:value="-5" calcext:value-type="float">
            <text:p>-5</text:p>
          </table:table-cell>
          <table:table-cell table:formula="of:=[.N65]-[.M65]" office:value-type="float" office:value="-21.1588" calcext:value-type="float">
            <text:p>-21.2</text:p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float" office:value="13600" calcext:value-type="float">
            <text:p>13600</text:p>
          </table:table-cell>
          <table:table-cell office:value-type="float" office:value="13790" calcext:value-type="float">
            <text:p>13790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10423" calcext:value-type="float">
            <text:p>10423</text:p>
          </table:table-cell>
          <table:table-cell/>
          <table:table-cell office:value-type="string" calcext:value-type="string">
            <text:p>2017-04-04</text:p>
          </table:table-cell>
          <table:table-cell office:value-type="float" office:value="683.94794" calcext:value-type="float">
            <text:p>683.94794</text:p>
          </table:table-cell>
          <table:table-cell office:value-type="float" office:value="674.7761" calcext:value-type="float">
            <text:p>674.7761</text:p>
          </table:table-cell>
          <table:table-cell/>
          <table:table-cell office:value-type="string" calcext:value-type="string">
            <text:p>2017-04-04</text:p>
          </table:table-cell>
          <table:table-cell table:formula="of:=[.H66]-[.I66]" office:value-type="float" office:value="-3" calcext:value-type="float">
            <text:p>-3</text:p>
          </table:table-cell>
          <table:table-cell table:formula="of:=[.N66]-[.M66]" office:value-type="float" office:value="-9.17183999999998" calcext:value-type="float">
            <text:p>-9.2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float" office:value="13720" calcext:value-type="float">
            <text:p>13720</text:p>
          </table:table-cell>
          <table:table-cell office:value-type="float" office:value="13620" calcext:value-type="float">
            <text:p>13620</text:p>
          </table:table-cell>
          <table:table-cell office:value-type="float" office:value="420" calcext:value-type="float">
            <text:p>420</text:p>
          </table:table-cell>
          <table:table-cell office:value-type="float" office:value="409" calcext:value-type="float">
            <text:p>409</text:p>
          </table:table-cell>
          <table:table-cell office:value-type="float" office:value="682" calcext:value-type="float">
            <text:p>682</text:p>
          </table:table-cell>
          <table:table-cell office:value-type="float" office:value="695" calcext:value-type="float">
            <text:p>695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" calcext:value-type="float">
            <text:p>11923</text:p>
          </table:table-cell>
          <table:table-cell/>
          <table:table-cell office:value-type="string" calcext:value-type="string">
            <text:p>2017-04-05</text:p>
          </table:table-cell>
          <table:table-cell office:value-type="float" office:value="688.1327" calcext:value-type="float">
            <text:p>688.1327</text:p>
          </table:table-cell>
          <table:table-cell office:value-type="float" office:value="681.6065" calcext:value-type="float">
            <text:p>681.6065</text:p>
          </table:table-cell>
          <table:table-cell/>
          <table:table-cell office:value-type="string" calcext:value-type="string">
            <text:p>2017-04-05</text:p>
          </table:table-cell>
          <table:table-cell table:formula="of:=[.H67]-[.I67]" office:value-type="float" office:value="-4" calcext:value-type="float">
            <text:p>-4</text:p>
          </table:table-cell>
          <table:table-cell table:formula="of:=[.N67]-[.M67]" office:value-type="float" office:value="-6.52620000000002" calcext:value-type="float">
            <text:p>-6.5</text:p>
          </table:table-cell>
        </table:table-row>
        <table:table-row table:style-name="ro1">
          <table:table-cell office:value-type="string" calcext:value-type="string">
            <text:p>2017-04-06</text:p>
          </table:table-cell>
          <table:table-cell office:value-type="float" office:value="13690" calcext:value-type="float">
            <text:p>13690</text:p>
          </table:table-cell>
          <table:table-cell office:value-type="float" office:value="13460" calcext:value-type="float">
            <text:p>13460</text:p>
          </table:table-cell>
          <table:table-cell office:value-type="float" office:value="416" calcext:value-type="float">
            <text:p>416</text:p>
          </table:table-cell>
          <table:table-cell office:value-type="float" office:value="410" calcext:value-type="float">
            <text:p>410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12206" calcext:value-type="float">
            <text:p>12206</text:p>
          </table:table-cell>
          <table:table-cell/>
          <table:table-cell office:value-type="string" calcext:value-type="string">
            <text:p>2017-04-06</text:p>
          </table:table-cell>
          <table:table-cell office:value-type="float" office:value="706.9414" calcext:value-type="float">
            <text:p>706.9414</text:p>
          </table:table-cell>
          <table:table-cell office:value-type="float" office:value="687.1571" calcext:value-type="float">
            <text:p>687.1571</text:p>
          </table:table-cell>
          <table:table-cell/>
          <table:table-cell office:value-type="string" calcext:value-type="string">
            <text:p>2017-04-06</text:p>
          </table:table-cell>
          <table:table-cell table:formula="of:=[.H68]-[.I68]" office:value-type="float" office:value="-7" calcext:value-type="float">
            <text:p>-7</text:p>
          </table:table-cell>
          <table:table-cell table:formula="of:=[.N68]-[.M68]" office:value-type="float" office:value="-19.7843" calcext:value-type="float">
            <text:p>-19.8</text:p>
          </table:table-cell>
        </table:table-row>
        <table:table-row table:style-name="ro1">
          <table:table-cell office:value-type="string" calcext:value-type="string">
            <text:p>2017-04-07</text:p>
          </table:table-cell>
          <table:table-cell office:value-type="float" office:value="13370" calcext:value-type="float">
            <text:p>13370</text:p>
          </table:table-cell>
          <table:table-cell office:value-type="float" office:value="13310" calcext:value-type="float">
            <text:p>1331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667" calcext:value-type="float">
            <text:p>667</text:p>
          </table:table-cell>
          <table:table-cell office:value-type="float" office:value="9927" calcext:value-type="float">
            <text:p>9927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672.9264" calcext:value-type="float">
            <text:p>672.9264</text:p>
          </table:table-cell>
          <table:table-cell office:value-type="float" office:value="660.62994" calcext:value-type="float">
            <text:p>660.62994</text:p>
          </table:table-cell>
          <table:table-cell/>
          <table:table-cell office:value-type="string" calcext:value-type="string">
            <text:p>2017-04-07</text:p>
          </table:table-cell>
          <table:table-cell table:formula="of:=[.H69]-[.I69]" office:value-type="float" office:value="-9" calcext:value-type="float">
            <text:p>-9</text:p>
          </table:table-cell>
          <table:table-cell table:formula="of:=[.N69]-[.M69]" office:value-type="float" office:value="-12.2964599999999" calcext:value-type="float">
            <text:p>-12.3</text:p>
          </table:table-cell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13440" calcext:value-type="float">
            <text:p>13440</text:p>
          </table:table-cell>
          <table:table-cell office:value-type="float" office:value="13700" calcext:value-type="float">
            <text:p>13700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6781" calcext:value-type="float">
            <text:p>6781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677.84344" calcext:value-type="float">
            <text:p>677.84344</text:p>
          </table:table-cell>
          <table:table-cell office:value-type="float" office:value="668.4586" calcext:value-type="float">
            <text:p>668.4586</text:p>
          </table:table-cell>
          <table:table-cell/>
          <table:table-cell office:value-type="string" calcext:value-type="string">
            <text:p>2017-04-10</text:p>
          </table:table-cell>
          <table:table-cell table:formula="of:=[.H70]-[.I70]" office:value-type="float" office:value="-6" calcext:value-type="float">
            <text:p>-6</text:p>
          </table:table-cell>
          <table:table-cell table:formula="of:=[.N70]-[.M70]" office:value-type="float" office:value="-9.38483999999994" calcext:value-type="float">
            <text:p>-9.4</text:p>
          </table:table-cell>
        </table:table-row>
        <table:table-row table:style-name="ro1">
          <table:table-cell office:value-type="string" calcext:value-type="string">
            <text:p>2017-04-11</text:p>
          </table:table-cell>
          <table:table-cell office:value-type="float" office:value="13290" calcext:value-type="float">
            <text:p>13290</text:p>
          </table:table-cell>
          <table:table-cell office:value-type="float" office:value="13300" calcext:value-type="float">
            <text:p>13300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office:value-type="float" office:value="8300" calcext:value-type="float">
            <text:p>8300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694.9089" calcext:value-type="float">
            <text:p>694.9089</text:p>
          </table:table-cell>
          <table:table-cell office:value-type="float" office:value="675.8013" calcext:value-type="float">
            <text:p>675.8013</text:p>
          </table:table-cell>
          <table:table-cell/>
          <table:table-cell office:value-type="string" calcext:value-type="string">
            <text:p>2017-04-11</text:p>
          </table:table-cell>
          <table:table-cell table:formula="of:=[.H71]-[.I71]" office:value-type="float" office:value="-7" calcext:value-type="float">
            <text:p>-7</text:p>
          </table:table-cell>
          <table:table-cell table:formula="of:=[.N71]-[.M71]" office:value-type="float" office:value="-19.1076" calcext:value-type="float">
            <text:p>-19.1</text:p>
          </table:table-cell>
        </table:table-row>
        <table:table-row table:style-name="ro1">
          <table:table-cell office:value-type="string" calcext:value-type="string">
            <text:p>2017-04-12</text:p>
          </table:table-cell>
          <table:table-cell office:value-type="float" office:value="13320" calcext:value-type="float">
            <text:p>13320</text:p>
          </table:table-cell>
          <table:table-cell office:value-type="float" office:value="13340" calcext:value-type="float">
            <text:p>1334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office:value-type="float" office:value="664" calcext:value-type="float">
            <text:p>664</text:p>
          </table:table-cell>
          <table:table-cell office:value-type="float" office:value="9645" calcext:value-type="float">
            <text:p>9645</text:p>
          </table:table-cell>
          <table:table-cell/>
          <table:table-cell office:value-type="string" calcext:value-type="string">
            <text:p>2017-04-12</text:p>
          </table:table-cell>
          <table:table-cell office:value-type="float" office:value="673.92883" calcext:value-type="float">
            <text:p>673.92883</text:p>
          </table:table-cell>
          <table:table-cell office:value-type="float" office:value="668.1298" calcext:value-type="float">
            <text:p>668.1298</text:p>
          </table:table-cell>
          <table:table-cell/>
          <table:table-cell office:value-type="string" calcext:value-type="string">
            <text:p>2017-04-12</text:p>
          </table:table-cell>
          <table:table-cell table:formula="of:=[.H72]-[.I72]" office:value-type="float" office:value="-7" calcext:value-type="float">
            <text:p>-7</text:p>
          </table:table-cell>
          <table:table-cell table:formula="of:=[.N72]-[.M72]" office:value-type="float" office:value="-5.7990299999999" calcext:value-type="float">
            <text:p>-5.8</text:p>
          </table:table-cell>
        </table:table-row>
        <table:table-row table:style-name="ro1">
          <table:table-cell office:value-type="string" calcext:value-type="string">
            <text:p>2017-04-13</text:p>
          </table:table-cell>
          <table:table-cell office:value-type="float" office:value="13500" calcext:value-type="float">
            <text:p>13500</text:p>
          </table:table-cell>
          <table:table-cell office:value-type="float" office:value="13510" calcext:value-type="float">
            <text:p>13510</text:p>
          </table:table-cell>
          <table:table-cell office:value-type="float" office:value="415" calcext:value-type="float">
            <text:p>415</text:p>
          </table:table-cell>
          <table:table-cell office:value-type="float" office:value="409" calcext:value-type="float">
            <text:p>409</text:p>
          </table:table-cell>
          <table:table-cell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8" calcext:value-type="float">
            <text:p>658</text:p>
          </table:table-cell>
          <table:table-cell office:value-type="float" office:value="8852" calcext:value-type="float">
            <text:p>8852</text:p>
          </table:table-cell>
          <table:table-cell/>
          <table:table-cell office:value-type="string" calcext:value-type="string">
            <text:p>2017-04-13</text:p>
          </table:table-cell>
          <table:table-cell office:value-type="float" office:value="669.6511" calcext:value-type="float">
            <text:p>669.6511</text:p>
          </table:table-cell>
          <table:table-cell office:value-type="float" office:value="664.8232" calcext:value-type="float">
            <text:p>664.8232</text:p>
          </table:table-cell>
          <table:table-cell/>
          <table:table-cell office:value-type="string" calcext:value-type="string">
            <text:p>2017-04-13</text:p>
          </table:table-cell>
          <table:table-cell table:formula="of:=[.H73]-[.I73]" office:value-type="float" office:value="-7" calcext:value-type="float">
            <text:p>-7</text:p>
          </table:table-cell>
          <table:table-cell table:formula="of:=[.N73]-[.M73]" office:value-type="float" office:value="-4.8279" calcext:value-type="float">
            <text:p>-4.8</text:p>
          </table:table-cell>
        </table:table-row>
        <table:table-row table:style-name="ro1">
          <table:table-cell office:value-type="string" calcext:value-type="string">
            <text:p>2017-04-14</text:p>
          </table:table-cell>
          <table:table-cell office:value-type="float" office:value="13800" calcext:value-type="float">
            <text:p>13800</text:p>
          </table:table-cell>
          <table:table-cell office:value-type="float" office:value="13760" calcext:value-type="float">
            <text:p>13760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2017-04-14</text:p>
          </table:table-cell>
          <table:table-cell office:value-type="float" office:value="663.3048" calcext:value-type="float">
            <text:p>663.3048</text:p>
          </table:table-cell>
          <table:table-cell office:value-type="float" office:value="655.99493" calcext:value-type="float">
            <text:p>655.99493</text:p>
          </table:table-cell>
          <table:table-cell/>
          <table:table-cell office:value-type="string" calcext:value-type="string">
            <text:p>2017-04-14</text:p>
          </table:table-cell>
          <table:table-cell table:formula="of:=[.H74]-[.I74]" office:value-type="float" office:value="-1" calcext:value-type="float">
            <text:p>-1</text:p>
          </table:table-cell>
          <table:table-cell table:formula="of:=[.N74]-[.M74]" office:value-type="float" office:value="-7.30987000000005" calcext:value-type="float">
            <text:p>-7.3</text:p>
          </table:table-cell>
        </table:table-row>
        <table:table-row table:style-name="ro1">
          <table:table-cell office:value-type="string" calcext:value-type="string">
            <text:p>2017-04-17</text:p>
          </table:table-cell>
          <table:table-cell office:value-type="float" office:value="13810" calcext:value-type="float">
            <text:p>13810</text:p>
          </table:table-cell>
          <table:table-cell office:value-type="float" office:value="13860" calcext:value-type="float">
            <text:p>13860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646" calcext:value-type="float">
            <text:p>646</text:p>
          </table:table-cell>
          <table:table-cell office:value-type="float" office:value="655" calcext:value-type="float">
            <text:p>655</text:p>
          </table:table-cell>
          <table:table-cell office:value-type="float" office:value="646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office:value-type="float" office:value="5865" calcext:value-type="float">
            <text:p>5865</text:p>
          </table:table-cell>
          <table:table-cell/>
          <table:table-cell office:value-type="string" calcext:value-type="string">
            <text:p>2017-04-17</text:p>
          </table:table-cell>
          <table:table-cell office:value-type="float" office:value="659.8696" calcext:value-type="float">
            <text:p>659.8696</text:p>
          </table:table-cell>
          <table:table-cell office:value-type="float" office:value="655.25085" calcext:value-type="float">
            <text:p>655.25085</text:p>
          </table:table-cell>
          <table:table-cell/>
          <table:table-cell office:value-type="string" calcext:value-type="string">
            <text:p>2017-04-17</text:p>
          </table:table-cell>
          <table:table-cell table:formula="of:=[.H75]-[.I75]" office:value-type="float" office:value="-8" calcext:value-type="float">
            <text:p>-8</text:p>
          </table:table-cell>
          <table:table-cell table:formula="of:=[.N75]-[.M75]" office:value-type="float" office:value="-4.61874999999998" calcext:value-type="float">
            <text:p>-4.6</text:p>
          </table:table-cell>
        </table:table-row>
        <table:table-row table:style-name="ro1">
          <table:table-cell office:value-type="string" calcext:value-type="string">
            <text:p>2017-04-18</text:p>
          </table:table-cell>
          <table:table-cell office:value-type="float" office:value="14140" calcext:value-type="float">
            <text:p>14140</text:p>
          </table:table-cell>
          <table:table-cell office:value-type="float" office:value="14060" calcext:value-type="float">
            <text:p>14060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663" calcext:value-type="float">
            <text:p>663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office:value-type="float" office:value="661" calcext:value-type="float">
            <text:p>661</text:p>
          </table:table-cell>
          <table:table-cell office:value-type="float" office:value="9297" calcext:value-type="float">
            <text:p>9297</text:p>
          </table:table-cell>
          <table:table-cell/>
          <table:table-cell office:value-type="string" calcext:value-type="string">
            <text:p>2017-04-18</text:p>
          </table:table-cell>
          <table:table-cell office:value-type="float" office:value="659.6" calcext:value-type="float">
            <text:p>659.6</text:p>
          </table:table-cell>
          <table:table-cell office:value-type="float" office:value="656.7075" calcext:value-type="float">
            <text:p>656.7075</text:p>
          </table:table-cell>
          <table:table-cell/>
          <table:table-cell office:value-type="string" calcext:value-type="string">
            <text:p>2017-04-18</text:p>
          </table:table-cell>
          <table:table-cell table:formula="of:=[.H76]-[.I76]" office:value-type="float" office:value="-5" calcext:value-type="float">
            <text:p>-5</text:p>
          </table:table-cell>
          <table:table-cell table:formula="of:=[.N76]-[.M76]" office:value-type="float" office:value="-2.89250000000004" calcext:value-type="float">
            <text:p>-2.9</text:p>
          </table:table-cell>
        </table:table-row>
        <table:table-row table:style-name="ro1">
          <table:table-cell office:value-type="string" calcext:value-type="string">
            <text:p>2017-04-19</text:p>
          </table:table-cell>
          <table:table-cell office:value-type="float" office:value="13940" calcext:value-type="float">
            <text:p>13940</text:p>
          </table:table-cell>
          <table:table-cell office:value-type="float" office:value="13910" calcext:value-type="float">
            <text:p>13910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664" calcext:value-type="float">
            <text:p>664</text:p>
          </table:table-cell>
          <table:table-cell office:value-type="float" office:value="689" calcext:value-type="float">
            <text:p>689</text:p>
          </table:table-cell>
          <table:table-cell office:value-type="float" office:value="662" calcext:value-type="float">
            <text:p>662</text:p>
          </table:table-cell>
          <table:table-cell office:value-type="float" office:value="689" calcext:value-type="float">
            <text:p>689</text:p>
          </table:table-cell>
          <table:table-cell office:value-type="float" office:value="25319" calcext:value-type="float">
            <text:p>25319</text:p>
          </table:table-cell>
          <table:table-cell/>
          <table:table-cell office:value-type="string" calcext:value-type="string">
            <text:p>2017-04-19</text:p>
          </table:table-cell>
          <table:table-cell office:value-type="float" office:value="679.84015" calcext:value-type="float">
            <text:p>679.84015</text:p>
          </table:table-cell>
          <table:table-cell office:value-type="float" office:value="665.6545" calcext:value-type="float">
            <text:p>665.6545</text:p>
          </table:table-cell>
          <table:table-cell/>
          <table:table-cell office:value-type="string" calcext:value-type="string">
            <text:p>2017-04-19</text:p>
          </table:table-cell>
          <table:table-cell table:formula="of:=[.H77]-[.I77]" office:value-type="float" office:value="-27" calcext:value-type="float">
            <text:p>-27</text:p>
          </table:table-cell>
          <table:table-cell table:formula="of:=[.N77]-[.M77]" office:value-type="float" office:value="-14.18565" calcext:value-type="float">
            <text:p>-14.2</text:p>
          </table:table-cell>
        </table:table-row>
        <table:table-row table:style-name="ro1">
          <table:table-cell office:value-type="string" calcext:value-type="string">
            <text:p>2017-04-20</text:p>
          </table:table-cell>
          <table:table-cell office:value-type="float" office:value="13810" calcext:value-type="float">
            <text:p>13810</text:p>
          </table:table-cell>
          <table:table-cell office:value-type="float" office:value="14000" calcext:value-type="float">
            <text:p>14000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office:value-type="float" office:value="11605" calcext:value-type="float">
            <text:p>11605</text:p>
          </table:table-cell>
          <table:table-cell/>
          <table:table-cell office:value-type="string" calcext:value-type="string">
            <text:p>2017-04-20</text:p>
          </table:table-cell>
          <table:table-cell office:value-type="float" office:value="711.71295" calcext:value-type="float">
            <text:p>711.71295</text:p>
          </table:table-cell>
          <table:table-cell office:value-type="float" office:value="686.6982" calcext:value-type="float">
            <text:p>686.6982</text:p>
          </table:table-cell>
          <table:table-cell/>
          <table:table-cell office:value-type="string" calcext:value-type="string">
            <text:p>2017-04-20</text:p>
          </table:table-cell>
          <table:table-cell table:formula="of:=[.H78]-[.I78]" office:value-type="float" office:value="-4" calcext:value-type="float">
            <text:p>-4</text:p>
          </table:table-cell>
          <table:table-cell table:formula="of:=[.N78]-[.M78]" office:value-type="float" office:value="-25.0147499999999" calcext:value-type="float">
            <text:p>-25.0</text:p>
          </table:table-cell>
        </table:table-row>
        <table:table-row table:style-name="ro1">
          <table:table-cell office:value-type="string" calcext:value-type="string">
            <text:p>2017-04-21</text:p>
          </table:table-cell>
          <table:table-cell office:value-type="float" office:value="14000" calcext:value-type="float">
            <text:p>14000</text:p>
          </table:table-cell>
          <table:table-cell office:value-type="float" office:value="13920" calcext:value-type="float">
            <text:p>13920</text:p>
          </table:table-cell>
          <table:table-cell office:value-type="float" office:value="483" calcext:value-type="float">
            <text:p>483</text:p>
          </table:table-cell>
          <table:table-cell office:value-type="float" office:value="473" calcext:value-type="float">
            <text:p>473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63" calcext:value-type="float">
            <text:p>663</text:p>
          </table:table-cell>
          <table:table-cell office:value-type="float" office:value="670" calcext:value-type="float">
            <text:p>670</text:p>
          </table:table-cell>
          <table:table-cell office:value-type="float" office:value="15330" calcext:value-type="float">
            <text:p>15330</text:p>
          </table:table-cell>
          <table:table-cell/>
          <table:table-cell office:value-type="string" calcext:value-type="string">
            <text:p>2017-04-21</text:p>
          </table:table-cell>
          <table:table-cell office:value-type="float" office:value="695.54285" calcext:value-type="float">
            <text:p>695.54285</text:p>
          </table:table-cell>
          <table:table-cell office:value-type="float" office:value="679.3794" calcext:value-type="float">
            <text:p>679.3794</text:p>
          </table:table-cell>
          <table:table-cell/>
          <table:table-cell office:value-type="string" calcext:value-type="string">
            <text:p>2017-04-21</text:p>
          </table:table-cell>
          <table:table-cell table:formula="of:=[.H79]-[.I79]" office:value-type="float" office:value="-7" calcext:value-type="float">
            <text:p>-7</text:p>
          </table:table-cell>
          <table:table-cell table:formula="of:=[.N79]-[.M79]" office:value-type="float" office:value="-16.16345" calcext:value-type="float">
            <text:p>-16.2</text:p>
          </table:table-cell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14000" calcext:value-type="float">
            <text:p>14000</text:p>
          </table:table-cell>
          <table:table-cell office:value-type="float" office:value="14220" calcext:value-type="float">
            <text:p>14220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" calcext:value-type="float">
            <text:p>677</text:p>
          </table:table-cell>
          <table:table-cell office:value-type="float" office:value="11696" calcext:value-type="float">
            <text:p>11696</text:p>
          </table:table-cell>
          <table:table-cell/>
          <table:table-cell office:value-type="string" calcext:value-type="string">
            <text:p>2017-04-24</text:p>
          </table:table-cell>
          <table:table-cell office:value-type="float" office:value="680.9547" calcext:value-type="float">
            <text:p>680.9547</text:p>
          </table:table-cell>
          <table:table-cell office:value-type="float" office:value="675.2981" calcext:value-type="float">
            <text:p>675.2981</text:p>
          </table:table-cell>
          <table:table-cell/>
          <table:table-cell office:value-type="string" calcext:value-type="string">
            <text:p>2017-04-24</text:p>
          </table:table-cell>
          <table:table-cell table:formula="of:=[.H80]-[.I80]" office:value-type="float" office:value="-10" calcext:value-type="float">
            <text:p>-10</text:p>
          </table:table-cell>
          <table:table-cell table:formula="of:=[.N80]-[.M80]" office:value-type="float" office:value="-5.65660000000003" calcext:value-type="float">
            <text:p>-5.7</text:p>
          </table:table-cell>
        </table:table-row>
        <table:table-row table:style-name="ro1">
          <table:table-cell office:value-type="string" calcext:value-type="string">
            <text:p>2017-04-25</text:p>
          </table:table-cell>
          <table:table-cell office:value-type="float" office:value="14310" calcext:value-type="float">
            <text:p>14310</text:p>
          </table:table-cell>
          <table:table-cell office:value-type="float" office:value="14260" calcext:value-type="float">
            <text:p>14260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76" calcext:value-type="float">
            <text:p>676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office:value-type="float" office:value="684" calcext:value-type="float">
            <text:p>684</text:p>
          </table:table-cell>
          <table:table-cell office:value-type="float" office:value="9553" calcext:value-type="float">
            <text:p>9553</text:p>
          </table:table-cell>
          <table:table-cell/>
          <table:table-cell office:value-type="string" calcext:value-type="string">
            <text:p>2017-04-25</text:p>
          </table:table-cell>
          <table:table-cell office:value-type="float" office:value="683.33716" calcext:value-type="float">
            <text:p>683.33716</text:p>
          </table:table-cell>
          <table:table-cell office:value-type="float" office:value="666.59845" calcext:value-type="float">
            <text:p>666.59845</text:p>
          </table:table-cell>
          <table:table-cell/>
          <table:table-cell office:value-type="string" calcext:value-type="string">
            <text:p>2017-04-25</text:p>
          </table:table-cell>
          <table:table-cell table:formula="of:=[.H81]-[.I81]" office:value-type="float" office:value="-12" calcext:value-type="float">
            <text:p>-12</text:p>
          </table:table-cell>
          <table:table-cell table:formula="of:=[.N81]-[.M81]" office:value-type="float" office:value="-16.7387100000001" calcext:value-type="float">
            <text:p>-16.7</text:p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float" office:value="14170" calcext:value-type="float">
            <text:p>14170</text:p>
          </table:table-cell>
          <table:table-cell office:value-type="float" office:value="14220" calcext:value-type="float">
            <text:p>14220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689" calcext:value-type="float">
            <text:p>689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14486" calcext:value-type="float">
            <text:p>14486</text:p>
          </table:table-cell>
          <table:table-cell/>
          <table:table-cell office:value-type="string" calcext:value-type="string">
            <text:p>2017-04-26</text:p>
          </table:table-cell>
          <table:table-cell office:value-type="float" office:value="690.07935" calcext:value-type="float">
            <text:p>690.07935</text:p>
          </table:table-cell>
          <table:table-cell office:value-type="float" office:value="686.3116" calcext:value-type="float">
            <text:p>686.3116</text:p>
          </table:table-cell>
          <table:table-cell/>
          <table:table-cell office:value-type="string" calcext:value-type="string">
            <text:p>2017-04-26</text:p>
          </table:table-cell>
          <table:table-cell table:formula="of:=[.H82]-[.I82]" office:value-type="float" office:value="0" calcext:value-type="float">
            <text:p>0</text:p>
          </table:table-cell>
          <table:table-cell table:formula="of:=[.N82]-[.M82]" office:value-type="float" office:value="-3.76774999999998" calcext:value-type="float">
            <text:p>-3.8</text:p>
          </table:table-cell>
        </table:table-row>
        <table:table-row table:style-name="ro1">
          <table:table-cell office:value-type="string" calcext:value-type="string">
            <text:p>2017-04-27</text:p>
          </table:table-cell>
          <table:table-cell office:value-type="float" office:value="14200" calcext:value-type="float">
            <text:p>14200</text:p>
          </table:table-cell>
          <table:table-cell office:value-type="float" office:value="14140" calcext:value-type="float">
            <text:p>14140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11722" calcext:value-type="float">
            <text:p>11722</text:p>
          </table:table-cell>
          <table:table-cell/>
          <table:table-cell office:value-type="string" calcext:value-type="string">
            <text:p>2017-04-27</text:p>
          </table:table-cell>
          <table:table-cell office:value-type="float" office:value="710.53296" calcext:value-type="float">
            <text:p>710.53296</text:p>
          </table:table-cell>
          <table:table-cell office:value-type="float" office:value="687.1397" calcext:value-type="float">
            <text:p>687.1397</text:p>
          </table:table-cell>
          <table:table-cell/>
          <table:table-cell office:value-type="string" calcext:value-type="string">
            <text:p>2017-04-27</text:p>
          </table:table-cell>
          <table:table-cell table:formula="of:=[.H83]-[.I83]" office:value-type="float" office:value="-8" calcext:value-type="float">
            <text:p>-8</text:p>
          </table:table-cell>
          <table:table-cell table:formula="of:=[.N83]-[.M83]" office:value-type="float" office:value="-23.3932600000001" calcext:value-type="float">
            <text:p>-23.4</text:p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14420" calcext:value-type="float">
            <text:p>14420</text:p>
          </table:table-cell>
          <table:table-cell office:value-type="float" office:value="14450" calcext:value-type="float">
            <text:p>14450</text:p>
          </table:table-cell>
          <table:table-cell office:value-type="float" office:value="501" calcext:value-type="float">
            <text:p>501</text:p>
          </table:table-cell>
          <table:table-cell office:value-type="float" office:value="510" calcext:value-type="float">
            <text:p>510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office:value-type="float" office:value="694" calcext:value-type="float">
            <text:p>694</text:p>
          </table:table-cell>
          <table:table-cell office:value-type="float" office:value="12382" calcext:value-type="float">
            <text:p>12382</text:p>
          </table:table-cell>
          <table:table-cell/>
          <table:table-cell office:value-type="string" calcext:value-type="string">
            <text:p>2017-04-28</text:p>
          </table:table-cell>
          <table:table-cell office:value-type="float" office:value="707.166" calcext:value-type="float">
            <text:p>707.166</text:p>
          </table:table-cell>
          <table:table-cell office:value-type="float" office:value="694.5185" calcext:value-type="float">
            <text:p>694.5185</text:p>
          </table:table-cell>
          <table:table-cell/>
          <table:table-cell office:value-type="string" calcext:value-type="string">
            <text:p>2017-04-28</text:p>
          </table:table-cell>
          <table:table-cell table:formula="of:=[.H84]-[.I84]" office:value-type="float" office:value="-10" calcext:value-type="float">
            <text:p>-10</text:p>
          </table:table-cell>
          <table:table-cell table:formula="of:=[.N84]-[.M84]" office:value-type="float" office:value="-12.6475" calcext:value-type="float">
            <text:p>-12.6</text:p>
          </table:table-cell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14590" calcext:value-type="float">
            <text:p>14590</text:p>
          </table:table-cell>
          <table:table-cell office:value-type="float" office:value="14500" calcext:value-type="float">
            <text:p>14500</text:p>
          </table:table-cell>
          <table:table-cell office:value-type="float" office:value="516" calcext:value-type="float">
            <text:p>516</text:p>
          </table:table-cell>
          <table:table-cell office:value-type="float" office:value="535" calcext:value-type="float">
            <text:p>535</text:p>
          </table:table-cell>
          <table:table-cell office:value-type="float" office:value="749" calcext:value-type="float">
            <text:p>749</text:p>
          </table:table-cell>
          <table:table-cell office:value-type="float" office:value="760" calcext:value-type="float">
            <text:p>760</text:p>
          </table:table-cell>
          <table:table-cell office:value-type="float" office:value="729" calcext:value-type="float">
            <text:p>729</text:p>
          </table:table-cell>
          <table:table-cell office:value-type="float" office:value="752" calcext:value-type="float">
            <text:p>752</text:p>
          </table:table-cell>
          <table:table-cell office:value-type="float" office:value="43096" calcext:value-type="float">
            <text:p>43096</text:p>
          </table:table-cell>
          <table:table-cell/>
          <table:table-cell office:value-type="string" calcext:value-type="string">
            <text:p>2017-05-01</text:p>
          </table:table-cell>
          <table:table-cell office:value-type="float" office:value="701.8682" calcext:value-type="float">
            <text:p>701.8682</text:p>
          </table:table-cell>
          <table:table-cell office:value-type="float" office:value="695.43994" calcext:value-type="float">
            <text:p>695.43994</text:p>
          </table:table-cell>
          <table:table-cell/>
          <table:table-cell office:value-type="string" calcext:value-type="string">
            <text:p>2017-05-01</text:p>
          </table:table-cell>
          <table:table-cell table:formula="of:=[.H85]-[.I85]" office:value-type="float" office:value="-23" calcext:value-type="float">
            <text:p>-23</text:p>
          </table:table-cell>
          <table:table-cell table:formula="of:=[.N85]-[.M85]" office:value-type="float" office:value="-6.42826000000002" calcext:value-type="float">
            <text:p>-6.4</text:p>
          </table:table-cell>
        </table:table-row>
        <table:table-row table:style-name="ro1">
          <table:table-cell office:value-type="string" calcext:value-type="string">
            <text:p>2017-05-02</text:p>
          </table:table-cell>
          <table:table-cell table:number-columns-repeated="2" office:value-type="float" office:value="14360" calcext:value-type="float">
            <text:p>14360</text:p>
          </table:table-cell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754" calcext:value-type="float">
            <text:p>754</text:p>
          </table:table-cell>
          <table:table-cell office:value-type="float" office:value="763" calcext:value-type="float">
            <text:p>763</text:p>
          </table:table-cell>
          <table:table-cell office:value-type="float" office:value="748" calcext:value-type="float">
            <text:p>748</text:p>
          </table:table-cell>
          <table:table-cell office:value-type="float" office:value="756" calcext:value-type="float">
            <text:p>756</text:p>
          </table:table-cell>
          <table:table-cell office:value-type="float" office:value="20781" calcext:value-type="float">
            <text:p>20781</text:p>
          </table:table-cell>
          <table:table-cell/>
          <table:table-cell office:value-type="string" calcext:value-type="string">
            <text:p>2017-05-02</text:p>
          </table:table-cell>
          <table:table-cell office:value-type="float" office:value="774.636" calcext:value-type="float">
            <text:p>774.636</text:p>
          </table:table-cell>
          <table:table-cell office:value-type="float" office:value="738.0177" calcext:value-type="float">
            <text:p>738.0177</text:p>
          </table:table-cell>
          <table:table-cell/>
          <table:table-cell office:value-type="string" calcext:value-type="string">
            <text:p>2017-05-02</text:p>
          </table:table-cell>
          <table:table-cell table:formula="of:=[.H86]-[.I86]" office:value-type="float" office:value="-8" calcext:value-type="float">
            <text:p>-8</text:p>
          </table:table-cell>
          <table:table-cell table:formula="of:=[.N86]-[.M86]" office:value-type="float" office:value="-36.6183" calcext:value-type="float">
            <text:p>-36.6</text:p>
          </table:table-cell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14300" calcext:value-type="float">
            <text:p>14300</text:p>
          </table:table-cell>
          <table:table-cell office:value-type="float" office:value="14030" calcext:value-type="float">
            <text:p>14030</text:p>
          </table:table-cell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770" calcext:value-type="float">
            <text:p>770</text:p>
          </table:table-cell>
          <table:table-cell office:value-type="float" office:value="792" calcext:value-type="float">
            <text:p>792</text:p>
          </table:table-cell>
          <table:table-cell office:value-type="float" office:value="769" calcext:value-type="float">
            <text:p>769</text:p>
          </table:table-cell>
          <table:table-cell office:value-type="float" office:value="792" calcext:value-type="float">
            <text:p>792</text:p>
          </table:table-cell>
          <table:table-cell office:value-type="float" office:value="25695" calcext:value-type="float">
            <text:p>25695</text:p>
          </table:table-cell>
          <table:table-cell/>
          <table:table-cell office:value-type="string" calcext:value-type="string">
            <text:p>2017-05-08</text:p>
          </table:table-cell>
          <table:table-cell office:value-type="float" office:value="769.27893" calcext:value-type="float">
            <text:p>769.27893</text:p>
          </table:table-cell>
          <table:table-cell office:value-type="float" office:value="742.41235" calcext:value-type="float">
            <text:p>742.41235</text:p>
          </table:table-cell>
          <table:table-cell/>
          <table:table-cell office:value-type="string" calcext:value-type="string">
            <text:p>2017-05-08</text:p>
          </table:table-cell>
          <table:table-cell table:formula="of:=[.H87]-[.I87]" office:value-type="float" office:value="-23" calcext:value-type="float">
            <text:p>-23</text:p>
          </table:table-cell>
          <table:table-cell table:formula="of:=[.N87]-[.M87]" office:value-type="float" office:value="-26.86658" calcext:value-type="float">
            <text:p>-26.9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float" office:value="13930" calcext:value-type="float">
            <text:p>13930</text:p>
          </table:table-cell>
          <table:table-cell office:value-type="float" office:value="14140" calcext:value-type="float">
            <text:p>14140</text:p>
          </table:table-cell>
          <table:table-cell office:value-type="float" office:value="509" calcext:value-type="float">
            <text:p>509</text:p>
          </table:table-cell>
          <table:table-cell office:value-type="float" office:value="522" calcext:value-type="float">
            <text:p>522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80" calcext:value-type="float">
            <text:p>780</text:p>
          </table:table-cell>
          <table:table-cell office:value-type="float" office:value="787" calcext:value-type="float">
            <text:p>787</text:p>
          </table:table-cell>
          <table:table-cell office:value-type="float" office:value="13285" calcext:value-type="float">
            <text:p>13285</text:p>
          </table:table-cell>
          <table:table-cell/>
          <table:table-cell office:value-type="string" calcext:value-type="string">
            <text:p>2017-05-09</text:p>
          </table:table-cell>
          <table:table-cell office:value-type="float" office:value="796.12463" calcext:value-type="float">
            <text:p>796.12463</text:p>
          </table:table-cell>
          <table:table-cell office:value-type="float" office:value="752.4778" calcext:value-type="float">
            <text:p>752.4778</text:p>
          </table:table-cell>
          <table:table-cell/>
          <table:table-cell office:value-type="string" calcext:value-type="string">
            <text:p>2017-05-09</text:p>
          </table:table-cell>
          <table:table-cell table:formula="of:=[.H88]-[.I88]" office:value-type="float" office:value="-7" calcext:value-type="float">
            <text:p>-7</text:p>
          </table:table-cell>
          <table:table-cell table:formula="of:=[.N88]-[.M88]" office:value-type="float" office:value="-43.64683" calcext:value-type="float">
            <text:p>-43.6</text:p>
          </table:table-cell>
        </table:table-row>
        <table:table-row table:style-name="ro1">
          <table:table-cell office:value-type="string" calcext:value-type="string">
            <text:p>2017-05-10</text:p>
          </table:table-cell>
          <table:table-cell office:value-type="float" office:value="14190" calcext:value-type="float">
            <text:p>14190</text:p>
          </table:table-cell>
          <table:table-cell office:value-type="float" office:value="14360" calcext:value-type="float">
            <text:p>14360</text:p>
          </table:table-cell>
          <table:table-cell office:value-type="float" office:value="524" calcext:value-type="float">
            <text:p>524</text:p>
          </table:table-cell>
          <table:table-cell office:value-type="float" office:value="520" calcext:value-type="float">
            <text:p>520</text:p>
          </table:table-cell>
          <table:table-cell office:value-type="float" office:value="792" calcext:value-type="float">
            <text:p>792</text:p>
          </table:table-cell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float" office:value="797" calcext:value-type="float">
            <text:p>797</text:p>
          </table:table-cell>
          <table:table-cell office:value-type="float" office:value="14735" calcext:value-type="float">
            <text:p>14735</text:p>
          </table:table-cell>
          <table:table-cell/>
          <table:table-cell office:value-type="string" calcext:value-type="string">
            <text:p>2017-05-10</text:p>
          </table:table-cell>
          <table:table-cell office:value-type="float" office:value="790.9411" calcext:value-type="float">
            <text:p>790.9411</text:p>
          </table:table-cell>
          <table:table-cell office:value-type="float" office:value="762.68396" calcext:value-type="float">
            <text:p>762.68396</text:p>
          </table:table-cell>
          <table:table-cell/>
          <table:table-cell office:value-type="string" calcext:value-type="string">
            <text:p>2017-05-10</text:p>
          </table:table-cell>
          <table:table-cell table:formula="of:=[.H89]-[.I89]" office:value-type="float" office:value="-7" calcext:value-type="float">
            <text:p>-7</text:p>
          </table:table-cell>
          <table:table-cell table:formula="of:=[.N89]-[.M89]" office:value-type="float" office:value="-28.25714" calcext:value-type="float">
            <text:p>-28.3</text:p>
          </table:table-cell>
        </table:table-row>
        <table:table-row table:style-name="ro1">
          <table:table-cell office:value-type="string" calcext:value-type="string">
            <text:p>2017-05-11</text:p>
          </table:table-cell>
          <table:table-cell office:value-type="float" office:value="14370" calcext:value-type="float">
            <text:p>14370</text:p>
          </table:table-cell>
          <table:table-cell office:value-type="float" office:value="14520" calcext:value-type="float">
            <text:p>14520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office:value-type="float" office:value="15670" calcext:value-type="float">
            <text:p>15670</text:p>
          </table:table-cell>
          <table:table-cell/>
          <table:table-cell office:value-type="string" calcext:value-type="string">
            <text:p>2017-05-11</text:p>
          </table:table-cell>
          <table:table-cell office:value-type="float" office:value="799.7329" calcext:value-type="float">
            <text:p>799.7329</text:p>
          </table:table-cell>
          <table:table-cell office:value-type="float" office:value="778.6548" calcext:value-type="float">
            <text:p>778.6548</text:p>
          </table:table-cell>
          <table:table-cell/>
          <table:table-cell office:value-type="string" calcext:value-type="string">
            <text:p>2017-05-11</text:p>
          </table:table-cell>
          <table:table-cell table:formula="of:=[.H90]-[.I90]" office:value-type="float" office:value="-3" calcext:value-type="float">
            <text:p>-3</text:p>
          </table:table-cell>
          <table:table-cell table:formula="of:=[.N90]-[.M90]" office:value-type="float" office:value="-21.0780999999999" calcext:value-type="float">
            <text:p>-21.1</text:p>
          </table:table-cell>
        </table:table-row>
        <table:table-row table:style-name="ro1">
          <table:table-cell office:value-type="string" calcext:value-type="string">
            <text:p>2017-05-12</text:p>
          </table:table-cell>
          <table:table-cell office:value-type="float" office:value="14590" calcext:value-type="float">
            <text:p>14590</text:p>
          </table:table-cell>
          <table:table-cell office:value-type="float" office:value="14660" calcext:value-type="float">
            <text:p>14660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16707" calcext:value-type="float">
            <text:p>16707</text:p>
          </table:table-cell>
          <table:table-cell/>
          <table:table-cell office:value-type="string" calcext:value-type="string">
            <text:p>2017-05-12</text:p>
          </table:table-cell>
          <table:table-cell office:value-type="float" office:value="803.5863" calcext:value-type="float">
            <text:p>803.5863</text:p>
          </table:table-cell>
          <table:table-cell office:value-type="float" office:value="783.5193" calcext:value-type="float">
            <text:p>783.5193</text:p>
          </table:table-cell>
          <table:table-cell/>
          <table:table-cell office:value-type="string" calcext:value-type="string">
            <text:p>2017-05-12</text:p>
          </table:table-cell>
          <table:table-cell table:formula="of:=[.H91]-[.I91]" office:value-type="float" office:value="-5" calcext:value-type="float">
            <text:p>-5</text:p>
          </table:table-cell>
          <table:table-cell table:formula="of:=[.N91]-[.M91]" office:value-type="float" office:value="-20.067" calcext:value-type="float">
            <text:p>-20.1</text:p>
          </table:table-cell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14760" calcext:value-type="float">
            <text:p>14760</text:p>
          </table:table-cell>
          <table:table-cell office:value-type="float" office:value="14610" calcext:value-type="float">
            <text:p>14610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office:value-type="float" office:value="785" calcext:value-type="float">
            <text:p>785</text:p>
          </table:table-cell>
          <table:table-cell office:value-type="float" office:value="12248" calcext:value-type="float">
            <text:p>12248</text:p>
          </table:table-cell>
          <table:table-cell/>
          <table:table-cell office:value-type="string" calcext:value-type="string">
            <text:p>2017-05-15</text:p>
          </table:table-cell>
          <table:table-cell office:value-type="float" office:value="792.4762" calcext:value-type="float">
            <text:p>792.4762</text:p>
          </table:table-cell>
          <table:table-cell office:value-type="float" office:value="775.7746" calcext:value-type="float">
            <text:p>775.7746</text:p>
          </table:table-cell>
          <table:table-cell/>
          <table:table-cell office:value-type="string" calcext:value-type="string">
            <text:p>2017-05-15</text:p>
          </table:table-cell>
          <table:table-cell table:formula="of:=[.H92]-[.I92]" office:value-type="float" office:value="-11" calcext:value-type="float">
            <text:p>-11</text:p>
          </table:table-cell>
          <table:table-cell table:formula="of:=[.N92]-[.M92]" office:value-type="float" office:value="-16.7016" calcext:value-type="float">
            <text:p>-16.7</text:p>
          </table:table-cell>
        </table:table-row>
        <table:table-row table:style-name="ro1">
          <table:table-cell office:value-type="string" calcext:value-type="string">
            <text:p>2017-05-16</text:p>
          </table:table-cell>
          <table:table-cell office:value-type="float" office:value="14730" calcext:value-type="float">
            <text:p>14730</text:p>
          </table:table-cell>
          <table:table-cell office:value-type="float" office:value="14650" calcext:value-type="float">
            <text:p>14650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  <table:table-cell office:value-type="float" office:value="793" calcext:value-type="float">
            <text:p>793</text:p>
          </table:table-cell>
          <table:table-cell office:value-type="float" office:value="808" calcext:value-type="float">
            <text:p>808</text:p>
          </table:table-cell>
          <table:table-cell office:value-type="float" office:value="792" calcext:value-type="float">
            <text:p>792</text:p>
          </table:table-cell>
          <table:table-cell office:value-type="float" office:value="804" calcext:value-type="float">
            <text:p>804</text:p>
          </table:table-cell>
          <table:table-cell office:value-type="float" office:value="22321" calcext:value-type="float">
            <text:p>22321</text:p>
          </table:table-cell>
          <table:table-cell/>
          <table:table-cell office:value-type="string" calcext:value-type="string">
            <text:p>2017-05-16</text:p>
          </table:table-cell>
          <table:table-cell office:value-type="float" office:value="787.6499" calcext:value-type="float">
            <text:p>787.6499</text:p>
          </table:table-cell>
          <table:table-cell office:value-type="float" office:value="771.05426" calcext:value-type="float">
            <text:p>771.05426</text:p>
          </table:table-cell>
          <table:table-cell/>
          <table:table-cell office:value-type="string" calcext:value-type="string">
            <text:p>2017-05-16</text:p>
          </table:table-cell>
          <table:table-cell table:formula="of:=[.H93]-[.I93]" office:value-type="float" office:value="-12" calcext:value-type="float">
            <text:p>-12</text:p>
          </table:table-cell>
          <table:table-cell table:formula="of:=[.N93]-[.M93]" office:value-type="float" office:value="-16.59564" calcext:value-type="float">
            <text:p>-16.6</text:p>
          </table:table-cell>
        </table:table-row>
        <table:table-row table:style-name="ro1">
          <table:table-cell office:value-type="string" calcext:value-type="string">
            <text:p>2017-05-17</text:p>
          </table:table-cell>
          <table:table-cell office:value-type="float" office:value="14610" calcext:value-type="float">
            <text:p>14610</text:p>
          </table:table-cell>
          <table:table-cell office:value-type="float" office:value="14580" calcext:value-type="float">
            <text:p>14580</text:p>
          </table:table-cell>
          <table:table-cell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 office:value-type="float" office:value="797" calcext:value-type="float">
            <text:p>797</text:p>
          </table:table-cell>
          <table:table-cell office:value-type="float" office:value="807" calcext:value-type="float">
            <text:p>807</text:p>
          </table:table-cell>
          <table:table-cell office:value-type="float" office:value="795" calcext:value-type="float">
            <text:p>795</text:p>
          </table:table-cell>
          <table:table-cell office:value-type="float" office:value="802" calcext:value-type="float">
            <text:p>802</text:p>
          </table:table-cell>
          <table:table-cell office:value-type="float" office:value="10906" calcext:value-type="float">
            <text:p>10906</text:p>
          </table:table-cell>
          <table:table-cell/>
          <table:table-cell office:value-type="string" calcext:value-type="string">
            <text:p>2017-05-17</text:p>
          </table:table-cell>
          <table:table-cell office:value-type="float" office:value="796.0552" calcext:value-type="float">
            <text:p>796.0552</text:p>
          </table:table-cell>
          <table:table-cell office:value-type="float" office:value="776.9513" calcext:value-type="float">
            <text:p>776.9513</text:p>
          </table:table-cell>
          <table:table-cell/>
          <table:table-cell office:value-type="string" calcext:value-type="string">
            <text:p>2017-05-17</text:p>
          </table:table-cell>
          <table:table-cell table:formula="of:=[.H94]-[.I94]" office:value-type="float" office:value="-7" calcext:value-type="float">
            <text:p>-7</text:p>
          </table:table-cell>
          <table:table-cell table:formula="of:=[.N94]-[.M94]" office:value-type="float" office:value="-19.1039000000001" calcext:value-type="float">
            <text:p>-19.1</text:p>
          </table:table-cell>
        </table:table-row>
        <table:table-row table:style-name="ro1">
          <table:table-cell office:value-type="string" calcext:value-type="string">
            <text:p>2017-05-18</text:p>
          </table:table-cell>
          <table:table-cell office:value-type="float" office:value="14380" calcext:value-type="float">
            <text:p>14380</text:p>
          </table:table-cell>
          <table:table-cell office:value-type="float" office:value="14300" calcext:value-type="float">
            <text:p>14300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office:value-type="float" office:value="793" calcext:value-type="float">
            <text:p>793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office:value-type="float" office:value="792" calcext:value-type="float">
            <text:p>792</text:p>
          </table:table-cell>
          <table:table-cell office:value-type="float" office:value="12087" calcext:value-type="float">
            <text:p>12087</text:p>
          </table:table-cell>
          <table:table-cell/>
          <table:table-cell office:value-type="string" calcext:value-type="string">
            <text:p>2017-05-18</text:p>
          </table:table-cell>
          <table:table-cell office:value-type="float" office:value="803.6254" calcext:value-type="float">
            <text:p>803.6254</text:p>
          </table:table-cell>
          <table:table-cell office:value-type="float" office:value="786.00885" calcext:value-type="float">
            <text:p>786.00885</text:p>
          </table:table-cell>
          <table:table-cell/>
          <table:table-cell office:value-type="string" calcext:value-type="string">
            <text:p>2017-05-18</text:p>
          </table:table-cell>
          <table:table-cell table:formula="of:=[.H95]-[.I95]" office:value-type="float" office:value="-9" calcext:value-type="float">
            <text:p>-9</text:p>
          </table:table-cell>
          <table:table-cell table:formula="of:=[.N95]-[.M95]" office:value-type="float" office:value="-17.61655" calcext:value-type="float">
            <text:p>-17.6</text:p>
          </table:table-cell>
        </table:table-row>
        <table:table-row table:style-name="ro1">
          <table:table-cell office:value-type="string" calcext:value-type="string">
            <text:p>2017-05-19</text:p>
          </table:table-cell>
          <table:table-cell office:value-type="float" office:value="14130" calcext:value-type="float">
            <text:p>14130</text:p>
          </table:table-cell>
          <table:table-cell office:value-type="float" office:value="14360" calcext:value-type="float">
            <text:p>14360</text:p>
          </table:table-cell>
          <table:table-cell office:value-type="float" office:value="511" calcext:value-type="float">
            <text:p>511</text:p>
          </table:table-cell>
          <table:table-cell office:value-type="float" office:value="534" calcext:value-type="float">
            <text:p>534</text:p>
          </table:table-cell>
          <table:table-cell office:value-type="float" office:value="793" calcext:value-type="float">
            <text:p>793</text:p>
          </table:table-cell>
          <table:table-cell office:value-type="float" office:value="798" calcext:value-type="float">
            <text:p>798</text:p>
          </table:table-cell>
          <table:table-cell office:value-type="float" office:value="786" calcext:value-type="float">
            <text:p>786</text:p>
          </table:table-cell>
          <table:table-cell office:value-type="float" office:value="790" calcext:value-type="float">
            <text:p>790</text:p>
          </table:table-cell>
          <table:table-cell office:value-type="float" office:value="12570" calcext:value-type="float">
            <text:p>12570</text:p>
          </table:table-cell>
          <table:table-cell/>
          <table:table-cell office:value-type="string" calcext:value-type="string">
            <text:p>2017-05-19</text:p>
          </table:table-cell>
          <table:table-cell office:value-type="float" office:value="793.4929" calcext:value-type="float">
            <text:p>793.4929</text:p>
          </table:table-cell>
          <table:table-cell office:value-type="float" office:value="781.44867" calcext:value-type="float">
            <text:p>781.44867</text:p>
          </table:table-cell>
          <table:table-cell/>
          <table:table-cell office:value-type="string" calcext:value-type="string">
            <text:p>2017-05-19</text:p>
          </table:table-cell>
          <table:table-cell table:formula="of:=[.H96]-[.I96]" office:value-type="float" office:value="-4" calcext:value-type="float">
            <text:p>-4</text:p>
          </table:table-cell>
          <table:table-cell table:formula="of:=[.N96]-[.M96]" office:value-type="float" office:value="-12.04423" calcext:value-type="float">
            <text:p>-12.0</text:p>
          </table:table-cell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14350" calcext:value-type="float">
            <text:p>14350</text:p>
          </table:table-cell>
          <table:table-cell office:value-type="float" office:value="14420" calcext:value-type="float">
            <text:p>14420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793" calcext:value-type="float">
            <text:p>793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6656" calcext:value-type="float">
            <text:p>6656</text:p>
          </table:table-cell>
          <table:table-cell/>
          <table:table-cell office:value-type="string" calcext:value-type="string">
            <text:p>2017-05-22</text:p>
          </table:table-cell>
          <table:table-cell office:value-type="float" office:value="791.70734" calcext:value-type="float">
            <text:p>791.70734</text:p>
          </table:table-cell>
          <table:table-cell office:value-type="float" office:value="784.1337" calcext:value-type="float">
            <text:p>784.1337</text:p>
          </table:table-cell>
          <table:table-cell/>
          <table:table-cell office:value-type="string" calcext:value-type="string">
            <text:p>2017-05-22</text:p>
          </table:table-cell>
          <table:table-cell table:formula="of:=[.H97]-[.I97]" office:value-type="float" office:value="-1" calcext:value-type="float">
            <text:p>-1</text:p>
          </table:table-cell>
          <table:table-cell table:formula="of:=[.N97]-[.M97]" office:value-type="float" office:value="-7.57364000000007" calcext:value-type="float">
            <text:p>-7.6</text:p>
          </table:table-cell>
        </table:table-row>
        <table:table-row table:style-name="ro1">
          <table:table-cell office:value-type="string" calcext:value-type="string">
            <text:p>2017-05-23</text:p>
          </table:table-cell>
          <table:table-cell office:value-type="float" office:value="14230" calcext:value-type="float">
            <text:p>14230</text:p>
          </table:table-cell>
          <table:table-cell office:value-type="float" office:value="14060" calcext:value-type="float">
            <text:p>14060</text:p>
          </table:table-cell>
          <table:table-cell office:value-type="float" office:value="534" calcext:value-type="float">
            <text:p>534</text:p>
          </table:table-cell>
          <table:table-cell office:value-type="float" office:value="531" calcext:value-type="float">
            <text:p>531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string" calcext:value-type="string">
            <text:p>2017-05-23</text:p>
          </table:table-cell>
          <table:table-cell office:value-type="float" office:value="790.4017" calcext:value-type="float">
            <text:p>790.4017</text:p>
          </table:table-cell>
          <table:table-cell office:value-type="float" office:value="786.47504" calcext:value-type="float">
            <text:p>786.47504</text:p>
          </table:table-cell>
          <table:table-cell/>
          <table:table-cell office:value-type="string" calcext:value-type="string">
            <text:p>2017-05-23</text:p>
          </table:table-cell>
          <table:table-cell table:formula="of:=[.H98]-[.I98]" office:value-type="float" office:value="-1" calcext:value-type="float">
            <text:p>-1</text:p>
          </table:table-cell>
          <table:table-cell table:formula="of:=[.N98]-[.M98]" office:value-type="float" office:value="-3.92665999999997" calcext:value-type="float">
            <text:p>-3.9</text:p>
          </table:table-cell>
        </table:table-row>
        <table:table-row table:style-name="ro1">
          <table:table-cell office:value-type="string" calcext:value-type="string">
            <text:p>2017-05-24</text:p>
          </table:table-cell>
          <table:table-cell office:value-type="float" office:value="14140" calcext:value-type="float">
            <text:p>14140</text:p>
          </table:table-cell>
          <table:table-cell office:value-type="float" office:value="14300" calcext:value-type="float">
            <text:p>14300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794" calcext:value-type="float">
            <text:p>794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float" office:value="811" calcext:value-type="float">
            <text:p>811</text:p>
          </table:table-cell>
          <table:table-cell office:value-type="float" office:value="15873" calcext:value-type="float">
            <text:p>15873</text:p>
          </table:table-cell>
          <table:table-cell/>
          <table:table-cell office:value-type="string" calcext:value-type="string">
            <text:p>2017-05-24</text:p>
          </table:table-cell>
          <table:table-cell office:value-type="float" office:value="781.3601" calcext:value-type="float">
            <text:p>781.3601</text:p>
          </table:table-cell>
          <table:table-cell office:value-type="float" office:value="784.9455" calcext:value-type="float">
            <text:p>784.9455</text:p>
          </table:table-cell>
          <table:table-cell/>
          <table:table-cell office:value-type="string" calcext:value-type="string">
            <text:p>2017-05-24</text:p>
          </table:table-cell>
          <table:table-cell table:formula="of:=[.H99]-[.I99]" office:value-type="float" office:value="-18" calcext:value-type="float">
            <text:p>-18</text:p>
          </table:table-cell>
          <table:table-cell table:formula="of:=[.N99]-[.M99]" office:value-type="float" office:value="3.58540000000005" calcext:value-type="float">
            <text:p>3.6</text:p>
          </table:table-cell>
        </table:table-row>
        <table:table-row table:style-name="ro1">
          <table:table-cell office:value-type="string" calcext:value-type="string">
            <text:p>2017-05-25</text:p>
          </table:table-cell>
          <table:table-cell office:value-type="float" office:value="14350" calcext:value-type="float">
            <text:p>14350</text:p>
          </table:table-cell>
          <table:table-cell office:value-type="float" office:value="14080" calcext:value-type="float">
            <text:p>14080</text:p>
          </table:table-cell>
          <table:table-cell office:value-type="float" office:value="552" calcext:value-type="float">
            <text:p>552</text:p>
          </table:table-cell>
          <table:table-cell office:value-type="float" office:value="539" calcext:value-type="float">
            <text:p>539</text:p>
          </table:table-cell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 office:value-type="float" office:value="806" calcext:value-type="float">
            <text:p>806</text:p>
          </table:table-cell>
          <table:table-cell office:value-type="float" office:value="814" calcext:value-type="float">
            <text:p>814</text:p>
          </table:table-cell>
          <table:table-cell office:value-type="float" office:value="12379" calcext:value-type="float">
            <text:p>12379</text:p>
          </table:table-cell>
          <table:table-cell/>
          <table:table-cell office:value-type="string" calcext:value-type="string">
            <text:p>2017-05-25</text:p>
          </table:table-cell>
          <table:table-cell office:value-type="float" office:value="798.8016" calcext:value-type="float">
            <text:p>798.8016</text:p>
          </table:table-cell>
          <table:table-cell office:value-type="float" office:value="784.55615" calcext:value-type="float">
            <text:p>784.55615</text:p>
          </table:table-cell>
          <table:table-cell/>
          <table:table-cell office:value-type="string" calcext:value-type="string">
            <text:p>2017-05-25</text:p>
          </table:table-cell>
          <table:table-cell table:formula="of:=[.H100]-[.I100]" office:value-type="float" office:value="-8" calcext:value-type="float">
            <text:p>-8</text:p>
          </table:table-cell>
          <table:table-cell table:formula="of:=[.N100]-[.M100]" office:value-type="float" office:value="-14.24545" calcext:value-type="float">
            <text:p>-14.2</text:p>
          </table:table-cell>
        </table:table-row>
        <table:table-row table:style-name="ro1">
          <table:table-cell office:value-type="string" calcext:value-type="string">
            <text:p>2017-05-26</text:p>
          </table:table-cell>
          <table:table-cell office:value-type="float" office:value="14240" calcext:value-type="float">
            <text:p>14240</text:p>
          </table:table-cell>
          <table:table-cell office:value-type="float" office:value="14500" calcext:value-type="float">
            <text:p>14500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811" calcext:value-type="float">
            <text:p>811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15" calcext:value-type="float">
            <text:p>815</text:p>
          </table:table-cell>
          <table:table-cell office:value-type="float" office:value="9485" calcext:value-type="float">
            <text:p>9485</text:p>
          </table:table-cell>
          <table:table-cell/>
          <table:table-cell office:value-type="string" calcext:value-type="string">
            <text:p>2017-05-26</text:p>
          </table:table-cell>
          <table:table-cell office:value-type="float" office:value="807.009" calcext:value-type="float">
            <text:p>807.009</text:p>
          </table:table-cell>
          <table:table-cell office:value-type="float" office:value="791.50464" calcext:value-type="float">
            <text:p>791.50464</text:p>
          </table:table-cell>
          <table:table-cell/>
          <table:table-cell office:value-type="string" calcext:value-type="string">
            <text:p>2017-05-26</text:p>
          </table:table-cell>
          <table:table-cell table:formula="of:=[.H101]-[.I101]" office:value-type="float" office:value="-6" calcext:value-type="float">
            <text:p>-6</text:p>
          </table:table-cell>
          <table:table-cell table:formula="of:=[.N101]-[.M101]" office:value-type="float" office:value="-15.50436" calcext:value-type="float">
            <text:p>-15.5</text:p>
          </table:table-cell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14610" calcext:value-type="float">
            <text:p>14610</text:p>
          </table:table-cell>
          <table:table-cell office:value-type="float" office:value="14750" calcext:value-type="float">
            <text:p>14750</text:p>
          </table:table-cell>
          <table:table-cell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6485" calcext:value-type="float">
            <text:p>6485</text:p>
          </table:table-cell>
          <table:table-cell/>
          <table:table-cell office:value-type="string" calcext:value-type="string">
            <text:p>2017-05-29</text:p>
          </table:table-cell>
          <table:table-cell office:value-type="float" office:value="817.8439" calcext:value-type="float">
            <text:p>817.8439</text:p>
          </table:table-cell>
          <table:table-cell office:value-type="float" office:value="796.73694" calcext:value-type="float">
            <text:p>796.73694</text:p>
          </table:table-cell>
          <table:table-cell/>
          <table:table-cell office:value-type="string" calcext:value-type="string">
            <text:p>2017-05-29</text:p>
          </table:table-cell>
          <table:table-cell table:formula="of:=[.H102]-[.I102]" office:value-type="float" office:value="-2" calcext:value-type="float">
            <text:p>-2</text:p>
          </table:table-cell>
          <table:table-cell table:formula="of:=[.N102]-[.M102]" office:value-type="float" office:value="-21.10696" calcext:value-type="float">
            <text:p>-21.1</text:p>
          </table:table-cell>
        </table:table-row>
        <table:table-row table:style-name="ro1">
          <table:table-cell office:value-type="string" calcext:value-type="string">
            <text:p>2017-05-30</text:p>
          </table:table-cell>
          <table:table-cell office:value-type="float" office:value="14770" calcext:value-type="float">
            <text:p>14770</text:p>
          </table:table-cell>
          <table:table-cell office:value-type="float" office:value="14840" calcext:value-type="float">
            <text:p>14840</text:p>
          </table:table-cell>
          <table:table-cell office:value-type="float" office:value="557" calcext:value-type="float">
            <text:p>557</text:p>
          </table:table-cell>
          <table:table-cell office:value-type="float" office:value="570" calcext:value-type="float">
            <text:p>570</text:p>
          </table:table-cell>
          <table:table-cell office:value-type="float" office:value="810" calcext:value-type="float">
            <text:p>810</text:p>
          </table:table-cell>
          <table:table-cell office:value-type="float" office:value="815" calcext:value-type="float">
            <text:p>815</text:p>
          </table:table-cell>
          <table:table-cell office:value-type="float" office:value="807" calcext:value-type="float">
            <text:p>807</text:p>
          </table:table-cell>
          <table:table-cell office:value-type="float" office:value="814" calcext:value-type="float">
            <text:p>814</text:p>
          </table:table-cell>
          <table:table-cell office:value-type="float" office:value="6346" calcext:value-type="float">
            <text:p>6346</text:p>
          </table:table-cell>
          <table:table-cell/>
          <table:table-cell office:value-type="string" calcext:value-type="string">
            <text:p>2017-05-30</text:p>
          </table:table-cell>
          <table:table-cell office:value-type="float" office:value="807.6267" calcext:value-type="float">
            <text:p>807.6267</text:p>
          </table:table-cell>
          <table:table-cell office:value-type="float" office:value="801.818" calcext:value-type="float">
            <text:p>801.818</text:p>
          </table:table-cell>
          <table:table-cell/>
          <table:table-cell office:value-type="string" calcext:value-type="string">
            <text:p>2017-05-30</text:p>
          </table:table-cell>
          <table:table-cell table:formula="of:=[.H103]-[.I103]" office:value-type="float" office:value="-7" calcext:value-type="float">
            <text:p>-7</text:p>
          </table:table-cell>
          <table:table-cell table:formula="of:=[.N103]-[.M103]" office:value-type="float" office:value="-5.80870000000004" calcext:value-type="float">
            <text:p>-5.8</text:p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14640" calcext:value-type="float">
            <text:p>14640</text:p>
          </table:table-cell>
          <table:table-cell office:value-type="float" office:value="14560" calcext:value-type="float">
            <text:p>14560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810" calcext:value-type="float">
            <text:p>810</text:p>
          </table:table-cell>
          <table:table-cell office:value-type="float" office:value="816" calcext:value-type="float">
            <text:p>816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16881" calcext:value-type="float">
            <text:p>16881</text:p>
          </table:table-cell>
          <table:table-cell/>
          <table:table-cell office:value-type="string" calcext:value-type="string">
            <text:p>2017-05-31</text:p>
          </table:table-cell>
          <table:table-cell office:value-type="float" office:value="809.88245" calcext:value-type="float">
            <text:p>809.88245</text:p>
          </table:table-cell>
          <table:table-cell office:value-type="float" office:value="804.40894" calcext:value-type="float">
            <text:p>804.40894</text:p>
          </table:table-cell>
          <table:table-cell/>
          <table:table-cell office:value-type="string" calcext:value-type="string">
            <text:p>2017-05-31</text:p>
          </table:table-cell>
          <table:table-cell table:formula="of:=[.H104]-[.I104]" office:value-type="float" office:value="-5" calcext:value-type="float">
            <text:p>-5</text:p>
          </table:table-cell>
          <table:table-cell table:formula="of:=[.N104]-[.M104]" office:value-type="float" office:value="-5.47350999999992" calcext:value-type="float">
            <text:p>-5.5</text:p>
          </table:table-cell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14680" calcext:value-type="float">
            <text:p>14680</text:p>
          </table:table-cell>
          <table:table-cell office:value-type="float" office:value="14810" calcext:value-type="float">
            <text:p>14810</text:p>
          </table:table-cell>
          <table:table-cell office:value-type="float" office:value="567" calcext:value-type="float">
            <text:p>567</text:p>
          </table:table-cell>
          <table:table-cell office:value-type="float" office:value="569" calcext:value-type="float">
            <text:p>569</text:p>
          </table:table-cell>
          <table:table-cell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office:value-type="float" office:value="12512" calcext:value-type="float">
            <text:p>12512</text:p>
          </table:table-cell>
          <table:table-cell/>
          <table:table-cell office:value-type="string" calcext:value-type="string">
            <text:p>2017-06-01</text:p>
          </table:table-cell>
          <table:table-cell office:value-type="float" office:value="797.6483" calcext:value-type="float">
            <text:p>797.6483</text:p>
          </table:table-cell>
          <table:table-cell office:value-type="float" office:value="788.9191" calcext:value-type="float">
            <text:p>788.9191</text:p>
          </table:table-cell>
          <table:table-cell/>
          <table:table-cell office:value-type="string" calcext:value-type="string">
            <text:p>2017-06-01</text:p>
          </table:table-cell>
          <table:table-cell table:formula="of:=[.H105]-[.I105]" office:value-type="float" office:value="-3" calcext:value-type="float">
            <text:p>-3</text:p>
          </table:table-cell>
          <table:table-cell table:formula="of:=[.N105]-[.M105]" office:value-type="float" office:value="-8.72919999999999" calcext:value-type="float">
            <text:p>-8.7</text:p>
          </table:table-cell>
        </table:table-row>
        <table:table-row table:style-name="ro1">
          <table:table-cell office:value-type="string" calcext:value-type="string">
            <text:p>2017-06-02</text:p>
          </table:table-cell>
          <table:table-cell office:value-type="float" office:value="14790" calcext:value-type="float">
            <text:p>14790</text:p>
          </table:table-cell>
          <table:table-cell office:value-type="float" office:value="14760" calcext:value-type="float">
            <text:p>14760</text:p>
          </table:table-cell>
          <table:table-cell office:value-type="float" office:value="565" calcext:value-type="float">
            <text:p>565</text:p>
          </table:table-cell>
          <table:table-cell office:value-type="float" office:value="573" calcext:value-type="float">
            <text:p>573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807" calcext:value-type="float">
            <text:p>807</text:p>
          </table:table-cell>
          <table:table-cell office:value-type="float" office:value="14753" calcext:value-type="float">
            <text:p>14753</text:p>
          </table:table-cell>
          <table:table-cell/>
          <table:table-cell office:value-type="string" calcext:value-type="string">
            <text:p>2017-06-02</text:p>
          </table:table-cell>
          <table:table-cell office:value-type="float" office:value="799.82697" calcext:value-type="float">
            <text:p>799.82697</text:p>
          </table:table-cell>
          <table:table-cell office:value-type="float" office:value="785.2412" calcext:value-type="float">
            <text:p>785.2412</text:p>
          </table:table-cell>
          <table:table-cell/>
          <table:table-cell office:value-type="string" calcext:value-type="string">
            <text:p>2017-06-02</text:p>
          </table:table-cell>
          <table:table-cell table:formula="of:=[.H106]-[.I106]" office:value-type="float" office:value="-9" calcext:value-type="float">
            <text:p>-9</text:p>
          </table:table-cell>
          <table:table-cell table:formula="of:=[.N106]-[.M106]" office:value-type="float" office:value="-14.5857699999999" calcext:value-type="float">
            <text:p>-14.6</text:p>
          </table:table-cell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0" calcext:value-type="float">
            <text:p>14890</text:p>
          </table:table-cell>
          <table:table-cell office:value-type="float" office:value="580" calcext:value-type="float">
            <text:p>580</text:p>
          </table:table-cell>
          <table:table-cell office:value-type="float" office:value="577" calcext:value-type="float">
            <text:p>577</text:p>
          </table:table-cell>
          <table:table-cell office:value-type="float" office:value="808" calcext:value-type="float">
            <text:p>808</text:p>
          </table:table-cell>
          <table:table-cell office:value-type="float" office:value="822" calcext:value-type="float">
            <text:p>822</text:p>
          </table:table-cell>
          <table:table-cell office:value-type="float" office:value="806" calcext:value-type="float">
            <text:p>806</text:p>
          </table:table-cell>
          <table:table-cell office:value-type="float" office:value="821" calcext:value-type="float">
            <text:p>821</text:p>
          </table:table-cell>
          <table:table-cell office:value-type="float" office:value="11775" calcext:value-type="float">
            <text:p>11775</text:p>
          </table:table-cell>
          <table:table-cell/>
          <table:table-cell office:value-type="string" calcext:value-type="string">
            <text:p>2017-06-05</text:p>
          </table:table-cell>
          <table:table-cell office:value-type="float" office:value="796.9629" calcext:value-type="float">
            <text:p>796.9629</text:p>
          </table:table-cell>
          <table:table-cell office:value-type="float" office:value="785.89417" calcext:value-type="float">
            <text:p>785.89417</text:p>
          </table:table-cell>
          <table:table-cell/>
          <table:table-cell office:value-type="string" calcext:value-type="string">
            <text:p>2017-06-05</text:p>
          </table:table-cell>
          <table:table-cell table:formula="of:=[.H107]-[.I107]" office:value-type="float" office:value="-15" calcext:value-type="float">
            <text:p>-15</text:p>
          </table:table-cell>
          <table:table-cell table:formula="of:=[.N107]-[.M107]" office:value-type="float" office:value="-11.06873" calcext:value-type="float">
            <text:p>-11.1</text:p>
          </table:table-cell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14500" calcext:value-type="float">
            <text:p>14500</text:p>
          </table:table-cell>
          <table:table-cell office:value-type="float" office:value="14580" calcext:value-type="float">
            <text:p>14580</text:p>
          </table:table-cell>
          <table:table-cell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13186" calcext:value-type="float">
            <text:p>13186</text:p>
          </table:table-cell>
          <table:table-cell/>
          <table:table-cell office:value-type="string" calcext:value-type="string">
            <text:p>2017-06-06</text:p>
          </table:table-cell>
          <table:table-cell office:value-type="float" office:value="811.66486" calcext:value-type="float">
            <text:p>811.66486</text:p>
          </table:table-cell>
          <table:table-cell office:value-type="float" office:value="798.4834" calcext:value-type="float">
            <text:p>798.4834</text:p>
          </table:table-cell>
          <table:table-cell/>
          <table:table-cell office:value-type="string" calcext:value-type="string">
            <text:p>2017-06-06</text:p>
          </table:table-cell>
          <table:table-cell table:formula="of:=[.H108]-[.I108]" office:value-type="float" office:value="-3" calcext:value-type="float">
            <text:p>-3</text:p>
          </table:table-cell>
          <table:table-cell table:formula="of:=[.N108]-[.M108]" office:value-type="float" office:value="-13.18146" calcext:value-type="float">
            <text:p>-13.2</text:p>
          </table:table-cell>
        </table:table-row>
        <table:table-row table:style-name="ro1">
          <table:table-cell office:value-type="string" calcext:value-type="string">
            <text:p>2017-06-07</text:p>
          </table:table-cell>
          <table:table-cell office:value-type="float" office:value="14680" calcext:value-type="float">
            <text:p>14680</text:p>
          </table:table-cell>
          <table:table-cell office:value-type="float" office:value="14410" calcext:value-type="float">
            <text:p>14410</text:p>
          </table:table-cell>
          <table:table-cell office:value-type="float" office:value="573" calcext:value-type="float">
            <text:p>573</text:p>
          </table:table-cell>
          <table:table-cell office:value-type="float" office:value="566" calcext:value-type="float">
            <text:p>566</text:p>
          </table:table-cell>
          <table:table-cell office:value-type="float" office:value="800" calcext:value-type="float">
            <text:p>800</text:p>
          </table:table-cell>
          <table:table-cell office:value-type="float" office:value="807" calcext:value-type="float">
            <text:p>807</text:p>
          </table:table-cell>
          <table:table-cell office:value-type="float" office:value="782" calcext:value-type="float">
            <text:p>782</text:p>
          </table:table-cell>
          <table:table-cell office:value-type="float" office:value="793" calcext:value-type="float">
            <text:p>793</text:p>
          </table:table-cell>
          <table:table-cell office:value-type="float" office:value="20978" calcext:value-type="float">
            <text:p>20978</text:p>
          </table:table-cell>
          <table:table-cell/>
          <table:table-cell office:value-type="string" calcext:value-type="string">
            <text:p>2017-06-07</text:p>
          </table:table-cell>
          <table:table-cell office:value-type="float" office:value="802.71436" calcext:value-type="float">
            <text:p>802.71436</text:p>
          </table:table-cell>
          <table:table-cell office:value-type="float" office:value="794.71716" calcext:value-type="float">
            <text:p>794.71716</text:p>
          </table:table-cell>
          <table:table-cell/>
          <table:table-cell office:value-type="string" calcext:value-type="string">
            <text:p>2017-06-07</text:p>
          </table:table-cell>
          <table:table-cell table:formula="of:=[.H109]-[.I109]" office:value-type="float" office:value="-11" calcext:value-type="float">
            <text:p>-11</text:p>
          </table:table-cell>
          <table:table-cell table:formula="of:=[.N109]-[.M109]" office:value-type="float" office:value="-7.99720000000002" calcext:value-type="float">
            <text:p>-8.0</text:p>
          </table:table-cell>
        </table:table-row>
        <table:table-row table:style-name="ro1">
          <table:table-cell office:value-type="string" calcext:value-type="string">
            <text:p>2017-06-08</text:p>
          </table:table-cell>
          <table:table-cell office:value-type="float" office:value="14560" calcext:value-type="float">
            <text:p>14560</text:p>
          </table:table-cell>
          <table:table-cell office:value-type="float" office:value="14590" calcext:value-type="float">
            <text:p>14590</text:p>
          </table:table-cell>
          <table:table-cell office:value-type="float" office:value="564" calcext:value-type="float">
            <text:p>564</text:p>
          </table:table-cell>
          <table:table-cell office:value-type="float" office:value="573" calcext:value-type="float">
            <text:p>573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12683" calcext:value-type="float">
            <text:p>12683</text:p>
          </table:table-cell>
          <table:table-cell/>
          <table:table-cell office:value-type="string" calcext:value-type="string">
            <text:p>2017-06-08</text:p>
          </table:table-cell>
          <table:table-cell office:value-type="float" office:value="788.669" calcext:value-type="float">
            <text:p>788.669</text:p>
          </table:table-cell>
          <table:table-cell office:value-type="float" office:value="778.73987" calcext:value-type="float">
            <text:p>778.73987</text:p>
          </table:table-cell>
          <table:table-cell/>
          <table:table-cell office:value-type="string" calcext:value-type="string">
            <text:p>2017-06-08</text:p>
          </table:table-cell>
          <table:table-cell table:formula="of:=[.H110]-[.I110]" office:value-type="float" office:value="0" calcext:value-type="float">
            <text:p>0</text:p>
          </table:table-cell>
          <table:table-cell table:formula="of:=[.N110]-[.M110]" office:value-type="float" office:value="-9.92912999999999" calcext:value-type="float">
            <text:p>-9.9</text:p>
          </table:table-cell>
        </table:table-row>
        <table:table-row table:style-name="ro1">
          <table:table-cell office:value-type="string" calcext:value-type="string">
            <text:p>2017-06-09</text:p>
          </table:table-cell>
          <table:table-cell office:value-type="float" office:value="14310" calcext:value-type="float">
            <text:p>14310</text:p>
          </table:table-cell>
          <table:table-cell office:value-type="float" office:value="14260" calcext:value-type="float">
            <text:p>14260</text:p>
          </table:table-cell>
          <table:table-cell office:value-type="float" office:value="557" calcext:value-type="float">
            <text:p>557</text:p>
          </table:table-cell>
          <table:table-cell office:value-type="float" office:value="547" calcext:value-type="float">
            <text:p>547</text:p>
          </table:table-cell>
          <table:table-cell office:value-type="float" office:value="787" calcext:value-type="float">
            <text:p>787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98" calcext:value-type="float">
            <text:p>798</text:p>
          </table:table-cell>
          <table:table-cell office:value-type="float" office:value="12187" calcext:value-type="float">
            <text:p>12187</text:p>
          </table:table-cell>
          <table:table-cell/>
          <table:table-cell office:value-type="string" calcext:value-type="string">
            <text:p>2017-06-09</text:p>
          </table:table-cell>
          <table:table-cell office:value-type="float" office:value="793.18634" calcext:value-type="float">
            <text:p>793.18634</text:p>
          </table:table-cell>
          <table:table-cell office:value-type="float" office:value="781.1529" calcext:value-type="float">
            <text:p>781.1529</text:p>
          </table:table-cell>
          <table:table-cell/>
          <table:table-cell office:value-type="string" calcext:value-type="string">
            <text:p>2017-06-09</text:p>
          </table:table-cell>
          <table:table-cell table:formula="of:=[.H111]-[.I111]" office:value-type="float" office:value="-13" calcext:value-type="float">
            <text:p>-13</text:p>
          </table:table-cell>
          <table:table-cell table:formula="of:=[.N111]-[.M111]" office:value-type="float" office:value="-12.0334399999999" calcext:value-type="float">
            <text:p>-12.0</text:p>
          </table:table-cell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14400" calcext:value-type="float">
            <text:p>14400</text:p>
          </table:table-cell>
          <table:table-cell office:value-type="float" office:value="14360" calcext:value-type="float">
            <text:p>14360</text:p>
          </table:table-cell>
          <table:table-cell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9989" calcext:value-type="float">
            <text:p>9989</text:p>
          </table:table-cell>
          <table:table-cell/>
          <table:table-cell office:value-type="string" calcext:value-type="string">
            <text:p>2017-06-12</text:p>
          </table:table-cell>
          <table:table-cell office:value-type="float" office:value="795.5677" calcext:value-type="float">
            <text:p>795.5677</text:p>
          </table:table-cell>
          <table:table-cell office:value-type="float" office:value="783.8065" calcext:value-type="float">
            <text:p>783.8065</text:p>
          </table:table-cell>
          <table:table-cell/>
          <table:table-cell office:value-type="string" calcext:value-type="string">
            <text:p>2017-06-12</text:p>
          </table:table-cell>
          <table:table-cell table:formula="of:=[.H112]-[.I112]" office:value-type="float" office:value="-4" calcext:value-type="float">
            <text:p>-4</text:p>
          </table:table-cell>
          <table:table-cell table:formula="of:=[.N112]-[.M112]" office:value-type="float" office:value="-11.7611999999999" calcext:value-type="float">
            <text:p>-11.8</text:p>
          </table:table-cell>
        </table:table-row>
        <table:table-row table:style-name="ro1">
          <table:table-cell office:value-type="string" calcext:value-type="string">
            <text:p>2017-06-13</text:p>
          </table:table-cell>
          <table:table-cell office:value-type="float" office:value="14530" calcext:value-type="float">
            <text:p>14530</text:p>
          </table:table-cell>
          <table:table-cell office:value-type="float" office:value="14750" calcext:value-type="float">
            <text:p>14750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787" calcext:value-type="float">
            <text:p>787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792" calcext:value-type="float">
            <text:p>792</text:p>
          </table:table-cell>
          <table:table-cell office:value-type="float" office:value="10178" calcext:value-type="float">
            <text:p>10178</text:p>
          </table:table-cell>
          <table:table-cell/>
          <table:table-cell office:value-type="string" calcext:value-type="string">
            <text:p>2017-06-13</text:p>
          </table:table-cell>
          <table:table-cell office:value-type="float" office:value="776.67035" calcext:value-type="float">
            <text:p>776.67035</text:p>
          </table:table-cell>
          <table:table-cell office:value-type="float" office:value="777.87256" calcext:value-type="float">
            <text:p>777.87256</text:p>
          </table:table-cell>
          <table:table-cell/>
          <table:table-cell office:value-type="string" calcext:value-type="string">
            <text:p>2017-06-13</text:p>
          </table:table-cell>
          <table:table-cell table:formula="of:=[.H113]-[.I113]" office:value-type="float" office:value="-6" calcext:value-type="float">
            <text:p>-6</text:p>
          </table:table-cell>
          <table:table-cell table:formula="of:=[.N113]-[.M113]" office:value-type="float" office:value="1.20221000000004" calcext:value-type="float">
            <text:p>1.2</text:p>
          </table:table-cell>
        </table:table-row>
        <table:table-row table:style-name="ro1">
          <table:table-cell office:value-type="string" calcext:value-type="string">
            <text:p>2017-06-14</text:p>
          </table:table-cell>
          <table:table-cell office:value-type="float" office:value="14780" calcext:value-type="float">
            <text:p>14780</text:p>
          </table:table-cell>
          <table:table-cell office:value-type="float" office:value="14740" calcext:value-type="float">
            <text:p>14740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" calcext:value-type="float">
            <text:p>7291</text:p>
          </table:table-cell>
          <table:table-cell/>
          <table:table-cell office:value-type="string" calcext:value-type="string">
            <text:p>2017-06-14</text:p>
          </table:table-cell>
          <table:table-cell office:value-type="float" office:value="802.21265" calcext:value-type="float">
            <text:p>802.21265</text:p>
          </table:table-cell>
          <table:table-cell office:value-type="float" office:value="785.5819" calcext:value-type="float">
            <text:p>785.5819</text:p>
          </table:table-cell>
          <table:table-cell/>
          <table:table-cell office:value-type="string" calcext:value-type="string">
            <text:p>2017-06-14</text:p>
          </table:table-cell>
          <table:table-cell table:formula="of:=[.H114]-[.I114]" office:value-type="float" office:value="0" calcext:value-type="float">
            <text:p>0</text:p>
          </table:table-cell>
          <table:table-cell table:formula="of:=[.N114]-[.M114]" office:value-type="float" office:value="-16.63075" calcext:value-type="float">
            <text:p>-16.6</text:p>
          </table:table-cell>
        </table:table-row>
        <table:table-row table:style-name="ro1">
          <table:table-cell office:value-type="string" calcext:value-type="string">
            <text:p>2017-06-15</text:p>
          </table:table-cell>
          <table:table-cell office:value-type="float" office:value="14730" calcext:value-type="float">
            <text:p>14730</text:p>
          </table:table-cell>
          <table:table-cell office:value-type="float" office:value="14850" calcext:value-type="float">
            <text:p>14850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85" calcext:value-type="float">
            <text:p>785</text:p>
          </table:table-cell>
          <table:table-cell office:value-type="float" office:value="792" calcext:value-type="float">
            <text:p>79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" calcext:value-type="float">
            <text:p>7030</text:p>
          </table:table-cell>
          <table:table-cell/>
          <table:table-cell office:value-type="string" calcext:value-type="string">
            <text:p>2017-06-15</text:p>
          </table:table-cell>
          <table:table-cell office:value-type="float" office:value="781.879" calcext:value-type="float">
            <text:p>781.879</text:p>
          </table:table-cell>
          <table:table-cell office:value-type="float" office:value="792.1294" calcext:value-type="float">
            <text:p>792.1294</text:p>
          </table:table-cell>
          <table:table-cell/>
          <table:table-cell office:value-type="string" calcext:value-type="string">
            <text:p>2017-06-15</text:p>
          </table:table-cell>
          <table:table-cell table:formula="of:=[.H115]-[.I115]" office:value-type="float" office:value="-5" calcext:value-type="float">
            <text:p>-5</text:p>
          </table:table-cell>
          <table:table-cell table:formula="of:=[.N115]-[.M115]" office:value-type="float" office:value="10.2504" calcext:value-type="float">
            <text:p>10.3</text:p>
          </table:table-cell>
        </table:table-row>
        <table:table-row table:style-name="ro1">
          <table:table-cell office:value-type="string" calcext:value-type="string">
            <text:p>2017-06-16</text:p>
          </table:table-cell>
          <table:table-cell office:value-type="float" office:value="14680" calcext:value-type="float">
            <text:p>14680</text:p>
          </table:table-cell>
          <table:table-cell office:value-type="float" office:value="14500" calcext:value-type="float">
            <text:p>14500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12502" calcext:value-type="float">
            <text:p>12502</text:p>
          </table:table-cell>
          <table:table-cell/>
          <table:table-cell office:value-type="string" calcext:value-type="string">
            <text:p>2017-06-16</text:p>
          </table:table-cell>
          <table:table-cell office:value-type="float" office:value="787.4807" calcext:value-type="float">
            <text:p>787.4807</text:p>
          </table:table-cell>
          <table:table-cell office:value-type="float" office:value="782.2631" calcext:value-type="float">
            <text:p>782.2631</text:p>
          </table:table-cell>
          <table:table-cell/>
          <table:table-cell office:value-type="string" calcext:value-type="string">
            <text:p>2017-06-16</text:p>
          </table:table-cell>
          <table:table-cell table:formula="of:=[.H116]-[.I116]" office:value-type="float" office:value="0" calcext:value-type="float">
            <text:p>0</text:p>
          </table:table-cell>
          <table:table-cell table:formula="of:=[.N116]-[.M116]" office:value-type="float" office:value="-5.21759999999995" calcext:value-type="float">
            <text:p>-5.2</text:p>
          </table:table-cell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14560" calcext:value-type="float">
            <text:p>14560</text:p>
          </table:table-cell>
          <table:table-cell office:value-type="float" office:value="14340" calcext:value-type="float">
            <text:p>14340</text:p>
          </table:table-cell>
          <table:table-cell office:value-type="float" office:value="602" calcext:value-type="float">
            <text:p>602</text:p>
          </table:table-cell>
          <table:table-cell office:value-type="float" office:value="599" calcext:value-type="float">
            <text:p>599</text:p>
          </table:table-cell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958" calcext:value-type="float">
            <text:p>7958</text:p>
          </table:table-cell>
          <table:table-cell/>
          <table:table-cell office:value-type="string" calcext:value-type="string">
            <text:p>2017-06-19</text:p>
          </table:table-cell>
          <table:table-cell office:value-type="float" office:value="784.7534" calcext:value-type="float">
            <text:p>784.7534</text:p>
          </table:table-cell>
          <table:table-cell office:value-type="float" office:value="782.03186" calcext:value-type="float">
            <text:p>782.03186</text:p>
          </table:table-cell>
          <table:table-cell/>
          <table:table-cell office:value-type="string" calcext:value-type="string">
            <text:p>2017-06-19</text:p>
          </table:table-cell>
          <table:table-cell table:formula="of:=[.H117]-[.I117]" office:value-type="float" office:value="-10" calcext:value-type="float">
            <text:p>-10</text:p>
          </table:table-cell>
          <table:table-cell table:formula="of:=[.N117]-[.M117]" office:value-type="float" office:value="-2.72154" calcext:value-type="float">
            <text:p>-2.7</text:p>
          </table:table-cell>
        </table:table-row>
        <table:table-row table:style-name="ro1">
          <table:table-cell office:value-type="string" calcext:value-type="string">
            <text:p>2017-06-20</text:p>
          </table:table-cell>
          <table:table-cell office:value-type="float" office:value="14090" calcext:value-type="float">
            <text:p>14090</text:p>
          </table:table-cell>
          <table:table-cell office:value-type="float" office:value="14230" calcext:value-type="float">
            <text:p>14230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798" calcext:value-type="float">
            <text:p>798</text:p>
          </table:table-cell>
          <table:table-cell office:value-type="float" office:value="801" calcext:value-type="float">
            <text:p>801</text:p>
          </table:table-cell>
          <table:table-cell office:value-type="float" office:value="8227" calcext:value-type="float">
            <text:p>8227</text:p>
          </table:table-cell>
          <table:table-cell/>
          <table:table-cell office:value-type="string" calcext:value-type="string">
            <text:p>2017-06-20</text:p>
          </table:table-cell>
          <table:table-cell office:value-type="float" office:value="803.2294" calcext:value-type="float">
            <text:p>803.2294</text:p>
          </table:table-cell>
          <table:table-cell office:value-type="float" office:value="777.98663" calcext:value-type="float">
            <text:p>777.98663</text:p>
          </table:table-cell>
          <table:table-cell/>
          <table:table-cell office:value-type="string" calcext:value-type="string">
            <text:p>2017-06-20</text:p>
          </table:table-cell>
          <table:table-cell table:formula="of:=[.H118]-[.I118]" office:value-type="float" office:value="-3" calcext:value-type="float">
            <text:p>-3</text:p>
          </table:table-cell>
          <table:table-cell table:formula="of:=[.N118]-[.M118]" office:value-type="float" office:value="-25.2427700000001" calcext:value-type="float">
            <text:p>-25.2</text:p>
          </table:table-cell>
        </table:table-row>
        <table:table-row table:style-name="ro1">
          <table:table-cell office:value-type="string" calcext:value-type="string">
            <text:p>2017-06-21</text:p>
          </table:table-cell>
          <table:table-cell office:value-type="float" office:value="14150" calcext:value-type="float">
            <text:p>14150</text:p>
          </table:table-cell>
          <table:table-cell office:value-type="float" office:value="14230" calcext:value-type="float">
            <text:p>14230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795" calcext:value-type="float">
            <text:p>795</text:p>
          </table:table-cell>
          <table:table-cell office:value-type="float" office:value="807" calcext:value-type="float">
            <text:p>807</text:p>
          </table:table-cell>
          <table:table-cell office:value-type="float" office:value="8552" calcext:value-type="float">
            <text:p>8552</text:p>
          </table:table-cell>
          <table:table-cell/>
          <table:table-cell office:value-type="string" calcext:value-type="string">
            <text:p>2017-06-21</text:p>
          </table:table-cell>
          <table:table-cell office:value-type="float" office:value="785.9797" calcext:value-type="float">
            <text:p>785.9797</text:p>
          </table:table-cell>
          <table:table-cell office:value-type="float" office:value="793.3057" calcext:value-type="float">
            <text:p>793.3057</text:p>
          </table:table-cell>
          <table:table-cell/>
          <table:table-cell office:value-type="string" calcext:value-type="string">
            <text:p>2017-06-21</text:p>
          </table:table-cell>
          <table:table-cell table:formula="of:=[.H119]-[.I119]" office:value-type="float" office:value="-12" calcext:value-type="float">
            <text:p>-12</text:p>
          </table:table-cell>
          <table:table-cell table:formula="of:=[.N119]-[.M119]" office:value-type="float" office:value="7.32600000000002" calcext:value-type="float">
            <text:p>7.3</text:p>
          </table:table-cell>
        </table:table-row>
        <table:table-row table:style-name="ro1">
          <table:table-cell office:value-type="string" calcext:value-type="string">
            <text:p>2017-06-22</text:p>
          </table:table-cell>
          <table:table-cell office:value-type="float" office:value="14170" calcext:value-type="float">
            <text:p>14170</text:p>
          </table:table-cell>
          <table:table-cell office:value-type="float" office:value="14210" calcext:value-type="float">
            <text:p>14210</text:p>
          </table:table-cell>
          <table:table-cell office:value-type="float" office:value="585" calcext:value-type="float">
            <text:p>585</text:p>
          </table:table-cell>
          <table:table-cell office:value-type="float" office:value="573" calcext:value-type="float">
            <text:p>573</text:p>
          </table:table-cell>
          <table:table-cell office:value-type="float" office:value="810" calcext:value-type="float">
            <text:p>81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" calcext:value-type="float">
            <text:p>824</text:p>
          </table:table-cell>
          <table:table-cell office:value-type="float" office:value="19161" calcext:value-type="float">
            <text:p>19161</text:p>
          </table:table-cell>
          <table:table-cell/>
          <table:table-cell office:value-type="string" calcext:value-type="string">
            <text:p>2017-06-22</text:p>
          </table:table-cell>
          <table:table-cell office:value-type="float" office:value="801.5769" calcext:value-type="float">
            <text:p>801.5769</text:p>
          </table:table-cell>
          <table:table-cell office:value-type="float" office:value="791.1487" calcext:value-type="float">
            <text:p>791.1487</text:p>
          </table:table-cell>
          <table:table-cell/>
          <table:table-cell office:value-type="string" calcext:value-type="string">
            <text:p>2017-06-22</text:p>
          </table:table-cell>
          <table:table-cell table:formula="of:=[.H120]-[.I120]" office:value-type="float" office:value="-14" calcext:value-type="float">
            <text:p>-14</text:p>
          </table:table-cell>
          <table:table-cell table:formula="of:=[.N120]-[.M120]" office:value-type="float" office:value="-10.4282000000001" calcext:value-type="float">
            <text:p>-10.4</text:p>
          </table:table-cell>
        </table:table-row>
        <table:table-row table:style-name="ro1">
          <table:table-cell office:value-type="string" calcext:value-type="string">
            <text:p>2017-06-23</text:p>
          </table:table-cell>
          <table:table-cell office:value-type="float" office:value="14240" calcext:value-type="float">
            <text:p>14240</text:p>
          </table:table-cell>
          <table:table-cell office:value-type="float" office:value="14220" calcext:value-type="float">
            <text:p>14220</text:p>
          </table:table-cell>
          <table:table-cell office:value-type="float" office:value="582" calcext:value-type="float">
            <text:p>582</text:p>
          </table:table-cell>
          <table:table-cell office:value-type="float" office:value="574" calcext:value-type="float">
            <text:p>574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27" calcext:value-type="float">
            <text:p>827</text:p>
          </table:table-cell>
          <table:table-cell office:value-type="float" office:value="833" calcext:value-type="float">
            <text:p>833</text:p>
          </table:table-cell>
          <table:table-cell office:value-type="float" office:value="15683" calcext:value-type="float">
            <text:p>15683</text:p>
          </table:table-cell>
          <table:table-cell/>
          <table:table-cell office:value-type="string" calcext:value-type="string">
            <text:p>2017-06-23</text:p>
          </table:table-cell>
          <table:table-cell office:value-type="float" office:value="809.01904" calcext:value-type="float">
            <text:p>809.01904</text:p>
          </table:table-cell>
          <table:table-cell office:value-type="float" office:value="798.3876" calcext:value-type="float">
            <text:p>798.3876</text:p>
          </table:table-cell>
          <table:table-cell/>
          <table:table-cell office:value-type="string" calcext:value-type="string">
            <text:p>2017-06-23</text:p>
          </table:table-cell>
          <table:table-cell table:formula="of:=[.H121]-[.I121]" office:value-type="float" office:value="-6" calcext:value-type="float">
            <text:p>-6</text:p>
          </table:table-cell>
          <table:table-cell table:formula="of:=[.N121]-[.M121]" office:value-type="float" office:value="-10.63144" calcext:value-type="float">
            <text:p>-10.6</text:p>
          </table:table-cell>
        </table:table-row>
        <table:table-row table:style-name="ro1">
          <table:table-cell office:value-type="string" calcext:value-type="string">
            <text:p>2017-06-26</text:p>
          </table:table-cell>
          <table:table-cell office:value-type="float" office:value="13880" calcext:value-type="float">
            <text:p>13880</text:p>
          </table:table-cell>
          <table:table-cell office:value-type="float" office:value="13890" calcext:value-type="float">
            <text:p>13890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816" calcext:value-type="float">
            <text:p>816</text:p>
          </table:table-cell>
          <table:table-cell office:value-type="float" office:value="831" calcext:value-type="float">
            <text:p>831</text:p>
          </table:table-cell>
          <table:table-cell office:value-type="float" office:value="13572" calcext:value-type="float">
            <text:p>13572</text:p>
          </table:table-cell>
          <table:table-cell/>
          <table:table-cell office:value-type="string" calcext:value-type="string">
            <text:p>2017-06-26</text:p>
          </table:table-cell>
          <table:table-cell office:value-type="float" office:value="820.6793" calcext:value-type="float">
            <text:p>820.6793</text:p>
          </table:table-cell>
          <table:table-cell office:value-type="float" office:value="804.2355" calcext:value-type="float">
            <text:p>804.2355</text:p>
          </table:table-cell>
          <table:table-cell/>
          <table:table-cell office:value-type="string" calcext:value-type="string">
            <text:p>2017-06-26</text:p>
          </table:table-cell>
          <table:table-cell table:formula="of:=[.H122]-[.I122]" office:value-type="float" office:value="-15" calcext:value-type="float">
            <text:p>-15</text:p>
          </table:table-cell>
          <table:table-cell table:formula="of:=[.N122]-[.M122]" office:value-type="float" office:value="-16.4438" calcext:value-type="float">
            <text:p>-16.4</text:p>
          </table:table-cell>
        </table:table-row>
        <table:table-row table:style-name="ro1">
          <table:table-cell office:value-type="string" calcext:value-type="string">
            <text:p>2017-06-27</text:p>
          </table:table-cell>
          <table:table-cell office:value-type="float" office:value="13970" calcext:value-type="float">
            <text:p>13970</text:p>
          </table:table-cell>
          <table:table-cell office:value-type="float" office:value="13840" calcext:value-type="float">
            <text:p>13840</text:p>
          </table:table-cell>
          <table:table-cell office:value-type="float" office:value="566" calcext:value-type="float">
            <text:p>566</text:p>
          </table:table-cell>
          <table:table-cell office:value-type="float" office:value="556" calcext:value-type="float">
            <text:p>556</text:p>
          </table:table-cell>
          <table:table-cell office:value-type="float" office:value="833" calcext:value-type="float">
            <text:p>833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" calcext:value-type="float">
            <text:p>857</text:p>
          </table:table-cell>
          <table:table-cell office:value-type="float" office:value="22442" calcext:value-type="float">
            <text:p>22442</text:p>
          </table:table-cell>
          <table:table-cell/>
          <table:table-cell office:value-type="string" calcext:value-type="string">
            <text:p>2017-06-27</text:p>
          </table:table-cell>
          <table:table-cell office:value-type="float" office:value="823.6606" calcext:value-type="float">
            <text:p>823.6606</text:p>
          </table:table-cell>
          <table:table-cell office:value-type="float" office:value="807.2251" calcext:value-type="float">
            <text:p>807.2251</text:p>
          </table:table-cell>
          <table:table-cell/>
          <table:table-cell office:value-type="string" calcext:value-type="string">
            <text:p>2017-06-27</text:p>
          </table:table-cell>
          <table:table-cell table:formula="of:=[.H123]-[.I123]" office:value-type="float" office:value="-28" calcext:value-type="float">
            <text:p>-28</text:p>
          </table:table-cell>
          <table:table-cell table:formula="of:=[.N123]-[.M123]" office:value-type="float" office:value="-16.4355" calcext:value-type="float">
            <text:p>-16.4</text:p>
          </table:table-cell>
        </table:table-row>
        <table:table-row table:style-name="ro1">
          <table:table-cell office:value-type="string" calcext:value-type="string">
            <text:p>2017-06-28</text:p>
          </table:table-cell>
          <table:table-cell office:value-type="float" office:value="13890" calcext:value-type="float">
            <text:p>13890</text:p>
          </table:table-cell>
          <table:table-cell office:value-type="float" office:value="13840" calcext:value-type="float">
            <text:p>13840</text:p>
          </table:table-cell>
          <table:table-cell office:value-type="float" office:value="560" calcext:value-type="float">
            <text:p>560</text:p>
          </table:table-cell>
          <table:table-cell office:value-type="float" office:value="554" calcext:value-type="float">
            <text:p>554</text:p>
          </table:table-cell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13409" calcext:value-type="float">
            <text:p>13409</text:p>
          </table:table-cell>
          <table:table-cell/>
          <table:table-cell office:value-type="string" calcext:value-type="string">
            <text:p>2017-06-28</text:p>
          </table:table-cell>
          <table:table-cell office:value-type="float" office:value="828.2628" calcext:value-type="float">
            <text:p>828.2628</text:p>
          </table:table-cell>
          <table:table-cell office:value-type="float" office:value="801.91956" calcext:value-type="float">
            <text:p>801.91956</text:p>
          </table:table-cell>
          <table:table-cell/>
          <table:table-cell office:value-type="string" calcext:value-type="string">
            <text:p>2017-06-28</text:p>
          </table:table-cell>
          <table:table-cell table:formula="of:=[.H124]-[.I124]" office:value-type="float" office:value="-2" calcext:value-type="float">
            <text:p>-2</text:p>
          </table:table-cell>
          <table:table-cell table:formula="of:=[.N124]-[.M124]" office:value-type="float" office:value="-26.3432399999999" calcext:value-type="float">
            <text:p>-26.3</text:p>
          </table:table-cell>
        </table:table-row>
        <table:table-row table:style-name="ro1">
          <table:table-cell office:value-type="string" calcext:value-type="string">
            <text:p>2017-06-29</text:p>
          </table:table-cell>
          <table:table-cell office:value-type="float" office:value="13870" calcext:value-type="float">
            <text:p>13870</text:p>
          </table:table-cell>
          <table:table-cell office:value-type="float" office:value="13670" calcext:value-type="float">
            <text:p>13670</text:p>
          </table:table-cell>
          <table:table-cell office:value-type="float" office:value="552" calcext:value-type="float">
            <text:p>552</text:p>
          </table:table-cell>
          <table:table-cell office:value-type="float" office:value="543" calcext:value-type="float">
            <text:p>543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11843" calcext:value-type="float">
            <text:p>11843</text:p>
          </table:table-cell>
          <table:table-cell/>
          <table:table-cell office:value-type="string" calcext:value-type="string">
            <text:p>2017-06-29</text:p>
          </table:table-cell>
          <table:table-cell office:value-type="float" office:value="829.7689" calcext:value-type="float">
            <text:p>829.7689</text:p>
          </table:table-cell>
          <table:table-cell office:value-type="float" office:value="803.5917" calcext:value-type="float">
            <text:p>803.5917</text:p>
          </table:table-cell>
          <table:table-cell/>
          <table:table-cell office:value-type="string" calcext:value-type="string">
            <text:p>2017-06-29</text:p>
          </table:table-cell>
          <table:table-cell table:formula="of:=[.H125]-[.I125]" office:value-type="float" office:value="-2" calcext:value-type="float">
            <text:p>-2</text:p>
          </table:table-cell>
          <table:table-cell table:formula="of:=[.N125]-[.M125]" office:value-type="float" office:value="-26.1772000000001" calcext:value-type="float">
            <text:p>-26.2</text:p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13350" calcext:value-type="float">
            <text:p>13350</text:p>
          </table:table-cell>
          <table:table-cell office:value-type="float" office:value="13440" calcext:value-type="float">
            <text:p>13440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822" calcext:value-type="float">
            <text:p>822</text:p>
          </table:table-cell>
          <table:table-cell office:value-type="float" office:value="829" calcext:value-type="float">
            <text:p>829</text:p>
          </table:table-cell>
          <table:table-cell office:value-type="float" office:value="821" calcext:value-type="float">
            <text:p>821</text:p>
          </table:table-cell>
          <table:table-cell office:value-type="float" office:value="827" calcext:value-type="float">
            <text:p>827</text:p>
          </table:table-cell>
          <table:table-cell office:value-type="float" office:value="10221" calcext:value-type="float">
            <text:p>10221</text:p>
          </table:table-cell>
          <table:table-cell/>
          <table:table-cell office:value-type="string" calcext:value-type="string">
            <text:p>2017-06-30</text:p>
          </table:table-cell>
          <table:table-cell office:value-type="float" office:value="825.5583" calcext:value-type="float">
            <text:p>825.5583</text:p>
          </table:table-cell>
          <table:table-cell office:value-type="float" office:value="810.71985" calcext:value-type="float">
            <text:p>810.71985</text:p>
          </table:table-cell>
          <table:table-cell/>
          <table:table-cell office:value-type="string" calcext:value-type="string">
            <text:p>2017-06-30</text:p>
          </table:table-cell>
          <table:table-cell table:formula="of:=[.H126]-[.I126]" office:value-type="float" office:value="-6" calcext:value-type="float">
            <text:p>-6</text:p>
          </table:table-cell>
          <table:table-cell table:formula="of:=[.N126]-[.M126]" office:value-type="float" office:value="-14.8384500000001" calcext:value-type="float">
            <text:p>-14.8</text:p>
          </table:table-cell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13460" calcext:value-type="float">
            <text:p>13460</text:p>
          </table:table-cell>
          <table:table-cell office:value-type="float" office:value="13410" calcext:value-type="float">
            <text:p>13410</text:p>
          </table:table-cell>
          <table:table-cell office:value-type="float" office:value="556" calcext:value-type="float">
            <text:p>556</text:p>
          </table:table-cell>
          <table:table-cell office:value-type="float" office:value="573" calcext:value-type="float">
            <text:p>573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3" calcext:value-type="float">
            <text:p>823</text:p>
          </table:table-cell>
          <table:table-cell office:value-type="float" office:value="6445" calcext:value-type="float">
            <text:p>6445</text:p>
          </table:table-cell>
          <table:table-cell/>
          <table:table-cell office:value-type="string" calcext:value-type="string">
            <text:p>2017-07-03</text:p>
          </table:table-cell>
          <table:table-cell office:value-type="float" office:value="819.1176" calcext:value-type="float">
            <text:p>819.1176</text:p>
          </table:table-cell>
          <table:table-cell office:value-type="float" office:value="805.2864" calcext:value-type="float">
            <text:p>805.2864</text:p>
          </table:table-cell>
          <table:table-cell/>
          <table:table-cell office:value-type="string" calcext:value-type="string">
            <text:p>2017-07-03</text:p>
          </table:table-cell>
          <table:table-cell table:formula="of:=[.H127]-[.I127]" office:value-type="float" office:value="-4" calcext:value-type="float">
            <text:p>-4</text:p>
          </table:table-cell>
          <table:table-cell table:formula="of:=[.N127]-[.M127]" office:value-type="float" office:value="-13.8312000000001" calcext:value-type="float">
            <text:p>-13.8</text:p>
          </table:table-cell>
        </table:table-row>
        <table:table-row table:style-name="ro1">
          <table:table-cell office:value-type="string" calcext:value-type="string">
            <text:p>2017-07-04</text:p>
          </table:table-cell>
          <table:table-cell office:value-type="float" office:value="13400" calcext:value-type="float">
            <text:p>13400</text:p>
          </table:table-cell>
          <table:table-cell office:value-type="float" office:value="13520" calcext:value-type="float">
            <text:p>13520</text:p>
          </table:table-cell>
          <table:table-cell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" calcext:value-type="float">
            <text:p>8525</text:p>
          </table:table-cell>
          <table:table-cell/>
          <table:table-cell office:value-type="string" calcext:value-type="string">
            <text:p>2017-07-04</text:p>
          </table:table-cell>
          <table:table-cell office:value-type="float" office:value="814.4966" calcext:value-type="float">
            <text:p>814.4966</text:p>
          </table:table-cell>
          <table:table-cell office:value-type="float" office:value="810.94226" calcext:value-type="float">
            <text:p>810.94226</text:p>
          </table:table-cell>
          <table:table-cell/>
          <table:table-cell office:value-type="string" calcext:value-type="string">
            <text:p>2017-07-04</text:p>
          </table:table-cell>
          <table:table-cell table:formula="of:=[.H128]-[.I128]" office:value-type="float" office:value="-4" calcext:value-type="float">
            <text:p>-4</text:p>
          </table:table-cell>
          <table:table-cell table:formula="of:=[.N128]-[.M128]" office:value-type="float" office:value="-3.55433999999991" calcext:value-type="float">
            <text:p>-3.6</text:p>
          </table:table-cell>
        </table:table-row>
        <table:table-row table:style-name="ro1">
          <table:table-cell office:value-type="string" calcext:value-type="string">
            <text:p>2017-07-05</text:p>
          </table:table-cell>
          <table:table-cell office:value-type="float" office:value="13490" calcext:value-type="float">
            <text:p>13490</text:p>
          </table:table-cell>
          <table:table-cell office:value-type="float" office:value="13200" calcext:value-type="float">
            <text:p>13200</text:p>
          </table:table-cell>
          <table:table-cell office:value-type="float" office:value="583" calcext:value-type="float">
            <text:p>583</text:p>
          </table:table-cell>
          <table:table-cell office:value-type="float" office:value="575" calcext:value-type="float">
            <text:p>575</text:p>
          </table:table-cell>
          <table:table-cell office:value-type="float" office:value="809" calcext:value-type="float">
            <text:p>809</text:p>
          </table:table-cell>
          <table:table-cell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office:value-type="float" office:value="816" calcext:value-type="float">
            <text:p>816</text:p>
          </table:table-cell>
          <table:table-cell office:value-type="float" office:value="7061" calcext:value-type="float">
            <text:p>7061</text:p>
          </table:table-cell>
          <table:table-cell/>
          <table:table-cell office:value-type="string" calcext:value-type="string">
            <text:p>2017-07-05</text:p>
          </table:table-cell>
          <table:table-cell office:value-type="float" office:value="797.52155" calcext:value-type="float">
            <text:p>797.52155</text:p>
          </table:table-cell>
          <table:table-cell office:value-type="float" office:value="800.1918" calcext:value-type="float">
            <text:p>800.1918</text:p>
          </table:table-cell>
          <table:table-cell/>
          <table:table-cell office:value-type="string" calcext:value-type="string">
            <text:p>2017-07-05</text:p>
          </table:table-cell>
          <table:table-cell table:formula="of:=[.H129]-[.I129]" office:value-type="float" office:value="-11" calcext:value-type="float">
            <text:p>-11</text:p>
          </table:table-cell>
          <table:table-cell table:formula="of:=[.N129]-[.M129]" office:value-type="float" office:value="2.6702499999999" calcext:value-type="float">
            <text:p>2.7</text:p>
          </table:table-cell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13400" calcext:value-type="float">
            <text:p>13400</text:p>
          </table:table-cell>
          <table:table-cell office:value-type="float" office:value="13230" calcext:value-type="float">
            <text:p>13230</text:p>
          </table:table-cell>
          <table:table-cell office:value-type="float" office:value="584" calcext:value-type="float">
            <text:p>584</text:p>
          </table:table-cell>
          <table:table-cell office:value-type="float" office:value="582" calcext:value-type="float">
            <text:p>582</text:p>
          </table:table-cell>
          <table:table-cell office:value-type="float" office:value="822" calcext:value-type="float">
            <text:p>822</text:p>
          </table:table-cell>
          <table:table-cell office:value-type="float" office:value="824" calcext:value-type="float">
            <text:p>824</text:p>
          </table:table-cell>
          <table:table-cell office:value-type="float" office:value="815" calcext:value-type="float">
            <text:p>815</text:p>
          </table:table-cell>
          <table:table-cell office:value-type="float" office:value="817" calcext:value-type="float">
            <text:p>817</text:p>
          </table:table-cell>
          <table:table-cell office:value-type="float" office:value="7979" calcext:value-type="float">
            <text:p>7979</text:p>
          </table:table-cell>
          <table:table-cell/>
          <table:table-cell office:value-type="string" calcext:value-type="string">
            <text:p>2017-07-06</text:p>
          </table:table-cell>
          <table:table-cell office:value-type="float" office:value="800.1457" calcext:value-type="float">
            <text:p>800.1457</text:p>
          </table:table-cell>
          <table:table-cell office:value-type="float" office:value="793.1697" calcext:value-type="float">
            <text:p>793.1697</text:p>
          </table:table-cell>
          <table:table-cell/>
          <table:table-cell office:value-type="string" calcext:value-type="string">
            <text:p>2017-07-06</text:p>
          </table:table-cell>
          <table:table-cell table:formula="of:=[.H130]-[.I130]" office:value-type="float" office:value="-2" calcext:value-type="float">
            <text:p>-2</text:p>
          </table:table-cell>
          <table:table-cell table:formula="of:=[.N130]-[.M130]" office:value-type="float" office:value="-6.976" calcext:value-type="float">
            <text:p>-7.0</text:p>
          </table:table-cell>
        </table:table-row>
        <table:table-row table:style-name="ro1">
          <table:table-cell office:value-type="string" calcext:value-type="string">
            <text:p>2017-07-07</text:p>
          </table:table-cell>
          <table:table-cell office:value-type="float" office:value="13120" calcext:value-type="float">
            <text:p>13120</text:p>
          </table:table-cell>
          <table:table-cell office:value-type="float" office:value="13230" calcext:value-type="float">
            <text:p>13230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float" office:value="811" calcext:value-type="float">
            <text:p>811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6269" calcext:value-type="float">
            <text:p>6269</text:p>
          </table:table-cell>
          <table:table-cell/>
          <table:table-cell office:value-type="string" calcext:value-type="string">
            <text:p>2017-07-07</text:p>
          </table:table-cell>
          <table:table-cell office:value-type="float" office:value="803.7048" calcext:value-type="float">
            <text:p>803.7048</text:p>
          </table:table-cell>
          <table:table-cell office:value-type="float" office:value="798.9123" calcext:value-type="float">
            <text:p>798.9123</text:p>
          </table:table-cell>
          <table:table-cell/>
          <table:table-cell office:value-type="string" calcext:value-type="string">
            <text:p>2017-07-07</text:p>
          </table:table-cell>
          <table:table-cell table:formula="of:=[.H131]-[.I131]" office:value-type="float" office:value="-3" calcext:value-type="float">
            <text:p>-3</text:p>
          </table:table-cell>
          <table:table-cell table:formula="of:=[.N131]-[.M131]" office:value-type="float" office:value="-4.79250000000002" calcext:value-type="float">
            <text:p>-4.8</text:p>
          </table:table-cell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13220" calcext:value-type="float">
            <text:p>13220</text:p>
          </table:table-cell>
          <table:table-cell office:value-type="float" office:value="13240" calcext:value-type="float">
            <text:p>13240</text:p>
          </table:table-cell>
          <table:table-cell office:value-type="float" office:value="575" calcext:value-type="float">
            <text:p>575</text:p>
          </table:table-cell>
          <table:table-cell office:value-type="float" office:value="564" calcext:value-type="float">
            <text:p>564</text:p>
          </table:table-cell>
          <table:table-cell office:value-type="float" office:value="821" calcext:value-type="float">
            <text:p>821</text:p>
          </table:table-cell>
          <table:table-cell office:value-type="float" office:value="826" calcext:value-type="float">
            <text:p>826</text:p>
          </table:table-cell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6518" calcext:value-type="float">
            <text:p>6518</text:p>
          </table:table-cell>
          <table:table-cell/>
          <table:table-cell office:value-type="string" calcext:value-type="string">
            <text:p>2017-07-10</text:p>
          </table:table-cell>
          <table:table-cell office:value-type="float" office:value="802.2637" calcext:value-type="float">
            <text:p>802.2637</text:p>
          </table:table-cell>
          <table:table-cell office:value-type="float" office:value="800.67773" calcext:value-type="float">
            <text:p>800.67773</text:p>
          </table:table-cell>
          <table:table-cell/>
          <table:table-cell office:value-type="string" calcext:value-type="string">
            <text:p>2017-07-10</text:p>
          </table:table-cell>
          <table:table-cell table:formula="of:=[.H132]-[.I132]" office:value-type="float" office:value="-2" calcext:value-type="float">
            <text:p>-2</text:p>
          </table:table-cell>
          <table:table-cell table:formula="of:=[.N132]-[.M132]" office:value-type="float" office:value="-1.58596999999997" calcext:value-type="float">
            <text:p>-1.6</text:p>
          </table:table-cell>
        </table:table-row>
        <table:table-row table:style-name="ro1">
          <table:table-cell office:value-type="string" calcext:value-type="string">
            <text:p>2017-07-11</text:p>
          </table:table-cell>
          <table:table-cell office:value-type="float" office:value="13180" calcext:value-type="float">
            <text:p>13180</text:p>
          </table:table-cell>
          <table:table-cell office:value-type="float" office:value="13160" calcext:value-type="float">
            <text:p>13160</text:p>
          </table:table-cell>
          <table:table-cell office:value-type="float" office:value="560" calcext:value-type="float">
            <text:p>560</text:p>
          </table:table-cell>
          <table:table-cell office:value-type="float" office:value="557" calcext:value-type="float">
            <text:p>557</text:p>
          </table:table-cell>
          <table:table-cell office:value-type="float" office:value="826" calcext:value-type="float">
            <text:p>826</text:p>
          </table:table-cell>
          <table:table-cell office:value-type="float" office:value="837" calcext:value-type="float">
            <text:p>837</text:p>
          </table:table-cell>
          <table:table-cell office:value-type="float" office:value="818" calcext:value-type="float">
            <text:p>818</text:p>
          </table:table-cell>
          <table:table-cell office:value-type="float" office:value="837" calcext:value-type="float">
            <text:p>837</text:p>
          </table:table-cell>
          <table:table-cell office:value-type="float" office:value="8702" calcext:value-type="float">
            <text:p>8702</text:p>
          </table:table-cell>
          <table:table-cell/>
          <table:table-cell office:value-type="string" calcext:value-type="string">
            <text:p>2017-07-11</text:p>
          </table:table-cell>
          <table:table-cell office:value-type="float" office:value="807.98615" calcext:value-type="float">
            <text:p>807.98615</text:p>
          </table:table-cell>
          <table:table-cell office:value-type="float" office:value="804.9127" calcext:value-type="float">
            <text:p>804.9127</text:p>
          </table:table-cell>
          <table:table-cell/>
          <table:table-cell office:value-type="string" calcext:value-type="string">
            <text:p>2017-07-11</text:p>
          </table:table-cell>
          <table:table-cell table:formula="of:=[.H133]-[.I133]" office:value-type="float" office:value="-19" calcext:value-type="float">
            <text:p>-19</text:p>
          </table:table-cell>
          <table:table-cell table:formula="of:=[.N133]-[.M133]" office:value-type="float" office:value="-3.07344999999998" calcext:value-type="float">
            <text:p>-3.1</text:p>
          </table:table-cell>
        </table:table-row>
        <table:table-row table:style-name="ro1">
          <table:table-cell office:value-type="string" calcext:value-type="string">
            <text:p>2017-07-12</text:p>
          </table:table-cell>
          <table:table-cell office:value-type="float" office:value="13060" calcext:value-type="float">
            <text:p>13060</text:p>
          </table:table-cell>
          <table:table-cell office:value-type="float" office:value="12920" calcext:value-type="float">
            <text:p>12920</text:p>
          </table:table-cell>
          <table:table-cell office:value-type="float" office:value="552" calcext:value-type="float">
            <text:p>552</text:p>
          </table:table-cell>
          <table:table-cell office:value-type="float" office:value="547" calcext:value-type="float">
            <text:p>547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office:value-type="float" office:value="828" calcext:value-type="float">
            <text:p>828</text:p>
          </table:table-cell>
          <table:table-cell office:value-type="float" office:value="6780" calcext:value-type="float">
            <text:p>6780</text:p>
          </table:table-cell>
          <table:table-cell/>
          <table:table-cell office:value-type="string" calcext:value-type="string">
            <text:p>2017-07-12</text:p>
          </table:table-cell>
          <table:table-cell office:value-type="float" office:value="815.3176" calcext:value-type="float">
            <text:p>815.3176</text:p>
          </table:table-cell>
          <table:table-cell office:value-type="float" office:value="806.8616" calcext:value-type="float">
            <text:p>806.8616</text:p>
          </table:table-cell>
          <table:table-cell/>
          <table:table-cell office:value-type="string" calcext:value-type="string">
            <text:p>2017-07-12</text:p>
          </table:table-cell>
          <table:table-cell table:formula="of:=[.H134]-[.I134]" office:value-type="float" office:value="-2" calcext:value-type="float">
            <text:p>-2</text:p>
          </table:table-cell>
          <table:table-cell table:formula="of:=[.N134]-[.M134]" office:value-type="float" office:value="-8.45600000000002" calcext:value-type="float">
            <text:p>-8.5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float" office:value="12870" calcext:value-type="float">
            <text:p>12870</text:p>
          </table:table-cell>
          <table:table-cell office:value-type="float" office:value="12910" calcext:value-type="float">
            <text:p>12910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835" calcext:value-type="float">
            <text:p>835</text:p>
          </table:table-cell>
          <table:table-cell office:value-type="float" office:value="848" calcext:value-type="float">
            <text:p>848</text:p>
          </table:table-cell>
          <table:table-cell office:value-type="float" office:value="835" calcext:value-type="float">
            <text:p>835</text:p>
          </table:table-cell>
          <table:table-cell office:value-type="float" office:value="842" calcext:value-type="float">
            <text:p>842</text:p>
          </table:table-cell>
          <table:table-cell office:value-type="float" office:value="9957" calcext:value-type="float">
            <text:p>9957</text:p>
          </table:table-cell>
          <table:table-cell/>
          <table:table-cell office:value-type="string" calcext:value-type="string">
            <text:p>2017-07-13</text:p>
          </table:table-cell>
          <table:table-cell office:value-type="float" office:value="814.9624" calcext:value-type="float">
            <text:p>814.9624</text:p>
          </table:table-cell>
          <table:table-cell office:value-type="float" office:value="807.7924" calcext:value-type="float">
            <text:p>807.7924</text:p>
          </table:table-cell>
          <table:table-cell/>
          <table:table-cell office:value-type="string" calcext:value-type="string">
            <text:p>2017-07-13</text:p>
          </table:table-cell>
          <table:table-cell table:formula="of:=[.H135]-[.I135]" office:value-type="float" office:value="-7" calcext:value-type="float">
            <text:p>-7</text:p>
          </table:table-cell>
          <table:table-cell table:formula="of:=[.N135]-[.M135]" office:value-type="float" office:value="-7.16999999999996" calcext:value-type="float">
            <text:p>-7.2</text:p>
          </table:table-cell>
        </table:table-row>
        <table:table-row table:style-name="ro1">
          <table:table-cell office:value-type="string" calcext:value-type="string">
            <text:p>2017-07-14</text:p>
          </table:table-cell>
          <table:table-cell office:value-type="float" office:value="13080" calcext:value-type="float">
            <text:p>13080</text:p>
          </table:table-cell>
          <table:table-cell office:value-type="float" office:value="13050" calcext:value-type="float">
            <text:p>13050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846" calcext:value-type="float">
            <text:p>846</text:p>
          </table:table-cell>
          <table:table-cell office:value-type="float" office:value="848" calcext:value-type="float">
            <text:p>848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6372" calcext:value-type="float">
            <text:p>6372</text:p>
          </table:table-cell>
          <table:table-cell/>
          <table:table-cell office:value-type="string" calcext:value-type="string">
            <text:p>2017-07-14</text:p>
          </table:table-cell>
          <table:table-cell office:value-type="float" office:value="821.12317" calcext:value-type="float">
            <text:p>821.12317</text:p>
          </table:table-cell>
          <table:table-cell office:value-type="float" office:value="811.35486" calcext:value-type="float">
            <text:p>811.35486</text:p>
          </table:table-cell>
          <table:table-cell/>
          <table:table-cell office:value-type="string" calcext:value-type="string">
            <text:p>2017-07-14</text:p>
          </table:table-cell>
          <table:table-cell table:formula="of:=[.H136]-[.I136]" office:value-type="float" office:value="-2" calcext:value-type="float">
            <text:p>-2</text:p>
          </table:table-cell>
          <table:table-cell table:formula="of:=[.N136]-[.M136]" office:value-type="float" office:value="-9.76830999999993" calcext:value-type="float">
            <text:p>-9.8</text:p>
          </table:table-cell>
        </table:table-row>
        <table:table-row table:style-name="ro1">
          <table:table-cell office:value-type="string" calcext:value-type="string">
            <text:p>2017-07-18</text:p>
          </table:table-cell>
          <table:table-cell office:value-type="float" office:value="13160" calcext:value-type="float">
            <text:p>13160</text:p>
          </table:table-cell>
          <table:table-cell office:value-type="float" office:value="12990" calcext:value-type="float">
            <text:p>12990</text:p>
          </table:table-cell>
          <table:table-cell office:value-type="float" office:value="559" calcext:value-type="float">
            <text:p>559</text:p>
          </table:table-cell>
          <table:table-cell office:value-type="float" office:value="550" calcext:value-type="float">
            <text:p>550</text:p>
          </table:table-cell>
          <table:table-cell office:value-type="float" office:value="838" calcext:value-type="float">
            <text:p>838</text:p>
          </table:table-cell>
          <table:table-cell office:value-type="float" office:value="867" calcext:value-type="float">
            <text:p>867</text:p>
          </table:table-cell>
          <table:table-cell office:value-type="float" office:value="836" calcext:value-type="float">
            <text:p>836</text:p>
          </table:table-cell>
          <table:table-cell office:value-type="float" office:value="866" calcext:value-type="float">
            <text:p>866</text:p>
          </table:table-cell>
          <table:table-cell office:value-type="float" office:value="21865" calcext:value-type="float">
            <text:p>21865</text:p>
          </table:table-cell>
          <table:table-cell/>
          <table:table-cell office:value-type="string" calcext:value-type="string">
            <text:p>2017-07-18</text:p>
          </table:table-cell>
          <table:table-cell office:value-type="float" office:value="822.16956" calcext:value-type="float">
            <text:p>822.16956</text:p>
          </table:table-cell>
          <table:table-cell office:value-type="float" office:value="812.13745" calcext:value-type="float">
            <text:p>812.13745</text:p>
          </table:table-cell>
          <table:table-cell/>
          <table:table-cell office:value-type="string" calcext:value-type="string">
            <text:p>2017-07-18</text:p>
          </table:table-cell>
          <table:table-cell table:formula="of:=[.H137]-[.I137]" office:value-type="float" office:value="-30" calcext:value-type="float">
            <text:p>-30</text:p>
          </table:table-cell>
          <table:table-cell table:formula="of:=[.N137]-[.M137]" office:value-type="float" office:value="-10.0321100000001" calcext:value-type="float">
            <text:p>-10.0</text:p>
          </table:table-cell>
        </table:table-row>
        <table:table-row table:style-name="ro1">
          <table:table-cell office:value-type="string" calcext:value-type="string">
            <text:p>2017-07-19</text:p>
          </table:table-cell>
          <table:table-cell office:value-type="float" office:value="13160" calcext:value-type="float">
            <text:p>13160</text:p>
          </table:table-cell>
          <table:table-cell office:value-type="float" office:value="13340" calcext:value-type="float">
            <text:p>13340</text:p>
          </table:table-cell>
          <table:table-cell office:value-type="float" office:value="558" calcext:value-type="float">
            <text:p>558</text:p>
          </table:table-cell>
          <table:table-cell office:value-type="float" office:value="570" calcext:value-type="float">
            <text:p>570</text:p>
          </table:table-cell>
          <table:table-cell office:value-type="float" office:value="864" calcext:value-type="float">
            <text:p>864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2" calcext:value-type="float">
            <text:p>862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2017-07-19</text:p>
          </table:table-cell>
          <table:table-cell office:value-type="float" office:value="825.7611" calcext:value-type="float">
            <text:p>825.7611</text:p>
          </table:table-cell>
          <table:table-cell office:value-type="float" office:value="803.54144" calcext:value-type="float">
            <text:p>803.54144</text:p>
          </table:table-cell>
          <table:table-cell/>
          <table:table-cell office:value-type="string" calcext:value-type="string">
            <text:p>2017-07-19</text:p>
          </table:table-cell>
          <table:table-cell table:formula="of:=[.H138]-[.I138]" office:value-type="float" office:value="-5" calcext:value-type="float">
            <text:p>-5</text:p>
          </table:table-cell>
          <table:table-cell table:formula="of:=[.N138]-[.M138]" office:value-type="float" office:value="-22.2196600000001" calcext:value-type="float">
            <text:p>-22.2</text:p>
          </table:table-cell>
        </table:table-row>
        <table:table-row table:style-name="ro1">
          <table:table-cell office:value-type="string" calcext:value-type="string">
            <text:p>2017-07-20</text:p>
          </table:table-cell>
          <table:table-cell office:value-type="float" office:value="13490" calcext:value-type="float">
            <text:p>13490</text:p>
          </table:table-cell>
          <table:table-cell office:value-type="float" office:value="13480" calcext:value-type="float">
            <text:p>13480</text:p>
          </table:table-cell>
          <table:table-cell office:value-type="float" office:value="575" calcext:value-type="float">
            <text:p>575</text:p>
          </table:table-cell>
          <table:table-cell office:value-type="float" office:value="586" calcext:value-type="float">
            <text:p>586</text:p>
          </table:table-cell>
          <table:table-cell office:value-type="float" office:value="861" calcext:value-type="float">
            <text:p>861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6" calcext:value-type="float">
            <text:p>866</text:p>
          </table:table-cell>
          <table:table-cell office:value-type="float" office:value="10606" calcext:value-type="float">
            <text:p>10606</text:p>
          </table:table-cell>
          <table:table-cell/>
          <table:table-cell office:value-type="string" calcext:value-type="string">
            <text:p>2017-07-20</text:p>
          </table:table-cell>
          <table:table-cell office:value-type="float" office:value="838.32733" calcext:value-type="float">
            <text:p>838.32733</text:p>
          </table:table-cell>
          <table:table-cell office:value-type="float" office:value="817.1298" calcext:value-type="float">
            <text:p>817.1298</text:p>
          </table:table-cell>
          <table:table-cell/>
          <table:table-cell office:value-type="string" calcext:value-type="string">
            <text:p>2017-07-20</text:p>
          </table:table-cell>
          <table:table-cell table:formula="of:=[.H139]-[.I139]" office:value-type="float" office:value="-9" calcext:value-type="float">
            <text:p>-9</text:p>
          </table:table-cell>
          <table:table-cell table:formula="of:=[.N139]-[.M139]" office:value-type="float" office:value="-21.1975299999999" calcext:value-type="float">
            <text:p>-21.2</text:p>
          </table:table-cell>
        </table:table-row>
        <table:table-row table:style-name="ro1">
          <table:table-cell office:value-type="string" calcext:value-type="string">
            <text:p>2017-07-21</text:p>
          </table:table-cell>
          <table:table-cell office:value-type="float" office:value="13620" calcext:value-type="float">
            <text:p>13620</text:p>
          </table:table-cell>
          <table:table-cell office:value-type="float" office:value="13770" calcext:value-type="float">
            <text:p>13770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866" calcext:value-type="float">
            <text:p>866</text:p>
          </table:table-cell>
          <table:table-cell office:value-type="float" office:value="875" calcext:value-type="float">
            <text:p>875</text:p>
          </table:table-cell>
          <table:table-cell office:value-type="float" office:value="859" calcext:value-type="float">
            <text:p>859</text:p>
          </table:table-cell>
          <table:table-cell office:value-type="float" office:value="861" calcext:value-type="float">
            <text:p>861</text:p>
          </table:table-cell>
          <table:table-cell office:value-type="float" office:value="10525" calcext:value-type="float">
            <text:p>10525</text:p>
          </table:table-cell>
          <table:table-cell/>
          <table:table-cell office:value-type="string" calcext:value-type="string">
            <text:p>2017-07-21</text:p>
          </table:table-cell>
          <table:table-cell office:value-type="float" office:value="841.1237" calcext:value-type="float">
            <text:p>841.1237</text:p>
          </table:table-cell>
          <table:table-cell office:value-type="float" office:value="820.0401" calcext:value-type="float">
            <text:p>820.0401</text:p>
          </table:table-cell>
          <table:table-cell/>
          <table:table-cell office:value-type="string" calcext:value-type="string">
            <text:p>2017-07-21</text:p>
          </table:table-cell>
          <table:table-cell table:formula="of:=[.H140]-[.I140]" office:value-type="float" office:value="-2" calcext:value-type="float">
            <text:p>-2</text:p>
          </table:table-cell>
          <table:table-cell table:formula="of:=[.N140]-[.M140]" office:value-type="float" office:value="-21.0835999999999" calcext:value-type="float">
            <text:p>-21.1</text:p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13570" calcext:value-type="float">
            <text:p>13570</text:p>
          </table:table-cell>
          <table:table-cell office:value-type="float" office:value="13500" calcext:value-type="float">
            <text:p>13500</text:p>
          </table:table-cell>
          <table:table-cell office:value-type="float" office:value="590" calcext:value-type="float">
            <text:p>590</text:p>
          </table:table-cell>
          <table:table-cell office:value-type="float" office:value="586" calcext:value-type="float">
            <text:p>586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845" calcext:value-type="float">
            <text:p>845</text:p>
          </table:table-cell>
          <table:table-cell office:value-type="float" office:value="849" calcext:value-type="float">
            <text:p>849</text:p>
          </table:table-cell>
          <table:table-cell office:value-type="float" office:value="7476" calcext:value-type="float">
            <text:p>7476</text:p>
          </table:table-cell>
          <table:table-cell/>
          <table:table-cell office:value-type="string" calcext:value-type="string">
            <text:p>2017-07-24</text:p>
          </table:table-cell>
          <table:table-cell office:value-type="float" office:value="845.81445" calcext:value-type="float">
            <text:p>845.81445</text:p>
          </table:table-cell>
          <table:table-cell office:value-type="float" office:value="821.28265" calcext:value-type="float">
            <text:p>821.28265</text:p>
          </table:table-cell>
          <table:table-cell/>
          <table:table-cell office:value-type="string" calcext:value-type="string">
            <text:p>2017-07-24</text:p>
          </table:table-cell>
          <table:table-cell table:formula="of:=[.H141]-[.I141]" office:value-type="float" office:value="-4" calcext:value-type="float">
            <text:p>-4</text:p>
          </table:table-cell>
          <table:table-cell table:formula="of:=[.N141]-[.M141]" office:value-type="float" office:value="-24.5318" calcext:value-type="float">
            <text:p>-24.5</text:p>
          </table:table-cell>
        </table:table-row>
        <table:table-row table:style-name="ro1">
          <table:table-cell office:value-type="string" calcext:value-type="string">
            <text:p>2017-07-25</text:p>
          </table:table-cell>
          <table:table-cell office:value-type="float" office:value="13620" calcext:value-type="float">
            <text:p>13620</text:p>
          </table:table-cell>
          <table:table-cell office:value-type="float" office:value="13520" calcext:value-type="float">
            <text:p>13520</text:p>
          </table:table-cell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5" calcext:value-type="float">
            <text:p>845</text:p>
          </table:table-cell>
          <table:table-cell office:value-type="float" office:value="7584" calcext:value-type="float">
            <text:p>7584</text:p>
          </table:table-cell>
          <table:table-cell/>
          <table:table-cell office:value-type="string" calcext:value-type="string">
            <text:p>2017-07-25</text:p>
          </table:table-cell>
          <table:table-cell office:value-type="float" office:value="839.81537" calcext:value-type="float">
            <text:p>839.81537</text:p>
          </table:table-cell>
          <table:table-cell office:value-type="float" office:value="820.9603" calcext:value-type="float">
            <text:p>820.9603</text:p>
          </table:table-cell>
          <table:table-cell/>
          <table:table-cell office:value-type="string" calcext:value-type="string">
            <text:p>2017-07-25</text:p>
          </table:table-cell>
          <table:table-cell table:formula="of:=[.H142]-[.I142]" office:value-type="float" office:value="-5" calcext:value-type="float">
            <text:p>-5</text:p>
          </table:table-cell>
          <table:table-cell table:formula="of:=[.N142]-[.M142]" office:value-type="float" office:value="-18.8550700000001" calcext:value-type="float">
            <text:p>-18.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float" office:value="13350" calcext:value-type="float">
            <text:p>13350</text:p>
          </table:table-cell>
          <table:table-cell office:value-type="float" office:value="13310" calcext:value-type="float">
            <text:p>13310</text:p>
          </table:table-cell>
          <table:table-cell office:value-type="float" office:value="574" calcext:value-type="float">
            <text:p>574</text:p>
          </table:table-cell>
          <table:table-cell office:value-type="float" office:value="568" calcext:value-type="float">
            <text:p>568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12645" calcext:value-type="float">
            <text:p>12645</text:p>
          </table:table-cell>
          <table:table-cell/>
          <table:table-cell office:value-type="string" calcext:value-type="string">
            <text:p>2017-07-26</text:p>
          </table:table-cell>
          <table:table-cell office:value-type="float" office:value="832.19617" calcext:value-type="float">
            <text:p>832.19617</text:p>
          </table:table-cell>
          <table:table-cell office:value-type="float" office:value="819.8238" calcext:value-type="float">
            <text:p>819.8238</text:p>
          </table:table-cell>
          <table:table-cell/>
          <table:table-cell office:value-type="string" calcext:value-type="string">
            <text:p>2017-07-26</text:p>
          </table:table-cell>
          <table:table-cell table:formula="of:=[.H143]-[.I143]" office:value-type="float" office:value="-2" calcext:value-type="float">
            <text:p>-2</text:p>
          </table:table-cell>
          <table:table-cell table:formula="of:=[.N143]-[.M143]" office:value-type="float" office:value="-12.37237" calcext:value-type="float">
            <text:p>-12.4</text:p>
          </table:table-cell>
        </table:table-row>
        <table:table-row table:style-name="ro1">
          <table:table-cell office:value-type="string" calcext:value-type="string">
            <text:p>2017-07-27</text:p>
          </table:table-cell>
          <table:table-cell office:value-type="float" office:value="13470" calcext:value-type="float">
            <text:p>13470</text:p>
          </table:table-cell>
          <table:table-cell office:value-type="float" office:value="13530" calcext:value-type="float">
            <text:p>13530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833" calcext:value-type="float">
            <text:p>833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office:value-type="float" office:value="11374" calcext:value-type="float">
            <text:p>11374</text:p>
          </table:table-cell>
          <table:table-cell/>
          <table:table-cell office:value-type="string" calcext:value-type="string">
            <text:p>2017-07-27</text:p>
          </table:table-cell>
          <table:table-cell office:value-type="float" office:value="820.5619" calcext:value-type="float">
            <text:p>820.5619</text:p>
          </table:table-cell>
          <table:table-cell office:value-type="float" office:value="811.10486" calcext:value-type="float">
            <text:p>811.10486</text:p>
          </table:table-cell>
          <table:table-cell/>
          <table:table-cell office:value-type="string" calcext:value-type="string">
            <text:p>2017-07-27</text:p>
          </table:table-cell>
          <table:table-cell table:formula="of:=[.H144]-[.I144]" office:value-type="float" office:value="-12" calcext:value-type="float">
            <text:p>-12</text:p>
          </table:table-cell>
          <table:table-cell table:formula="of:=[.N144]-[.M144]" office:value-type="float" office:value="-9.45704000000001" calcext:value-type="float">
            <text:p>-9.5</text:p>
          </table:table-cell>
        </table:table-row>
        <table:table-row table:style-name="ro1">
          <table:table-cell office:value-type="string" calcext:value-type="string">
            <text:p>2017-07-28</text:p>
          </table:table-cell>
          <table:table-cell office:value-type="float" office:value="13610" calcext:value-type="float">
            <text:p>13610</text:p>
          </table:table-cell>
          <table:table-cell office:value-type="float" office:value="13540" calcext:value-type="float">
            <text:p>13540</text:p>
          </table:table-cell>
          <table:table-cell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  <table:table-cell office:value-type="float" office:value="818" calcext:value-type="float">
            <text:p>818</text:p>
          </table:table-cell>
          <table:table-cell office:value-type="float" office:value="827" calcext:value-type="float">
            <text:p>827</text:p>
          </table:table-cell>
          <table:table-cell office:value-type="float" office:value="802" calcext:value-type="float">
            <text:p>802</text:p>
          </table:table-cell>
          <table:table-cell office:value-type="float" office:value="806" calcext:value-type="float">
            <text:p>806</text:p>
          </table:table-cell>
          <table:table-cell office:value-type="float" office:value="21010" calcext:value-type="float">
            <text:p>21010</text:p>
          </table:table-cell>
          <table:table-cell/>
          <table:table-cell office:value-type="string" calcext:value-type="string">
            <text:p>2017-07-28</text:p>
          </table:table-cell>
          <table:table-cell office:value-type="float" office:value="821.1205" calcext:value-type="float">
            <text:p>821.1205</text:p>
          </table:table-cell>
          <table:table-cell office:value-type="float" office:value="809.2063" calcext:value-type="float">
            <text:p>809.2063</text:p>
          </table:table-cell>
          <table:table-cell/>
          <table:table-cell office:value-type="string" calcext:value-type="string">
            <text:p>2017-07-28</text:p>
          </table:table-cell>
          <table:table-cell table:formula="of:=[.H145]-[.I145]" office:value-type="float" office:value="-4" calcext:value-type="float">
            <text:p>-4</text:p>
          </table:table-cell>
          <table:table-cell table:formula="of:=[.N145]-[.M145]" office:value-type="float" office:value="-11.9141999999999" calcext:value-type="float">
            <text:p>-11.9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13440" calcext:value-type="float">
            <text:p>13440</text:p>
          </table:table-cell>
          <table:table-cell office:value-type="float" office:value="13240" calcext:value-type="float">
            <text:p>13240</text:p>
          </table:table-cell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  <table:table-cell office:value-type="float" office:value="815" calcext:value-type="float">
            <text:p>815</text:p>
          </table:table-cell>
          <table:table-cell office:value-type="float" office:value="834" calcext:value-type="float">
            <text:p>834</text:p>
          </table:table-cell>
          <table:table-cell office:value-type="float" office:value="812" calcext:value-type="float">
            <text:p>812</text:p>
          </table:table-cell>
          <table:table-cell office:value-type="float" office:value="823" calcext:value-type="float">
            <text:p>823</text:p>
          </table:table-cell>
          <table:table-cell office:value-type="float" office:value="15656" calcext:value-type="float">
            <text:p>15656</text:p>
          </table:table-cell>
          <table:table-cell/>
          <table:table-cell office:value-type="string" calcext:value-type="string">
            <text:p>2017-07-31</text:p>
          </table:table-cell>
          <table:table-cell office:value-type="float" office:value="797.3954" calcext:value-type="float">
            <text:p>797.3954</text:p>
          </table:table-cell>
          <table:table-cell office:value-type="float" office:value="789.5192" calcext:value-type="float">
            <text:p>789.5192</text:p>
          </table:table-cell>
          <table:table-cell/>
          <table:table-cell office:value-type="string" calcext:value-type="string">
            <text:p>2017-07-31</text:p>
          </table:table-cell>
          <table:table-cell table:formula="of:=[.H146]-[.I146]" office:value-type="float" office:value="-11" calcext:value-type="float">
            <text:p>-11</text:p>
          </table:table-cell>
          <table:table-cell table:formula="of:=[.N146]-[.M146]" office:value-type="float" office:value="-7.87620000000004" calcext:value-type="float">
            <text:p>-7.9</text:p>
          </table:table-cell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13230" calcext:value-type="float">
            <text:p>13230</text:p>
          </table:table-cell>
          <table:table-cell office:value-type="float" office:value="13100" calcext:value-type="float">
            <text:p>13100</text:p>
          </table:table-cell>
          <table:table-cell office:value-type="float" office:value="506" calcext:value-type="float">
            <text:p>506</text:p>
          </table:table-cell>
          <table:table-cell office:value-type="float" office:value="490" calcext:value-type="float">
            <text:p>490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10895" calcext:value-type="float">
            <text:p>10895</text:p>
          </table:table-cell>
          <table:table-cell/>
          <table:table-cell office:value-type="string" calcext:value-type="string">
            <text:p>2017-08-01</text:p>
          </table:table-cell>
          <table:table-cell office:value-type="float" office:value="813.6997" calcext:value-type="float">
            <text:p>813.6997</text:p>
          </table:table-cell>
          <table:table-cell office:value-type="float" office:value="788.92444" calcext:value-type="float">
            <text:p>788.92444</text:p>
          </table:table-cell>
          <table:table-cell/>
          <table:table-cell office:value-type="string" calcext:value-type="string">
            <text:p>2017-08-01</text:p>
          </table:table-cell>
          <table:table-cell table:formula="of:=[.H147]-[.I147]" office:value-type="float" office:value="-2" calcext:value-type="float">
            <text:p>-2</text:p>
          </table:table-cell>
          <table:table-cell table:formula="of:=[.N147]-[.M147]" office:value-type="float" office:value="-24.77526" calcext:value-type="float">
            <text:p>-24.8</text:p>
          </table:table-cell>
        </table:table-row>
        <table:table-row table:style-name="ro1">
          <table:table-cell office:value-type="string" calcext:value-type="string">
            <text:p>2017-08-02</text:p>
          </table:table-cell>
          <table:table-cell office:value-type="float" office:value="13130" calcext:value-type="float">
            <text:p>13130</text:p>
          </table:table-cell>
          <table:table-cell office:value-type="float" office:value="13060" calcext:value-type="float">
            <text:p>13060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818" calcext:value-type="float">
            <text:p>818</text:p>
          </table:table-cell>
          <table:table-cell office:value-type="float" office:value="833" calcext:value-type="float">
            <text:p>833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9814" calcext:value-type="float">
            <text:p>9814</text:p>
          </table:table-cell>
          <table:table-cell/>
          <table:table-cell office:value-type="string" calcext:value-type="string">
            <text:p>2017-08-02</text:p>
          </table:table-cell>
          <table:table-cell office:value-type="float" office:value="799.6998" calcext:value-type="float">
            <text:p>799.6998</text:p>
          </table:table-cell>
          <table:table-cell office:value-type="float" office:value="786.41016" calcext:value-type="float">
            <text:p>786.41016</text:p>
          </table:table-cell>
          <table:table-cell/>
          <table:table-cell office:value-type="string" calcext:value-type="string">
            <text:p>2017-08-02</text:p>
          </table:table-cell>
          <table:table-cell table:formula="of:=[.H148]-[.I148]" office:value-type="float" office:value="-14" calcext:value-type="float">
            <text:p>-14</text:p>
          </table:table-cell>
          <table:table-cell table:formula="of:=[.N148]-[.M148]" office:value-type="float" office:value="-13.28964" calcext:value-type="float">
            <text:p>-13.3</text:p>
          </table:table-cell>
        </table:table-row>
        <table:table-row table:style-name="ro1">
          <table:table-cell office:value-type="string" calcext:value-type="string">
            <text:p>2017-08-03</text:p>
          </table:table-cell>
          <table:table-cell office:value-type="float" office:value="13330" calcext:value-type="float">
            <text:p>13330</text:p>
          </table:table-cell>
          <table:table-cell office:value-type="float" office:value="13390" calcext:value-type="float">
            <text:p>13390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 office:value-type="float" office:value="6557" calcext:value-type="float">
            <text:p>6557</text:p>
          </table:table-cell>
          <table:table-cell/>
          <table:table-cell office:value-type="string" calcext:value-type="string">
            <text:p>2017-08-03</text:p>
          </table:table-cell>
          <table:table-cell office:value-type="float" office:value="814.38043" calcext:value-type="float">
            <text:p>814.38043</text:p>
          </table:table-cell>
          <table:table-cell office:value-type="float" office:value="798.8042" calcext:value-type="float">
            <text:p>798.8042</text:p>
          </table:table-cell>
          <table:table-cell/>
          <table:table-cell office:value-type="string" calcext:value-type="string">
            <text:p>2017-08-03</text:p>
          </table:table-cell>
          <table:table-cell table:formula="of:=[.H149]-[.I149]" office:value-type="float" office:value="-2" calcext:value-type="float">
            <text:p>-2</text:p>
          </table:table-cell>
          <table:table-cell table:formula="of:=[.N149]-[.M149]" office:value-type="float" office:value="-15.57623" calcext:value-type="float">
            <text:p>-15.6</text:p>
          </table:table-cell>
        </table:table-row>
        <table:table-row table:style-name="ro1">
          <table:table-cell office:value-type="string" calcext:value-type="string">
            <text:p>2017-08-04</text:p>
          </table:table-cell>
          <table:table-cell office:value-type="float" office:value="13420" calcext:value-type="float">
            <text:p>13420</text:p>
          </table:table-cell>
          <table:table-cell office:value-type="float" office:value="13300" calcext:value-type="float">
            <text:p>13300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828" calcext:value-type="float">
            <text:p>828</text:p>
          </table:table-cell>
          <table:table-cell office:value-type="float" office:value="834" calcext:value-type="float">
            <text:p>834</text:p>
          </table:table-cell>
          <table:table-cell office:value-type="float" office:value="827" calcext:value-type="float">
            <text:p>827</text:p>
          </table:table-cell>
          <table:table-cell office:value-type="float" office:value="832" calcext:value-type="float">
            <text:p>832</text:p>
          </table:table-cell>
          <table:table-cell office:value-type="float" office:value="6159" calcext:value-type="float">
            <text:p>6159</text:p>
          </table:table-cell>
          <table:table-cell/>
          <table:table-cell office:value-type="string" calcext:value-type="string">
            <text:p>2017-08-04</text:p>
          </table:table-cell>
          <table:table-cell office:value-type="float" office:value="811.8806" calcext:value-type="float">
            <text:p>811.8806</text:p>
          </table:table-cell>
          <table:table-cell office:value-type="float" office:value="802.01514" calcext:value-type="float">
            <text:p>802.01514</text:p>
          </table:table-cell>
          <table:table-cell/>
          <table:table-cell office:value-type="string" calcext:value-type="string">
            <text:p>2017-08-04</text:p>
          </table:table-cell>
          <table:table-cell table:formula="of:=[.H150]-[.I150]" office:value-type="float" office:value="-5" calcext:value-type="float">
            <text:p>-5</text:p>
          </table:table-cell>
          <table:table-cell table:formula="of:=[.N150]-[.M150]" office:value-type="float" office:value="-9.86545999999998" calcext:value-type="float">
            <text:p>-9.9</text:p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13180" calcext:value-type="float">
            <text:p>13180</text:p>
          </table:table-cell>
          <table:table-cell office:value-type="float" office:value="13340" calcext:value-type="float">
            <text:p>13340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837" calcext:value-type="float">
            <text:p>837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4775" calcext:value-type="float">
            <text:p>4775</text:p>
          </table:table-cell>
          <table:table-cell/>
          <table:table-cell office:value-type="string" calcext:value-type="string">
            <text:p>2017-08-07</text:p>
          </table:table-cell>
          <table:table-cell office:value-type="float" office:value="811.92114" calcext:value-type="float">
            <text:p>811.92114</text:p>
          </table:table-cell>
          <table:table-cell office:value-type="float" office:value="805.7801" calcext:value-type="float">
            <text:p>805.7801</text:p>
          </table:table-cell>
          <table:table-cell/>
          <table:table-cell office:value-type="string" calcext:value-type="string">
            <text:p>2017-08-07</text:p>
          </table:table-cell>
          <table:table-cell table:formula="of:=[.H151]-[.I151]" office:value-type="float" office:value="-1" calcext:value-type="float">
            <text:p>-1</text:p>
          </table:table-cell>
          <table:table-cell table:formula="of:=[.N151]-[.M151]" office:value-type="float" office:value="-6.14104000000009" calcext:value-type="float">
            <text:p>-6.1</text:p>
          </table:table-cell>
        </table:table-row>
        <table:table-row table:style-name="ro1">
          <table:table-cell office:value-type="string" calcext:value-type="string">
            <text:p>2017-08-08</text:p>
          </table:table-cell>
          <table:table-cell office:value-type="float" office:value="13480" calcext:value-type="float">
            <text:p>13480</text:p>
          </table:table-cell>
          <table:table-cell office:value-type="float" office:value="13580" calcext:value-type="float">
            <text:p>13580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office:value-type="float" office:value="5940" calcext:value-type="float">
            <text:p>5940</text:p>
          </table:table-cell>
          <table:table-cell/>
          <table:table-cell office:value-type="string" calcext:value-type="string">
            <text:p>2017-08-08</text:p>
          </table:table-cell>
          <table:table-cell office:value-type="float" office:value="811.2412" calcext:value-type="float">
            <text:p>811.2412</text:p>
          </table:table-cell>
          <table:table-cell office:value-type="float" office:value="804.02026" calcext:value-type="float">
            <text:p>804.02026</text:p>
          </table:table-cell>
          <table:table-cell/>
          <table:table-cell office:value-type="string" calcext:value-type="string">
            <text:p>2017-08-08</text:p>
          </table:table-cell>
          <table:table-cell table:formula="of:=[.H152]-[.I152]" office:value-type="float" office:value="-4" calcext:value-type="float">
            <text:p>-4</text:p>
          </table:table-cell>
          <table:table-cell table:formula="of:=[.N152]-[.M152]" office:value-type="float" office:value="-7.22094000000004" calcext:value-type="float">
            <text:p>-7.2</text:p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float" office:value="13540" calcext:value-type="float">
            <text:p>13540</text:p>
          </table:table-cell>
          <table:table-cell office:value-type="float" office:value="13470" calcext:value-type="float">
            <text:p>13470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827" calcext:value-type="float">
            <text:p>827</text:p>
          </table:table-cell>
          <table:table-cell office:value-type="float" office:value="831" calcext:value-type="float">
            <text:p>831</text:p>
          </table:table-cell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office:value-type="float" office:value="8073" calcext:value-type="float">
            <text:p>8073</text:p>
          </table:table-cell>
          <table:table-cell/>
          <table:table-cell office:value-type="string" calcext:value-type="string">
            <text:p>2017-08-09</text:p>
          </table:table-cell>
          <table:table-cell office:value-type="float" office:value="806.6399" calcext:value-type="float">
            <text:p>806.6399</text:p>
          </table:table-cell>
          <table:table-cell office:value-type="float" office:value="802.3799" calcext:value-type="float">
            <text:p>802.3799</text:p>
          </table:table-cell>
          <table:table-cell/>
          <table:table-cell office:value-type="string" calcext:value-type="string">
            <text:p>2017-08-09</text:p>
          </table:table-cell>
          <table:table-cell table:formula="of:=[.H153]-[.I153]" office:value-type="float" office:value="-6" calcext:value-type="float">
            <text:p>-6</text:p>
          </table:table-cell>
          <table:table-cell table:formula="of:=[.N153]-[.M153]" office:value-type="float" office:value="-4.25999999999999" calcext:value-type="float">
            <text:p>-4.3</text:p>
          </table:table-cell>
        </table:table-row>
        <table:table-row table:style-name="ro1">
          <table:table-cell office:value-type="string" calcext:value-type="string">
            <text:p>2017-08-10</text:p>
          </table:table-cell>
          <table:table-cell office:value-type="float" office:value="13360" calcext:value-type="float">
            <text:p>13360</text:p>
          </table:table-cell>
          <table:table-cell office:value-type="float" office:value="13190" calcext:value-type="float">
            <text:p>13190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819" calcext:value-type="float">
            <text:p>819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7580" calcext:value-type="float">
            <text:p>7580</text:p>
          </table:table-cell>
          <table:table-cell/>
          <table:table-cell office:value-type="string" calcext:value-type="string">
            <text:p>2017-08-10</text:p>
          </table:table-cell>
          <table:table-cell office:value-type="float" office:value="800.00867" calcext:value-type="float">
            <text:p>800.00867</text:p>
          </table:table-cell>
          <table:table-cell office:value-type="float" office:value="793.72833" calcext:value-type="float">
            <text:p>793.72833</text:p>
          </table:table-cell>
          <table:table-cell/>
          <table:table-cell office:value-type="string" calcext:value-type="string">
            <text:p>2017-08-10</text:p>
          </table:table-cell>
          <table:table-cell table:formula="of:=[.H154]-[.I154]" office:value-type="float" office:value="-6" calcext:value-type="float">
            <text:p>-6</text:p>
          </table:table-cell>
          <table:table-cell table:formula="of:=[.N154]-[.M154]" office:value-type="float" office:value="-6.28034000000002" calcext:value-type="float">
            <text:p>-6.3</text:p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13070" calcext:value-type="float">
            <text:p>13070</text:p>
          </table:table-cell>
          <table:table-cell office:value-type="float" office:value="13110" calcext:value-type="float">
            <text:p>13110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office:value-type="float" office:value="826" calcext:value-type="float">
            <text:p>826</text:p>
          </table:table-cell>
          <table:table-cell office:value-type="float" office:value="9144" calcext:value-type="float">
            <text:p>9144</text:p>
          </table:table-cell>
          <table:table-cell/>
          <table:table-cell office:value-type="string" calcext:value-type="string">
            <text:p>2017-08-14</text:p>
          </table:table-cell>
          <table:table-cell office:value-type="float" office:value="803.19696" calcext:value-type="float">
            <text:p>803.19696</text:p>
          </table:table-cell>
          <table:table-cell office:value-type="float" office:value="799.6638" calcext:value-type="float">
            <text:p>799.6638</text:p>
          </table:table-cell>
          <table:table-cell/>
          <table:table-cell office:value-type="string" calcext:value-type="string">
            <text:p>2017-08-14</text:p>
          </table:table-cell>
          <table:table-cell table:formula="of:=[.H155]-[.I155]" office:value-type="float" office:value="-8" calcext:value-type="float">
            <text:p>-8</text:p>
          </table:table-cell>
          <table:table-cell table:formula="of:=[.N155]-[.M155]" office:value-type="float" office:value="-3.53315999999995" calcext:value-type="float">
            <text:p>-3.5</text:p>
          </table:table-cell>
        </table:table-row>
        <table:table-row table:style-name="ro1">
          <table:table-cell office:value-type="string" calcext:value-type="string">
            <text:p>2017-08-15</text:p>
          </table:table-cell>
          <table:table-cell table:number-columns-repeated="2" office:value-type="float" office:value="13160" calcext:value-type="float">
            <text:p>13160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834" calcext:value-type="float">
            <text:p>834</text:p>
          </table:table-cell>
          <table:table-cell office:value-type="float" office:value="840" calcext:value-type="float">
            <text:p>840</text:p>
          </table:table-cell>
          <table:table-cell office:value-type="float" office:value="833" calcext:value-type="float">
            <text:p>833</text:p>
          </table:table-cell>
          <table:table-cell office:value-type="float" office:value="835" calcext:value-type="float">
            <text:p>835</text:p>
          </table:table-cell>
          <table:table-cell office:value-type="float" office:value="12611" calcext:value-type="float">
            <text:p>12611</text:p>
          </table:table-cell>
          <table:table-cell/>
          <table:table-cell office:value-type="string" calcext:value-type="string">
            <text:p>2017-08-15</text:p>
          </table:table-cell>
          <table:table-cell office:value-type="float" office:value="803.5338" calcext:value-type="float">
            <text:p>803.5338</text:p>
          </table:table-cell>
          <table:table-cell office:value-type="float" office:value="801.07263" calcext:value-type="float">
            <text:p>801.07263</text:p>
          </table:table-cell>
          <table:table-cell/>
          <table:table-cell office:value-type="string" calcext:value-type="string">
            <text:p>2017-08-15</text:p>
          </table:table-cell>
          <table:table-cell table:formula="of:=[.H156]-[.I156]" office:value-type="float" office:value="-2" calcext:value-type="float">
            <text:p>-2</text:p>
          </table:table-cell>
          <table:table-cell table:formula="of:=[.N156]-[.M156]" office:value-type="float" office:value="-2.46117000000004" calcext:value-type="float">
            <text:p>-2.5</text:p>
          </table:table-cell>
        </table:table-row>
        <table:table-row table:style-name="ro1">
          <table:table-cell office:value-type="string" calcext:value-type="string">
            <text:p>2017-08-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320" calcext:value-type="float">
            <text:p>13320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33" calcext:value-type="float">
            <text:p>833</text:p>
          </table:table-cell>
          <table:table-cell office:value-type="float" office:value="8345" calcext:value-type="float">
            <text:p>8345</text:p>
          </table:table-cell>
          <table:table-cell/>
          <table:table-cell office:value-type="string" calcext:value-type="string">
            <text:p>2017-08-16</text:p>
          </table:table-cell>
          <table:table-cell office:value-type="float" office:value="808.28516" calcext:value-type="float">
            <text:p>808.28516</text:p>
          </table:table-cell>
          <table:table-cell office:value-type="float" office:value="801.6224" calcext:value-type="float">
            <text:p>801.6224</text:p>
          </table:table-cell>
          <table:table-cell/>
          <table:table-cell office:value-type="string" calcext:value-type="string">
            <text:p>2017-08-16</text:p>
          </table:table-cell>
          <table:table-cell table:formula="of:=[.H157]-[.I157]" office:value-type="float" office:value="-5" calcext:value-type="float">
            <text:p>-5</text:p>
          </table:table-cell>
          <table:table-cell table:formula="of:=[.N157]-[.M157]" office:value-type="float" office:value="-6.66276000000005" calcext:value-type="float">
            <text:p>-6.7</text:p>
          </table:table-cell>
        </table:table-row>
        <table:table-row table:style-name="ro1">
          <table:table-cell office:value-type="string" calcext:value-type="string">
            <text:p>2017-08-17</text:p>
          </table:table-cell>
          <table:table-cell office:value-type="float" office:value="13180" calcext:value-type="float">
            <text:p>13180</text:p>
          </table:table-cell>
          <table:table-cell office:value-type="float" office:value="13020" calcext:value-type="float">
            <text:p>13020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5250" calcext:value-type="float">
            <text:p>5250</text:p>
          </table:table-cell>
          <table:table-cell/>
          <table:table-cell office:value-type="string" calcext:value-type="string">
            <text:p>2017-08-17</text:p>
          </table:table-cell>
          <table:table-cell office:value-type="float" office:value="811.9664" calcext:value-type="float">
            <text:p>811.9664</text:p>
          </table:table-cell>
          <table:table-cell office:value-type="float" office:value="804.1636" calcext:value-type="float">
            <text:p>804.1636</text:p>
          </table:table-cell>
          <table:table-cell/>
          <table:table-cell office:value-type="string" calcext:value-type="string">
            <text:p>2017-08-17</text:p>
          </table:table-cell>
          <table:table-cell table:formula="of:=[.H158]-[.I158]" office:value-type="float" office:value="-1" calcext:value-type="float">
            <text:p>-1</text:p>
          </table:table-cell>
          <table:table-cell table:formula="of:=[.N158]-[.M158]" office:value-type="float" office:value="-7.80280000000005" calcext:value-type="float">
            <text:p>-7.8</text:p>
          </table:table-cell>
        </table:table-row>
        <table:table-row table:style-name="ro1">
          <table:table-cell office:value-type="string" calcext:value-type="string">
            <text:p>2017-08-18</text:p>
          </table:table-cell>
          <table:table-cell office:value-type="float" office:value="12900" calcext:value-type="float">
            <text:p>12900</text:p>
          </table:table-cell>
          <table:table-cell office:value-type="float" office:value="13010" calcext:value-type="float">
            <text:p>13010</text:p>
          </table:table-cell>
          <table:table-cell office:value-type="float" office:value="482" calcext:value-type="float">
            <text:p>482</text:p>
          </table:table-cell>
          <table:table-cell office:value-type="float" office:value="503" calcext:value-type="float">
            <text:p>503</text:p>
          </table:table-cell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 office:value-type="float" office:value="7160" calcext:value-type="float">
            <text:p>7160</text:p>
          </table:table-cell>
          <table:table-cell/>
          <table:table-cell office:value-type="string" calcext:value-type="string">
            <text:p>2017-08-18</text:p>
          </table:table-cell>
          <table:table-cell office:value-type="float" office:value="812.54895" calcext:value-type="float">
            <text:p>812.54895</text:p>
          </table:table-cell>
          <table:table-cell office:value-type="float" office:value="808.3163" calcext:value-type="float">
            <text:p>808.3163</text:p>
          </table:table-cell>
          <table:table-cell/>
          <table:table-cell office:value-type="string" calcext:value-type="string">
            <text:p>2017-08-18</text:p>
          </table:table-cell>
          <table:table-cell table:formula="of:=[.H159]-[.I159]" office:value-type="float" office:value="-2" calcext:value-type="float">
            <text:p>-2</text:p>
          </table:table-cell>
          <table:table-cell table:formula="of:=[.N159]-[.M159]" office:value-type="float" office:value="-4.23265000000004" calcext:value-type="float">
            <text:p>-4.2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13060" calcext:value-type="float">
            <text:p>13060</text:p>
          </table:table-cell>
          <table:table-cell office:value-type="float" office:value="12910" calcext:value-type="float">
            <text:p>12910</text:p>
          </table:table-cell>
          <table:table-cell office:value-type="float" office:value="502" calcext:value-type="float">
            <text:p>502</text:p>
          </table:table-cell>
          <table:table-cell office:value-type="float" office:value="488" calcext:value-type="float">
            <text:p>488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99" calcext:value-type="float">
            <text:p>7999</text:p>
          </table:table-cell>
          <table:table-cell/>
          <table:table-cell office:value-type="string" calcext:value-type="string">
            <text:p>2017-08-21</text:p>
          </table:table-cell>
          <table:table-cell office:value-type="float" office:value="806.42847" calcext:value-type="float">
            <text:p>806.42847</text:p>
          </table:table-cell>
          <table:table-cell office:value-type="float" office:value="802.09143" calcext:value-type="float">
            <text:p>802.09143</text:p>
          </table:table-cell>
          <table:table-cell/>
          <table:table-cell office:value-type="string" calcext:value-type="string">
            <text:p>2017-08-21</text:p>
          </table:table-cell>
          <table:table-cell table:formula="of:=[.H160]-[.I160]" office:value-type="float" office:value="-5" calcext:value-type="float">
            <text:p>-5</text:p>
          </table:table-cell>
          <table:table-cell table:formula="of:=[.N160]-[.M160]" office:value-type="float" office:value="-4.33704" calcext:value-type="float">
            <text:p>-4.3</text:p>
          </table:table-cell>
        </table:table-row>
        <table:table-row table:style-name="ro1">
          <table:table-cell office:value-type="string" calcext:value-type="string">
            <text:p>2017-08-22</text:p>
          </table:table-cell>
          <table:table-cell office:value-type="float" office:value="12890" calcext:value-type="float">
            <text:p>12890</text:p>
          </table:table-cell>
          <table:table-cell office:value-type="float" office:value="12830" calcext:value-type="float">
            <text:p>12830</text:p>
          </table:table-cell>
          <table:table-cell office:value-type="float" office:value="481" calcext:value-type="float">
            <text:p>481</text:p>
          </table:table-cell>
          <table:table-cell office:value-type="float" office:value="489" calcext:value-type="float">
            <text:p>489</text:p>
          </table:table-cell>
          <table:table-cell office:value-type="float" office:value="814" calcext:value-type="float">
            <text:p>814</text:p>
          </table:table-cell>
          <table:table-cell office:value-type="float" office:value="822" calcext:value-type="float">
            <text:p>822</text:p>
          </table:table-cell>
          <table:table-cell office:value-type="float" office:value="805" calcext:value-type="float">
            <text:p>805</text:p>
          </table:table-cell>
          <table:table-cell office:value-type="float" office:value="810" calcext:value-type="float">
            <text:p>810</text:p>
          </table:table-cell>
          <table:table-cell office:value-type="float" office:value="8755" calcext:value-type="float">
            <text:p>8755</text:p>
          </table:table-cell>
          <table:table-cell/>
          <table:table-cell office:value-type="string" calcext:value-type="string">
            <text:p>2017-08-22</text:p>
          </table:table-cell>
          <table:table-cell office:value-type="float" office:value="794.2769" calcext:value-type="float">
            <text:p>794.2769</text:p>
          </table:table-cell>
          <table:table-cell office:value-type="float" office:value="799.31964" calcext:value-type="float">
            <text:p>799.31964</text:p>
          </table:table-cell>
          <table:table-cell/>
          <table:table-cell office:value-type="string" calcext:value-type="string">
            <text:p>2017-08-22</text:p>
          </table:table-cell>
          <table:table-cell table:formula="of:=[.H161]-[.I161]" office:value-type="float" office:value="-5" calcext:value-type="float">
            <text:p>-5</text:p>
          </table:table-cell>
          <table:table-cell table:formula="of:=[.N161]-[.M161]" office:value-type="float" office:value="5.04274000000009" calcext:value-type="float">
            <text:p>5.0</text:p>
          </table:table-cell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13000" calcext:value-type="float">
            <text:p>13000</text:p>
          </table:table-cell>
          <table:table-cell office:value-type="float" office:value="13030" calcext:value-type="float">
            <text:p>13030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5434" calcext:value-type="float">
            <text:p>5434</text:p>
          </table:table-cell>
          <table:table-cell/>
          <table:table-cell office:value-type="string" calcext:value-type="string">
            <text:p>2017-08-23</text:p>
          </table:table-cell>
          <table:table-cell office:value-type="float" office:value="795.7394" calcext:value-type="float">
            <text:p>795.7394</text:p>
          </table:table-cell>
          <table:table-cell office:value-type="float" office:value="801.3257" calcext:value-type="float">
            <text:p>801.3257</text:p>
          </table:table-cell>
          <table:table-cell/>
          <table:table-cell office:value-type="string" calcext:value-type="string">
            <text:p>2017-08-23</text:p>
          </table:table-cell>
          <table:table-cell table:formula="of:=[.H162]-[.I162]" office:value-type="float" office:value="-3" calcext:value-type="float">
            <text:p>-3</text:p>
          </table:table-cell>
          <table:table-cell table:formula="of:=[.N162]-[.M162]" office:value-type="float" office:value="5.58629999999994" calcext:value-type="float">
            <text:p>5.6</text:p>
          </table:table-cell>
        </table:table-row>
        <table:table-row table:style-name="ro1">
          <table:table-cell office:value-type="string" calcext:value-type="string">
            <text:p>2017-08-24</text:p>
          </table:table-cell>
          <table:table-cell office:value-type="float" office:value="12840" calcext:value-type="float">
            <text:p>12840</text:p>
          </table:table-cell>
          <table:table-cell office:value-type="float" office:value="12930" calcext:value-type="float">
            <text:p>12930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4703" calcext:value-type="float">
            <text:p>4703</text:p>
          </table:table-cell>
          <table:table-cell/>
          <table:table-cell office:value-type="string" calcext:value-type="string">
            <text:p>2017-08-24</text:p>
          </table:table-cell>
          <table:table-cell office:value-type="float" office:value="799.1468" calcext:value-type="float">
            <text:p>799.1468</text:p>
          </table:table-cell>
          <table:table-cell office:value-type="float" office:value="800.7273" calcext:value-type="float">
            <text:p>800.7273</text:p>
          </table:table-cell>
          <table:table-cell/>
          <table:table-cell office:value-type="string" calcext:value-type="string">
            <text:p>2017-08-24</text:p>
          </table:table-cell>
          <table:table-cell table:formula="of:=[.H163]-[.I163]" office:value-type="float" office:value="0" calcext:value-type="float">
            <text:p>0</text:p>
          </table:table-cell>
          <table:table-cell table:formula="of:=[.N163]-[.M163]" office:value-type="float" office:value="1.58050000000003" calcext:value-type="float">
            <text:p>1.6</text:p>
          </table:table-cell>
        </table:table-row>
        <table:table-row table:style-name="ro1">
          <table:table-cell office:value-type="string" calcext:value-type="string">
            <text:p>2017-08-25</text:p>
          </table:table-cell>
          <table:table-cell office:value-type="float" office:value="12910" calcext:value-type="float">
            <text:p>12910</text:p>
          </table:table-cell>
          <table:table-cell office:value-type="float" office:value="12920" calcext:value-type="float">
            <text:p>12920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7" calcext:value-type="float">
            <text:p>797</text:p>
          </table:table-cell>
          <table:table-cell office:value-type="float" office:value="802" calcext:value-type="float">
            <text:p>802</text:p>
          </table:table-cell>
          <table:table-cell office:value-type="float" office:value="6157" calcext:value-type="float">
            <text:p>6157</text:p>
          </table:table-cell>
          <table:table-cell/>
          <table:table-cell office:value-type="string" calcext:value-type="string">
            <text:p>2017-08-25</text:p>
          </table:table-cell>
          <table:table-cell office:value-type="float" office:value="792.6811" calcext:value-type="float">
            <text:p>792.6811</text:p>
          </table:table-cell>
          <table:table-cell office:value-type="float" office:value="796.48956" calcext:value-type="float">
            <text:p>796.48956</text:p>
          </table:table-cell>
          <table:table-cell/>
          <table:table-cell office:value-type="string" calcext:value-type="string">
            <text:p>2017-08-25</text:p>
          </table:table-cell>
          <table:table-cell table:formula="of:=[.H164]-[.I164]" office:value-type="float" office:value="-5" calcext:value-type="float">
            <text:p>-5</text:p>
          </table:table-cell>
          <table:table-cell table:formula="of:=[.N164]-[.M164]" office:value-type="float" office:value="3.80845999999997" calcext:value-type="float">
            <text:p>3.8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13020" calcext:value-type="float">
            <text:p>13020</text:p>
          </table:table-cell>
          <table:table-cell office:value-type="float" office:value="12940" calcext:value-type="float">
            <text:p>12940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804" calcext:value-type="float">
            <text:p>804</text:p>
          </table:table-cell>
          <table:table-cell office:value-type="float" office:value="809" calcext:value-type="float">
            <text:p>809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5834" calcext:value-type="float">
            <text:p>5834</text:p>
          </table:table-cell>
          <table:table-cell/>
          <table:table-cell office:value-type="string" calcext:value-type="string">
            <text:p>2017-08-28</text:p>
          </table:table-cell>
          <table:table-cell office:value-type="float" office:value="787.35425" calcext:value-type="float">
            <text:p>787.35425</text:p>
          </table:table-cell>
          <table:table-cell office:value-type="float" office:value="789.2161" calcext:value-type="float">
            <text:p>789.2161</text:p>
          </table:table-cell>
          <table:table-cell/>
          <table:table-cell office:value-type="string" calcext:value-type="string">
            <text:p>2017-08-28</text:p>
          </table:table-cell>
          <table:table-cell table:formula="of:=[.H165]-[.I165]" office:value-type="float" office:value="-3" calcext:value-type="float">
            <text:p>-3</text:p>
          </table:table-cell>
          <table:table-cell table:formula="of:=[.N165]-[.M165]" office:value-type="float" office:value="1.86185" calcext:value-type="float">
            <text:p>1.9</text:p>
          </table:table-cell>
        </table:table-row>
        <table:table-row table:style-name="ro1">
          <table:table-cell office:value-type="string" calcext:value-type="string">
            <text:p>2017-08-29</text:p>
          </table:table-cell>
          <table:table-cell office:value-type="float" office:value="13120" calcext:value-type="float">
            <text:p>13120</text:p>
          </table:table-cell>
          <table:table-cell office:value-type="float" office:value="13250" calcext:value-type="float">
            <text:p>13250</text:p>
          </table:table-cell>
          <table:table-cell office:value-type="float" office:value="504" calcext:value-type="float">
            <text:p>504</text:p>
          </table:table-cell>
          <table:table-cell office:value-type="float" office:value="510" calcext:value-type="float">
            <text:p>510</text:p>
          </table:table-cell>
          <table:table-cell office:value-type="float" office:value="797" calcext:value-type="float">
            <text:p>797</text:p>
          </table:table-cell>
          <table:table-cell office:value-type="float" office:value="801" calcext:value-type="float">
            <text:p>801</text:p>
          </table:table-cell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office:value-type="float" office:value="7454" calcext:value-type="float">
            <text:p>7454</text:p>
          </table:table-cell>
          <table:table-cell/>
          <table:table-cell office:value-type="string" calcext:value-type="string">
            <text:p>2017-08-29</text:p>
          </table:table-cell>
          <table:table-cell office:value-type="float" office:value="786.62854" calcext:value-type="float">
            <text:p>786.62854</text:p>
          </table:table-cell>
          <table:table-cell office:value-type="float" office:value="788.54694" calcext:value-type="float">
            <text:p>788.54694</text:p>
          </table:table-cell>
          <table:table-cell/>
          <table:table-cell office:value-type="string" calcext:value-type="string">
            <text:p>2017-08-29</text:p>
          </table:table-cell>
          <table:table-cell table:formula="of:=[.H166]-[.I166]" office:value-type="float" office:value="-2" calcext:value-type="float">
            <text:p>-2</text:p>
          </table:table-cell>
          <table:table-cell table:formula="of:=[.N166]-[.M166]" office:value-type="float" office:value="1.91839999999991" calcext:value-type="float">
            <text:p>1.9</text:p>
          </table:table-cell>
        </table:table-row>
        <table:table-row table:style-name="ro1">
          <table:table-cell office:value-type="string" calcext:value-type="string">
            <text:p>2017-08-30</text:p>
          </table:table-cell>
          <table:table-cell office:value-type="float" office:value="13070" calcext:value-type="float">
            <text:p>13070</text:p>
          </table:table-cell>
          <table:table-cell office:value-type="float" office:value="13010" calcext:value-type="float">
            <text:p>13010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office:value-type="float" office:value="794" calcext:value-type="float">
            <text:p>794</text:p>
          </table:table-cell>
          <table:table-cell office:value-type="float" office:value="802" calcext:value-type="float">
            <text:p>802</text:p>
          </table:table-cell>
          <table:table-cell office:value-type="float" office:value="9243" calcext:value-type="float">
            <text:p>9243</text:p>
          </table:table-cell>
          <table:table-cell/>
          <table:table-cell office:value-type="string" calcext:value-type="string">
            <text:p>2017-08-30</text:p>
          </table:table-cell>
          <table:table-cell office:value-type="float" office:value="779.7517" calcext:value-type="float">
            <text:p>779.7517</text:p>
          </table:table-cell>
          <table:table-cell office:value-type="float" office:value="782.4271" calcext:value-type="float">
            <text:p>782.4271</text:p>
          </table:table-cell>
          <table:table-cell/>
          <table:table-cell office:value-type="string" calcext:value-type="string">
            <text:p>2017-08-30</text:p>
          </table:table-cell>
          <table:table-cell table:formula="of:=[.H167]-[.I167]" office:value-type="float" office:value="-8" calcext:value-type="float">
            <text:p>-8</text:p>
          </table:table-cell>
          <table:table-cell table:formula="of:=[.N167]-[.M167]" office:value-type="float" office:value="2.67539999999997" calcext:value-type="float">
            <text:p>2.7</text:p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12990" calcext:value-type="float">
            <text:p>12990</text:p>
          </table:table-cell>
          <table:table-cell office:value-type="float" office:value="12770" calcext:value-type="float">
            <text:p>12770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808" calcext:value-type="float">
            <text:p>808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float" office:value="12682" calcext:value-type="float">
            <text:p>12682</text:p>
          </table:table-cell>
          <table:table-cell/>
          <table:table-cell office:value-type="string" calcext:value-type="string">
            <text:p>2017-08-31</text:p>
          </table:table-cell>
          <table:table-cell office:value-type="float" office:value="787.1338" calcext:value-type="float">
            <text:p>787.1338</text:p>
          </table:table-cell>
          <table:table-cell office:value-type="float" office:value="777.4864" calcext:value-type="float">
            <text:p>777.4864</text:p>
          </table:table-cell>
          <table:table-cell/>
          <table:table-cell office:value-type="string" calcext:value-type="string">
            <text:p>2017-08-31</text:p>
          </table:table-cell>
          <table:table-cell table:formula="of:=[.H168]-[.I168]" office:value-type="float" office:value="-9" calcext:value-type="float">
            <text:p>-9</text:p>
          </table:table-cell>
          <table:table-cell table:formula="of:=[.N168]-[.M168]" office:value-type="float" office:value="-9.64739999999995" calcext:value-type="float">
            <text:p>-9.6</text:p>
          </table:table-cell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12870" calcext:value-type="float">
            <text:p>12870</text:p>
          </table:table-cell>
          <table:table-cell office:value-type="float" office:value="12860" calcext:value-type="float">
            <text:p>12860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09" calcext:value-type="float">
            <text:p>809</text:p>
          </table:table-cell>
          <table:table-cell office:value-type="float" office:value="8582" calcext:value-type="float">
            <text:p>8582</text:p>
          </table:table-cell>
          <table:table-cell/>
          <table:table-cell office:value-type="string" calcext:value-type="string">
            <text:p>2017-09-01</text:p>
          </table:table-cell>
          <table:table-cell office:value-type="float" office:value="793.34015" calcext:value-type="float">
            <text:p>793.34015</text:p>
          </table:table-cell>
          <table:table-cell office:value-type="float" office:value="786.7903" calcext:value-type="float">
            <text:p>786.7903</text:p>
          </table:table-cell>
          <table:table-cell/>
          <table:table-cell office:value-type="string" calcext:value-type="string">
            <text:p>2017-09-01</text:p>
          </table:table-cell>
          <table:table-cell table:formula="of:=[.H169]-[.I169]" office:value-type="float" office:value="-7" calcext:value-type="float">
            <text:p>-7</text:p>
          </table:table-cell>
          <table:table-cell table:formula="of:=[.N169]-[.M169]" office:value-type="float" office:value="-6.54984999999999" calcext:value-type="float">
            <text:p>-6.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12780" calcext:value-type="float">
            <text:p>12780</text:p>
          </table:table-cell>
          <table:table-cell office:value-type="float" office:value="12730" calcext:value-type="float">
            <text:p>12730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807" calcext:value-type="float">
            <text:p>807</text:p>
          </table:table-cell>
          <table:table-cell office:value-type="float" office:value="797" calcext:value-type="float">
            <text:p>797</text:p>
          </table:table-cell>
          <table:table-cell office:value-type="float" office:value="802" calcext:value-type="float">
            <text:p>802</text:p>
          </table:table-cell>
          <table:table-cell office:value-type="float" office:value="4650" calcext:value-type="float">
            <text:p>4650</text:p>
          </table:table-cell>
          <table:table-cell/>
          <table:table-cell office:value-type="string" calcext:value-type="string">
            <text:p>2017-09-04</text:p>
          </table:table-cell>
          <table:table-cell office:value-type="float" office:value="794.5652" calcext:value-type="float">
            <text:p>794.5652</text:p>
          </table:table-cell>
          <table:table-cell office:value-type="float" office:value="785.94226" calcext:value-type="float">
            <text:p>785.94226</text:p>
          </table:table-cell>
          <table:table-cell/>
          <table:table-cell office:value-type="string" calcext:value-type="string">
            <text:p>2017-09-04</text:p>
          </table:table-cell>
          <table:table-cell table:formula="of:=[.H170]-[.I170]" office:value-type="float" office:value="-5" calcext:value-type="float">
            <text:p>-5</text:p>
          </table:table-cell>
          <table:table-cell table:formula="of:=[.N170]-[.M170]" office:value-type="float" office:value="-8.62293999999997" calcext:value-type="float">
            <text:p>-8.6</text:p>
          </table:table-cell>
        </table:table-row>
        <table:table-row table:style-name="ro1">
          <table:table-cell office:value-type="string" calcext:value-type="string">
            <text:p>2017-09-05</text:p>
          </table:table-cell>
          <table:table-cell table:number-columns-repeated="2" office:value-type="float" office:value="12370" calcext:value-type="float">
            <text:p>12370</text:p>
          </table:table-cell>
          <table:table-cell office:value-type="float" office:value="479" calcext:value-type="float">
            <text:p>479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803" calcext:value-type="float">
            <text:p>803</text:p>
          </table:table-cell>
          <table:table-cell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office:value-type="float" office:value="10410" calcext:value-type="float">
            <text:p>10410</text:p>
          </table:table-cell>
          <table:table-cell/>
          <table:table-cell office:value-type="string" calcext:value-type="string">
            <text:p>2017-09-05</text:p>
          </table:table-cell>
          <table:table-cell office:value-type="float" office:value="786.1226" calcext:value-type="float">
            <text:p>786.1226</text:p>
          </table:table-cell>
          <table:table-cell office:value-type="float" office:value="791.793" calcext:value-type="float">
            <text:p>791.793</text:p>
          </table:table-cell>
          <table:table-cell/>
          <table:table-cell office:value-type="string" calcext:value-type="string">
            <text:p>2017-09-05</text:p>
          </table:table-cell>
          <table:table-cell table:formula="of:=[.H171]-[.I171]" office:value-type="float" office:value="-3" calcext:value-type="float">
            <text:p>-3</text:p>
          </table:table-cell>
          <table:table-cell table:formula="of:=[.N171]-[.M171]" office:value-type="float" office:value="5.67039999999997" calcext:value-type="float">
            <text:p>5.7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float" office:value="12660" calcext:value-type="float">
            <text:p>12660</text:p>
          </table:table-cell>
          <table:table-cell office:value-type="float" office:value="12780" calcext:value-type="float">
            <text:p>12780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764" calcext:value-type="float">
            <text:p>764</text:p>
          </table:table-cell>
          <table:table-cell office:value-type="float" office:value="780" calcext:value-type="float">
            <text:p>780</text:p>
          </table:table-cell>
          <table:table-cell office:value-type="float" office:value="758" calcext:value-type="float">
            <text:p>758</text:p>
          </table:table-cell>
          <table:table-cell office:value-type="float" office:value="778" calcext:value-type="float">
            <text:p>778</text:p>
          </table:table-cell>
          <table:table-cell office:value-type="float" office:value="9786" calcext:value-type="float">
            <text:p>9786</text:p>
          </table:table-cell>
          <table:table-cell/>
          <table:table-cell office:value-type="string" calcext:value-type="string">
            <text:p>2017-09-06</text:p>
          </table:table-cell>
          <table:table-cell office:value-type="float" office:value="771.54333" calcext:value-type="float">
            <text:p>771.54333</text:p>
          </table:table-cell>
          <table:table-cell office:value-type="float" office:value="776.39966" calcext:value-type="float">
            <text:p>776.39966</text:p>
          </table:table-cell>
          <table:table-cell/>
          <table:table-cell office:value-type="string" calcext:value-type="string">
            <text:p>2017-09-06</text:p>
          </table:table-cell>
          <table:table-cell table:formula="of:=[.H172]-[.I172]" office:value-type="float" office:value="-20" calcext:value-type="float">
            <text:p>-20</text:p>
          </table:table-cell>
          <table:table-cell table:formula="of:=[.N172]-[.M172]" office:value-type="float" office:value="4.85633000000007" calcext:value-type="float">
            <text:p>4.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float" office:value="12660" calcext:value-type="float">
            <text:p>12660</text:p>
          </table:table-cell>
          <table:table-cell office:value-type="float" office:value="12570" calcext:value-type="float">
            <text:p>12570</text:p>
          </table:table-cell>
          <table:table-cell office:value-type="float" office:value="487" calcext:value-type="float">
            <text:p>487</text:p>
          </table:table-cell>
          <table:table-cell office:value-type="float" office:value="473" calcext:value-type="float">
            <text:p>473</text:p>
          </table:table-cell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82" calcext:value-type="float">
            <text:p>782</text:p>
          </table:table-cell>
          <table:table-cell office:value-type="float" office:value="785" calcext:value-type="float">
            <text:p>785</text:p>
          </table:table-cell>
          <table:table-cell office:value-type="float" office:value="7358" calcext:value-type="float">
            <text:p>7358</text:p>
          </table:table-cell>
          <table:table-cell/>
          <table:table-cell office:value-type="string" calcext:value-type="string">
            <text:p>2017-09-07</text:p>
          </table:table-cell>
          <table:table-cell office:value-type="float" office:value="760.71344" calcext:value-type="float">
            <text:p>760.71344</text:p>
          </table:table-cell>
          <table:table-cell office:value-type="float" office:value="766.126" calcext:value-type="float">
            <text:p>766.126</text:p>
          </table:table-cell>
          <table:table-cell/>
          <table:table-cell office:value-type="string" calcext:value-type="string">
            <text:p>2017-09-07</text:p>
          </table:table-cell>
          <table:table-cell table:formula="of:=[.H173]-[.I173]" office:value-type="float" office:value="-3" calcext:value-type="float">
            <text:p>-3</text:p>
          </table:table-cell>
          <table:table-cell table:formula="of:=[.N173]-[.M173]" office:value-type="float" office:value="5.41255999999999" calcext:value-type="float">
            <text:p>5.4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float" office:value="12310" calcext:value-type="float">
            <text:p>12310</text:p>
          </table:table-cell>
          <table:table-cell office:value-type="float" office:value="12480" calcext:value-type="float">
            <text:p>12480</text:p>
          </table:table-cell>
          <table:table-cell office:value-type="float" office:value="463" calcext:value-type="float">
            <text:p>463</text:p>
          </table:table-cell>
          <table:table-cell office:value-type="float" office:value="471" calcext:value-type="float">
            <text:p>471</text:p>
          </table:table-cell>
          <table:table-cell office:value-type="float" office:value="795" calcext:value-type="float">
            <text:p>795</text:p>
          </table:table-cell>
          <table:table-cell office:value-type="float" office:value="797" calcext:value-type="float">
            <text:p>797</text:p>
          </table:table-cell>
          <table:table-cell office:value-type="float" office:value="788" calcext:value-type="float">
            <text:p>788</text:p>
          </table:table-cell>
          <table:table-cell office:value-type="float" office:value="794" calcext:value-type="float">
            <text:p>794</text:p>
          </table:table-cell>
          <table:table-cell office:value-type="float" office:value="11103" calcext:value-type="float">
            <text:p>11103</text:p>
          </table:table-cell>
          <table:table-cell/>
          <table:table-cell office:value-type="string" calcext:value-type="string">
            <text:p>2017-09-08</text:p>
          </table:table-cell>
          <table:table-cell office:value-type="float" office:value="772.6081" calcext:value-type="float">
            <text:p>772.6081</text:p>
          </table:table-cell>
          <table:table-cell office:value-type="float" office:value="775.63855" calcext:value-type="float">
            <text:p>775.63855</text:p>
          </table:table-cell>
          <table:table-cell/>
          <table:table-cell office:value-type="string" calcext:value-type="string">
            <text:p>2017-09-08</text:p>
          </table:table-cell>
          <table:table-cell table:formula="of:=[.H174]-[.I174]" office:value-type="float" office:value="-6" calcext:value-type="float">
            <text:p>-6</text:p>
          </table:table-cell>
          <table:table-cell table:formula="of:=[.N174]-[.M174]" office:value-type="float" office:value="3.03044999999997" calcext:value-type="float">
            <text:p>3.0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12350" calcext:value-type="float">
            <text:p>12350</text:p>
          </table:table-cell>
          <table:table-cell office:value-type="float" office:value="12280" calcext:value-type="float">
            <text:p>12280</text:p>
          </table:table-cell>
          <table:table-cell office:value-type="float" office:value="463" calcext:value-type="float">
            <text:p>463</text:p>
          </table:table-cell>
          <table:table-cell office:value-type="float" office:value="461" calcext:value-type="float">
            <text:p>461</text:p>
          </table:table-cell>
          <table:table-cell office:value-type="float" office:value="802" calcext:value-type="float">
            <text:p>802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11" calcext:value-type="float">
            <text:p>811</text:p>
          </table:table-cell>
          <table:table-cell office:value-type="float" office:value="8664" calcext:value-type="float">
            <text:p>8664</text:p>
          </table:table-cell>
          <table:table-cell/>
          <table:table-cell office:value-type="string" calcext:value-type="string">
            <text:p>2017-09-11</text:p>
          </table:table-cell>
          <table:table-cell office:value-type="float" office:value="779.7328" calcext:value-type="float">
            <text:p>779.7328</text:p>
          </table:table-cell>
          <table:table-cell office:value-type="float" office:value="775.68744" calcext:value-type="float">
            <text:p>775.68744</text:p>
          </table:table-cell>
          <table:table-cell/>
          <table:table-cell office:value-type="string" calcext:value-type="string">
            <text:p>2017-09-11</text:p>
          </table:table-cell>
          <table:table-cell table:formula="of:=[.H175]-[.I175]" office:value-type="float" office:value="-11" calcext:value-type="float">
            <text:p>-11</text:p>
          </table:table-cell>
          <table:table-cell table:formula="of:=[.N175]-[.M175]" office:value-type="float" office:value="-4.04535999999996" calcext:value-type="float">
            <text:p>-4.0</text:p>
          </table:table-cell>
        </table:table-row>
        <table:table-row table:style-name="ro1">
          <table:table-cell office:value-type="string" calcext:value-type="string">
            <text:p>2017-09-12</text:p>
          </table:table-cell>
          <table:table-cell office:value-type="float" office:value="12410" calcext:value-type="float">
            <text:p>12410</text:p>
          </table:table-cell>
          <table:table-cell office:value-type="float" office:value="12380" calcext:value-type="float">
            <text:p>12380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08" calcext:value-type="float">
            <text:p>808</text:p>
          </table:table-cell>
          <table:table-cell office:value-type="float" office:value="11041" calcext:value-type="float">
            <text:p>11041</text:p>
          </table:table-cell>
          <table:table-cell/>
          <table:table-cell office:value-type="string" calcext:value-type="string">
            <text:p>2017-09-12</text:p>
          </table:table-cell>
          <table:table-cell office:value-type="float" office:value="788.5714" calcext:value-type="float">
            <text:p>788.5714</text:p>
          </table:table-cell>
          <table:table-cell office:value-type="float" office:value="788.1223" calcext:value-type="float">
            <text:p>788.1223</text:p>
          </table:table-cell>
          <table:table-cell/>
          <table:table-cell office:value-type="string" calcext:value-type="string">
            <text:p>2017-09-12</text:p>
          </table:table-cell>
          <table:table-cell table:formula="of:=[.H176]-[.I176]" office:value-type="float" office:value="-6" calcext:value-type="float">
            <text:p>-6</text:p>
          </table:table-cell>
          <table:table-cell table:formula="of:=[.N176]-[.M176]" office:value-type="float" office:value="-0.449100000000044" calcext:value-type="float">
            <text:p>-0.4</text:p>
          </table:table-cell>
        </table:table-row>
        <table:table-row table:style-name="ro1">
          <table:table-cell office:value-type="string" calcext:value-type="string">
            <text:p>2017-09-13</text:p>
          </table:table-cell>
          <table:table-cell office:value-type="float" office:value="11780" calcext:value-type="float">
            <text:p>11780</text:p>
          </table:table-cell>
          <table:table-cell office:value-type="float" office:value="11810" calcext:value-type="float">
            <text:p>11810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6855" calcext:value-type="float">
            <text:p>6855</text:p>
          </table:table-cell>
          <table:table-cell/>
          <table:table-cell office:value-type="string" calcext:value-type="string">
            <text:p>2017-09-13</text:p>
          </table:table-cell>
          <table:table-cell office:value-type="float" office:value="789.6929" calcext:value-type="float">
            <text:p>789.6929</text:p>
          </table:table-cell>
          <table:table-cell office:value-type="float" office:value="786.5061" calcext:value-type="float">
            <text:p>786.5061</text:p>
          </table:table-cell>
          <table:table-cell/>
          <table:table-cell office:value-type="string" calcext:value-type="string">
            <text:p>2017-09-13</text:p>
          </table:table-cell>
          <table:table-cell table:formula="of:=[.H177]-[.I177]" office:value-type="float" office:value="-10" calcext:value-type="float">
            <text:p>-10</text:p>
          </table:table-cell>
          <table:table-cell table:formula="of:=[.N177]-[.M177]" office:value-type="float" office:value="-3.18680000000006" calcext:value-type="float">
            <text:p>-3.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float" office:value="11960" calcext:value-type="float">
            <text:p>11960</text:p>
          </table:table-cell>
          <table:table-cell office:value-type="float" office:value="11910" calcext:value-type="float">
            <text:p>11910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816" calcext:value-type="float">
            <text:p>816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10028" calcext:value-type="float">
            <text:p>10028</text:p>
          </table:table-cell>
          <table:table-cell/>
          <table:table-cell office:value-type="string" calcext:value-type="string">
            <text:p>2017-09-14</text:p>
          </table:table-cell>
          <table:table-cell office:value-type="float" office:value="795.11304" calcext:value-type="float">
            <text:p>795.11304</text:p>
          </table:table-cell>
          <table:table-cell office:value-type="float" office:value="789.806" calcext:value-type="float">
            <text:p>789.806</text:p>
          </table:table-cell>
          <table:table-cell/>
          <table:table-cell office:value-type="string" calcext:value-type="string">
            <text:p>2017-09-14</text:p>
          </table:table-cell>
          <table:table-cell table:formula="of:=[.H178]-[.I178]" office:value-type="float" office:value="-4" calcext:value-type="float">
            <text:p>-4</text:p>
          </table:table-cell>
          <table:table-cell table:formula="of:=[.N178]-[.M178]" office:value-type="float" office:value="-5.30703999999992" calcext:value-type="float">
            <text:p>-5.3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float" office:value="11510" calcext:value-type="float">
            <text:p>11510</text:p>
          </table:table-cell>
          <table:table-cell office:value-type="float" office:value="11650" calcext:value-type="float">
            <text:p>11650</text:p>
          </table:table-cell>
          <table:table-cell office:value-type="float" office:value="424" calcext:value-type="float">
            <text:p>424</text:p>
          </table:table-cell>
          <table:table-cell office:value-type="float" office:value="445" calcext:value-type="float">
            <text:p>445</text:p>
          </table:table-cell>
          <table:table-cell office:value-type="float" office:value="809" calcext:value-type="float">
            <text:p>809</text:p>
          </table:table-cell>
          <table:table-cell office:value-type="float" office:value="821" calcext:value-type="float">
            <text:p>821</text:p>
          </table:table-cell>
          <table:table-cell office:value-type="float" office:value="808" calcext:value-type="float">
            <text:p>808</text:p>
          </table:table-cell>
          <table:table-cell office:value-type="float" office:value="819" calcext:value-type="float">
            <text:p>819</text:p>
          </table:table-cell>
          <table:table-cell office:value-type="float" office:value="10251" calcext:value-type="float">
            <text:p>10251</text:p>
          </table:table-cell>
          <table:table-cell/>
          <table:table-cell office:value-type="string" calcext:value-type="string">
            <text:p>2017-09-15</text:p>
          </table:table-cell>
          <table:table-cell office:value-type="float" office:value="791.2547" calcext:value-type="float">
            <text:p>791.2547</text:p>
          </table:table-cell>
          <table:table-cell office:value-type="float" office:value="792.3816" calcext:value-type="float">
            <text:p>792.3816</text:p>
          </table:table-cell>
          <table:table-cell/>
          <table:table-cell office:value-type="string" calcext:value-type="string">
            <text:p>2017-09-15</text:p>
          </table:table-cell>
          <table:table-cell table:formula="of:=[.H179]-[.I179]" office:value-type="float" office:value="-11" calcext:value-type="float">
            <text:p>-11</text:p>
          </table:table-cell>
          <table:table-cell table:formula="of:=[.N179]-[.M179]" office:value-type="float" office:value="1.12690000000009" calcext:value-type="float">
            <text:p>1.1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float" office:value="11980" calcext:value-type="float">
            <text:p>11980</text:p>
          </table:table-cell>
          <table:table-cell office:value-type="float" office:value="12070" calcext:value-type="float">
            <text:p>12070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830" calcext:value-type="float">
            <text:p>830</text:p>
          </table:table-cell>
          <table:table-cell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office:value-type="float" office:value="846" calcext:value-type="float">
            <text:p>846</text:p>
          </table:table-cell>
          <table:table-cell office:value-type="float" office:value="14201" calcext:value-type="float">
            <text:p>14201</text:p>
          </table:table-cell>
          <table:table-cell/>
          <table:table-cell office:value-type="string" calcext:value-type="string">
            <text:p>2017-09-19</text:p>
          </table:table-cell>
          <table:table-cell office:value-type="float" office:value="795.4081" calcext:value-type="float">
            <text:p>795.4081</text:p>
          </table:table-cell>
          <table:table-cell office:value-type="float" office:value="789.0412" calcext:value-type="float">
            <text:p>789.0412</text:p>
          </table:table-cell>
          <table:table-cell/>
          <table:table-cell office:value-type="string" calcext:value-type="string">
            <text:p>2017-09-19</text:p>
          </table:table-cell>
          <table:table-cell table:formula="of:=[.H180]-[.I180]" office:value-type="float" office:value="-17" calcext:value-type="float">
            <text:p>-17</text:p>
          </table:table-cell>
          <table:table-cell table:formula="of:=[.N180]-[.M180]" office:value-type="float" office:value="-6.36689999999999" calcext:value-type="float">
            <text:p>-6.4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float" office:value="12430" calcext:value-type="float">
            <text:p>12430</text:p>
          </table:table-cell>
          <table:table-cell office:value-type="float" office:value="12260" calcext:value-type="float">
            <text:p>12260</text:p>
          </table:table-cell>
          <table:table-cell office:value-type="float" office:value="484" calcext:value-type="float">
            <text:p>484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7" calcext:value-type="float">
            <text:p>847</text:p>
          </table:table-cell>
          <table:table-cell office:value-type="float" office:value="11800" calcext:value-type="float">
            <text:p>11800</text:p>
          </table:table-cell>
          <table:table-cell/>
          <table:table-cell office:value-type="string" calcext:value-type="string">
            <text:p>2017-09-20</text:p>
          </table:table-cell>
          <table:table-cell office:value-type="float" office:value="803.8051" calcext:value-type="float">
            <text:p>803.8051</text:p>
          </table:table-cell>
          <table:table-cell office:value-type="float" office:value="794.0213" calcext:value-type="float">
            <text:p>794.0213</text:p>
          </table:table-cell>
          <table:table-cell/>
          <table:table-cell office:value-type="string" calcext:value-type="string">
            <text:p>2017-09-20</text:p>
          </table:table-cell>
          <table:table-cell table:formula="of:=[.H181]-[.I181]" office:value-type="float" office:value="-7" calcext:value-type="float">
            <text:p>-7</text:p>
          </table:table-cell>
          <table:table-cell table:formula="of:=[.N181]-[.M181]" office:value-type="float" office:value="-9.78380000000004" calcext:value-type="float">
            <text:p>-9.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float" office:value="12150" calcext:value-type="float">
            <text:p>12150</text:p>
          </table:table-cell>
          <table:table-cell office:value-type="float" office:value="12250" calcext:value-type="float">
            <text:p>12250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" calcext:value-type="float">
            <text:p>11861</text:p>
          </table:table-cell>
          <table:table-cell/>
          <table:table-cell office:value-type="string" calcext:value-type="string">
            <text:p>2017-09-21</text:p>
          </table:table-cell>
          <table:table-cell office:value-type="float" office:value="809.105" calcext:value-type="float">
            <text:p>809.105</text:p>
          </table:table-cell>
          <table:table-cell office:value-type="float" office:value="799.1637" calcext:value-type="float">
            <text:p>799.1637</text:p>
          </table:table-cell>
          <table:table-cell/>
          <table:table-cell office:value-type="string" calcext:value-type="string">
            <text:p>2017-09-21</text:p>
          </table:table-cell>
          <table:table-cell table:formula="of:=[.H182]-[.I182]" office:value-type="float" office:value="-6" calcext:value-type="float">
            <text:p>-6</text:p>
          </table:table-cell>
          <table:table-cell table:formula="of:=[.N182]-[.M182]" office:value-type="float" office:value="-9.94130000000007" calcext:value-type="float">
            <text:p>-9.9</text:p>
          </table:table-cell>
        </table:table-row>
        <table:table-row table:style-name="ro1">
          <table:table-cell office:value-type="string" calcext:value-type="string">
            <text:p>2017-09-22</text:p>
          </table:table-cell>
          <table:table-cell office:value-type="float" office:value="12130" calcext:value-type="float">
            <text:p>12130</text:p>
          </table:table-cell>
          <table:table-cell office:value-type="float" office:value="12270" calcext:value-type="float">
            <text:p>12270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39" calcext:value-type="float">
            <text:p>839</text:p>
          </table:table-cell>
          <table:table-cell office:value-type="float" office:value="842" calcext:value-type="float">
            <text:p>842</text:p>
          </table:table-cell>
          <table:table-cell office:value-type="float" office:value="6671" calcext:value-type="float">
            <text:p>6671</text:p>
          </table:table-cell>
          <table:table-cell/>
          <table:table-cell office:value-type="string" calcext:value-type="string">
            <text:p>2017-09-22</text:p>
          </table:table-cell>
          <table:table-cell office:value-type="float" office:value="814.06714" calcext:value-type="float">
            <text:p>814.06714</text:p>
          </table:table-cell>
          <table:table-cell office:value-type="float" office:value="798.386" calcext:value-type="float">
            <text:p>798.386</text:p>
          </table:table-cell>
          <table:table-cell/>
          <table:table-cell office:value-type="string" calcext:value-type="string">
            <text:p>2017-09-22</text:p>
          </table:table-cell>
          <table:table-cell table:formula="of:=[.H183]-[.I183]" office:value-type="float" office:value="-3" calcext:value-type="float">
            <text:p>-3</text:p>
          </table:table-cell>
          <table:table-cell table:formula="of:=[.N183]-[.M183]" office:value-type="float" office:value="-15.68114" calcext:value-type="float">
            <text:p>-15.7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12260" calcext:value-type="float">
            <text:p>12260</text:p>
          </table:table-cell>
          <table:table-cell office:value-type="float" office:value="12150" calcext:value-type="float">
            <text:p>12150</text:p>
          </table:table-cell>
          <table:table-cell office:value-type="float" office:value="475" calcext:value-type="float">
            <text:p>475</text:p>
          </table:table-cell>
          <table:table-cell office:value-type="float" office:value="466" calcext:value-type="float">
            <text:p>466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838" calcext:value-type="float">
            <text:p>838</text:p>
          </table:table-cell>
          <table:table-cell office:value-type="float" office:value="845" calcext:value-type="float">
            <text:p>845</text:p>
          </table:table-cell>
          <table:table-cell office:value-type="float" office:value="6496" calcext:value-type="float">
            <text:p>6496</text:p>
          </table:table-cell>
          <table:table-cell/>
          <table:table-cell office:value-type="string" calcext:value-type="string">
            <text:p>2017-09-25</text:p>
          </table:table-cell>
          <table:table-cell office:value-type="float" office:value="812.77356" calcext:value-type="float">
            <text:p>812.77356</text:p>
          </table:table-cell>
          <table:table-cell office:value-type="float" office:value="801.2416" calcext:value-type="float">
            <text:p>801.2416</text:p>
          </table:table-cell>
          <table:table-cell/>
          <table:table-cell office:value-type="string" calcext:value-type="string">
            <text:p>2017-09-25</text:p>
          </table:table-cell>
          <table:table-cell table:formula="of:=[.H184]-[.I184]" office:value-type="float" office:value="-7" calcext:value-type="float">
            <text:p>-7</text:p>
          </table:table-cell>
          <table:table-cell table:formula="of:=[.N184]-[.M184]" office:value-type="float" office:value="-11.53196" calcext:value-type="float">
            <text:p>-11.5</text:p>
          </table:table-cell>
        </table:table-row>
        <table:table-row table:style-name="ro1">
          <table:table-cell office:value-type="string" calcext:value-type="string">
            <text:p>2017-09-26</text:p>
          </table:table-cell>
          <table:table-cell office:value-type="float" office:value="12160" calcext:value-type="float">
            <text:p>12160</text:p>
          </table:table-cell>
          <table:table-cell office:value-type="float" office:value="12000" calcext:value-type="float">
            <text:p>12000</text:p>
          </table:table-cell>
          <table:table-cell office:value-type="float" office:value="467" calcext:value-type="float">
            <text:p>467</text:p>
          </table:table-cell>
          <table:table-cell office:value-type="float" office:value="464" calcext:value-type="float">
            <text:p>464</text:p>
          </table:table-cell>
          <table:table-cell office:value-type="float" office:value="842" calcext:value-type="float">
            <text:p>842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338" calcext:value-type="float">
            <text:p>8338</text:p>
          </table:table-cell>
          <table:table-cell/>
          <table:table-cell office:value-type="string" calcext:value-type="string">
            <text:p>2017-09-26</text:p>
          </table:table-cell>
          <table:table-cell office:value-type="float" office:value="812.73914" calcext:value-type="float">
            <text:p>812.73914</text:p>
          </table:table-cell>
          <table:table-cell office:value-type="float" office:value="802.6448" calcext:value-type="float">
            <text:p>802.6448</text:p>
          </table:table-cell>
          <table:table-cell/>
          <table:table-cell office:value-type="string" calcext:value-type="string">
            <text:p>2017-09-26</text:p>
          </table:table-cell>
          <table:table-cell table:formula="of:=[.H185]-[.I185]" office:value-type="float" office:value="-1" calcext:value-type="float">
            <text:p>-1</text:p>
          </table:table-cell>
          <table:table-cell table:formula="of:=[.N185]-[.M185]" office:value-type="float" office:value="-10.09434" calcext:value-type="float">
            <text:p>-10.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table:number-columns-repeated="4"/>
          <table:table-cell office:value-type="float" office:value="832" calcext:value-type="float">
            <text:p>832</text:p>
          </table:table-cell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 office:value-type="float" office:value="837" calcext:value-type="float">
            <text:p>837</text:p>
          </table:table-cell>
          <table:table-cell office:value-type="float" office:value="6246" calcext:value-type="float">
            <text:p>6246</text:p>
          </table:table-cell>
          <table:table-cell/>
          <table:table-cell office:value-type="string" calcext:value-type="string">
            <text:p>2017-09-27</text:p>
          </table:table-cell>
          <table:table-cell office:value-type="float" office:value="814.5145" calcext:value-type="float">
            <text:p>814.5145</text:p>
          </table:table-cell>
          <table:table-cell office:value-type="float" office:value="804.92126" calcext:value-type="float">
            <text:p>804.92126</text:p>
          </table:table-cell>
          <table:table-cell/>
          <table:table-cell office:value-type="string" calcext:value-type="string">
            <text:p>2017-09-27</text:p>
          </table:table-cell>
          <table:table-cell table:formula="of:=[.H186]-[.I186]" office:value-type="float" office:value="-8" calcext:value-type="float">
            <text:p>-8</text:p>
          </table:table-cell>
          <table:table-cell table:formula="of:=[.N186]-[.M186]" office:value-type="float" office:value="-9.59324000000004" calcext:value-type="float">
            <text:p>-9.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table:number-columns-repeated="4"/>
          <table:table-cell table:number-columns-repeated="2"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7" calcext:value-type="float">
            <text:p>837</text:p>
          </table:table-cell>
          <table:table-cell office:value-type="float" office:value="8748" calcext:value-type="float">
            <text:p>8748</text:p>
          </table:table-cell>
          <table:table-cell/>
          <table:table-cell office:value-type="string" calcext:value-type="string">
            <text:p>2017-09-28</text:p>
          </table:table-cell>
          <table:table-cell office:value-type="float" office:value="809.92596" calcext:value-type="float">
            <text:p>809.92596</text:p>
          </table:table-cell>
          <table:table-cell office:value-type="float" office:value="801.55676" calcext:value-type="float">
            <text:p>801.55676</text:p>
          </table:table-cell>
          <table:table-cell/>
          <table:table-cell office:value-type="string" calcext:value-type="string">
            <text:p>2017-09-28</text:p>
          </table:table-cell>
          <table:table-cell table:formula="of:=[.H187]-[.I187]" office:value-type="float" office:value="-2" calcext:value-type="float">
            <text:p>-2</text:p>
          </table:table-cell>
          <table:table-cell table:formula="of:=[.N187]-[.M187]" office:value-type="float" office:value="-8.36919999999998" calcext:value-type="float">
            <text:p>-8.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table:number-columns-repeated="4"/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29" calcext:value-type="float">
            <text:p>829</text:p>
          </table:table-cell>
          <table:table-cell office:value-type="float" office:value="835" calcext:value-type="float">
            <text:p>835</text:p>
          </table:table-cell>
          <table:table-cell office:value-type="float" office:value="12495" calcext:value-type="float">
            <text:p>12495</text:p>
          </table:table-cell>
          <table:table-cell/>
          <table:table-cell office:value-type="string" calcext:value-type="string">
            <text:p>2017-09-29</text:p>
          </table:table-cell>
          <table:table-cell office:value-type="float" office:value="812.641" calcext:value-type="float">
            <text:p>812.641</text:p>
          </table:table-cell>
          <table:table-cell office:value-type="float" office:value="800.34863" calcext:value-type="float">
            <text:p>800.34863</text:p>
          </table:table-cell>
          <table:table-cell/>
          <table:table-cell office:value-type="string" calcext:value-type="string">
            <text:p>2017-09-29</text:p>
          </table:table-cell>
          <table:table-cell table:formula="of:=[.H188]-[.I188]" office:value-type="float" office:value="-6" calcext:value-type="float">
            <text:p>-6</text:p>
          </table:table-cell>
          <table:table-cell table:formula="of:=[.N188]-[.M188]" office:value-type="float" office:value="-12.29237" calcext:value-type="float">
            <text:p>-12.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table:number-columns-repeated="4"/>
          <table:table-cell office:value-type="float" office:value="836" calcext:value-type="float">
            <text:p>836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8229" calcext:value-type="float">
            <text:p>8229</text:p>
          </table:table-cell>
          <table:table-cell/>
          <table:table-cell office:value-type="string" calcext:value-type="string">
            <text:p>2017-10-02</text:p>
          </table:table-cell>
          <table:table-cell office:value-type="float" office:value="806.63806" calcext:value-type="float">
            <text:p>806.63806</text:p>
          </table:table-cell>
          <table:table-cell office:value-type="float" office:value="799.8319" calcext:value-type="float">
            <text:p>799.8319</text:p>
          </table:table-cell>
          <table:table-cell/>
          <table:table-cell office:value-type="string" calcext:value-type="string">
            <text:p>2017-10-02</text:p>
          </table:table-cell>
          <table:table-cell table:formula="of:=[.H189]-[.I189]" office:value-type="float" office:value="-3" calcext:value-type="float">
            <text:p>-3</text:p>
          </table:table-cell>
          <table:table-cell table:formula="of:=[.N189]-[.M189]" office:value-type="float" office:value="-6.80615999999998" calcext:value-type="float">
            <text:p>-6.8</text:p>
          </table:table-cell>
        </table:table-row>
        <table:table-row table:style-name="ro1">
          <table:table-cell office:value-type="string" calcext:value-type="string">
            <text:p>2017-10-03</text:p>
          </table:table-cell>
          <table:table-cell table:number-columns-repeated="4"/>
          <table:table-cell office:value-type="float" office:value="841" calcext:value-type="float">
            <text:p>841</text:p>
          </table:table-cell>
          <table:table-cell office:value-type="float" office:value="843" calcext:value-type="float">
            <text:p>843</text:p>
          </table:table-cell>
          <table:table-cell office:value-type="float" office:value="836" calcext:value-type="float">
            <text:p>836</text:p>
          </table:table-cell>
          <table:table-cell office:value-type="float" office:value="842" calcext:value-type="float">
            <text:p>842</text:p>
          </table:table-cell>
          <table:table-cell office:value-type="float" office:value="7129" calcext:value-type="float">
            <text:p>7129</text:p>
          </table:table-cell>
          <table:table-cell/>
          <table:table-cell office:value-type="string" calcext:value-type="string">
            <text:p>2017-10-03</text:p>
          </table:table-cell>
          <table:table-cell office:value-type="float" office:value="809.888" calcext:value-type="float">
            <text:p>809.888</text:p>
          </table:table-cell>
          <table:table-cell office:value-type="float" office:value="798.7093" calcext:value-type="float">
            <text:p>798.7093</text:p>
          </table:table-cell>
          <table:table-cell/>
          <table:table-cell office:value-type="string" calcext:value-type="string">
            <text:p>2017-10-03</text:p>
          </table:table-cell>
          <table:table-cell table:formula="of:=[.H190]-[.I190]" office:value-type="float" office:value="-6" calcext:value-type="float">
            <text:p>-6</text:p>
          </table:table-cell>
          <table:table-cell table:formula="of:=[.N190]-[.M190]" office:value-type="float" office:value="-11.1787" calcext:value-type="float">
            <text:p>-11.2</text:p>
          </table:table-cell>
        </table:table-row>
        <table:table-row table:style-name="ro1">
          <table:table-cell office:value-type="string" calcext:value-type="string">
            <text:p>2017-10-04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float" office:value="8095" calcext:value-type="float">
            <text:p>8095</text:p>
          </table:table-cell>
          <table:table-cell/>
          <table:table-cell office:value-type="string" calcext:value-type="string">
            <text:p>2017-10-04</text:p>
          </table:table-cell>
          <table:table-cell office:value-type="float" office:value="813.0694" calcext:value-type="float">
            <text:p>813.0694</text:p>
          </table:table-cell>
          <table:table-cell office:value-type="float" office:value="799.1049" calcext:value-type="float">
            <text:p>799.1049</text:p>
          </table:table-cell>
          <table:table-cell/>
          <table:table-cell office:value-type="string" calcext:value-type="string">
            <text:p>2017-10-04</text:p>
          </table:table-cell>
          <table:table-cell table:formula="of:=[.H191]-[.I191]" office:value-type="float" office:value="0" calcext:value-type="float">
            <text:p>0</text:p>
          </table:table-cell>
          <table:table-cell table:formula="of:=[.N191]-[.M191]" office:value-type="float" office:value="-13.9644999999999" calcext:value-type="float">
            <text:p>-14.0</text:p>
          </table:table-cell>
        </table:table-row>
        <table:table-row table:style-name="ro1">
          <table:table-cell office:value-type="string" calcext:value-type="string">
            <text:p>2017-10-05</text:p>
          </table:table-cell>
          <table:table-cell table:number-columns-repeated="4"/>
          <table:table-cell office:value-type="float" office:value="833" calcext:value-type="float">
            <text:p>833</text:p>
          </table:table-cell>
          <table:table-cell office:value-type="float" office:value="839" calcext:value-type="float">
            <text:p>839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7762" calcext:value-type="float">
            <text:p>7762</text:p>
          </table:table-cell>
          <table:table-cell/>
          <table:table-cell office:value-type="string" calcext:value-type="string">
            <text:p>2017-10-05</text:p>
          </table:table-cell>
          <table:table-cell office:value-type="float" office:value="809.6988" calcext:value-type="float">
            <text:p>809.6988</text:p>
          </table:table-cell>
          <table:table-cell office:value-type="float" office:value="793.29346" calcext:value-type="float">
            <text:p>793.29346</text:p>
          </table:table-cell>
          <table:table-cell/>
          <table:table-cell office:value-type="string" calcext:value-type="string">
            <text:p>2017-10-05</text:p>
          </table:table-cell>
          <table:table-cell table:formula="of:=[.H192]-[.I192]" office:value-type="float" office:value="-6" calcext:value-type="float">
            <text:p>-6</text:p>
          </table:table-cell>
          <table:table-cell table:formula="of:=[.N192]-[.M192]" office:value-type="float" office:value="-16.40534" calcext:value-type="float">
            <text:p>-16.4</text:p>
          </table:table-cell>
        </table:table-row>
        <table:table-row table:style-name="ro1">
          <table:table-cell office:value-type="string" calcext:value-type="string">
            <text:p>2017-10-06</text:p>
          </table:table-cell>
          <table:table-cell table:number-columns-repeated="4"/>
          <table:table-cell office:value-type="float" office:value="844" calcext:value-type="float">
            <text:p>844</text:p>
          </table:table-cell>
          <table:table-cell office:value-type="float" office:value="849" calcext:value-type="float">
            <text:p>849</text:p>
          </table:table-cell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9647" calcext:value-type="float">
            <text:p>9647</text:p>
          </table:table-cell>
          <table:table-cell/>
          <table:table-cell office:value-type="string" calcext:value-type="string">
            <text:p>2017-10-06</text:p>
          </table:table-cell>
          <table:table-cell office:value-type="float" office:value="808.9726" calcext:value-type="float">
            <text:p>808.9726</text:p>
          </table:table-cell>
          <table:table-cell office:value-type="float" office:value="796.9332" calcext:value-type="float">
            <text:p>796.9332</text:p>
          </table:table-cell>
          <table:table-cell/>
          <table:table-cell office:value-type="string" calcext:value-type="string">
            <text:p>2017-10-06</text:p>
          </table:table-cell>
          <table:table-cell table:formula="of:=[.H193]-[.I193]" office:value-type="float" office:value="-6" calcext:value-type="float">
            <text:p>-6</text:p>
          </table:table-cell>
          <table:table-cell table:formula="of:=[.N193]-[.M193]" office:value-type="float" office:value="-12.0394" calcext:value-type="float">
            <text:p>-12.0</text:p>
          </table:table-cell>
        </table:table-row>
        <table:table-row table:style-name="ro1">
          <table:table-cell office:value-type="string" calcext:value-type="string">
            <text:p>2017-10-10</text:p>
          </table:table-cell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863" calcext:value-type="float">
            <text:p>863</text:p>
          </table:table-cell>
          <table:table-cell office:value-type="float" office:value="853" calcext:value-type="float">
            <text:p>853</text:p>
          </table:table-cell>
          <table:table-cell office:value-type="float" office:value="862" calcext:value-type="float">
            <text:p>862</text:p>
          </table:table-cell>
          <table:table-cell office:value-type="float" office:value="14405" calcext:value-type="float">
            <text:p>14405</text:p>
          </table:table-cell>
          <table:table-cell/>
          <table:table-cell office:value-type="string" calcext:value-type="string">
            <text:p>2017-10-10</text:p>
          </table:table-cell>
          <table:table-cell office:value-type="float" office:value="812.5853" calcext:value-type="float">
            <text:p>812.5853</text:p>
          </table:table-cell>
          <table:table-cell office:value-type="float" office:value="800.3346" calcext:value-type="float">
            <text:p>800.3346</text:p>
          </table:table-cell>
          <table:table-cell/>
          <table:table-cell office:value-type="string" calcext:value-type="string">
            <text:p>2017-10-10</text:p>
          </table:table-cell>
          <table:table-cell table:formula="of:=[.H194]-[.I194]" office:value-type="float" office:value="-9" calcext:value-type="float">
            <text:p>-9</text:p>
          </table:table-cell>
          <table:table-cell table:formula="of:=[.N194]-[.M194]" office:value-type="float" office:value="-12.2506999999999" calcext:value-type="float">
            <text:p>-12.3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office:value-type="float" office:value="880" calcext:value-type="float">
            <text:p>880</text:p>
          </table:table-cell>
          <table:table-cell office:value-type="float" office:value="864" calcext:value-type="float">
            <text:p>864</text:p>
          </table:table-cell>
          <table:table-cell office:value-type="float" office:value="878" calcext:value-type="float">
            <text:p>878</text:p>
          </table:table-cell>
          <table:table-cell office:value-type="float" office:value="14838" calcext:value-type="float">
            <text:p>14838</text:p>
          </table:table-cell>
          <table:table-cell/>
          <table:table-cell office:value-type="string" calcext:value-type="string">
            <text:p>2017-10-11</text:p>
          </table:table-cell>
          <table:table-cell office:value-type="float" office:value="817.732" calcext:value-type="float">
            <text:p>817.732</text:p>
          </table:table-cell>
          <table:table-cell office:value-type="float" office:value="802.93994" calcext:value-type="float">
            <text:p>802.93994</text:p>
          </table:table-cell>
          <table:table-cell/>
          <table:table-cell office:value-type="string" calcext:value-type="string">
            <text:p>2017-10-11</text:p>
          </table:table-cell>
          <table:table-cell table:formula="of:=[.H195]-[.I195]" office:value-type="float" office:value="-14" calcext:value-type="float">
            <text:p>-14</text:p>
          </table:table-cell>
          <table:table-cell table:formula="of:=[.N195]-[.M195]" office:value-type="float" office:value="-14.79206" calcext:value-type="float">
            <text:p>-14.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table:number-columns-repeated="4"/>
          <table:table-cell office:value-type="float" office:value="879" calcext:value-type="float">
            <text:p>879</text:p>
          </table:table-cell>
          <table:table-cell office:value-type="float" office:value="888" calcext:value-type="float">
            <text:p>888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15362" calcext:value-type="float">
            <text:p>15362</text:p>
          </table:table-cell>
          <table:table-cell/>
          <table:table-cell office:value-type="string" calcext:value-type="string">
            <text:p>2017-10-12</text:p>
          </table:table-cell>
          <table:table-cell office:value-type="float" office:value="825.1281" calcext:value-type="float">
            <text:p>825.1281</text:p>
          </table:table-cell>
          <table:table-cell office:value-type="float" office:value="808.35986" calcext:value-type="float">
            <text:p>808.35986</text:p>
          </table:table-cell>
          <table:table-cell/>
          <table:table-cell office:value-type="string" calcext:value-type="string">
            <text:p>2017-10-12</text:p>
          </table:table-cell>
          <table:table-cell table:formula="of:=[.H196]-[.I196]" office:value-type="float" office:value="-13" calcext:value-type="float">
            <text:p>-13</text:p>
          </table:table-cell>
          <table:table-cell table:formula="of:=[.N196]-[.M196]" office:value-type="float" office:value="-16.76824" calcext:value-type="float">
            <text:p>-16.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table:number-columns-repeated="4"/>
          <table:table-cell office:value-type="float" office:value="887" calcext:value-type="float">
            <text:p>887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889" calcext:value-type="float">
            <text:p>889</text:p>
          </table:table-cell>
          <table:table-cell office:value-type="float" office:value="11757" calcext:value-type="float">
            <text:p>11757</text:p>
          </table:table-cell>
          <table:table-cell/>
          <table:table-cell office:value-type="string" calcext:value-type="string">
            <text:p>2017-10-13</text:p>
          </table:table-cell>
          <table:table-cell office:value-type="float" office:value="830.5305" calcext:value-type="float">
            <text:p>830.5305</text:p>
          </table:table-cell>
          <table:table-cell office:value-type="float" office:value="811.24524" calcext:value-type="float">
            <text:p>811.24524</text:p>
          </table:table-cell>
          <table:table-cell/>
          <table:table-cell office:value-type="string" calcext:value-type="string">
            <text:p>2017-10-13</text:p>
          </table:table-cell>
          <table:table-cell table:formula="of:=[.H197]-[.I197]" office:value-type="float" office:value="-8" calcext:value-type="float">
            <text:p>-8</text:p>
          </table:table-cell>
          <table:table-cell table:formula="of:=[.N197]-[.M197]" office:value-type="float" office:value="-19.28526" calcext:value-type="float">
            <text:p>-19.3</text:p>
          </table:table-cell>
        </table:table-row>
        <table:table-row table:style-name="ro1">
          <table:table-cell office:value-type="string" calcext:value-type="string">
            <text:p>2017-10-16</text:p>
          </table:table-cell>
          <table:table-cell table:number-columns-repeated="4"/>
          <table:table-cell office:value-type="float" office:value="894" calcext:value-type="float">
            <text:p>894</text:p>
          </table:table-cell>
          <table:table-cell office:value-type="float" office:value="902" calcext:value-type="float">
            <text:p>902</text:p>
          </table:table-cell>
          <table:table-cell office:value-type="float" office:value="890" calcext:value-type="float">
            <text:p>890</text:p>
          </table:table-cell>
          <table:table-cell office:value-type="float" office:value="898" calcext:value-type="float">
            <text:p>898</text:p>
          </table:table-cell>
          <table:table-cell office:value-type="float" office:value="9323" calcext:value-type="float">
            <text:p>9323</text:p>
          </table:table-cell>
          <table:table-cell/>
          <table:table-cell office:value-type="string" calcext:value-type="string">
            <text:p>2017-10-16</text:p>
          </table:table-cell>
          <table:table-cell office:value-type="float" office:value="835.2589" calcext:value-type="float">
            <text:p>835.2589</text:p>
          </table:table-cell>
          <table:table-cell office:value-type="float" office:value="811.2096" calcext:value-type="float">
            <text:p>811.2096</text:p>
          </table:table-cell>
          <table:table-cell/>
          <table:table-cell office:value-type="string" calcext:value-type="string">
            <text:p>2017-10-16</text:p>
          </table:table-cell>
          <table:table-cell table:formula="of:=[.H198]-[.I198]" office:value-type="float" office:value="-8" calcext:value-type="float">
            <text:p>-8</text:p>
          </table:table-cell>
          <table:table-cell table:formula="of:=[.N198]-[.M198]" office:value-type="float" office:value="-24.0493" calcext:value-type="float">
            <text:p>-24.0</text:p>
          </table:table-cell>
        </table:table-row>
        <table:table-row table:style-name="ro1">
          <table:table-cell office:value-type="string" calcext:value-type="string">
            <text:p>2017-10-17</text:p>
          </table:table-cell>
          <table:table-cell table:number-columns-repeated="4"/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85" calcext:value-type="float">
            <text:p>885</text:p>
          </table:table-cell>
          <table:table-cell office:value-type="float" office:value="895" calcext:value-type="float">
            <text:p>895</text:p>
          </table:table-cell>
          <table:table-cell office:value-type="float" office:value="9020" calcext:value-type="float">
            <text:p>9020</text:p>
          </table:table-cell>
          <table:table-cell/>
          <table:table-cell office:value-type="string" calcext:value-type="string">
            <text:p>2017-10-17</text:p>
          </table:table-cell>
          <table:table-cell office:value-type="float" office:value="843.80597" calcext:value-type="float">
            <text:p>843.80597</text:p>
          </table:table-cell>
          <table:table-cell office:value-type="float" office:value="816.23804" calcext:value-type="float">
            <text:p>816.23804</text:p>
          </table:table-cell>
          <table:table-cell/>
          <table:table-cell office:value-type="string" calcext:value-type="string">
            <text:p>2017-10-17</text:p>
          </table:table-cell>
          <table:table-cell table:formula="of:=[.H199]-[.I199]" office:value-type="float" office:value="-10" calcext:value-type="float">
            <text:p>-10</text:p>
          </table:table-cell>
          <table:table-cell table:formula="of:=[.N199]-[.M199]" office:value-type="float" office:value="-27.56793" calcext:value-type="float">
            <text:p>-27.6</text:p>
          </table:table-cell>
        </table:table-row>
        <table:table-row table:style-name="ro1">
          <table:table-cell office:value-type="string" calcext:value-type="string">
            <text:p>2017-10-1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9204" calcext:value-type="float">
            <text:p>9204</text:p>
          </table:table-cell>
          <table:table-cell/>
          <table:table-cell office:value-type="string" calcext:value-type="string">
            <text:p>2017-10-18</text:p>
          </table:table-cell>
          <table:table-cell office:value-type="float" office:value="843.10614" calcext:value-type="float">
            <text:p>843.10614</text:p>
          </table:table-cell>
          <table:table-cell office:value-type="float" office:value="814.04346" calcext:value-type="float">
            <text:p>814.04346</text:p>
          </table:table-cell>
          <table:table-cell/>
          <table:table-cell office:value-type="string" calcext:value-type="string">
            <text:p>2017-10-18</text:p>
          </table:table-cell>
          <table:table-cell table:formula="of:=[.H200]-[.I200]" office:value-type="float" office:value="-1" calcext:value-type="float">
            <text:p>-1</text:p>
          </table:table-cell>
          <table:table-cell table:formula="of:=[.N200]-[.M200]" office:value-type="float" office:value="-29.06268" calcext:value-type="float">
            <text:p>-29.1</text:p>
          </table:table-cell>
        </table:table-row>
        <table:table-row table:style-name="ro1">
          <table:table-cell office:value-type="string" calcext:value-type="string">
            <text:p>2017-10-19</text:p>
          </table:table-cell>
          <table:table-cell table:number-columns-repeated="4"/>
          <table:table-cell office:value-type="float" office:value="895" calcext:value-type="float">
            <text:p>895</text:p>
          </table:table-cell>
          <table:table-cell office:value-type="float" office:value="898" calcext:value-type="float">
            <text:p>898</text:p>
          </table:table-cell>
          <table:table-cell office:value-type="float" office:value="891" calcext:value-type="float">
            <text:p>891</text:p>
          </table:table-cell>
          <table:table-cell office:value-type="float" office:value="894" calcext:value-type="float">
            <text:p>894</text:p>
          </table:table-cell>
          <table:table-cell office:value-type="float" office:value="8551" calcext:value-type="float">
            <text:p>8551</text:p>
          </table:table-cell>
          <table:table-cell/>
          <table:table-cell office:value-type="string" calcext:value-type="string">
            <text:p>2017-10-19</text:p>
          </table:table-cell>
          <table:table-cell office:value-type="float" office:value="845.7453" calcext:value-type="float">
            <text:p>845.7453</text:p>
          </table:table-cell>
          <table:table-cell office:value-type="float" office:value="814.0802" calcext:value-type="float">
            <text:p>814.0802</text:p>
          </table:table-cell>
          <table:table-cell/>
          <table:table-cell office:value-type="string" calcext:value-type="string">
            <text:p>2017-10-19</text:p>
          </table:table-cell>
          <table:table-cell table:formula="of:=[.H201]-[.I201]" office:value-type="float" office:value="-3" calcext:value-type="float">
            <text:p>-3</text:p>
          </table:table-cell>
          <table:table-cell table:formula="of:=[.N201]-[.M201]" office:value-type="float" office:value="-31.6651" calcext:value-type="float">
            <text:p>-31.7</text:p>
          </table:table-cell>
        </table:table-row>
        <table:table-row table:style-name="ro1">
          <table:table-cell office:value-type="string" calcext:value-type="string">
            <text:p>2017-10-20</text:p>
          </table:table-cell>
          <table:table-cell table:number-columns-repeated="4"/>
          <table:table-cell office:value-type="float" office:value="893" calcext:value-type="float">
            <text:p>893</text:p>
          </table:table-cell>
          <table:table-cell office:value-type="float" office:value="897" calcext:value-type="float">
            <text:p>89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6784" calcext:value-type="float">
            <text:p>6784</text:p>
          </table:table-cell>
          <table:table-cell/>
          <table:table-cell office:value-type="string" calcext:value-type="string">
            <text:p>2017-10-20</text:p>
          </table:table-cell>
          <table:table-cell office:value-type="float" office:value="845.9492" calcext:value-type="float">
            <text:p>845.9492</text:p>
          </table:table-cell>
          <table:table-cell office:value-type="float" office:value="813.5568" calcext:value-type="float">
            <text:p>813.5568</text:p>
          </table:table-cell>
          <table:table-cell/>
          <table:table-cell office:value-type="string" calcext:value-type="string">
            <text:p>2017-10-20</text:p>
          </table:table-cell>
          <table:table-cell table:formula="of:=[.H202]-[.I202]" office:value-type="float" office:value="-7" calcext:value-type="float">
            <text:p>-7</text:p>
          </table:table-cell>
          <table:table-cell table:formula="of:=[.N202]-[.M202]" office:value-type="float" office:value="-32.3924000000001" calcext:value-type="float">
            <text:p>-32.4</text:p>
          </table:table-cell>
        </table:table-row>
        <table:table-row table:style-name="ro1">
          <table:table-cell office:value-type="string" calcext:value-type="string">
            <text:p>2017-10-23</text:p>
          </table:table-cell>
          <table:table-cell table:number-columns-repeated="4"/>
          <table:table-cell office:value-type="float" office:value="905" calcext:value-type="float">
            <text:p>905</text:p>
          </table:table-cell>
          <table:table-cell office:value-type="float" office:value="912" calcext:value-type="float">
            <text:p>912</text:p>
          </table:table-cell>
          <table:table-cell office:value-type="float" office:value="905" calcext:value-type="float">
            <text:p>905</text:p>
          </table:table-cell>
          <table:table-cell office:value-type="float" office:value="910" calcext:value-type="float">
            <text:p>910</text:p>
          </table:table-cell>
          <table:table-cell office:value-type="float" office:value="9705" calcext:value-type="float">
            <text:p>9705</text:p>
          </table:table-cell>
          <table:table-cell/>
          <table:table-cell office:value-type="string" calcext:value-type="string">
            <text:p>2017-10-23</text:p>
          </table:table-cell>
          <table:table-cell office:value-type="float" office:value="846.19885" calcext:value-type="float">
            <text:p>846.19885</text:p>
          </table:table-cell>
          <table:table-cell office:value-type="float" office:value="817.8315" calcext:value-type="float">
            <text:p>817.8315</text:p>
          </table:table-cell>
          <table:table-cell/>
          <table:table-cell office:value-type="string" calcext:value-type="string">
            <text:p>2017-10-23</text:p>
          </table:table-cell>
          <table:table-cell table:formula="of:=[.H203]-[.I203]" office:value-type="float" office:value="-5" calcext:value-type="float">
            <text:p>-5</text:p>
          </table:table-cell>
          <table:table-cell table:formula="of:=[.N203]-[.M203]" office:value-type="float" office:value="-28.36735" calcext:value-type="float">
            <text:p>-28.4</text:p>
          </table:table-cell>
        </table:table-row>
        <table:table-row table:style-name="ro1">
          <table:table-cell office:value-type="string" calcext:value-type="string">
            <text:p>2017-10-24</text:p>
          </table:table-cell>
          <table:table-cell table:number-columns-repeated="4"/>
          <table:table-cell office:value-type="float" office:value="910" calcext:value-type="float">
            <text:p>910</text:p>
          </table:table-cell>
          <table:table-cell office:value-type="float" office:value="922" calcext:value-type="float">
            <text:p>922</text:p>
          </table:table-cell>
          <table:table-cell office:value-type="float" office:value="910" calcext:value-type="float">
            <text:p>910</text:p>
          </table:table-cell>
          <table:table-cell office:value-type="float" office:value="918" calcext:value-type="float">
            <text:p>918</text:p>
          </table:table-cell>
          <table:table-cell office:value-type="float" office:value="11962" calcext:value-type="float">
            <text:p>11962</text:p>
          </table:table-cell>
          <table:table-cell/>
          <table:table-cell office:value-type="string" calcext:value-type="string">
            <text:p>2017-10-24</text:p>
          </table:table-cell>
          <table:table-cell office:value-type="float" office:value="855.0914" calcext:value-type="float">
            <text:p>855.0914</text:p>
          </table:table-cell>
          <table:table-cell office:value-type="float" office:value="824.8905" calcext:value-type="float">
            <text:p>824.8905</text:p>
          </table:table-cell>
          <table:table-cell/>
          <table:table-cell office:value-type="string" calcext:value-type="string">
            <text:p>2017-10-24</text:p>
          </table:table-cell>
          <table:table-cell table:formula="of:=[.H204]-[.I204]" office:value-type="float" office:value="-8" calcext:value-type="float">
            <text:p>-8</text:p>
          </table:table-cell>
          <table:table-cell table:formula="of:=[.N204]-[.M204]" office:value-type="float" office:value="-30.2009" calcext:value-type="float">
            <text:p>-30.2</text:p>
          </table:table-cell>
        </table:table-row>
        <table:table-row table:style-name="ro1">
          <table:table-cell office:value-type="string" calcext:value-type="string">
            <text:p>2017-10-25</text:p>
          </table:table-cell>
          <table:table-cell table:number-columns-repeated="4"/>
          <table:table-cell office:value-type="float" office:value="925" calcext:value-type="float">
            <text:p>925</text:p>
          </table:table-cell>
          <table:table-cell office:value-type="float" office:value="927" calcext:value-type="float">
            <text:p>927</text:p>
          </table:table-cell>
          <table:table-cell office:value-type="float" office:value="918" calcext:value-type="float">
            <text:p>918</text:p>
          </table:table-cell>
          <table:table-cell office:value-type="float" office:value="921" calcext:value-type="float">
            <text:p>921</text:p>
          </table:table-cell>
          <table:table-cell office:value-type="float" office:value="10917" calcext:value-type="float">
            <text:p>10917</text:p>
          </table:table-cell>
          <table:table-cell/>
          <table:table-cell office:value-type="string" calcext:value-type="string">
            <text:p>2017-10-25</text:p>
          </table:table-cell>
          <table:table-cell office:value-type="float" office:value="864.6262" calcext:value-type="float">
            <text:p>864.6262</text:p>
          </table:table-cell>
          <table:table-cell office:value-type="float" office:value="827.9908" calcext:value-type="float">
            <text:p>827.9908</text:p>
          </table:table-cell>
          <table:table-cell/>
          <table:table-cell office:value-type="string" calcext:value-type="string">
            <text:p>2017-10-25</text:p>
          </table:table-cell>
          <table:table-cell table:formula="of:=[.H205]-[.I205]" office:value-type="float" office:value="-3" calcext:value-type="float">
            <text:p>-3</text:p>
          </table:table-cell>
          <table:table-cell table:formula="of:=[.N205]-[.M205]" office:value-type="float" office:value="-36.6354" calcext:value-type="float">
            <text:p>-36.6</text:p>
          </table:table-cell>
        </table:table-row>
        <table:table-row table:style-name="ro1">
          <table:table-cell office:value-type="string" calcext:value-type="string">
            <text:p>2017-10-26</text:p>
          </table:table-cell>
          <table:table-cell table:number-columns-repeated="4"/>
          <table:table-cell table:number-columns-repeated="2"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08" calcext:value-type="float">
            <text:p>908</text:p>
          </table:table-cell>
          <table:table-cell office:value-type="float" office:value="10532" calcext:value-type="float">
            <text:p>10532</text:p>
          </table:table-cell>
          <table:table-cell/>
          <table:table-cell office:value-type="string" calcext:value-type="string">
            <text:p>2017-10-26</text:p>
          </table:table-cell>
          <table:table-cell office:value-type="float" office:value="868.683" calcext:value-type="float">
            <text:p>868.683</text:p>
          </table:table-cell>
          <table:table-cell office:value-type="float" office:value="829.8301" calcext:value-type="float">
            <text:p>829.8301</text:p>
          </table:table-cell>
          <table:table-cell/>
          <table:table-cell office:value-type="string" calcext:value-type="string">
            <text:p>2017-10-26</text:p>
          </table:table-cell>
          <table:table-cell table:formula="of:=[.H206]-[.I206]" office:value-type="float" office:value="-6" calcext:value-type="float">
            <text:p>-6</text:p>
          </table:table-cell>
          <table:table-cell table:formula="of:=[.N206]-[.M206]" office:value-type="float" office:value="-38.8529" calcext:value-type="float">
            <text:p>-38.9</text:p>
          </table:table-cell>
        </table:table-row>
        <table:table-row table:style-name="ro1">
          <table:table-cell office:value-type="string" calcext:value-type="string">
            <text:p>2017-10-27</text:p>
          </table:table-cell>
          <table:table-cell table:number-columns-repeated="4"/>
          <table:table-cell table:number-columns-repeated="2" office:value-type="float" office:value="850" calcext:value-type="float">
            <text:p>850</text:p>
          </table:table-cell>
          <table:table-cell office:value-type="float" office:value="819" calcext:value-type="float">
            <text:p>819</text:p>
          </table:table-cell>
          <table:table-cell office:value-type="float" office:value="847" calcext:value-type="float">
            <text:p>847</text:p>
          </table:table-cell>
          <table:table-cell office:value-type="float" office:value="60271" calcext:value-type="float">
            <text:p>60271</text:p>
          </table:table-cell>
          <table:table-cell/>
          <table:table-cell office:value-type="string" calcext:value-type="string">
            <text:p>2017-10-27</text:p>
          </table:table-cell>
          <table:table-cell office:value-type="float" office:value="866.12256" calcext:value-type="float">
            <text:p>866.12256</text:p>
          </table:table-cell>
          <table:table-cell office:value-type="float" office:value="825.96094" calcext:value-type="float">
            <text:p>825.96094</text:p>
          </table:table-cell>
          <table:table-cell/>
          <table:table-cell office:value-type="string" calcext:value-type="string">
            <text:p>2017-10-27</text:p>
          </table:table-cell>
          <table:table-cell table:formula="of:=[.H207]-[.I207]" office:value-type="float" office:value="-28" calcext:value-type="float">
            <text:p>-28</text:p>
          </table:table-cell>
          <table:table-cell table:formula="of:=[.N207]-[.M207]" office:value-type="float" office:value="-40.16162" calcext:value-type="float">
            <text:p>-40.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868" calcext:value-type="float">
            <text:p>868</text:p>
          </table:table-cell>
          <table:table-cell office:value-type="float" office:value="849" calcext:value-type="float">
            <text:p>849</text:p>
          </table:table-cell>
          <table:table-cell office:value-type="float" office:value="863" calcext:value-type="float">
            <text:p>863</text:p>
          </table:table-cell>
          <table:table-cell office:value-type="float" office:value="39453" calcext:value-type="float">
            <text:p>39453</text:p>
          </table:table-cell>
          <table:table-cell/>
          <table:table-cell office:value-type="string" calcext:value-type="string">
            <text:p>2017-10-30</text:p>
          </table:table-cell>
          <table:table-cell office:value-type="float" office:value="804.0787" calcext:value-type="float">
            <text:p>804.0787</text:p>
          </table:table-cell>
          <table:table-cell office:value-type="float" office:value="764.31866" calcext:value-type="float">
            <text:p>764.31866</text:p>
          </table:table-cell>
          <table:table-cell/>
          <table:table-cell office:value-type="string" calcext:value-type="string">
            <text:p>2017-10-30</text:p>
          </table:table-cell>
          <table:table-cell table:formula="of:=[.H208]-[.I208]" office:value-type="float" office:value="-14" calcext:value-type="float">
            <text:p>-14</text:p>
          </table:table-cell>
          <table:table-cell table:formula="of:=[.N208]-[.M208]" office:value-type="float" office:value="-39.76004" calcext:value-type="float">
            <text:p>-39.8</text:p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table:number-columns-repeated="4"/>
          <table:table-cell office:value-type="float" office:value="874" calcext:value-type="float">
            <text:p>874</text:p>
          </table:table-cell>
          <table:table-cell office:value-type="float" office:value="882" calcext:value-type="float">
            <text:p>882</text:p>
          </table:table-cell>
          <table:table-cell office:value-type="float" office:value="868" calcext:value-type="float">
            <text:p>868</text:p>
          </table:table-cell>
          <table:table-cell office:value-type="float" office:value="878" calcext:value-type="float">
            <text:p>878</text:p>
          </table:table-cell>
          <table:table-cell office:value-type="float" office:value="19692" calcext:value-type="float">
            <text:p>19692</text:p>
          </table:table-cell>
          <table:table-cell/>
          <table:table-cell office:value-type="string" calcext:value-type="string">
            <text:p>2017-10-31</text:p>
          </table:table-cell>
          <table:table-cell office:value-type="float" office:value="824.9046" calcext:value-type="float">
            <text:p>824.9046</text:p>
          </table:table-cell>
          <table:table-cell office:value-type="float" office:value="786.06177" calcext:value-type="float">
            <text:p>786.06177</text:p>
          </table:table-cell>
          <table:table-cell/>
          <table:table-cell office:value-type="string" calcext:value-type="string">
            <text:p>2017-10-31</text:p>
          </table:table-cell>
          <table:table-cell table:formula="of:=[.H209]-[.I209]" office:value-type="float" office:value="-10" calcext:value-type="float">
            <text:p>-10</text:p>
          </table:table-cell>
          <table:table-cell table:formula="of:=[.N209]-[.M209]" office:value-type="float" office:value="-38.8428299999999" calcext:value-type="float">
            <text:p>-38.8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table:number-columns-repeated="4"/>
          <table:table-cell office:value-type="float" office:value="885" calcext:value-type="float">
            <text:p>885</text:p>
          </table:table-cell>
          <table:table-cell office:value-type="float" office:value="896" calcext:value-type="float">
            <text:p>896</text:p>
          </table:table-cell>
          <table:table-cell office:value-type="float" office:value="883" calcext:value-type="float">
            <text:p>883</text:p>
          </table:table-cell>
          <table:table-cell office:value-type="float" office:value="896" calcext:value-type="float">
            <text:p>896</text:p>
          </table:table-cell>
          <table:table-cell office:value-type="float" office:value="16374" calcext:value-type="float">
            <text:p>16374</text:p>
          </table:table-cell>
          <table:table-cell/>
          <table:table-cell office:value-type="string" calcext:value-type="string">
            <text:p>2017-11-01</text:p>
          </table:table-cell>
          <table:table-cell office:value-type="float" office:value="843.6669" calcext:value-type="float">
            <text:p>843.6669</text:p>
          </table:table-cell>
          <table:table-cell office:value-type="float" office:value="800.1161" calcext:value-type="float">
            <text:p>800.1161</text:p>
          </table:table-cell>
          <table:table-cell/>
          <table:table-cell office:value-type="string" calcext:value-type="string">
            <text:p>2017-11-01</text:p>
          </table:table-cell>
          <table:table-cell table:formula="of:=[.H210]-[.I210]" office:value-type="float" office:value="-13" calcext:value-type="float">
            <text:p>-13</text:p>
          </table:table-cell>
          <table:table-cell table:formula="of:=[.N210]-[.M210]" office:value-type="float" office:value="-43.5508000000001" calcext:value-type="float">
            <text:p>-43.6</text:p>
          </table:table-cell>
        </table:table-row>
        <table:table-row table:style-name="ro1">
          <table:table-cell office:value-type="string" calcext:value-type="string">
            <text:p>2017-11-02</text:p>
          </table:table-cell>
          <table:table-cell table:number-columns-repeated="4"/>
          <table:table-cell table:number-columns-repeated="2"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" calcext:value-type="float">
            <text:p>876</text:p>
          </table:table-cell>
          <table:table-cell office:value-type="float" office:value="22952" calcext:value-type="float">
            <text:p>22952</text:p>
          </table:table-cell>
          <table:table-cell/>
          <table:table-cell office:value-type="string" calcext:value-type="string">
            <text:p>2017-11-02</text:p>
          </table:table-cell>
          <table:table-cell office:value-type="float" office:value="861.4231" calcext:value-type="float">
            <text:p>861.4231</text:p>
          </table:table-cell>
          <table:table-cell office:value-type="float" office:value="804.0525" calcext:value-type="float">
            <text:p>804.0525</text:p>
          </table:table-cell>
          <table:table-cell/>
          <table:table-cell office:value-type="string" calcext:value-type="string">
            <text:p>2017-11-02</text:p>
          </table:table-cell>
          <table:table-cell table:formula="of:=[.H211]-[.I211]" office:value-type="float" office:value="-10" calcext:value-type="float">
            <text:p>-10</text:p>
          </table:table-cell>
          <table:table-cell table:formula="of:=[.N211]-[.M211]" office:value-type="float" office:value="-57.3706" calcext:value-type="float">
            <text:p>-57.4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21569" calcext:value-type="float">
            <text:p>21569</text:p>
          </table:table-cell>
          <table:table-cell/>
          <table:table-cell office:value-type="string" calcext:value-type="string">
            <text:p>2017-11-06</text:p>
          </table:table-cell>
          <table:table-cell office:value-type="float" office:value="835.905" calcext:value-type="float">
            <text:p>835.905</text:p>
          </table:table-cell>
          <table:table-cell office:value-type="float" office:value="798.7878" calcext:value-type="float">
            <text:p>798.7878</text:p>
          </table:table-cell>
          <table:table-cell/>
          <table:table-cell office:value-type="string" calcext:value-type="string">
            <text:p>2017-11-06</text:p>
          </table:table-cell>
          <table:table-cell table:formula="of:=[.H212]-[.I212]" office:value-type="float" office:value="-2" calcext:value-type="float">
            <text:p>-2</text:p>
          </table:table-cell>
          <table:table-cell table:formula="of:=[.N212]-[.M212]" office:value-type="float" office:value="-37.1172" calcext:value-type="float">
            <text:p>-37.1</text:p>
          </table:table-cell>
        </table:table-row>
        <table:table-row table:style-name="ro1">
          <table:table-cell office:value-type="string" calcext:value-type="string">
            <text:p>2017-11-07</text:p>
          </table:table-cell>
          <table:table-cell table:number-columns-repeated="4"/>
          <table:table-cell office:value-type="float" office:value="855" calcext:value-type="float">
            <text:p>855</text:p>
          </table:table-cell>
          <table:table-cell office:value-type="float" office:value="869" calcext:value-type="float">
            <text:p>869</text:p>
          </table:table-cell>
          <table:table-cell office:value-type="float" office:value="853" calcext:value-type="float">
            <text:p>853</text:p>
          </table:table-cell>
          <table:table-cell office:value-type="float" office:value="863" calcext:value-type="float">
            <text:p>863</text:p>
          </table:table-cell>
          <table:table-cell office:value-type="float" office:value="17637" calcext:value-type="float">
            <text:p>17637</text:p>
          </table:table-cell>
          <table:table-cell/>
          <table:table-cell office:value-type="string" calcext:value-type="string">
            <text:p>2017-11-07</text:p>
          </table:table-cell>
          <table:table-cell office:value-type="float" office:value="824.708" calcext:value-type="float">
            <text:p>824.708</text:p>
          </table:table-cell>
          <table:table-cell office:value-type="float" office:value="792.38965" calcext:value-type="float">
            <text:p>792.38965</text:p>
          </table:table-cell>
          <table:table-cell/>
          <table:table-cell office:value-type="string" calcext:value-type="string">
            <text:p>2017-11-07</text:p>
          </table:table-cell>
          <table:table-cell table:formula="of:=[.H213]-[.I213]" office:value-type="float" office:value="-10" calcext:value-type="float">
            <text:p>-10</text:p>
          </table:table-cell>
          <table:table-cell table:formula="of:=[.N213]-[.M213]" office:value-type="float" office:value="-32.31835" calcext:value-type="float">
            <text:p>-32.3</text:p>
          </table:table-cell>
        </table:table-row>
        <table:table-row table:style-name="ro1">
          <table:table-cell office:value-type="string" calcext:value-type="string">
            <text:p>2017-11-08</text:p>
          </table:table-cell>
          <table:table-cell table:number-columns-repeated="4"/>
          <table:table-cell office:value-type="float" office:value="863" calcext:value-type="float">
            <text:p>863</text:p>
          </table:table-cell>
          <table:table-cell office:value-type="float" office:value="874" calcext:value-type="float">
            <text:p>874</text:p>
          </table:table-cell>
          <table:table-cell office:value-type="float" office:value="860" calcext:value-type="float">
            <text:p>860</text:p>
          </table:table-cell>
          <table:table-cell office:value-type="float" office:value="874" calcext:value-type="float">
            <text:p>874</text:p>
          </table:table-cell>
          <table:table-cell office:value-type="float" office:value="17027" calcext:value-type="float">
            <text:p>17027</text:p>
          </table:table-cell>
          <table:table-cell/>
          <table:table-cell office:value-type="string" calcext:value-type="string">
            <text:p>2017-11-08</text:p>
          </table:table-cell>
          <table:table-cell office:value-type="float" office:value="825.1564" calcext:value-type="float">
            <text:p>825.1564</text:p>
          </table:table-cell>
          <table:table-cell office:value-type="float" office:value="794.61993" calcext:value-type="float">
            <text:p>794.61993</text:p>
          </table:table-cell>
          <table:table-cell/>
          <table:table-cell office:value-type="string" calcext:value-type="string">
            <text:p>2017-11-08</text:p>
          </table:table-cell>
          <table:table-cell table:formula="of:=[.H214]-[.I214]" office:value-type="float" office:value="-14" calcext:value-type="float">
            <text:p>-14</text:p>
          </table:table-cell>
          <table:table-cell table:formula="of:=[.N214]-[.M214]" office:value-type="float" office:value="-30.53647" calcext:value-type="float">
            <text:p>-30.5</text:p>
          </table:table-cell>
        </table:table-row>
        <table:table-row table:style-name="ro1">
          <table:table-cell office:value-type="string" calcext:value-type="string">
            <text:p>2017-11-09</text:p>
          </table:table-cell>
          <table:table-cell table:number-columns-repeated="4"/>
          <table:table-cell office:value-type="float" office:value="880" calcext:value-type="float">
            <text:p>880</text:p>
          </table:table-cell>
          <table:table-cell office:value-type="float" office:value="892" calcext:value-type="float">
            <text:p>892</text:p>
          </table:table-cell>
          <table:table-cell office:value-type="float" office:value="861" calcext:value-type="float">
            <text:p>861</text:p>
          </table:table-cell>
          <table:table-cell office:value-type="float" office:value="876" calcext:value-type="float">
            <text:p>876</text:p>
          </table:table-cell>
          <table:table-cell office:value-type="float" office:value="17983" calcext:value-type="float">
            <text:p>17983</text:p>
          </table:table-cell>
          <table:table-cell/>
          <table:table-cell office:value-type="string" calcext:value-type="string">
            <text:p>2017-11-09</text:p>
          </table:table-cell>
          <table:table-cell office:value-type="float" office:value="825.65186" calcext:value-type="float">
            <text:p>825.65186</text:p>
          </table:table-cell>
          <table:table-cell office:value-type="float" office:value="795.47" calcext:value-type="float">
            <text:p>795.47</text:p>
          </table:table-cell>
          <table:table-cell/>
          <table:table-cell office:value-type="string" calcext:value-type="string">
            <text:p>2017-11-09</text:p>
          </table:table-cell>
          <table:table-cell table:formula="of:=[.H215]-[.I215]" office:value-type="float" office:value="-15" calcext:value-type="float">
            <text:p>-15</text:p>
          </table:table-cell>
          <table:table-cell table:formula="of:=[.N215]-[.M215]" office:value-type="float" office:value="-30.18186" calcext:value-type="float">
            <text:p>-30.2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table:number-columns-repeated="4"/>
          <table:table-cell office:value-type="float" office:value="861" calcext:value-type="float">
            <text:p>861</text:p>
          </table:table-cell>
          <table:table-cell office:value-type="float" office:value="875" calcext:value-type="float">
            <text:p>875</text:p>
          </table:table-cell>
          <table:table-cell office:value-type="float" office:value="861" calcext:value-type="float">
            <text:p>861</text:p>
          </table:table-cell>
          <table:table-cell office:value-type="float" office:value="869" calcext:value-type="float">
            <text:p>869</text:p>
          </table:table-cell>
          <table:table-cell office:value-type="float" office:value="11438" calcext:value-type="float">
            <text:p>11438</text:p>
          </table:table-cell>
          <table:table-cell/>
          <table:table-cell office:value-type="string" calcext:value-type="string">
            <text:p>2017-11-10</text:p>
          </table:table-cell>
          <table:table-cell office:value-type="float" office:value="826.9628" calcext:value-type="float">
            <text:p>826.9628</text:p>
          </table:table-cell>
          <table:table-cell office:value-type="float" office:value="788.55835" calcext:value-type="float">
            <text:p>788.55835</text:p>
          </table:table-cell>
          <table:table-cell/>
          <table:table-cell office:value-type="string" calcext:value-type="string">
            <text:p>2017-11-10</text:p>
          </table:table-cell>
          <table:table-cell table:formula="of:=[.H216]-[.I216]" office:value-type="float" office:value="-8" calcext:value-type="float">
            <text:p>-8</text:p>
          </table:table-cell>
          <table:table-cell table:formula="of:=[.N216]-[.M216]" office:value-type="float" office:value="-38.40445" calcext:value-type="float">
            <text:p>-38.4</text:p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table:number-columns-repeated="4"/>
          <table:table-cell table:number-columns-repeated="2" office:value-type="float" office:value="874" calcext:value-type="float">
            <text:p>874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8124" calcext:value-type="float">
            <text:p>8124</text:p>
          </table:table-cell>
          <table:table-cell/>
          <table:table-cell office:value-type="string" calcext:value-type="string">
            <text:p>2017-11-13</text:p>
          </table:table-cell>
          <table:table-cell office:value-type="float" office:value="834.37006" calcext:value-type="float">
            <text:p>834.37006</text:p>
          </table:table-cell>
          <table:table-cell office:value-type="float" office:value="797.68677" calcext:value-type="float">
            <text:p>797.68677</text:p>
          </table:table-cell>
          <table:table-cell/>
          <table:table-cell office:value-type="string" calcext:value-type="string">
            <text:p>2017-11-13</text:p>
          </table:table-cell>
          <table:table-cell table:formula="of:=[.H217]-[.I217]" office:value-type="float" office:value="0" calcext:value-type="float">
            <text:p>0</text:p>
          </table:table-cell>
          <table:table-cell table:formula="of:=[.N217]-[.M217]" office:value-type="float" office:value="-36.6832899999999" calcext:value-type="float">
            <text:p>-36.7</text:p>
          </table:table-cell>
        </table:table-row>
        <table:table-row table:style-name="ro1">
          <table:table-cell office:value-type="string" calcext:value-type="string">
            <text:p>2017-11-14</text:p>
          </table:table-cell>
          <table:table-cell table:number-columns-repeated="4"/>
          <table:table-cell office:value-type="float" office:value="851" calcext:value-type="float">
            <text:p>851</text:p>
          </table:table-cell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10940" calcext:value-type="float">
            <text:p>10940</text:p>
          </table:table-cell>
          <table:table-cell/>
          <table:table-cell office:value-type="string" calcext:value-type="string">
            <text:p>2017-11-14</text:p>
          </table:table-cell>
          <table:table-cell office:value-type="float" office:value="831.1657" calcext:value-type="float">
            <text:p>831.1657</text:p>
          </table:table-cell>
          <table:table-cell office:value-type="float" office:value="800.5653" calcext:value-type="float">
            <text:p>800.5653</text:p>
          </table:table-cell>
          <table:table-cell/>
          <table:table-cell office:value-type="string" calcext:value-type="string">
            <text:p>2017-11-14</text:p>
          </table:table-cell>
          <table:table-cell table:formula="of:=[.H218]-[.I218]" office:value-type="float" office:value="-2" calcext:value-type="float">
            <text:p>-2</text:p>
          </table:table-cell>
          <table:table-cell table:formula="of:=[.N218]-[.M218]" office:value-type="float" office:value="-30.6004" calcext:value-type="float">
            <text:p>-30.6</text:p>
          </table:table-cell>
        </table:table-row>
        <table:table-row table:style-name="ro1">
          <table:table-cell office:value-type="string" calcext:value-type="string">
            <text:p>2017-11-15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25" calcext:value-type="float">
            <text:p>825</text:p>
          </table:table-cell>
          <table:table-cell office:value-type="float" office:value="832" calcext:value-type="float">
            <text:p>832</text:p>
          </table:table-cell>
          <table:table-cell office:value-type="float" office:value="14111" calcext:value-type="float">
            <text:p>14111</text:p>
          </table:table-cell>
          <table:table-cell/>
          <table:table-cell office:value-type="string" calcext:value-type="string">
            <text:p>2017-11-15</text:p>
          </table:table-cell>
          <table:table-cell office:value-type="float" office:value="827.61035" calcext:value-type="float">
            <text:p>827.61035</text:p>
          </table:table-cell>
          <table:table-cell office:value-type="float" office:value="797.6559" calcext:value-type="float">
            <text:p>797.6559</text:p>
          </table:table-cell>
          <table:table-cell/>
          <table:table-cell office:value-type="string" calcext:value-type="string">
            <text:p>2017-11-15</text:p>
          </table:table-cell>
          <table:table-cell table:formula="of:=[.H219]-[.I219]" office:value-type="float" office:value="-7" calcext:value-type="float">
            <text:p>-7</text:p>
          </table:table-cell>
          <table:table-cell table:formula="of:=[.N219]-[.M219]" office:value-type="float" office:value="-29.9544500000001" calcext:value-type="float">
            <text:p>-30.0</text:p>
          </table:table-cell>
        </table:table-row>
        <table:table-row table:style-name="ro1">
          <table:table-cell office:value-type="string" calcext:value-type="string">
            <text:p>2017-11-16</text:p>
          </table:table-cell>
          <table:table-cell table:number-columns-repeated="4"/>
          <table:table-cell office:value-type="float" office:value="825" calcext:value-type="float">
            <text:p>825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" calcext:value-type="float">
            <text:p>833</text:p>
          </table:table-cell>
          <table:table-cell office:value-type="float" office:value="10961" calcext:value-type="float">
            <text:p>10961</text:p>
          </table:table-cell>
          <table:table-cell/>
          <table:table-cell office:value-type="string" calcext:value-type="string">
            <text:p>2017-11-16</text:p>
          </table:table-cell>
          <table:table-cell office:value-type="float" office:value="815.56177" calcext:value-type="float">
            <text:p>815.56177</text:p>
          </table:table-cell>
          <table:table-cell office:value-type="float" office:value="790.765" calcext:value-type="float">
            <text:p>790.765</text:p>
          </table:table-cell>
          <table:table-cell/>
          <table:table-cell office:value-type="string" calcext:value-type="string">
            <text:p>2017-11-16</text:p>
          </table:table-cell>
          <table:table-cell table:formula="of:=[.H220]-[.I220]" office:value-type="float" office:value="-8" calcext:value-type="float">
            <text:p>-8</text:p>
          </table:table-cell>
          <table:table-cell table:formula="of:=[.N220]-[.M220]" office:value-type="float" office:value="-24.79677" calcext:value-type="float">
            <text:p>-24.8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table:number-columns-repeated="4"/>
          <table:table-cell table:number-columns-repeated="2"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31" calcext:value-type="float">
            <text:p>831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2017-11-17</text:p>
          </table:table-cell>
          <table:table-cell office:value-type="float" office:value="806.9536" calcext:value-type="float">
            <text:p>806.9536</text:p>
          </table:table-cell>
          <table:table-cell office:value-type="float" office:value="792.84534" calcext:value-type="float">
            <text:p>792.84534</text:p>
          </table:table-cell>
          <table:table-cell/>
          <table:table-cell office:value-type="string" calcext:value-type="string">
            <text:p>2017-11-17</text:p>
          </table:table-cell>
          <table:table-cell table:formula="of:=[.H221]-[.I221]" office:value-type="float" office:value="-3" calcext:value-type="float">
            <text:p>-3</text:p>
          </table:table-cell>
          <table:table-cell table:formula="of:=[.N221]-[.M221]" office:value-type="float" office:value="-14.1082600000001" calcext:value-type="float">
            <text:p>-14.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table:number-columns-repeated="4"/>
          <table:table-cell office:value-type="float" office:value="824" calcext:value-type="float">
            <text:p>824</text:p>
          </table:table-cell>
          <table:table-cell office:value-type="float" office:value="831" calcext:value-type="float">
            <text:p>831</text:p>
          </table:table-cell>
          <table:table-cell office:value-type="float" office:value="817" calcext:value-type="float">
            <text:p>817</text:p>
          </table:table-cell>
          <table:table-cell office:value-type="float" office:value="823" calcext:value-type="float">
            <text:p>823</text:p>
          </table:table-cell>
          <table:table-cell office:value-type="float" office:value="10166" calcext:value-type="float">
            <text:p>10166</text:p>
          </table:table-cell>
          <table:table-cell/>
          <table:table-cell office:value-type="string" calcext:value-type="string">
            <text:p>2017-11-20</text:p>
          </table:table-cell>
          <table:table-cell office:value-type="float" office:value="808.6994" calcext:value-type="float">
            <text:p>808.6994</text:p>
          </table:table-cell>
          <table:table-cell office:value-type="float" office:value="786.6923" calcext:value-type="float">
            <text:p>786.6923</text:p>
          </table:table-cell>
          <table:table-cell/>
          <table:table-cell office:value-type="string" calcext:value-type="string">
            <text:p>2017-11-20</text:p>
          </table:table-cell>
          <table:table-cell table:formula="of:=[.H222]-[.I222]" office:value-type="float" office:value="-6" calcext:value-type="float">
            <text:p>-6</text:p>
          </table:table-cell>
          <table:table-cell table:formula="of:=[.N222]-[.M222]" office:value-type="float" office:value="-22.0070999999999" calcext:value-type="float">
            <text:p>-22.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table:number-columns-repeated="4"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16" calcext:value-type="float">
            <text:p>816</text:p>
          </table:table-cell>
          <table:table-cell office:value-type="float" office:value="13373" calcext:value-type="float">
            <text:p>13373</text:p>
          </table:table-cell>
          <table:table-cell/>
          <table:table-cell office:value-type="string" calcext:value-type="string">
            <text:p>2017-11-21</text:p>
          </table:table-cell>
          <table:table-cell office:value-type="float" office:value="802.20996" calcext:value-type="float">
            <text:p>802.20996</text:p>
          </table:table-cell>
          <table:table-cell office:value-type="float" office:value="786.87775" calcext:value-type="float">
            <text:p>786.87775</text:p>
          </table:table-cell>
          <table:table-cell/>
          <table:table-cell office:value-type="string" calcext:value-type="string">
            <text:p>2017-11-21</text:p>
          </table:table-cell>
          <table:table-cell table:formula="of:=[.H223]-[.I223]" office:value-type="float" office:value="-9" calcext:value-type="float">
            <text:p>-9</text:p>
          </table:table-cell>
          <table:table-cell table:formula="of:=[.N223]-[.M223]" office:value-type="float" office:value="-15.33221" calcext:value-type="float">
            <text:p>-15.3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table:number-columns-repeated="4"/>
          <table:table-cell table:number-columns-repeated="2"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12817" calcext:value-type="float">
            <text:p>12817</text:p>
          </table:table-cell>
          <table:table-cell/>
          <table:table-cell office:value-type="string" calcext:value-type="string">
            <text:p>2017-11-22</text:p>
          </table:table-cell>
          <table:table-cell office:value-type="float" office:value="792.4796" calcext:value-type="float">
            <text:p>792.4796</text:p>
          </table:table-cell>
          <table:table-cell office:value-type="float" office:value="780.2496" calcext:value-type="float">
            <text:p>780.2496</text:p>
          </table:table-cell>
          <table:table-cell/>
          <table:table-cell office:value-type="string" calcext:value-type="string">
            <text:p>2017-11-22</text:p>
          </table:table-cell>
          <table:table-cell table:formula="of:=[.H224]-[.I224]" office:value-type="float" office:value="-4" calcext:value-type="float">
            <text:p>-4</text:p>
          </table:table-cell>
          <table:table-cell table:formula="of:=[.N224]-[.M224]" office:value-type="float" office:value="-12.23" calcext:value-type="float">
            <text:p>-12.2</text:p>
          </table:table-cell>
        </table:table-row>
        <table:table-row table:style-name="ro1">
          <table:table-cell office:value-type="string" calcext:value-type="string">
            <text:p>2017-11-24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9710" calcext:value-type="float">
            <text:p>9710</text:p>
          </table:table-cell>
          <table:table-cell/>
          <table:table-cell office:value-type="string" calcext:value-type="string">
            <text:p>2017-11-24</text:p>
          </table:table-cell>
          <table:table-cell office:value-type="float" office:value="793.57086" calcext:value-type="float">
            <text:p>793.57086</text:p>
          </table:table-cell>
          <table:table-cell office:value-type="float" office:value="777.38477" calcext:value-type="float">
            <text:p>777.38477</text:p>
          </table:table-cell>
          <table:table-cell/>
          <table:table-cell office:value-type="string" calcext:value-type="string">
            <text:p>2017-11-24</text:p>
          </table:table-cell>
          <table:table-cell table:formula="of:=[.H225]-[.I225]" office:value-type="float" office:value="-1" calcext:value-type="float">
            <text:p>-1</text:p>
          </table:table-cell>
          <table:table-cell table:formula="of:=[.N225]-[.M225]" office:value-type="float" office:value="-16.18609" calcext:value-type="float">
            <text:p>-16.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21267" calcext:value-type="float">
            <text:p>21267</text:p>
          </table:table-cell>
          <table:table-cell/>
          <table:table-cell office:value-type="string" calcext:value-type="string">
            <text:p>2017-11-27</text:p>
          </table:table-cell>
          <table:table-cell office:value-type="float" office:value="788.3222" calcext:value-type="float">
            <text:p>788.3222</text:p>
          </table:table-cell>
          <table:table-cell office:value-type="float" office:value="773.9033" calcext:value-type="float">
            <text:p>773.9033</text:p>
          </table:table-cell>
          <table:table-cell/>
          <table:table-cell office:value-type="string" calcext:value-type="string">
            <text:p>2017-11-27</text:p>
          </table:table-cell>
          <table:table-cell table:formula="of:=[.H226]-[.I226]" office:value-type="float" office:value="0" calcext:value-type="float">
            <text:p>0</text:p>
          </table:table-cell>
          <table:table-cell table:formula="of:=[.N226]-[.M226]" office:value-type="float" office:value="-14.4189" calcext:value-type="float">
            <text:p>-14.4</text:p>
          </table:table-cell>
        </table:table-row>
        <table:table-row table:style-name="ro1">
          <table:table-cell office:value-type="string" calcext:value-type="string">
            <text:p>2017-11-28</text:p>
          </table:table-cell>
          <table:table-cell table:number-columns-repeated="4"/>
          <table:table-cell office:value-type="float" office:value="830" calcext:value-type="float">
            <text:p>830</text:p>
          </table:table-cell>
          <table:table-cell office:value-type="float" office:value="836" calcext:value-type="float">
            <text:p>836</text:p>
          </table:table-cell>
          <table:table-cell office:value-type="float" office:value="813" calcext:value-type="float">
            <text:p>813</text:p>
          </table:table-cell>
          <table:table-cell office:value-type="float" office:value="819" calcext:value-type="float">
            <text:p>819</text:p>
          </table:table-cell>
          <table:table-cell office:value-type="float" office:value="19680" calcext:value-type="float">
            <text:p>19680</text:p>
          </table:table-cell>
          <table:table-cell/>
          <table:table-cell office:value-type="string" calcext:value-type="string">
            <text:p>2017-11-28</text:p>
          </table:table-cell>
          <table:table-cell office:value-type="float" office:value="796.6657" calcext:value-type="float">
            <text:p>796.6657</text:p>
          </table:table-cell>
          <table:table-cell office:value-type="float" office:value="769.3458" calcext:value-type="float">
            <text:p>769.3458</text:p>
          </table:table-cell>
          <table:table-cell/>
          <table:table-cell office:value-type="string" calcext:value-type="string">
            <text:p>2017-11-28</text:p>
          </table:table-cell>
          <table:table-cell table:formula="of:=[.H227]-[.I227]" office:value-type="float" office:value="-6" calcext:value-type="float">
            <text:p>-6</text:p>
          </table:table-cell>
          <table:table-cell table:formula="of:=[.N227]-[.M227]" office:value-type="float" office:value="-27.3199" calcext:value-type="float">
            <text:p>-27.3</text:p>
          </table:table-cell>
        </table:table-row>
        <table:table-row table:style-name="ro1">
          <table:table-cell office:value-type="string" calcext:value-type="string">
            <text:p>2017-11-29</text:p>
          </table:table-cell>
          <table:table-cell table:number-columns-repeated="4"/>
          <table:table-cell office:value-type="float" office:value="840" calcext:value-type="float">
            <text:p>840</text:p>
          </table:table-cell>
          <table:table-cell office:value-type="float" office:value="851" calcext:value-type="float">
            <text:p>851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office:value-type="float" office:value="23379" calcext:value-type="float">
            <text:p>23379</text:p>
          </table:table-cell>
          <table:table-cell/>
          <table:table-cell office:value-type="string" calcext:value-type="string">
            <text:p>2017-11-29</text:p>
          </table:table-cell>
          <table:table-cell office:value-type="float" office:value="797.149" calcext:value-type="float">
            <text:p>797.149</text:p>
          </table:table-cell>
          <table:table-cell office:value-type="float" office:value="769.81396" calcext:value-type="float">
            <text:p>769.81396</text:p>
          </table:table-cell>
          <table:table-cell/>
          <table:table-cell office:value-type="string" calcext:value-type="string">
            <text:p>2017-11-29</text:p>
          </table:table-cell>
          <table:table-cell table:formula="of:=[.H228]-[.I228]" office:value-type="float" office:value="-12" calcext:value-type="float">
            <text:p>-12</text:p>
          </table:table-cell>
          <table:table-cell table:formula="of:=[.N228]-[.M228]" office:value-type="float" office:value="-27.33504" calcext:value-type="float">
            <text:p>-27.3</text:p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21" calcext:value-type="float">
            <text:p>821</text:p>
          </table:table-cell>
          <table:table-cell office:value-type="float" office:value="834" calcext:value-type="float">
            <text:p>834</text:p>
          </table:table-cell>
          <table:table-cell office:value-type="float" office:value="20224" calcext:value-type="float">
            <text:p>20224</text:p>
          </table:table-cell>
          <table:table-cell/>
          <table:table-cell office:value-type="string" calcext:value-type="string">
            <text:p>2017-11-30</text:p>
          </table:table-cell>
          <table:table-cell office:value-type="float" office:value="806.9844" calcext:value-type="float">
            <text:p>806.9844</text:p>
          </table:table-cell>
          <table:table-cell office:value-type="float" office:value="780.4573" calcext:value-type="float">
            <text:p>780.4573</text:p>
          </table:table-cell>
          <table:table-cell/>
          <table:table-cell office:value-type="string" calcext:value-type="string">
            <text:p>2017-11-30</text:p>
          </table:table-cell>
          <table:table-cell table:formula="of:=[.H229]-[.I229]" office:value-type="float" office:value="-13" calcext:value-type="float">
            <text:p>-13</text:p>
          </table:table-cell>
          <table:table-cell table:formula="of:=[.N229]-[.M229]" office:value-type="float" office:value="-26.5271" calcext:value-type="float">
            <text:p>-26.5</text:p>
          </table:table-cell>
        </table:table-row>
        <table:table-row table:style-name="ro1">
          <table:table-cell office:value-type="string" calcext:value-type="string">
            <text:p>2017-12-01</text:p>
          </table:table-cell>
          <table:table-cell table:number-columns-repeated="4"/>
          <table:table-cell office:value-type="float" office:value="846" calcext:value-type="float">
            <text:p>846</text:p>
          </table:table-cell>
          <table:table-cell office:value-type="float" office:value="848" calcext:value-type="float">
            <text:p>848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14049" calcext:value-type="float">
            <text:p>14049</text:p>
          </table:table-cell>
          <table:table-cell/>
          <table:table-cell office:value-type="string" calcext:value-type="string">
            <text:p>2017-12-01</text:p>
          </table:table-cell>
          <table:table-cell office:value-type="float" office:value="808.234" calcext:value-type="float">
            <text:p>808.234</text:p>
          </table:table-cell>
          <table:table-cell office:value-type="float" office:value="775.45935" calcext:value-type="float">
            <text:p>775.45935</text:p>
          </table:table-cell>
          <table:table-cell/>
          <table:table-cell office:value-type="string" calcext:value-type="string">
            <text:p>2017-12-01</text:p>
          </table:table-cell>
          <table:table-cell table:formula="of:=[.H230]-[.I230]" office:value-type="float" office:value="-1" calcext:value-type="float">
            <text:p>-1</text:p>
          </table:table-cell>
          <table:table-cell table:formula="of:=[.N230]-[.M230]" office:value-type="float" office:value="-32.7746500000001" calcext:value-type="float">
            <text:p>-32.8</text:p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table:number-columns-repeated="4"/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11455" calcext:value-type="float">
            <text:p>11455</text:p>
          </table:table-cell>
          <table:table-cell/>
          <table:table-cell office:value-type="string" calcext:value-type="string">
            <text:p>2017-12-04</text:p>
          </table:table-cell>
          <table:table-cell office:value-type="float" office:value="807.86633" calcext:value-type="float">
            <text:p>807.86633</text:p>
          </table:table-cell>
          <table:table-cell office:value-type="float" office:value="773.39355" calcext:value-type="float">
            <text:p>773.39355</text:p>
          </table:table-cell>
          <table:table-cell/>
          <table:table-cell office:value-type="string" calcext:value-type="string">
            <text:p>2017-12-04</text:p>
          </table:table-cell>
          <table:table-cell table:formula="of:=[.H231]-[.I231]" office:value-type="float" office:value="-2" calcext:value-type="float">
            <text:p>-2</text:p>
          </table:table-cell>
          <table:table-cell table:formula="of:=[.N231]-[.M231]" office:value-type="float" office:value="-34.4727799999999" calcext:value-type="float">
            <text:p>-34.5</text:p>
          </table:table-cell>
        </table:table-row>
        <table:table-row table:style-name="ro1">
          <table:table-cell office:value-type="string" calcext:value-type="string">
            <text:p>2017-12-05</text:p>
          </table:table-cell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10654" calcext:value-type="float">
            <text:p>10654</text:p>
          </table:table-cell>
          <table:table-cell/>
          <table:table-cell office:value-type="string" calcext:value-type="string">
            <text:p>2017-12-05</text:p>
          </table:table-cell>
          <table:table-cell office:value-type="float" office:value="793.3712" calcext:value-type="float">
            <text:p>793.3712</text:p>
          </table:table-cell>
          <table:table-cell office:value-type="float" office:value="773.5209" calcext:value-type="float">
            <text:p>773.5209</text:p>
          </table:table-cell>
          <table:table-cell/>
          <table:table-cell office:value-type="string" calcext:value-type="string">
            <text:p>2017-12-05</text:p>
          </table:table-cell>
          <table:table-cell table:formula="of:=[.H232]-[.I232]" office:value-type="float" office:value="-9" calcext:value-type="float">
            <text:p>-9</text:p>
          </table:table-cell>
          <table:table-cell table:formula="of:=[.N232]-[.M232]" office:value-type="float" office:value="-19.8503000000001" calcext:value-type="float">
            <text:p>-19.9</text:p>
          </table:table-cell>
        </table:table-row>
        <table:table-row table:style-name="ro1">
          <table:table-cell office:value-type="string" calcext:value-type="string">
            <text:p>2017-12-06</text:p>
          </table:table-cell>
          <table:table-cell table:number-columns-repeated="4"/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0" calcext:value-type="float">
            <text:p>790</text:p>
          </table:table-cell>
          <table:table-cell office:value-type="float" office:value="793" calcext:value-type="float">
            <text:p>793</text:p>
          </table:table-cell>
          <table:table-cell office:value-type="float" office:value="15791" calcext:value-type="float">
            <text:p>15791</text:p>
          </table:table-cell>
          <table:table-cell/>
          <table:table-cell office:value-type="string" calcext:value-type="string">
            <text:p>2017-12-06</text:p>
          </table:table-cell>
          <table:table-cell office:value-type="float" office:value="787.0163" calcext:value-type="float">
            <text:p>787.0163</text:p>
          </table:table-cell>
          <table:table-cell office:value-type="float" office:value="769.9414" calcext:value-type="float">
            <text:p>769.9414</text:p>
          </table:table-cell>
          <table:table-cell/>
          <table:table-cell office:value-type="string" calcext:value-type="string">
            <text:p>2017-12-06</text:p>
          </table:table-cell>
          <table:table-cell table:formula="of:=[.H233]-[.I233]" office:value-type="float" office:value="-3" calcext:value-type="float">
            <text:p>-3</text:p>
          </table:table-cell>
          <table:table-cell table:formula="of:=[.N233]-[.M233]" office:value-type="float" office:value="-17.0749" calcext:value-type="float">
            <text:p>-17.1</text:p>
          </table:table-cell>
        </table:table-row>
        <table:table-row table:style-name="ro1">
          <table:table-cell office:value-type="string" calcext:value-type="string">
            <text:p>2017-12-07</text:p>
          </table:table-cell>
          <table:table-cell table:number-columns-repeated="4"/>
          <table:table-cell office:value-type="float" office:value="798" calcext:value-type="float">
            <text:p>798</text:p>
          </table:table-cell>
          <table:table-cell office:value-type="float" office:value="811" calcext:value-type="float">
            <text:p>811</text:p>
          </table:table-cell>
          <table:table-cell office:value-type="float" office:value="798" calcext:value-type="float">
            <text:p>798</text:p>
          </table:table-cell>
          <table:table-cell office:value-type="float" office:value="806" calcext:value-type="float">
            <text:p>806</text:p>
          </table:table-cell>
          <table:table-cell office:value-type="float" office:value="13735" calcext:value-type="float">
            <text:p>13735</text:p>
          </table:table-cell>
          <table:table-cell/>
          <table:table-cell office:value-type="string" calcext:value-type="string">
            <text:p>2017-12-07</text:p>
          </table:table-cell>
          <table:table-cell office:value-type="float" office:value="778.7074" calcext:value-type="float">
            <text:p>778.7074</text:p>
          </table:table-cell>
          <table:table-cell office:value-type="float" office:value="761.82336" calcext:value-type="float">
            <text:p>761.82336</text:p>
          </table:table-cell>
          <table:table-cell/>
          <table:table-cell office:value-type="string" calcext:value-type="string">
            <text:p>2017-12-07</text:p>
          </table:table-cell>
          <table:table-cell table:formula="of:=[.H234]-[.I234]" office:value-type="float" office:value="-8" calcext:value-type="float">
            <text:p>-8</text:p>
          </table:table-cell>
          <table:table-cell table:formula="of:=[.N234]-[.M234]" office:value-type="float" office:value="-16.88404" calcext:value-type="float">
            <text:p>-16.9</text:p>
          </table:table-cell>
        </table:table-row>
        <table:table-row table:style-name="ro1">
          <table:table-cell office:value-type="string" calcext:value-type="string">
            <text:p>2017-12-08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817" calcext:value-type="float">
            <text:p>817</text:p>
          </table:table-cell>
          <table:table-cell office:value-type="float" office:value="13014" calcext:value-type="float">
            <text:p>13014</text:p>
          </table:table-cell>
          <table:table-cell/>
          <table:table-cell office:value-type="string" calcext:value-type="string">
            <text:p>2017-12-08</text:p>
          </table:table-cell>
          <table:table-cell office:value-type="float" office:value="788.8766" calcext:value-type="float">
            <text:p>788.8766</text:p>
          </table:table-cell>
          <table:table-cell office:value-type="float" office:value="766.395" calcext:value-type="float">
            <text:p>766.395</text:p>
          </table:table-cell>
          <table:table-cell/>
          <table:table-cell office:value-type="string" calcext:value-type="string">
            <text:p>2017-12-08</text:p>
          </table:table-cell>
          <table:table-cell table:formula="of:=[.H235]-[.I235]" office:value-type="float" office:value="-11" calcext:value-type="float">
            <text:p>-11</text:p>
          </table:table-cell>
          <table:table-cell table:formula="of:=[.N235]-[.M235]" office:value-type="float" office:value="-22.4816000000001" calcext:value-type="float">
            <text:p>-22.5</text:p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table:number-columns-repeated="4"/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15" calcext:value-type="float">
            <text:p>815</text:p>
          </table:table-cell>
          <table:table-cell office:value-type="float" office:value="825" calcext:value-type="float">
            <text:p>825</text:p>
          </table:table-cell>
          <table:table-cell office:value-type="float" office:value="7447" calcext:value-type="float">
            <text:p>7447</text:p>
          </table:table-cell>
          <table:table-cell/>
          <table:table-cell office:value-type="string" calcext:value-type="string">
            <text:p>2017-12-11</text:p>
          </table:table-cell>
          <table:table-cell office:value-type="float" office:value="791.66406" calcext:value-type="float">
            <text:p>791.66406</text:p>
          </table:table-cell>
          <table:table-cell office:value-type="float" office:value="764.45935" calcext:value-type="float">
            <text:p>764.45935</text:p>
          </table:table-cell>
          <table:table-cell/>
          <table:table-cell office:value-type="string" calcext:value-type="string">
            <text:p>2017-12-11</text:p>
          </table:table-cell>
          <table:table-cell table:formula="of:=[.H236]-[.I236]" office:value-type="float" office:value="-10" calcext:value-type="float">
            <text:p>-10</text:p>
          </table:table-cell>
          <table:table-cell table:formula="of:=[.N236]-[.M236]" office:value-type="float" office:value="-27.20471" calcext:value-type="float">
            <text:p>-27.2</text:p>
          </table:table-cell>
        </table:table-row>
        <table:table-row table:style-name="ro1">
          <table:table-cell office:value-type="string" calcext:value-type="string">
            <text:p>2017-12-12</text:p>
          </table:table-cell>
          <table:table-cell table:number-columns-repeated="4"/>
          <table:table-cell table:number-columns-repeated="2" office:value-type="float" office:value="828" calcext:value-type="float">
            <text:p>828</text:p>
          </table:table-cell>
          <table:table-cell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9984" calcext:value-type="float">
            <text:p>9984</text:p>
          </table:table-cell>
          <table:table-cell/>
          <table:table-cell office:value-type="string" calcext:value-type="string">
            <text:p>2017-12-12</text:p>
          </table:table-cell>
          <table:table-cell office:value-type="float" office:value="797.125" calcext:value-type="float">
            <text:p>797.125</text:p>
          </table:table-cell>
          <table:table-cell office:value-type="float" office:value="768.84753" calcext:value-type="float">
            <text:p>768.84753</text:p>
          </table:table-cell>
          <table:table-cell/>
          <table:table-cell office:value-type="string" calcext:value-type="string">
            <text:p>2017-12-12</text:p>
          </table:table-cell>
          <table:table-cell table:formula="of:=[.H237]-[.I237]" office:value-type="float" office:value="-3" calcext:value-type="float">
            <text:p>-3</text:p>
          </table:table-cell>
          <table:table-cell table:formula="of:=[.N237]-[.M237]" office:value-type="float" office:value="-28.27747" calcext:value-type="float">
            <text:p>-28.3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6596" calcext:value-type="float">
            <text:p>6596</text:p>
          </table:table-cell>
          <table:table-cell/>
          <table:table-cell office:value-type="string" calcext:value-type="string">
            <text:p>2017-12-13</text:p>
          </table:table-cell>
          <table:table-cell office:value-type="float" office:value="790.0825" calcext:value-type="float">
            <text:p>790.0825</text:p>
          </table:table-cell>
          <table:table-cell office:value-type="float" office:value="768.45593" calcext:value-type="float">
            <text:p>768.45593</text:p>
          </table:table-cell>
          <table:table-cell/>
          <table:table-cell office:value-type="string" calcext:value-type="string">
            <text:p>2017-12-13</text:p>
          </table:table-cell>
          <table:table-cell table:formula="of:=[.H238]-[.I238]" office:value-type="float" office:value="-4" calcext:value-type="float">
            <text:p>-4</text:p>
          </table:table-cell>
          <table:table-cell table:formula="of:=[.N238]-[.M238]" office:value-type="float" office:value="-21.62657" calcext:value-type="float">
            <text:p>-21.6</text:p>
          </table:table-cell>
        </table:table-row>
        <table:table-row table:style-name="ro1">
          <table:table-cell office:value-type="string" calcext:value-type="string">
            <text:p>2017-12-14</text:p>
          </table:table-cell>
          <table:table-cell table:number-columns-repeated="4"/>
          <table:table-cell office:value-type="float" office:value="809" calcext:value-type="float">
            <text:p>809</text:p>
          </table:table-cell>
          <table:table-cell office:value-type="float" office:value="816" calcext:value-type="float">
            <text:p>816</text:p>
          </table:table-cell>
          <table:table-cell office:value-type="float" office:value="803" calcext:value-type="float">
            <text:p>803</text:p>
          </table:table-cell>
          <table:table-cell office:value-type="float" office:value="812" calcext:value-type="float">
            <text:p>812</text:p>
          </table:table-cell>
          <table:table-cell office:value-type="float" office:value="7580" calcext:value-type="float">
            <text:p>7580</text:p>
          </table:table-cell>
          <table:table-cell/>
          <table:table-cell office:value-type="string" calcext:value-type="string">
            <text:p>2017-12-14</text:p>
          </table:table-cell>
          <table:table-cell office:value-type="float" office:value="786.1559" calcext:value-type="float">
            <text:p>786.1559</text:p>
          </table:table-cell>
          <table:table-cell office:value-type="float" office:value="764.5051" calcext:value-type="float">
            <text:p>764.5051</text:p>
          </table:table-cell>
          <table:table-cell/>
          <table:table-cell office:value-type="string" calcext:value-type="string">
            <text:p>2017-12-14</text:p>
          </table:table-cell>
          <table:table-cell table:formula="of:=[.H239]-[.I239]" office:value-type="float" office:value="-9" calcext:value-type="float">
            <text:p>-9</text:p>
          </table:table-cell>
          <table:table-cell table:formula="of:=[.N239]-[.M239]" office:value-type="float" office:value="-21.6508" calcext:value-type="float">
            <text:p>-21.7</text:p>
          </table:table-cell>
        </table:table-row>
        <table:table-row table:style-name="ro1">
          <table:table-cell office:value-type="string" calcext:value-type="string">
            <text:p>2017-12-15</text:p>
          </table:table-cell>
          <table:table-cell table:number-columns-repeated="4"/>
          <table:table-cell office:value-type="float" office:value="809" calcext:value-type="float">
            <text:p>809</text:p>
          </table:table-cell>
          <table:table-cell office:value-type="float" office:value="813" calcext:value-type="float">
            <text:p>813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9671" calcext:value-type="float">
            <text:p>9671</text:p>
          </table:table-cell>
          <table:table-cell/>
          <table:table-cell office:value-type="string" calcext:value-type="string">
            <text:p>2017-12-15</text:p>
          </table:table-cell>
          <table:table-cell office:value-type="float" office:value="783.6705" calcext:value-type="float">
            <text:p>783.6705</text:p>
          </table:table-cell>
          <table:table-cell office:value-type="float" office:value="765.3262" calcext:value-type="float">
            <text:p>765.3262</text:p>
          </table:table-cell>
          <table:table-cell/>
          <table:table-cell office:value-type="string" calcext:value-type="string">
            <text:p>2017-12-15</text:p>
          </table:table-cell>
          <table:table-cell table:formula="of:=[.H240]-[.I240]" office:value-type="float" office:value="-5" calcext:value-type="float">
            <text:p>-5</text:p>
          </table:table-cell>
          <table:table-cell table:formula="of:=[.N240]-[.M240]" office:value-type="float" office:value="-18.3443" calcext:value-type="float">
            <text:p>-18.3</text:p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table:number-columns-repeated="4"/>
          <table:table-cell office:value-type="float" office:value="814" calcext:value-type="float">
            <text:p>814</text:p>
          </table:table-cell>
          <table:table-cell office:value-type="float" office:value="822" calcext:value-type="float">
            <text:p>822</text:p>
          </table:table-cell>
          <table:table-cell office:value-type="float" office:value="809" calcext:value-type="float">
            <text:p>809</text:p>
          </table:table-cell>
          <table:table-cell office:value-type="float" office:value="821" calcext:value-type="float">
            <text:p>821</text:p>
          </table:table-cell>
          <table:table-cell office:value-type="float" office:value="6547" calcext:value-type="float">
            <text:p>6547</text:p>
          </table:table-cell>
          <table:table-cell/>
          <table:table-cell office:value-type="string" calcext:value-type="string">
            <text:p>2017-12-18</text:p>
          </table:table-cell>
          <table:table-cell office:value-type="float" office:value="786.82294" calcext:value-type="float">
            <text:p>786.82294</text:p>
          </table:table-cell>
          <table:table-cell office:value-type="float" office:value="759.3704" calcext:value-type="float">
            <text:p>759.3704</text:p>
          </table:table-cell>
          <table:table-cell/>
          <table:table-cell office:value-type="string" calcext:value-type="string">
            <text:p>2017-12-18</text:p>
          </table:table-cell>
          <table:table-cell table:formula="of:=[.H241]-[.I241]" office:value-type="float" office:value="-12" calcext:value-type="float">
            <text:p>-12</text:p>
          </table:table-cell>
          <table:table-cell table:formula="of:=[.N241]-[.M241]" office:value-type="float" office:value="-27.45254" calcext:value-type="float">
            <text:p>-27.5</text:p>
          </table:table-cell>
        </table:table-row>
        <table:table-row table:style-name="ro1">
          <table:table-cell office:value-type="string" calcext:value-type="string">
            <text:p>2017-12-19</text:p>
          </table:table-cell>
          <table:table-cell table:number-columns-repeated="4"/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office:value-type="float" office:value="6117" calcext:value-type="float">
            <text:p>6117</text:p>
          </table:table-cell>
          <table:table-cell/>
          <table:table-cell office:value-type="string" calcext:value-type="string">
            <text:p>2017-12-19</text:p>
          </table:table-cell>
          <table:table-cell office:value-type="float" office:value="800.47455" calcext:value-type="float">
            <text:p>800.47455</text:p>
          </table:table-cell>
          <table:table-cell office:value-type="float" office:value="758.8174" calcext:value-type="float">
            <text:p>758.8174</text:p>
          </table:table-cell>
          <table:table-cell/>
          <table:table-cell office:value-type="string" calcext:value-type="string">
            <text:p>2017-12-19</text:p>
          </table:table-cell>
          <table:table-cell table:formula="of:=[.H242]-[.I242]" office:value-type="float" office:value="-3" calcext:value-type="float">
            <text:p>-3</text:p>
          </table:table-cell>
          <table:table-cell table:formula="of:=[.N242]-[.M242]" office:value-type="float" office:value="-41.65715" calcext:value-type="float">
            <text:p>-41.7</text:p>
          </table:table-cell>
        </table:table-row>
        <table:table-row table:style-name="ro1">
          <table:table-cell office:value-type="string" calcext:value-type="string">
            <text:p>2017-12-20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5391" calcext:value-type="float">
            <text:p>5391</text:p>
          </table:table-cell>
          <table:table-cell/>
          <table:table-cell office:value-type="string" calcext:value-type="string">
            <text:p>2017-12-20</text:p>
          </table:table-cell>
          <table:table-cell office:value-type="float" office:value="784.1746" calcext:value-type="float">
            <text:p>784.1746</text:p>
          </table:table-cell>
          <table:table-cell office:value-type="float" office:value="767.9551" calcext:value-type="float">
            <text:p>767.9551</text:p>
          </table:table-cell>
          <table:table-cell/>
          <table:table-cell office:value-type="string" calcext:value-type="string">
            <text:p>2017-12-20</text:p>
          </table:table-cell>
          <table:table-cell table:formula="of:=[.H243]-[.I243]" office:value-type="float" office:value="-4" calcext:value-type="float">
            <text:p>-4</text:p>
          </table:table-cell>
          <table:table-cell table:formula="of:=[.N243]-[.M243]" office:value-type="float" office:value="-16.2195" calcext:value-type="float">
            <text:p>-16.2</text:p>
          </table:table-cell>
        </table:table-row>
        <table:table-row table:style-name="ro1">
          <table:table-cell office:value-type="string" calcext:value-type="string">
            <text:p>2017-12-21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823" calcext:value-type="float">
            <text:p>823</text:p>
          </table:table-cell>
          <table:table-cell office:value-type="float" office:value="809" calcext:value-type="float">
            <text:p>809</text:p>
          </table:table-cell>
          <table:table-cell office:value-type="float" office:value="822" calcext:value-type="float">
            <text:p>822</text:p>
          </table:table-cell>
          <table:table-cell office:value-type="float" office:value="9565" calcext:value-type="float">
            <text:p>9565</text:p>
          </table:table-cell>
          <table:table-cell/>
          <table:table-cell office:value-type="string" calcext:value-type="string">
            <text:p>2017-12-21</text:p>
          </table:table-cell>
          <table:table-cell office:value-type="float" office:value="785.8045" calcext:value-type="float">
            <text:p>785.8045</text:p>
          </table:table-cell>
          <table:table-cell office:value-type="float" office:value="762.25183" calcext:value-type="float">
            <text:p>762.25183</text:p>
          </table:table-cell>
          <table:table-cell/>
          <table:table-cell office:value-type="string" calcext:value-type="string">
            <text:p>2017-12-21</text:p>
          </table:table-cell>
          <table:table-cell table:formula="of:=[.H244]-[.I244]" office:value-type="float" office:value="-13" calcext:value-type="float">
            <text:p>-13</text:p>
          </table:table-cell>
          <table:table-cell table:formula="of:=[.N244]-[.M244]" office:value-type="float" office:value="-23.5526699999999" calcext:value-type="float">
            <text:p>-23.6</text:p>
          </table:table-cell>
        </table:table-row>
        <table:table-row table:style-name="ro1">
          <table:table-cell office:value-type="string" calcext:value-type="string">
            <text:p>2017-12-22</text:p>
          </table:table-cell>
          <table:table-cell table:number-columns-repeated="4"/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7732" calcext:value-type="float">
            <text:p>7732</text:p>
          </table:table-cell>
          <table:table-cell/>
          <table:table-cell office:value-type="string" calcext:value-type="string">
            <text:p>2017-12-22</text:p>
          </table:table-cell>
          <table:table-cell office:value-type="float" office:value="786.83734" calcext:value-type="float">
            <text:p>786.83734</text:p>
          </table:table-cell>
          <table:table-cell office:value-type="float" office:value="764.3216" calcext:value-type="float">
            <text:p>764.3216</text:p>
          </table:table-cell>
          <table:table-cell/>
          <table:table-cell office:value-type="string" calcext:value-type="string">
            <text:p>2017-12-22</text:p>
          </table:table-cell>
          <table:table-cell table:formula="of:=[.H245]-[.I245]" office:value-type="float" office:value="-2" calcext:value-type="float">
            <text:p>-2</text:p>
          </table:table-cell>
          <table:table-cell table:formula="of:=[.N245]-[.M245]" office:value-type="float" office:value="-22.51574" calcext:value-type="float">
            <text:p>-22.5</text:p>
          </table:table-cell>
        </table:table-row>
        <table:table-row table:style-name="ro1">
          <table:table-cell office:value-type="string" calcext:value-type="string">
            <text:p>2017-12-25</text:p>
          </table:table-cell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4631" calcext:value-type="float">
            <text:p>4631</text:p>
          </table:table-cell>
          <table:table-cell/>
          <table:table-cell office:value-type="string" calcext:value-type="string">
            <text:p>2017-12-25</text:p>
          </table:table-cell>
          <table:table-cell office:value-type="float" office:value="785.89307" calcext:value-type="float">
            <text:p>785.89307</text:p>
          </table:table-cell>
          <table:table-cell office:value-type="float" office:value="760.7345" calcext:value-type="float">
            <text:p>760.7345</text:p>
          </table:table-cell>
          <table:table-cell/>
          <table:table-cell office:value-type="string" calcext:value-type="string">
            <text:p>2017-12-25</text:p>
          </table:table-cell>
          <table:table-cell table:formula="of:=[.H246]-[.I246]" office:value-type="float" office:value="-4" calcext:value-type="float">
            <text:p>-4</text:p>
          </table:table-cell>
          <table:table-cell table:formula="of:=[.N246]-[.M246]" office:value-type="float" office:value="-25.1585699999999" calcext:value-type="float">
            <text:p>-25.2</text:p>
          </table:table-cell>
        </table:table-row>
        <table:table-row table:style-name="ro1">
          <table:table-cell office:value-type="string" calcext:value-type="string">
            <text:p>2017-12-26</text:p>
          </table:table-cell>
          <table:table-cell table:number-columns-repeated="4"/>
          <table:table-cell office:value-type="float" office:value="813" calcext:value-type="float">
            <text:p>813</text:p>
          </table:table-cell>
          <table:table-cell office:value-type="float" office:value="818" calcext:value-type="float">
            <text:p>818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 office:value-type="float" office:value="5938" calcext:value-type="float">
            <text:p>5938</text:p>
          </table:table-cell>
          <table:table-cell/>
          <table:table-cell office:value-type="string" calcext:value-type="string">
            <text:p>2017-12-26</text:p>
          </table:table-cell>
          <table:table-cell office:value-type="float" office:value="781.82996" calcext:value-type="float">
            <text:p>781.82996</text:p>
          </table:table-cell>
          <table:table-cell office:value-type="float" office:value="760.2981" calcext:value-type="float">
            <text:p>760.2981</text:p>
          </table:table-cell>
          <table:table-cell/>
          <table:table-cell office:value-type="string" calcext:value-type="string">
            <text:p>2017-12-26</text:p>
          </table:table-cell>
          <table:table-cell table:formula="of:=[.H247]-[.I247]" office:value-type="float" office:value="-2" calcext:value-type="float">
            <text:p>-2</text:p>
          </table:table-cell>
          <table:table-cell table:formula="of:=[.N247]-[.M247]" office:value-type="float" office:value="-21.5318600000001" calcext:value-type="float">
            <text:p>-21.5</text:p>
          </table:table-cell>
        </table:table-row>
        <table:table-row table:style-name="ro1">
          <table:table-cell office:value-type="string" calcext:value-type="string">
            <text:p>2017-12-27</text:p>
          </table:table-cell>
          <table:table-cell table:number-columns-repeated="4"/>
          <table:table-cell office:value-type="float" office:value="809.5" calcext:value-type="float">
            <text:p>809.5</text:p>
          </table:table-cell>
          <table:table-cell office:value-type="float" office:value="813.9" calcext:value-type="float">
            <text:p>813.9</text:p>
          </table:table-cell>
          <table:table-cell office:value-type="float" office:value="808.6" calcext:value-type="float">
            <text:p>808.6</text:p>
          </table:table-cell>
          <table:table-cell office:value-type="float" office:value="811" calcext:value-type="float">
            <text:p>811</text:p>
          </table:table-cell>
          <table:table-cell office:value-type="float" office:value="4160" calcext:value-type="float">
            <text:p>4160</text:p>
          </table:table-cell>
          <table:table-cell/>
          <table:table-cell office:value-type="string" calcext:value-type="string">
            <text:p>2017-12-27</text:p>
          </table:table-cell>
          <table:table-cell office:value-type="float" office:value="781.81934" calcext:value-type="float">
            <text:p>781.81934</text:p>
          </table:table-cell>
          <table:table-cell office:value-type="float" office:value="755.8964" calcext:value-type="float">
            <text:p>755.8964</text:p>
          </table:table-cell>
          <table:table-cell/>
          <table:table-cell office:value-type="string" calcext:value-type="string">
            <text:p>2017-12-27</text:p>
          </table:table-cell>
          <table:table-cell table:formula="of:=[.H248]-[.I248]" office:value-type="float" office:value="-2.39999999999998" calcext:value-type="float">
            <text:p>-2.39999999999998</text:p>
          </table:table-cell>
          <table:table-cell table:formula="of:=[.N248]-[.M248]" office:value-type="float" office:value="-25.92294" calcext:value-type="float">
            <text:p>-25.9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table:number-columns-repeated="4"/>
          <table:table-cell office:value-type="float" office:value="809.3" calcext:value-type="float">
            <text:p>809.3</text:p>
          </table:table-cell>
          <table:table-cell office:value-type="float" office:value="811.1" calcext:value-type="float">
            <text:p>811.1</text:p>
          </table:table-cell>
          <table:table-cell office:value-type="float" office:value="803" calcext:value-type="float">
            <text:p>803</text:p>
          </table:table-cell>
          <table:table-cell office:value-type="float" office:value="804.5" calcext:value-type="float">
            <text:p>804.5</text:p>
          </table:table-cell>
          <table:table-cell office:value-type="float" office:value="5022" calcext:value-type="float">
            <text:p>5022</text:p>
          </table:table-cell>
          <table:table-cell/>
          <table:table-cell office:value-type="string" calcext:value-type="string">
            <text:p>2017-12-28</text:p>
          </table:table-cell>
          <table:table-cell office:value-type="float" office:value="781.5036" calcext:value-type="float">
            <text:p>781.5036</text:p>
          </table:table-cell>
          <table:table-cell office:value-type="float" office:value="756.2502" calcext:value-type="float">
            <text:p>756.2502</text:p>
          </table:table-cell>
          <table:table-cell/>
          <table:table-cell office:value-type="string" calcext:value-type="string">
            <text:p>2017-12-28</text:p>
          </table:table-cell>
          <table:table-cell table:formula="of:=[.H249]-[.I249]" office:value-type="float" office:value="-1.5" calcext:value-type="float">
            <text:p>-1.5</text:p>
          </table:table-cell>
          <table:table-cell table:formula="of:=[.N249]-[.M249]" office:value-type="float" office:value="-25.2534000000001" calcext:value-type="float">
            <text:p>-25.3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table:number-columns-repeated="4"/>
          <table:table-cell office:value-type="float" office:value="805" calcext:value-type="float">
            <text:p>805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802" calcext:value-type="float">
            <text:p>802</text:p>
          </table:table-cell>
          <table:table-cell office:value-type="float" office:value="5857" calcext:value-type="float">
            <text:p>5857</text:p>
          </table:table-cell>
          <table:table-cell/>
          <table:table-cell office:value-type="string" calcext:value-type="string">
            <text:p>2017-12-29</text:p>
          </table:table-cell>
          <table:table-cell office:value-type="float" office:value="776.8039" calcext:value-type="float">
            <text:p>776.8039</text:p>
          </table:table-cell>
          <table:table-cell office:value-type="float" office:value="750.92004" calcext:value-type="float">
            <text:p>750.92004</text:p>
          </table:table-cell>
          <table:table-cell/>
          <table:table-cell office:value-type="string" calcext:value-type="string">
            <text:p>2017-12-29</text:p>
          </table:table-cell>
          <table:table-cell table:formula="of:=[.H250]-[.I250]" office:value-type="float" office:value="0" calcext:value-type="float">
            <text:p>0</text:p>
          </table:table-cell>
          <table:table-cell table:formula="of:=[.N250]-[.M250]" office:value-type="float" office:value="-25.88386" calcext:value-type="float">
            <text:p>-25.9</text:p>
          </table:table-cell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formula="of:=0+COUNTIFS([.Q$4:.Q$250]; [.P254])" office:value-type="float" office:value="12" calcext:value-type="float">
            <text:p>12</text:p>
          </table:table-cell>
          <table:table-cell table:style-name="Default" table:formula="of:=[.Q254]/[.Q$286]" office:value-type="float" office:value="0.0489795918367347" calcext:value-type="float">
            <text:p>0.048979591836735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Default" office:value-type="float" office:value="-1" calcext:value-type="float">
            <text:p>-1</text:p>
          </table:table-cell>
          <table:table-cell table:formula="of:=[.Q254]+COUNTIFS([.Q$4:.Q$250]; [.P255])" office:value-type="float" office:value="28" calcext:value-type="float">
            <text:p>28</text:p>
          </table:table-cell>
          <table:table-cell table:style-name="Default" table:formula="of:=[.Q255]/[.Q$286]" office:value-type="float" office:value="0.114285714285714" calcext:value-type="float">
            <text:p>0.114285714285714</text:p>
          </table:table-cell>
        </table:table-row>
        <table:table-row table:style-name="ro1">
          <table:table-cell/>
          <table:table-cell office:value-type="string" calcext:value-type="string">
            <text:p>cor_1330_open</text:p>
          </table:table-cell>
          <table:table-cell office:value-type="string" calcext:value-type="string">
            <text:p>cor_1330_close</text:p>
          </table:table-cell>
          <table:table-cell office:value-type="string" calcext:value-type="string">
            <text:p>cor_6701_open</text:p>
          </table:table-cell>
          <table:table-cell office:value-type="string" calcext:value-type="string">
            <text:p>cor_6701_close</text:p>
          </table:table-cell>
          <table:table-cell office:value-type="string" calcext:value-type="string">
            <text:p>cor_6702_open</text:p>
          </table:table-cell>
          <table:table-cell office:value-type="string" calcext:value-type="string">
            <text:p>cor_6702_close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office:value-type="float" office:value="-2" calcext:value-type="float">
            <text:p>-2</text:p>
          </table:table-cell>
          <table:table-cell table:formula="of:=[.Q255]+COUNTIFS([.Q$4:.Q$250]; [.P256])" office:value-type="float" office:value="54" calcext:value-type="float">
            <text:p>54</text:p>
          </table:table-cell>
          <table:table-cell table:style-name="Default" table:formula="of:=[.Q256]/[.Q$286]" office:value-type="float" office:value="0.220408163265306" calcext:value-type="float">
            <text:p>0.220408163265306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Default" office:value-type="float" office:value="-3" calcext:value-type="float">
            <text:p>-3</text:p>
          </table:table-cell>
          <table:table-cell table:formula="of:=[.Q256]+COUNTIFS([.Q$4:.Q$250]; [.P257])" office:value-type="float" office:value="77" calcext:value-type="float">
            <text:p>77</text:p>
          </table:table-cell>
          <table:table-cell table:style-name="Default" table:formula="of:=[.Q257]/[.Q$286]" office:value-type="float" office:value="0.314285714285714" calcext:value-type="float">
            <text:p>0.3142857142857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4" calcext:value-type="float">
            <text:p>-4</text:p>
          </table:table-cell>
          <table:table-cell table:formula="of:=[.Q257]+COUNTIFS([.Q$4:.Q$250]; [.P258])" office:value-type="float" office:value="97" calcext:value-type="float">
            <text:p>97</text:p>
          </table:table-cell>
          <table:table-cell table:style-name="Default" table:formula="of:=[.Q258]/[.Q$286]" office:value-type="float" office:value="0.395918367346939" calcext:value-type="float">
            <text:p>0.395918367346939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avg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5" calcext:value-type="float">
            <text:p>-5</text:p>
          </table:table-cell>
          <table:table-cell table:formula="of:=[.Q258]+COUNTIFS([.Q$4:.Q$250]; [.P259])" office:value-type="float" office:value="120" calcext:value-type="float">
            <text:p>120</text:p>
          </table:table-cell>
          <table:table-cell table:style-name="Default" table:formula="of:=[.Q259]/[.Q$286]" office:value-type="float" office:value="0.489795918367347" calcext:value-type="float">
            <text:p>0.489795918367347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max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6" calcext:value-type="float">
            <text:p>-6</text:p>
          </table:table-cell>
          <table:table-cell table:formula="of:=[.Q259]+COUNTIFS([.Q$4:.Q$250]; [.P260])" office:value-type="float" office:value="143" calcext:value-type="float">
            <text:p>143</text:p>
          </table:table-cell>
          <table:table-cell table:style-name="Default" table:formula="of:=[.Q260]/[.Q$286]" office:value-type="float" office:value="0.583673469387755" calcext:value-type="float">
            <text:p>0.583673469387755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office:value-type="float" office:value="-7" calcext:value-type="float">
            <text:p>-7</text:p>
          </table:table-cell>
          <table:table-cell table:formula="of:=[.Q260]+COUNTIFS([.Q$4:.Q$250]; [.P261])" office:value-type="float" office:value="160" calcext:value-type="float">
            <text:p>160</text:p>
          </table:table-cell>
          <table:table-cell table:style-name="Default" table:formula="of:=[.Q261]/[.Q$286]" office:value-type="float" office:value="0.653061224489796" calcext:value-type="float">
            <text:p>0.653061224489796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office:value-type="float" office:value="-8" calcext:value-type="float">
            <text:p>-8</text:p>
          </table:table-cell>
          <table:table-cell table:formula="of:=[.Q261]+COUNTIFS([.Q$4:.Q$250]; [.P262])" office:value-type="float" office:value="177" calcext:value-type="float">
            <text:p>177</text:p>
          </table:table-cell>
          <table:table-cell table:style-name="Default" table:formula="of:=[.Q262]/[.Q$286]" office:value-type="float" office:value="0.722448979591837" calcext:value-type="float">
            <text:p>0.722448979591837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2" office:value-type="percentage" office:value="-0.11" calcext:value-type="percentage">
            <text:p>-11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9" calcext:value-type="float">
            <text:p>-9</text:p>
          </table:table-cell>
          <table:table-cell table:formula="of:=[.Q262]+COUNTIFS([.Q$4:.Q$250]; [.P263])" office:value-type="float" office:value="187" calcext:value-type="float">
            <text:p>187</text:p>
          </table:table-cell>
          <table:table-cell table:style-name="Default" table:formula="of:=[.Q263]/[.Q$286]" office:value-type="float" office:value="0.763265306122449" calcext:value-type="float">
            <text:p>0.76326530612244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" table:formula="of:=COM.MICROSOFT.CONCAT([.G263]; &quot;~&quot;)" office:value-type="string" office:string-value="-0.11~" calcext:value-type="string">
            <text:p>-0.11~</text:p>
          </table:table-cell>
          <table:table-cell table:style-name="ce2" office:value-type="percentage" office:value="-0.09" calcext:value-type="percentage">
            <text:p>-9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10" calcext:value-type="float">
            <text:p>-10</text:p>
          </table:table-cell>
          <table:table-cell table:formula="of:=[.Q263]+COUNTIFS([.Q$4:.Q$250]; [.P264])" office:value-type="float" office:value="198" calcext:value-type="float">
            <text:p>198</text:p>
          </table:table-cell>
          <table:table-cell table:style-name="Default" table:formula="of:=[.Q264]/[.Q$286]" office:value-type="float" office:value="0.808163265306122" calcext:value-type="float">
            <text:p>0.80816326530612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4]; &quot;~&quot;)" office:value-type="string" office:string-value="-0.09~" calcext:value-type="string">
            <text:p>-0.09~</text:p>
          </table:table-cell>
          <table:table-cell table:style-name="ce2" office:value-type="percentage" office:value="-0.07" calcext:value-type="percentage">
            <text:p>-7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11" calcext:value-type="float">
            <text:p>-11</text:p>
          </table:table-cell>
          <table:table-cell table:formula="of:=[.Q264]+COUNTIFS([.Q$4:.Q$250]; [.P265])" office:value-type="float" office:value="206" calcext:value-type="float">
            <text:p>206</text:p>
          </table:table-cell>
          <table:table-cell table:style-name="Default" table:formula="of:=[.Q265]/[.Q$286]" office:value-type="float" office:value="0.840816326530612" calcext:value-type="float">
            <text:p>0.84081632653061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5]; &quot;~&quot;)" office:value-type="string" office:string-value="-0.07~" calcext:value-type="string">
            <text:p>-0.07~</text:p>
          </table:table-cell>
          <table:table-cell table:style-name="ce2" office:value-type="percentage" office:value="-0.05" calcext:value-type="percentage">
            <text:p>-5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12" calcext:value-type="float">
            <text:p>-12</text:p>
          </table:table-cell>
          <table:table-cell table:formula="of:=[.Q265]+COUNTIFS([.Q$4:.Q$250]; [.P266])" office:value-type="float" office:value="213" calcext:value-type="float">
            <text:p>213</text:p>
          </table:table-cell>
          <table:table-cell table:style-name="Default" table:formula="of:=[.Q266]/[.Q$286]" office:value-type="float" office:value="0.869387755102041" calcext:value-type="float">
            <text:p>0.86938775510204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6]; &quot;~&quot;)" office:value-type="string" office:string-value="-0.05~" calcext:value-type="string">
            <text:p>-0.05~</text:p>
          </table:table-cell>
          <table:table-cell table:style-name="ce2" office:value-type="percentage" office:value="-0.03" calcext:value-type="percentage">
            <text:p>-3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13" calcext:value-type="float">
            <text:p>-13</text:p>
          </table:table-cell>
          <table:table-cell table:formula="of:=[.Q266]+COUNTIFS([.Q$4:.Q$250]; [.P267])" office:value-type="float" office:value="221" calcext:value-type="float">
            <text:p>221</text:p>
          </table:table-cell>
          <table:table-cell table:style-name="Default" table:formula="of:=[.Q267]/[.Q$286]" office:value-type="float" office:value="0.902040816326531" calcext:value-type="float">
            <text:p>0.90204081632653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7]; &quot;~&quot;)" office:value-type="string" office:string-value="-0.03~" calcext:value-type="string">
            <text:p>-0.03~</text:p>
          </table:table-cell>
          <table:table-cell table:style-name="ce2" office:value-type="percentage" office:value="-0.00999999999999998" calcext:value-type="percentage">
            <text:p>-1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14" calcext:value-type="float">
            <text:p>-14</text:p>
          </table:table-cell>
          <table:table-cell table:formula="of:=[.Q267]+COUNTIFS([.Q$4:.Q$250]; [.P268])" office:value-type="float" office:value="228" calcext:value-type="float">
            <text:p>228</text:p>
          </table:table-cell>
          <table:table-cell table:style-name="Default" table:formula="of:=[.Q268]/[.Q$286]" office:value-type="float" office:value="0.930612244897959" calcext:value-type="float">
            <text:p>0.93061224489795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2" table:formula="of:=COM.MICROSOFT.CONCAT([.G268]; &quot;~&quot;)" office:value-type="string" office:string-value="-0.00999999999999998~" calcext:value-type="string">
            <text:p>-0.00999999999999998~</text:p>
          </table:table-cell>
          <table:table-cell table:style-name="ce23" office:value-type="percentage" office:value="0.01" calcext:value-type="percentage">
            <text:p>1%</text:p>
          </table:table-cell>
          <table:table-cell table:style-name="ce24" table:number-columns-repeated="6"/>
          <table:table-cell table:number-columns-repeated="2"/>
          <table:table-cell table:style-name="Default" office:value-type="float" office:value="-15" calcext:value-type="float">
            <text:p>-15</text:p>
          </table:table-cell>
          <table:table-cell table:formula="of:=[.Q268]+COUNTIFS([.Q$4:.Q$250]; [.P269])" office:value-type="float" office:value="233" calcext:value-type="float">
            <text:p>233</text:p>
          </table:table-cell>
          <table:table-cell table:style-name="Default" table:formula="of:=[.Q269]/[.Q$286]" office:value-type="float" office:value="0.951020408163265" calcext:value-type="float">
            <text:p>0.95102040816326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9]; &quot;~&quot;)" office:value-type="string" office:string-value="0.01~" calcext:value-type="string">
            <text:p>0.01~</text:p>
          </table:table-cell>
          <table:table-cell table:style-name="ce2" office:value-type="percentage" office:value="0.03" calcext:value-type="percentage">
            <text:p>3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16" calcext:value-type="float">
            <text:p>-16</text:p>
          </table:table-cell>
          <table:table-cell table:formula="of:=[.Q269]+COUNTIFS([.Q$4:.Q$250]; [.P270])" office:value-type="float" office:value="233" calcext:value-type="float">
            <text:p>233</text:p>
          </table:table-cell>
          <table:table-cell table:style-name="Default" table:formula="of:=[.Q270]/[.Q$286]" office:value-type="float" office:value="0.951020408163265" calcext:value-type="float">
            <text:p>0.95102040816326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0]; &quot;~&quot;)" office:value-type="string" office:string-value="0.03~" calcext:value-type="string">
            <text:p>0.03~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17" calcext:value-type="float">
            <text:p>-17</text:p>
          </table:table-cell>
          <table:table-cell table:formula="of:=[.Q270]+COUNTIFS([.Q$4:.Q$250]; [.P271])" office:value-type="float" office:value="234" calcext:value-type="float">
            <text:p>234</text:p>
          </table:table-cell>
          <table:table-cell table:style-name="Default" table:formula="of:=[.Q271]/[.Q$286]" office:value-type="float" office:value="0.955102040816326" calcext:value-type="float">
            <text:p>0.955102040816326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1]; &quot;~&quot;)" office:value-type="string" office:string-value="0.05~" calcext:value-type="string">
            <text:p>0.05~</text:p>
          </table:table-cell>
          <table:table-cell table:style-name="ce2" office:value-type="percentage" office:value="0.07" calcext:value-type="percentage">
            <text:p>7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18" calcext:value-type="float">
            <text:p>-18</text:p>
          </table:table-cell>
          <table:table-cell table:formula="of:=[.Q271]+COUNTIFS([.Q$4:.Q$250]; [.P272])" office:value-type="float" office:value="235" calcext:value-type="float">
            <text:p>235</text:p>
          </table:table-cell>
          <table:table-cell table:style-name="Default" table:formula="of:=[.Q272]/[.Q$286]" office:value-type="float" office:value="0.959183673469388" calcext:value-type="float">
            <text:p>0.959183673469388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2]; &quot;~&quot;)" office:value-type="string" office:string-value="0.07~" calcext:value-type="string">
            <text:p>0.07~</text:p>
          </table:table-cell>
          <table:table-cell table:style-name="ce2" office:value-type="percentage" office:value="0.09" calcext:value-type="percentage">
            <text:p>9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19" calcext:value-type="float">
            <text:p>-19</text:p>
          </table:table-cell>
          <table:table-cell table:formula="of:=[.Q272]+COUNTIFS([.Q$4:.Q$250]; [.P273])" office:value-type="float" office:value="237" calcext:value-type="float">
            <text:p>237</text:p>
          </table:table-cell>
          <table:table-cell table:style-name="Default" table:formula="of:=[.Q273]/[.Q$286]" office:value-type="float" office:value="0.96734693877551" calcext:value-type="float">
            <text:p>0.9673469387755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3]; &quot;~&quot;)" office:value-type="string" office:string-value="0.09~" calcext:value-type="string">
            <text:p>0.09~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20" calcext:value-type="float">
            <text:p>-20</text:p>
          </table:table-cell>
          <table:table-cell table:formula="of:=[.Q273]+COUNTIFS([.Q$4:.Q$250]; [.P274])" office:value-type="float" office:value="238" calcext:value-type="float">
            <text:p>238</text:p>
          </table:table-cell>
          <table:table-cell table:style-name="Default" table:formula="of:=[.Q274]/[.Q$286]" office:value-type="float" office:value="0.971428571428571" calcext:value-type="float">
            <text:p>0.97142857142857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4]; &quot;~&quot;)" office:value-type="string" office:string-value="0.11~" calcext:value-type="string">
            <text:p>0.11~</text:p>
          </table:table-cell>
          <table:table-cell table:style-name="ce2" office:value-type="percentage" office:value="0.13" calcext:value-type="percentage">
            <text:p>13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21" calcext:value-type="float">
            <text:p>-21</text:p>
          </table:table-cell>
          <table:table-cell table:formula="of:=[.Q274]+COUNTIFS([.Q$4:.Q$250]; [.P275])" office:value-type="float" office:value="238" calcext:value-type="float">
            <text:p>238</text:p>
          </table:table-cell>
          <table:table-cell table:style-name="Default" table:formula="of:=[.Q275]/[.Q$286]" office:value-type="float" office:value="0.971428571428571" calcext:value-type="float">
            <text:p>0.97142857142857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5]; &quot;~&quot;)" office:value-type="string" office:string-value="0.13~" calcext:value-type="string">
            <text:p>0.13~</text:p>
          </table:table-cell>
          <table:table-cell table:style-name="ce2" office:value-type="percentage" office:value="0.15" calcext:value-type="percentage">
            <text:p>15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22" calcext:value-type="float">
            <text:p>-22</text:p>
          </table:table-cell>
          <table:table-cell table:formula="of:=[.Q275]+COUNTIFS([.Q$4:.Q$250]; [.P276])" office:value-type="float" office:value="238" calcext:value-type="float">
            <text:p>238</text:p>
          </table:table-cell>
          <table:table-cell table:style-name="Default" table:formula="of:=[.Q276]/[.Q$286]" office:value-type="float" office:value="0.971428571428571" calcext:value-type="float">
            <text:p>0.97142857142857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6]; &quot;~&quot;)" office:value-type="string" office:string-value="0.15~" calcext:value-type="string">
            <text:p>0.15~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23" calcext:value-type="float">
            <text:p>-23</text:p>
          </table:table-cell>
          <table:table-cell table:formula="of:=[.Q276]+COUNTIFS([.Q$4:.Q$250]; [.P277])" office:value-type="float" office:value="240" calcext:value-type="float">
            <text:p>240</text:p>
          </table:table-cell>
          <table:table-cell table:style-name="Default" table:formula="of:=[.Q277]/[.Q$286]" office:value-type="float" office:value="0.979591836734694" calcext:value-type="float">
            <text:p>0.979591836734694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7]; &quot;~&quot;)" office:value-type="string" office:string-value="0.17~" calcext:value-type="string">
            <text:p>0.17~</text:p>
          </table:table-cell>
          <table:table-cell table:style-name="ce2" office:value-type="percentage" office:value="0.19" calcext:value-type="percentage">
            <text:p>19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24" calcext:value-type="float">
            <text:p>-24</text:p>
          </table:table-cell>
          <table:table-cell table:formula="of:=[.Q277]+COUNTIFS([.Q$4:.Q$250]; [.P278])" office:value-type="float" office:value="241" calcext:value-type="float">
            <text:p>241</text:p>
          </table:table-cell>
          <table:table-cell table:style-name="Default" table:formula="of:=[.Q278]/[.Q$286]" office:value-type="float" office:value="0.983673469387755" calcext:value-type="float">
            <text:p>0.98367346938775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8]; &quot;~&quot;)" office:value-type="string" office:string-value="0.19~" calcext:value-type="string">
            <text:p>0.19~</text:p>
          </table:table-cell>
          <table:table-cell table:style-name="ce2" office:value-type="percentage" office:value="0.21" calcext:value-type="percentage">
            <text:p>21%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float" office:value="-25" calcext:value-type="float">
            <text:p>-25</text:p>
          </table:table-cell>
          <table:table-cell table:formula="of:=[.Q278]+COUNTIFS([.Q$4:.Q$250]; [.P279])" office:value-type="float" office:value="241" calcext:value-type="float">
            <text:p>241</text:p>
          </table:table-cell>
          <table:table-cell table:style-name="Default" table:formula="of:=[.Q279]/[.Q$286]" office:value-type="float" office:value="0.983673469387755" calcext:value-type="float">
            <text:p>0.98367346938775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9]; &quot;~&quot;)" office:value-type="string" office:string-value="0.21~" calcext:value-type="string">
            <text:p>0.21~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office:value-type="float" office:value="-26" calcext:value-type="float">
            <text:p>-26</text:p>
          </table:table-cell>
          <table:table-cell table:formula="of:=[.Q279]+COUNTIFS([.Q$4:.Q$250]; [.P280])" office:value-type="float" office:value="241" calcext:value-type="float">
            <text:p>241</text:p>
          </table:table-cell>
          <table:table-cell table:style-name="Default" table:formula="of:=[.Q280]/[.Q$286]" office:value-type="float" office:value="0.983673469387755" calcext:value-type="float">
            <text:p>0.983673469387755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office:value-type="float" office:value="-27" calcext:value-type="float">
            <text:p>-27</text:p>
          </table:table-cell>
          <table:table-cell table:formula="of:=[.Q280]+COUNTIFS([.Q$4:.Q$250]; [.P281])" office:value-type="float" office:value="242" calcext:value-type="float">
            <text:p>242</text:p>
          </table:table-cell>
          <table:table-cell table:style-name="Default" table:formula="of:=[.Q281]/[.Q$286]" office:value-type="float" office:value="0.987755102040816" calcext:value-type="float">
            <text:p>0.987755102040816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office:value-type="float" office:value="-28" calcext:value-type="float">
            <text:p>-28</text:p>
          </table:table-cell>
          <table:table-cell table:formula="of:=[.Q281]+COUNTIFS([.Q$4:.Q$250]; [.P282])" office:value-type="float" office:value="244" calcext:value-type="float">
            <text:p>244</text:p>
          </table:table-cell>
          <table:table-cell table:style-name="Default" table:formula="of:=[.Q282]/[.Q$286]" office:value-type="float" office:value="0.995918367346939" calcext:value-type="float">
            <text:p>0.995918367346939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office:value-type="float" office:value="-29" calcext:value-type="float">
            <text:p>-29</text:p>
          </table:table-cell>
          <table:table-cell table:formula="of:=[.Q282]+COUNTIFS([.Q$4:.Q$250]; [.P283])" office:value-type="float" office:value="244" calcext:value-type="float">
            <text:p>244</text:p>
          </table:table-cell>
          <table:table-cell table:style-name="Default" table:formula="of:=[.Q283]/[.Q$286]" office:value-type="float" office:value="0.995918367346939" calcext:value-type="float">
            <text:p>0.995918367346939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formula="of:=[.Q283]+COUNTIFS([.Q$4:.Q$250]; [.P284])" office:value-type="float" office:value="245" calcext:value-type="float">
            <text:p>245</text:p>
          </table:table-cell>
          <table:table-cell table:style-name="Default" table:formula="of:=[.Q284]/[.Q$286]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office:value-type="float" office:value="-31" calcext:value-type="float">
            <text:p>-31</text:p>
          </table:table-cell>
          <table:table-cell table:formula="of:=[.Q284]+COUNTIFS([.Q$4:.Q$250]; [.P285])" office:value-type="float" office:value="245" calcext:value-type="float">
            <text:p>245</text:p>
          </table:table-cell>
          <table:table-cell table:style-name="Default" table:formula="of:=[.Q285]/[.Q$286]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office:value-type="float" office:value="-32" calcext:value-type="float">
            <text:p>-32</text:p>
          </table:table-cell>
          <table:table-cell table:formula="of:=[.Q285]+COUNTIFS([.Q$4:.Q$250]; [.P286])" office:value-type="float" office:value="245" calcext:value-type="float">
            <text:p>245</text:p>
          </table:table-cell>
          <table:table-cell table:style-name="Default" table:formula="of:=[.Q286]/[.Q$286]" office:value-type="float" office:value="1" calcext:value-type="float">
            <text:p>1</text:p>
          </table:table-cell>
        </table:table-row>
      </table:table>
      <table:table table:name="predict_6702" table:style-name="ta1">
        <office:forms form:automatic-focus="false" form:apply-design-mode="false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/>
          <table:table-cell office:value-type="string" calcext:value-type="string">
            <text:p>6702_close</text:p>
          </table:table-cell>
          <table:table-cell office:value-type="string" calcext:value-type="string">
            <text:p>6702_low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office:value-type="float" office:value="442.75357" calcext:value-type="float">
            <text:p>442.75357</text:p>
          </table:table-cell>
          <table:table-cell office:value-type="float" office:value="419.225" calcext:value-type="float">
            <text:p>419.225</text:p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429.4014" calcext:value-type="float">
            <text:p>429.4014</text:p>
          </table:table-cell>
          <table:table-cell office:value-type="float" office:value="413.39178" calcext:value-type="float">
            <text:p>413.39178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410.55743" calcext:value-type="float">
            <text:p>410.55743</text:p>
          </table:table-cell>
          <table:table-cell office:value-type="float" office:value="398.13303" calcext:value-type="float">
            <text:p>398.13303</text:p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office:value-type="float" office:value="409.25403" calcext:value-type="float">
            <text:p>409.25403</text:p>
          </table:table-cell>
          <table:table-cell office:value-type="float" office:value="388.23138" calcext:value-type="float">
            <text:p>388.23138</text:p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office:value-type="float" office:value="414.36975" calcext:value-type="float">
            <text:p>414.36975</text:p>
          </table:table-cell>
          <table:table-cell office:value-type="float" office:value="399.27435" calcext:value-type="float">
            <text:p>399.27435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office:value-type="float" office:value="403.5383" calcext:value-type="float">
            <text:p>403.5383</text:p>
          </table:table-cell>
          <table:table-cell office:value-type="float" office:value="385.63846" calcext:value-type="float">
            <text:p>385.63846</text:p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411.0722" calcext:value-type="float">
            <text:p>411.0722</text:p>
          </table:table-cell>
          <table:table-cell office:value-type="float" office:value="387.78003" calcext:value-type="float">
            <text:p>387.78003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float" office:value="422.864" calcext:value-type="float">
            <text:p>422.864</text:p>
          </table:table-cell>
          <table:table-cell office:value-type="float" office:value="403.34534" calcext:value-type="float">
            <text:p>403.34534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office:value-type="float" office:value="432.48026" calcext:value-type="float">
            <text:p>432.48026</text:p>
          </table:table-cell>
          <table:table-cell office:value-type="float" office:value="404.55447" calcext:value-type="float">
            <text:p>404.55447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office:value-type="float" office:value="424.30307" calcext:value-type="float">
            <text:p>424.30307</text:p>
          </table:table-cell>
          <table:table-cell office:value-type="float" office:value="403.61133" calcext:value-type="float">
            <text:p>403.61133</text:p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office:value-type="float" office:value="432.67465" calcext:value-type="float">
            <text:p>432.67465</text:p>
          </table:table-cell>
          <table:table-cell office:value-type="float" office:value="415.1214" calcext:value-type="float">
            <text:p>415.1214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398.79922" calcext:value-type="float">
            <text:p>398.79922</text:p>
          </table:table-cell>
          <table:table-cell office:value-type="float" office:value="377.72064" calcext:value-type="float">
            <text:p>377.72064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377.6867" calcext:value-type="float">
            <text:p>377.6867</text:p>
          </table:table-cell>
          <table:table-cell office:value-type="float" office:value="367.70273" calcext:value-type="float">
            <text:p>367.70273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office:value-type="float" office:value="375.22778" calcext:value-type="float">
            <text:p>375.22778</text:p>
          </table:table-cell>
          <table:table-cell office:value-type="float" office:value="357.7621" calcext:value-type="float">
            <text:p>357.7621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386.7508" calcext:value-type="float">
            <text:p>386.7508</text:p>
          </table:table-cell>
          <table:table-cell office:value-type="float" office:value="371.92368" calcext:value-type="float">
            <text:p>371.92368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395.46823" calcext:value-type="float">
            <text:p>395.46823</text:p>
          </table:table-cell>
          <table:table-cell office:value-type="float" office:value="368.6767" calcext:value-type="float">
            <text:p>368.6767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391.67072" calcext:value-type="float">
            <text:p>391.67072</text:p>
          </table:table-cell>
          <table:table-cell office:value-type="float" office:value="376.72113" calcext:value-type="float">
            <text:p>376.72113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399.8753" calcext:value-type="float">
            <text:p>399.8753</text:p>
          </table:table-cell>
          <table:table-cell office:value-type="float" office:value="376.9522" calcext:value-type="float">
            <text:p>376.9522</text:p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office:value-type="float" office:value="390.91528" calcext:value-type="float">
            <text:p>390.91528</text:p>
          </table:table-cell>
          <table:table-cell office:value-type="float" office:value="380.7624" calcext:value-type="float">
            <text:p>380.7624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float" office:value="367.97052" calcext:value-type="float">
            <text:p>367.97052</text:p>
          </table:table-cell>
          <table:table-cell office:value-type="float" office:value="362.06555" calcext:value-type="float">
            <text:p>362.06555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float" office:value="370.8977" calcext:value-type="float">
            <text:p>370.8977</text:p>
          </table:table-cell>
          <table:table-cell office:value-type="float" office:value="360.48956" calcext:value-type="float">
            <text:p>360.48956</text:p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368.63132" calcext:value-type="float">
            <text:p>368.63132</text:p>
          </table:table-cell>
          <table:table-cell office:value-type="float" office:value="356.78653" calcext:value-type="float">
            <text:p>356.78653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float" office:value="382.89432" calcext:value-type="float">
            <text:p>382.89432</text:p>
          </table:table-cell>
          <table:table-cell office:value-type="float" office:value="368.52942" calcext:value-type="float">
            <text:p>368.52942</text:p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office:value-type="float" office:value="402.86093" calcext:value-type="float">
            <text:p>402.86093</text:p>
          </table:table-cell>
          <table:table-cell office:value-type="float" office:value="380.54382" calcext:value-type="float">
            <text:p>380.54382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float" office:value="409.47467" calcext:value-type="float">
            <text:p>409.47467</text:p>
          </table:table-cell>
          <table:table-cell office:value-type="float" office:value="389.82007" calcext:value-type="float">
            <text:p>389.82007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office:value-type="float" office:value="407.47498" calcext:value-type="float">
            <text:p>407.47498</text:p>
          </table:table-cell>
          <table:table-cell office:value-type="float" office:value="385.0143" calcext:value-type="float">
            <text:p>385.0143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office:value-type="float" office:value="410.03137" calcext:value-type="float">
            <text:p>410.03137</text:p>
          </table:table-cell>
          <table:table-cell office:value-type="float" office:value="387.59912" calcext:value-type="float">
            <text:p>387.59912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office:value-type="float" office:value="415.91895" calcext:value-type="float">
            <text:p>415.91895</text:p>
          </table:table-cell>
          <table:table-cell office:value-type="float" office:value="398.92773" calcext:value-type="float">
            <text:p>398.92773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office:value-type="float" office:value="410.91327" calcext:value-type="float">
            <text:p>410.91327</text:p>
          </table:table-cell>
          <table:table-cell office:value-type="float" office:value="392.86804" calcext:value-type="float">
            <text:p>392.86804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423.32147" calcext:value-type="float">
            <text:p>423.32147</text:p>
          </table:table-cell>
          <table:table-cell office:value-type="float" office:value="399.64008" calcext:value-type="float">
            <text:p>399.64008</text:p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402.12744" calcext:value-type="float">
            <text:p>402.12744</text:p>
          </table:table-cell>
          <table:table-cell office:value-type="float" office:value="385.9223" calcext:value-type="float">
            <text:p>385.9223</text:p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office:value-type="float" office:value="411.5467" calcext:value-type="float">
            <text:p>411.5467</text:p>
          </table:table-cell>
          <table:table-cell office:value-type="float" office:value="390.12158" calcext:value-type="float">
            <text:p>390.12158</text:p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office:value-type="float" office:value="403.87134" calcext:value-type="float">
            <text:p>403.87134</text:p>
          </table:table-cell>
          <table:table-cell office:value-type="float" office:value="385.78476" calcext:value-type="float">
            <text:p>385.78476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office:value-type="float" office:value="421.04666" calcext:value-type="float">
            <text:p>421.04666</text:p>
          </table:table-cell>
          <table:table-cell office:value-type="float" office:value="400.90326" calcext:value-type="float">
            <text:p>400.90326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405.61267" calcext:value-type="float">
            <text:p>405.61267</text:p>
          </table:table-cell>
          <table:table-cell office:value-type="float" office:value="390.52808" calcext:value-type="float">
            <text:p>390.52808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453.50223" calcext:value-type="float">
            <text:p>453.50223</text:p>
          </table:table-cell>
          <table:table-cell office:value-type="float" office:value="412.0959" calcext:value-type="float">
            <text:p>412.0959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float" office:value="428.01642" calcext:value-type="float">
            <text:p>428.01642</text:p>
          </table:table-cell>
          <table:table-cell office:value-type="float" office:value="411.67105" calcext:value-type="float">
            <text:p>411.67105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office:value-type="float" office:value="439.72595" calcext:value-type="float">
            <text:p>439.72595</text:p>
          </table:table-cell>
          <table:table-cell office:value-type="float" office:value="408.55536" calcext:value-type="float">
            <text:p>408.55536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float" office:value="412.30182" calcext:value-type="float">
            <text:p>412.30182</text:p>
          </table:table-cell>
          <table:table-cell office:value-type="float" office:value="393.89203" calcext:value-type="float">
            <text:p>393.89203</text:p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office:value-type="float" office:value="435.54773" calcext:value-type="float">
            <text:p>435.54773</text:p>
          </table:table-cell>
          <table:table-cell office:value-type="float" office:value="408.37238" calcext:value-type="float">
            <text:p>408.37238</text:p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438.61426" calcext:value-type="float">
            <text:p>438.61426</text:p>
          </table:table-cell>
          <table:table-cell office:value-type="float" office:value="413.13235" calcext:value-type="float">
            <text:p>413.13235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office:value-type="float" office:value="448.9915" calcext:value-type="float">
            <text:p>448.9915</text:p>
          </table:table-cell>
          <table:table-cell office:value-type="float" office:value="423.02127" calcext:value-type="float">
            <text:p>423.02127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office:value-type="float" office:value="457.6997" calcext:value-type="float">
            <text:p>457.6997</text:p>
          </table:table-cell>
          <table:table-cell office:value-type="float" office:value="427.1974" calcext:value-type="float">
            <text:p>427.1974</text:p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office:value-type="float" office:value="438.34412" calcext:value-type="float">
            <text:p>438.34412</text:p>
          </table:table-cell>
          <table:table-cell office:value-type="float" office:value="422.0373" calcext:value-type="float">
            <text:p>422.0373</text:p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office:value-type="float" office:value="461.90234" calcext:value-type="float">
            <text:p>461.90234</text:p>
          </table:table-cell>
          <table:table-cell office:value-type="float" office:value="429.71902" calcext:value-type="float">
            <text:p>429.71902</text:p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office:value-type="float" office:value="448.17517" calcext:value-type="float">
            <text:p>448.17517</text:p>
          </table:table-cell>
          <table:table-cell office:value-type="float" office:value="429.1501" calcext:value-type="float">
            <text:p>429.1501</text:p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office:value-type="float" office:value="475.15268" calcext:value-type="float">
            <text:p>475.15268</text:p>
          </table:table-cell>
          <table:table-cell office:value-type="float" office:value="439.87946" calcext:value-type="float">
            <text:p>439.87946</text:p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office:value-type="float" office:value="467.763" calcext:value-type="float">
            <text:p>467.763</text:p>
          </table:table-cell>
          <table:table-cell office:value-type="float" office:value="447.96844" calcext:value-type="float">
            <text:p>447.96844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480.262" calcext:value-type="float">
            <text:p>480.262</text:p>
          </table:table-cell>
          <table:table-cell office:value-type="float" office:value="447.6143" calcext:value-type="float">
            <text:p>447.6143</text:p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513.9334" calcext:value-type="float">
            <text:p>513.9334</text:p>
          </table:table-cell>
          <table:table-cell office:value-type="float" office:value="487.33923" calcext:value-type="float">
            <text:p>487.33923</text:p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office:value-type="float" office:value="509.99905" calcext:value-type="float">
            <text:p>509.99905</text:p>
          </table:table-cell>
          <table:table-cell office:value-type="float" office:value="500.13123" calcext:value-type="float">
            <text:p>500.13123</text:p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office:value-type="float" office:value="513.5841" calcext:value-type="float">
            <text:p>513.5841</text:p>
          </table:table-cell>
          <table:table-cell office:value-type="float" office:value="493.24" calcext:value-type="float">
            <text:p>493.24</text:p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office:value-type="float" office:value="512.61206" calcext:value-type="float">
            <text:p>512.61206</text:p>
          </table:table-cell>
          <table:table-cell office:value-type="float" office:value="499.7782" calcext:value-type="float">
            <text:p>499.7782</text:p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office:value-type="float" office:value="510.27158" calcext:value-type="float">
            <text:p>510.27158</text:p>
          </table:table-cell>
          <table:table-cell office:value-type="float" office:value="493.80695" calcext:value-type="float">
            <text:p>493.80695</text:p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509.8274" calcext:value-type="float">
            <text:p>509.8274</text:p>
          </table:table-cell>
          <table:table-cell office:value-type="float" office:value="489.4996" calcext:value-type="float">
            <text:p>489.4996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office:value-type="float" office:value="518.7261" calcext:value-type="float">
            <text:p>518.7261</text:p>
          </table:table-cell>
          <table:table-cell office:value-type="float" office:value="497.3552" calcext:value-type="float">
            <text:p>497.3552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516.07776" calcext:value-type="float">
            <text:p>516.07776</text:p>
          </table:table-cell>
          <table:table-cell office:value-type="float" office:value="498.26172" calcext:value-type="float">
            <text:p>498.26172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538.6914" calcext:value-type="float">
            <text:p>538.6914</text:p>
          </table:table-cell>
          <table:table-cell office:value-type="float" office:value="509.43552" calcext:value-type="float">
            <text:p>509.43552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535.67426" calcext:value-type="float">
            <text:p>535.67426</text:p>
          </table:table-cell>
          <table:table-cell office:value-type="float" office:value="509.29773" calcext:value-type="float">
            <text:p>509.29773</text:p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office:value-type="float" office:value="531.58527" calcext:value-type="float">
            <text:p>531.58527</text:p>
          </table:table-cell>
          <table:table-cell office:value-type="float" office:value="510.68655" calcext:value-type="float">
            <text:p>510.68655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float" office:value="550.90924" calcext:value-type="float">
            <text:p>550.90924</text:p>
          </table:table-cell>
          <table:table-cell office:value-type="float" office:value="524.0158" calcext:value-type="float">
            <text:p>524.0158</text:p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office:value-type="float" office:value="549.69165" calcext:value-type="float">
            <text:p>549.69165</text:p>
          </table:table-cell>
          <table:table-cell office:value-type="float" office:value="521.9216" calcext:value-type="float">
            <text:p>521.9216</text:p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office:value-type="float" office:value="530.1897" calcext:value-type="float">
            <text:p>530.1897</text:p>
          </table:table-cell>
          <table:table-cell office:value-type="float" office:value="514.9394" calcext:value-type="float">
            <text:p>514.9394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office:value-type="float" office:value="538.54364" calcext:value-type="float">
            <text:p>538.54364</text:p>
          </table:table-cell>
          <table:table-cell office:value-type="float" office:value="519.5996" calcext:value-type="float">
            <text:p>519.5996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541.09827" calcext:value-type="float">
            <text:p>541.09827</text:p>
          </table:table-cell>
          <table:table-cell office:value-type="float" office:value="521.2648" calcext:value-type="float">
            <text:p>521.2648</text:p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office:value-type="float" office:value="541.92694" calcext:value-type="float">
            <text:p>541.92694</text:p>
          </table:table-cell>
          <table:table-cell office:value-type="float" office:value="516.8275" calcext:value-type="float">
            <text:p>516.8275</text:p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office:value-type="float" office:value="535.5269" calcext:value-type="float">
            <text:p>535.5269</text:p>
          </table:table-cell>
          <table:table-cell office:value-type="float" office:value="518.7522" calcext:value-type="float">
            <text:p>518.7522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float" office:value="537.11316" calcext:value-type="float">
            <text:p>537.11316</text:p>
          </table:table-cell>
          <table:table-cell office:value-type="float" office:value="517.252" calcext:value-type="float">
            <text:p>517.252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float" office:value="530.94885" calcext:value-type="float">
            <text:p>530.94885</text:p>
          </table:table-cell>
          <table:table-cell office:value-type="float" office:value="515.5588" calcext:value-type="float">
            <text:p>515.5588</text:p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office:value-type="float" office:value="538.2305" calcext:value-type="float">
            <text:p>538.2305</text:p>
          </table:table-cell>
          <table:table-cell office:value-type="float" office:value="513.38477" calcext:value-type="float">
            <text:p>513.38477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float" office:value="547.68567" calcext:value-type="float">
            <text:p>547.68567</text:p>
          </table:table-cell>
          <table:table-cell office:value-type="float" office:value="523.3716" calcext:value-type="float">
            <text:p>523.3716</text:p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office:value-type="float" office:value="564.35156" calcext:value-type="float">
            <text:p>564.35156</text:p>
          </table:table-cell>
          <table:table-cell office:value-type="float" office:value="535.9445" calcext:value-type="float">
            <text:p>535.9445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543.9977" calcext:value-type="float">
            <text:p>543.9977</text:p>
          </table:table-cell>
          <table:table-cell office:value-type="float" office:value="526.631" calcext:value-type="float">
            <text:p>526.631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float" office:value="549.53546" calcext:value-type="float">
            <text:p>549.53546</text:p>
          </table:table-cell>
          <table:table-cell office:value-type="float" office:value="529.8695" calcext:value-type="float">
            <text:p>529.8695</text:p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office:value-type="float" office:value="550.5248" calcext:value-type="float">
            <text:p>550.5248</text:p>
          </table:table-cell>
          <table:table-cell office:value-type="float" office:value="528.7864" calcext:value-type="float">
            <text:p>528.7864</text:p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office:value-type="float" office:value="539.45496" calcext:value-type="float">
            <text:p>539.45496</text:p>
          </table:table-cell>
          <table:table-cell office:value-type="float" office:value="527.8847" calcext:value-type="float">
            <text:p>527.8847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564.1946" calcext:value-type="float">
            <text:p>564.1946</text:p>
          </table:table-cell>
          <table:table-cell office:value-type="float" office:value="536.5379" calcext:value-type="float">
            <text:p>536.5379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551.2696" calcext:value-type="float">
            <text:p>551.2696</text:p>
          </table:table-cell>
          <table:table-cell office:value-type="float" office:value="530.3492" calcext:value-type="float">
            <text:p>530.3492</text:p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office:value-type="float" office:value="549.26685" calcext:value-type="float">
            <text:p>549.26685</text:p>
          </table:table-cell>
          <table:table-cell office:value-type="float" office:value="531.30615" calcext:value-type="float">
            <text:p>531.30615</text:p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560.9669" calcext:value-type="float">
            <text:p>560.9669</text:p>
          </table:table-cell>
          <table:table-cell office:value-type="float" office:value="538.6595" calcext:value-type="float">
            <text:p>538.6595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550.3375" calcext:value-type="float">
            <text:p>550.3375</text:p>
          </table:table-cell>
          <table:table-cell office:value-type="float" office:value="531.96643" calcext:value-type="float">
            <text:p>531.96643</text:p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593.6469" calcext:value-type="float">
            <text:p>593.6469</text:p>
          </table:table-cell>
          <table:table-cell office:value-type="float" office:value="552.7316" calcext:value-type="float">
            <text:p>552.7316</text:p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office:value-type="float" office:value="563.09985" calcext:value-type="float">
            <text:p>563.09985</text:p>
          </table:table-cell>
          <table:table-cell office:value-type="float" office:value="546.6936" calcext:value-type="float">
            <text:p>546.6936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float" office:value="568.4017" calcext:value-type="float">
            <text:p>568.4017</text:p>
          </table:table-cell>
          <table:table-cell office:value-type="float" office:value="551.35675" calcext:value-type="float">
            <text:p>551.35675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554.2129" calcext:value-type="float">
            <text:p>554.2129</text:p>
          </table:table-cell>
          <table:table-cell office:value-type="float" office:value="541.4223" calcext:value-type="float">
            <text:p>541.4223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561.29144" calcext:value-type="float">
            <text:p>561.29144</text:p>
          </table:table-cell>
          <table:table-cell office:value-type="float" office:value="542.1578" calcext:value-type="float">
            <text:p>542.1578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579.5217" calcext:value-type="float">
            <text:p>579.5217</text:p>
          </table:table-cell>
          <table:table-cell office:value-type="float" office:value="552.9551" calcext:value-type="float">
            <text:p>552.9551</text:p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572.81274" calcext:value-type="float">
            <text:p>572.81274</text:p>
          </table:table-cell>
          <table:table-cell office:value-type="float" office:value="554.5862" calcext:value-type="float">
            <text:p>554.5862</text:p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581.11304" calcext:value-type="float">
            <text:p>581.11304</text:p>
          </table:table-cell>
          <table:table-cell office:value-type="float" office:value="562.2857" calcext:value-type="float">
            <text:p>562.2857</text:p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574.9111" calcext:value-type="float">
            <text:p>574.9111</text:p>
          </table:table-cell>
          <table:table-cell office:value-type="float" office:value="554.60205" calcext:value-type="float">
            <text:p>554.60205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566.0932" calcext:value-type="float">
            <text:p>566.0932</text:p>
          </table:table-cell>
          <table:table-cell office:value-type="float" office:value="546.508" calcext:value-type="float">
            <text:p>546.508</text:p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574.3157" calcext:value-type="float">
            <text:p>574.3157</text:p>
          </table:table-cell>
          <table:table-cell office:value-type="float" office:value="561.6935" calcext:value-type="float">
            <text:p>561.6935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565.0855" calcext:value-type="float">
            <text:p>565.0855</text:p>
          </table:table-cell>
          <table:table-cell office:value-type="float" office:value="551.3954" calcext:value-type="float">
            <text:p>551.3954</text:p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571.75586" calcext:value-type="float">
            <text:p>571.75586</text:p>
          </table:table-cell>
          <table:table-cell office:value-type="float" office:value="556.7434" calcext:value-type="float">
            <text:p>556.7434</text:p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557.66864" calcext:value-type="float">
            <text:p>557.66864</text:p>
          </table:table-cell>
          <table:table-cell office:value-type="float" office:value="542.8409" calcext:value-type="float">
            <text:p>542.8409</text:p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589.4335" calcext:value-type="float">
            <text:p>589.4335</text:p>
          </table:table-cell>
          <table:table-cell office:value-type="float" office:value="551.6906" calcext:value-type="float">
            <text:p>551.6906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604.4683" calcext:value-type="float">
            <text:p>604.4683</text:p>
          </table:table-cell>
          <table:table-cell office:value-type="float" office:value="567.95575" calcext:value-type="float">
            <text:p>567.95575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626.1008" calcext:value-type="float">
            <text:p>626.1008</text:p>
          </table:table-cell>
          <table:table-cell office:value-type="float" office:value="583.0943" calcext:value-type="float">
            <text:p>583.0943</text:p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office:value-type="float" office:value="614.71454" calcext:value-type="float">
            <text:p>614.71454</text:p>
          </table:table-cell>
          <table:table-cell office:value-type="float" office:value="620.3235" calcext:value-type="float">
            <text:p>620.3235</text:p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604.32587" calcext:value-type="float">
            <text:p>604.32587</text:p>
          </table:table-cell>
          <table:table-cell office:value-type="float" office:value="600.18115" calcext:value-type="float">
            <text:p>600.18115</text:p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597.6561" calcext:value-type="float">
            <text:p>597.6561</text:p>
          </table:table-cell>
          <table:table-cell office:value-type="float" office:value="591.5638" calcext:value-type="float">
            <text:p>591.5638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615.2654" calcext:value-type="float">
            <text:p>615.2654</text:p>
          </table:table-cell>
          <table:table-cell office:value-type="float" office:value="606.29126" calcext:value-type="float">
            <text:p>606.29126</text:p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614.14795" calcext:value-type="float">
            <text:p>614.14795</text:p>
          </table:table-cell>
          <table:table-cell office:value-type="float" office:value="605.9955" calcext:value-type="float">
            <text:p>605.9955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592.536" calcext:value-type="float">
            <text:p>592.536</text:p>
          </table:table-cell>
          <table:table-cell office:value-type="float" office:value="587.3634" calcext:value-type="float">
            <text:p>587.3634</text:p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625.72687" calcext:value-type="float">
            <text:p>625.72687</text:p>
          </table:table-cell>
          <table:table-cell office:value-type="float" office:value="619.64417" calcext:value-type="float">
            <text:p>619.64417</text:p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628.71185" calcext:value-type="float">
            <text:p>628.71185</text:p>
          </table:table-cell>
          <table:table-cell office:value-type="float" office:value="614.0626" calcext:value-type="float">
            <text:p>614.0626</text:p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office:value-type="float" office:value="633.59875" calcext:value-type="float">
            <text:p>633.59875</text:p>
          </table:table-cell>
          <table:table-cell office:value-type="float" office:value="632.20776" calcext:value-type="float">
            <text:p>632.20776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650.70416" calcext:value-type="float">
            <text:p>650.70416</text:p>
          </table:table-cell>
          <table:table-cell office:value-type="float" office:value="641.2702" calcext:value-type="float">
            <text:p>641.2702</text:p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672.62305" calcext:value-type="float">
            <text:p>672.62305</text:p>
          </table:table-cell>
          <table:table-cell office:value-type="float" office:value="657.269" calcext:value-type="float">
            <text:p>657.269</text:p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674.3059" calcext:value-type="float">
            <text:p>674.3059</text:p>
          </table:table-cell>
          <table:table-cell office:value-type="float" office:value="644.3966" calcext:value-type="float">
            <text:p>644.3966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662.9929" calcext:value-type="float">
            <text:p>662.9929</text:p>
          </table:table-cell>
          <table:table-cell office:value-type="float" office:value="656.1616" calcext:value-type="float">
            <text:p>656.1616</text:p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661.42523" calcext:value-type="float">
            <text:p>661.42523</text:p>
          </table:table-cell>
          <table:table-cell office:value-type="float" office:value="644.9607" calcext:value-type="float">
            <text:p>644.9607</text:p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office:value-type="float" office:value="658.7139" calcext:value-type="float">
            <text:p>658.7139</text:p>
          </table:table-cell>
          <table:table-cell office:value-type="float" office:value="648.00934" calcext:value-type="float">
            <text:p>648.00934</text:p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673.34576" calcext:value-type="float">
            <text:p>673.34576</text:p>
          </table:table-cell>
          <table:table-cell office:value-type="float" office:value="656.60944" calcext:value-type="float">
            <text:p>656.60944</text:p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650.1093" calcext:value-type="float">
            <text:p>650.1093</text:p>
          </table:table-cell>
          <table:table-cell office:value-type="float" office:value="639.0359" calcext:value-type="float">
            <text:p>639.0359</text:p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669.01825" calcext:value-type="float">
            <text:p>669.01825</text:p>
          </table:table-cell>
          <table:table-cell office:value-type="float" office:value="651.8934" calcext:value-type="float">
            <text:p>651.8934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665.06256" calcext:value-type="float">
            <text:p>665.06256</text:p>
          </table:table-cell>
          <table:table-cell office:value-type="float" office:value="644.00415" calcext:value-type="float">
            <text:p>644.00415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688.8219" calcext:value-type="float">
            <text:p>688.8219</text:p>
          </table:table-cell>
          <table:table-cell office:value-type="float" office:value="652.6547" calcext:value-type="float">
            <text:p>652.6547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712.1143" calcext:value-type="float">
            <text:p>712.1143</text:p>
          </table:table-cell>
          <table:table-cell office:value-type="float" office:value="668.30414" calcext:value-type="float">
            <text:p>668.30414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685.1641" calcext:value-type="float">
            <text:p>685.1641</text:p>
          </table:table-cell>
          <table:table-cell office:value-type="float" office:value="672.5371" calcext:value-type="float">
            <text:p>672.5371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692.03894" calcext:value-type="float">
            <text:p>692.03894</text:p>
          </table:table-cell>
          <table:table-cell office:value-type="float" office:value="671.6754" calcext:value-type="float">
            <text:p>671.6754</text:p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675.6341" calcext:value-type="float">
            <text:p>675.6341</text:p>
          </table:table-cell>
          <table:table-cell office:value-type="float" office:value="664.723" calcext:value-type="float">
            <text:p>664.723</text:p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683.64575" calcext:value-type="float">
            <text:p>683.64575</text:p>
          </table:table-cell>
          <table:table-cell office:value-type="float" office:value="674.55804" calcext:value-type="float">
            <text:p>674.55804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735.1547" calcext:value-type="float">
            <text:p>735.1547</text:p>
          </table:table-cell>
          <table:table-cell office:value-type="float" office:value="706.6191" calcext:value-type="float">
            <text:p>706.6191</text:p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734.9809" calcext:value-type="float">
            <text:p>734.9809</text:p>
          </table:table-cell>
          <table:table-cell office:value-type="float" office:value="712.3618" calcext:value-type="float">
            <text:p>712.3618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715.02783" calcext:value-type="float">
            <text:p>715.02783</text:p>
          </table:table-cell>
          <table:table-cell office:value-type="float" office:value="704.53265" calcext:value-type="float">
            <text:p>704.53265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706.52563" calcext:value-type="float">
            <text:p>706.52563</text:p>
          </table:table-cell>
          <table:table-cell office:value-type="float" office:value="694.91956" calcext:value-type="float">
            <text:p>694.91956</text:p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711.27216" calcext:value-type="float">
            <text:p>711.27216</text:p>
          </table:table-cell>
          <table:table-cell office:value-type="float" office:value="697.6776" calcext:value-type="float">
            <text:p>697.6776</text:p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office:value-type="float" office:value="713.1997" calcext:value-type="float">
            <text:p>713.1997</text:p>
          </table:table-cell>
          <table:table-cell office:value-type="float" office:value="698.414" calcext:value-type="float">
            <text:p>698.414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696.93365" calcext:value-type="float">
            <text:p>696.93365</text:p>
          </table:table-cell>
          <table:table-cell office:value-type="float" office:value="690.26685" calcext:value-type="float">
            <text:p>690.26685</text:p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698.06714" calcext:value-type="float">
            <text:p>698.06714</text:p>
          </table:table-cell>
          <table:table-cell office:value-type="float" office:value="659.03326" calcext:value-type="float">
            <text:p>659.03326</text:p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681.8911" calcext:value-type="float">
            <text:p>681.8911</text:p>
          </table:table-cell>
          <table:table-cell office:value-type="float" office:value="697.61914" calcext:value-type="float">
            <text:p>697.61914</text:p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office:value-type="float" office:value="698.2381" calcext:value-type="float">
            <text:p>698.2381</text:p>
          </table:table-cell>
          <table:table-cell office:value-type="float" office:value="676.7477" calcext:value-type="float">
            <text:p>676.7477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667.0466" calcext:value-type="float">
            <text:p>667.0466</text:p>
          </table:table-cell>
          <table:table-cell office:value-type="float" office:value="655.9828" calcext:value-type="float">
            <text:p>655.9828</text:p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671.6278" calcext:value-type="float">
            <text:p>671.6278</text:p>
          </table:table-cell>
          <table:table-cell office:value-type="float" office:value="656.4682" calcext:value-type="float">
            <text:p>656.4682</text:p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675.1572" calcext:value-type="float">
            <text:p>675.1572</text:p>
          </table:table-cell>
          <table:table-cell office:value-type="float" office:value="648.3489" calcext:value-type="float">
            <text:p>648.3489</text:p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665.37964" calcext:value-type="float">
            <text:p>665.37964</text:p>
          </table:table-cell>
          <table:table-cell office:value-type="float" office:value="651.71313" calcext:value-type="float">
            <text:p>651.71313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649.65247" calcext:value-type="float">
            <text:p>649.65247</text:p>
          </table:table-cell>
          <table:table-cell office:value-type="float" office:value="638.44446" calcext:value-type="float">
            <text:p>638.44446</text:p>
          </table:table-cell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656.49445" calcext:value-type="float">
            <text:p>656.49445</text:p>
          </table:table-cell>
          <table:table-cell office:value-type="float" office:value="641.16675" calcext:value-type="float">
            <text:p>641.16675</text:p>
          </table:table-cell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680.758" calcext:value-type="float">
            <text:p>680.758</text:p>
          </table:table-cell>
          <table:table-cell office:value-type="float" office:value="644.8537" calcext:value-type="float">
            <text:p>644.8537</text:p>
          </table:table-cell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708.42004" calcext:value-type="float">
            <text:p>708.42004</text:p>
          </table:table-cell>
          <table:table-cell office:value-type="float" office:value="674.9738" calcext:value-type="float">
            <text:p>674.9738</text:p>
          </table:table-cell>
        </table:table-row>
        <table:table-row table:style-name="ro1">
          <table:table-cell office:value-type="string" calcext:value-type="string">
            <text:p>2017-01-10</text:p>
          </table:table-cell>
          <table:table-cell office:value-type="float" office:value="694.19495" calcext:value-type="float">
            <text:p>694.19495</text:p>
          </table:table-cell>
          <table:table-cell office:value-type="float" office:value="686.18835" calcext:value-type="float">
            <text:p>686.18835</text:p>
          </table:table-cell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681.0038" calcext:value-type="float">
            <text:p>681.0038</text:p>
          </table:table-cell>
          <table:table-cell office:value-type="float" office:value="667.4242" calcext:value-type="float">
            <text:p>667.4242</text:p>
          </table:table-cell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693.17346" calcext:value-type="float">
            <text:p>693.17346</text:p>
          </table:table-cell>
          <table:table-cell office:value-type="float" office:value="678.3615" calcext:value-type="float">
            <text:p>678.3615</text:p>
          </table:table-cell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681.47327" calcext:value-type="float">
            <text:p>681.47327</text:p>
          </table:table-cell>
          <table:table-cell office:value-type="float" office:value="658.1007" calcext:value-type="float">
            <text:p>658.1007</text:p>
          </table:table-cell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690.4625" calcext:value-type="float">
            <text:p>690.4625</text:p>
          </table:table-cell>
          <table:table-cell office:value-type="float" office:value="670.9298" calcext:value-type="float">
            <text:p>670.9298</text:p>
          </table:table-cell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681.4972" calcext:value-type="float">
            <text:p>681.4972</text:p>
          </table:table-cell>
          <table:table-cell office:value-type="float" office:value="670.93384" calcext:value-type="float">
            <text:p>670.93384</text:p>
          </table:table-cell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670.0051" calcext:value-type="float">
            <text:p>670.0051</text:p>
          </table:table-cell>
          <table:table-cell office:value-type="float" office:value="664.7151" calcext:value-type="float">
            <text:p>664.7151</text:p>
          </table:table-cell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675.6345" calcext:value-type="float">
            <text:p>675.6345</text:p>
          </table:table-cell>
          <table:table-cell office:value-type="float" office:value="655.718" calcext:value-type="float">
            <text:p>655.718</text:p>
          </table:table-cell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698.4214" calcext:value-type="float">
            <text:p>698.4214</text:p>
          </table:table-cell>
          <table:table-cell office:value-type="float" office:value="678.558" calcext:value-type="float">
            <text:p>678.558</text:p>
          </table:table-cell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695.33093" calcext:value-type="float">
            <text:p>695.33093</text:p>
          </table:table-cell>
          <table:table-cell office:value-type="float" office:value="675.6851" calcext:value-type="float">
            <text:p>675.6851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float" office:value="678.9133" calcext:value-type="float">
            <text:p>678.9133</text:p>
          </table:table-cell>
          <table:table-cell office:value-type="float" office:value="665.5763" calcext:value-type="float">
            <text:p>665.5763</text:p>
          </table:table-cell>
        </table:table-row>
        <table:table-row table:style-name="ro1">
          <table:table-cell office:value-type="string" calcext:value-type="string">
            <text:p>2017-01-25</text:p>
          </table:table-cell>
          <table:table-cell office:value-type="float" office:value="686.7634" calcext:value-type="float">
            <text:p>686.7634</text:p>
          </table:table-cell>
          <table:table-cell office:value-type="float" office:value="682.6305" calcext:value-type="float">
            <text:p>682.6305</text:p>
          </table:table-cell>
        </table:table-row>
        <table:table-row table:style-name="ro1">
          <table:table-cell office:value-type="string" calcext:value-type="string">
            <text:p>2017-01-26</text:p>
          </table:table-cell>
          <table:table-cell office:value-type="float" office:value="703.6192" calcext:value-type="float">
            <text:p>703.6192</text:p>
          </table:table-cell>
          <table:table-cell office:value-type="float" office:value="689.98206" calcext:value-type="float">
            <text:p>689.98206</text:p>
          </table:table-cell>
        </table:table-row>
        <table:table-row table:style-name="ro1">
          <table:table-cell office:value-type="string" calcext:value-type="string">
            <text:p>2017-01-27</text:p>
          </table:table-cell>
          <table:table-cell office:value-type="float" office:value="713.8377" calcext:value-type="float">
            <text:p>713.8377</text:p>
          </table:table-cell>
          <table:table-cell office:value-type="float" office:value="697.151" calcext:value-type="float">
            <text:p>697.151</text:p>
          </table:table-cell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703.56415" calcext:value-type="float">
            <text:p>703.56415</text:p>
          </table:table-cell>
          <table:table-cell office:value-type="float" office:value="696.00226" calcext:value-type="float">
            <text:p>696.00226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690.01495" calcext:value-type="float">
            <text:p>690.01495</text:p>
          </table:table-cell>
          <table:table-cell office:value-type="float" office:value="692.20996" calcext:value-type="float">
            <text:p>692.20996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727.8685" calcext:value-type="float">
            <text:p>727.8685</text:p>
          </table:table-cell>
          <table:table-cell office:value-type="float" office:value="653.98846" calcext:value-type="float">
            <text:p>653.98846</text:p>
          </table:table-cell>
        </table:table-row>
        <table:table-row table:style-name="ro1">
          <table:table-cell office:value-type="string" calcext:value-type="string">
            <text:p>2017-02-02</text:p>
          </table:table-cell>
          <table:table-cell office:value-type="float" office:value="689.1606" calcext:value-type="float">
            <text:p>689.1606</text:p>
          </table:table-cell>
          <table:table-cell office:value-type="float" office:value="683.9119" calcext:value-type="float">
            <text:p>683.9119</text:p>
          </table:table-cell>
        </table:table-row>
        <table:table-row table:style-name="ro1">
          <table:table-cell office:value-type="string" calcext:value-type="string">
            <text:p>2017-02-03</text:p>
          </table:table-cell>
          <table:table-cell office:value-type="float" office:value="700.2898" calcext:value-type="float">
            <text:p>700.2898</text:p>
          </table:table-cell>
          <table:table-cell office:value-type="float" office:value="677.2136" calcext:value-type="float">
            <text:p>677.2136</text:p>
          </table:table-cell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703.6953" calcext:value-type="float">
            <text:p>703.6953</text:p>
          </table:table-cell>
          <table:table-cell office:value-type="float" office:value="677.4731" calcext:value-type="float">
            <text:p>677.4731</text:p>
          </table:table-cell>
        </table:table-row>
        <table:table-row table:style-name="ro1">
          <table:table-cell office:value-type="string" calcext:value-type="string">
            <text:p>2017-02-07</text:p>
          </table:table-cell>
          <table:table-cell office:value-type="float" office:value="706.75446" calcext:value-type="float">
            <text:p>706.75446</text:p>
          </table:table-cell>
          <table:table-cell office:value-type="float" office:value="678.40735" calcext:value-type="float">
            <text:p>678.40735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688.4868" calcext:value-type="float">
            <text:p>688.4868</text:p>
          </table:table-cell>
          <table:table-cell office:value-type="float" office:value="686.9833" calcext:value-type="float">
            <text:p>686.9833</text:p>
          </table:table-cell>
        </table:table-row>
        <table:table-row table:style-name="ro1">
          <table:table-cell office:value-type="string" calcext:value-type="string">
            <text:p>2017-02-09</text:p>
          </table:table-cell>
          <table:table-cell office:value-type="float" office:value="670.41315" calcext:value-type="float">
            <text:p>670.41315</text:p>
          </table:table-cell>
          <table:table-cell office:value-type="float" office:value="650.8144" calcext:value-type="float">
            <text:p>650.8144</text:p>
          </table:table-cell>
        </table:table-row>
        <table:table-row table:style-name="ro1">
          <table:table-cell office:value-type="string" calcext:value-type="string">
            <text:p>2017-02-10</text:p>
          </table:table-cell>
          <table:table-cell office:value-type="float" office:value="650.653" calcext:value-type="float">
            <text:p>650.653</text:p>
          </table:table-cell>
          <table:table-cell office:value-type="float" office:value="630.52594" calcext:value-type="float">
            <text:p>630.52594</text:p>
          </table:table-cell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660.04486" calcext:value-type="float">
            <text:p>660.04486</text:p>
          </table:table-cell>
          <table:table-cell office:value-type="float" office:value="641.33856" calcext:value-type="float">
            <text:p>641.33856</text:p>
          </table:table-cell>
        </table:table-row>
        <table:table-row table:style-name="ro1">
          <table:table-cell office:value-type="string" calcext:value-type="string">
            <text:p>2017-02-14</text:p>
          </table:table-cell>
          <table:table-cell office:value-type="float" office:value="659.66095" calcext:value-type="float">
            <text:p>659.66095</text:p>
          </table:table-cell>
          <table:table-cell office:value-type="float" office:value="639.2349" calcext:value-type="float">
            <text:p>639.2349</text:p>
          </table:table-cell>
        </table:table-row>
        <table:table-row table:style-name="ro1">
          <table:table-cell office:value-type="string" calcext:value-type="string">
            <text:p>2017-02-15</text:p>
          </table:table-cell>
          <table:table-cell office:value-type="float" office:value="666.7266" calcext:value-type="float">
            <text:p>666.7266</text:p>
          </table:table-cell>
          <table:table-cell office:value-type="float" office:value="646.204" calcext:value-type="float">
            <text:p>646.204</text:p>
          </table:table-cell>
        </table:table-row>
        <table:table-row table:style-name="ro1">
          <table:table-cell office:value-type="string" calcext:value-type="string">
            <text:p>2017-02-16</text:p>
          </table:table-cell>
          <table:table-cell office:value-type="float" office:value="668.2285" calcext:value-type="float">
            <text:p>668.2285</text:p>
          </table:table-cell>
          <table:table-cell office:value-type="float" office:value="644.5421" calcext:value-type="float">
            <text:p>644.5421</text:p>
          </table:table-cell>
        </table:table-row>
        <table:table-row table:style-name="ro1">
          <table:table-cell office:value-type="string" calcext:value-type="string">
            <text:p>2017-02-17</text:p>
          </table:table-cell>
          <table:table-cell office:value-type="float" office:value="672.66565" calcext:value-type="float">
            <text:p>672.66565</text:p>
          </table:table-cell>
          <table:table-cell office:value-type="float" office:value="658.40326" calcext:value-type="float">
            <text:p>658.40326</text:p>
          </table:table-cell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663.4669" calcext:value-type="float">
            <text:p>663.4669</text:p>
          </table:table-cell>
          <table:table-cell office:value-type="float" office:value="649.2357" calcext:value-type="float">
            <text:p>649.2357</text:p>
          </table:table-cell>
        </table:table-row>
        <table:table-row table:style-name="ro1">
          <table:table-cell office:value-type="string" calcext:value-type="string">
            <text:p>2017-02-21</text:p>
          </table:table-cell>
          <table:table-cell office:value-type="float" office:value="680.7327" calcext:value-type="float">
            <text:p>680.7327</text:p>
          </table:table-cell>
          <table:table-cell office:value-type="float" office:value="658.9761" calcext:value-type="float">
            <text:p>658.9761</text:p>
          </table:table-cell>
        </table:table-row>
        <table:table-row table:style-name="ro1">
          <table:table-cell office:value-type="string" calcext:value-type="string">
            <text:p>2017-02-22</text:p>
          </table:table-cell>
          <table:table-cell office:value-type="float" office:value="676.55237" calcext:value-type="float">
            <text:p>676.55237</text:p>
          </table:table-cell>
          <table:table-cell office:value-type="float" office:value="661.37054" calcext:value-type="float">
            <text:p>661.37054</text:p>
          </table:table-cell>
        </table:table-row>
        <table:table-row table:style-name="ro1">
          <table:table-cell office:value-type="string" calcext:value-type="string">
            <text:p>2017-02-23</text:p>
          </table:table-cell>
          <table:table-cell office:value-type="float" office:value="685.8153" calcext:value-type="float">
            <text:p>685.8153</text:p>
          </table:table-cell>
          <table:table-cell office:value-type="float" office:value="663.75415" calcext:value-type="float">
            <text:p>663.75415</text:p>
          </table:table-cell>
        </table:table-row>
        <table:table-row table:style-name="ro1">
          <table:table-cell office:value-type="string" calcext:value-type="string">
            <text:p>2017-02-24</text:p>
          </table:table-cell>
          <table:table-cell office:value-type="float" office:value="669.4435" calcext:value-type="float">
            <text:p>669.4435</text:p>
          </table:table-cell>
          <table:table-cell office:value-type="float" office:value="666.2791" calcext:value-type="float">
            <text:p>666.2791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667.9094" calcext:value-type="float">
            <text:p>667.9094</text:p>
          </table:table-cell>
          <table:table-cell office:value-type="float" office:value="658.9691" calcext:value-type="float">
            <text:p>658.9691</text:p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666.6483" calcext:value-type="float">
            <text:p>666.6483</text:p>
          </table:table-cell>
          <table:table-cell office:value-type="float" office:value="651.9177" calcext:value-type="float">
            <text:p>651.9177</text:p>
          </table:table-cell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672.32764" calcext:value-type="float">
            <text:p>672.32764</text:p>
          </table:table-cell>
          <table:table-cell office:value-type="float" office:value="655.3945" calcext:value-type="float">
            <text:p>655.3945</text:p>
          </table:table-cell>
        </table:table-row>
        <table:table-row table:style-name="ro1">
          <table:table-cell office:value-type="string" calcext:value-type="string">
            <text:p>2017-03-02</text:p>
          </table:table-cell>
          <table:table-cell office:value-type="float" office:value="667.44836" calcext:value-type="float">
            <text:p>667.44836</text:p>
          </table:table-cell>
          <table:table-cell office:value-type="float" office:value="651.6737" calcext:value-type="float">
            <text:p>651.6737</text:p>
          </table:table-cell>
        </table:table-row>
        <table:table-row table:style-name="ro1">
          <table:table-cell office:value-type="string" calcext:value-type="string">
            <text:p>2017-03-03</text:p>
          </table:table-cell>
          <table:table-cell office:value-type="float" office:value="677.47504" calcext:value-type="float">
            <text:p>677.47504</text:p>
          </table:table-cell>
          <table:table-cell office:value-type="float" office:value="654.5677" calcext:value-type="float">
            <text:p>654.5677</text:p>
          </table:table-cell>
        </table:table-row>
        <table:table-row table:style-name="ro1">
          <table:table-cell office:value-type="string" calcext:value-type="string">
            <text:p>2017-03-06</text:p>
          </table:table-cell>
          <table:table-cell office:value-type="float" office:value="668.99976" calcext:value-type="float">
            <text:p>668.99976</text:p>
          </table:table-cell>
          <table:table-cell office:value-type="float" office:value="660.8635" calcext:value-type="float">
            <text:p>660.8635</text:p>
          </table:table-cell>
        </table:table-row>
        <table:table-row table:style-name="ro1">
          <table:table-cell office:value-type="string" calcext:value-type="string">
            <text:p>2017-03-07</text:p>
          </table:table-cell>
          <table:table-cell office:value-type="float" office:value="663.80835" calcext:value-type="float">
            <text:p>663.80835</text:p>
          </table:table-cell>
          <table:table-cell office:value-type="float" office:value="660.7196" calcext:value-type="float">
            <text:p>660.7196</text:p>
          </table:table-cell>
        </table:table-row>
        <table:table-row table:style-name="ro1">
          <table:table-cell office:value-type="string" calcext:value-type="string">
            <text:p>2017-03-08</text:p>
          </table:table-cell>
          <table:table-cell office:value-type="float" office:value="665.1766" calcext:value-type="float">
            <text:p>665.1766</text:p>
          </table:table-cell>
          <table:table-cell office:value-type="float" office:value="653.28613" calcext:value-type="float">
            <text:p>653.28613</text:p>
          </table:table-cell>
        </table:table-row>
        <table:table-row table:style-name="ro1">
          <table:table-cell office:value-type="string" calcext:value-type="string">
            <text:p>2017-03-09</text:p>
          </table:table-cell>
          <table:table-cell office:value-type="float" office:value="670.3164" calcext:value-type="float">
            <text:p>670.3164</text:p>
          </table:table-cell>
          <table:table-cell office:value-type="float" office:value="651.44806" calcext:value-type="float">
            <text:p>651.44806</text:p>
          </table:table-cell>
        </table:table-row>
        <table:table-row table:style-name="ro1">
          <table:table-cell office:value-type="string" calcext:value-type="string">
            <text:p>2017-03-10</text:p>
          </table:table-cell>
          <table:table-cell office:value-type="float" office:value="668.91516" calcext:value-type="float">
            <text:p>668.91516</text:p>
          </table:table-cell>
          <table:table-cell office:value-type="float" office:value="651.77185" calcext:value-type="float">
            <text:p>651.77185</text:p>
          </table:table-cell>
        </table:table-row>
        <table:table-row table:style-name="ro1">
          <table:table-cell office:value-type="string" calcext:value-type="string">
            <text:p>2017-03-13</text:p>
          </table:table-cell>
          <table:table-cell office:value-type="float" office:value="688.00824" calcext:value-type="float">
            <text:p>688.00824</text:p>
          </table:table-cell>
          <table:table-cell office:value-type="float" office:value="663.08325" calcext:value-type="float">
            <text:p>663.08325</text:p>
          </table:table-cell>
        </table:table-row>
        <table:table-row table:style-name="ro1">
          <table:table-cell office:value-type="string" calcext:value-type="string">
            <text:p>2017-03-14</text:p>
          </table:table-cell>
          <table:table-cell office:value-type="float" office:value="679.01013" calcext:value-type="float">
            <text:p>679.01013</text:p>
          </table:table-cell>
          <table:table-cell office:value-type="float" office:value="664.42224" calcext:value-type="float">
            <text:p>664.42224</text:p>
          </table:table-cell>
        </table:table-row>
        <table:table-row table:style-name="ro1">
          <table:table-cell office:value-type="string" calcext:value-type="string">
            <text:p>2017-03-15</text:p>
          </table:table-cell>
          <table:table-cell office:value-type="float" office:value="693.83575" calcext:value-type="float">
            <text:p>693.83575</text:p>
          </table:table-cell>
          <table:table-cell office:value-type="float" office:value="676.8972" calcext:value-type="float">
            <text:p>676.8972</text:p>
          </table:table-cell>
        </table:table-row>
        <table:table-row table:style-name="ro1">
          <table:table-cell office:value-type="string" calcext:value-type="string">
            <text:p>2017-03-16</text:p>
          </table:table-cell>
          <table:table-cell office:value-type="float" office:value="689.75366" calcext:value-type="float">
            <text:p>689.75366</text:p>
          </table:table-cell>
          <table:table-cell office:value-type="float" office:value="674.8343" calcext:value-type="float">
            <text:p>674.8343</text:p>
          </table:table-cell>
        </table:table-row>
        <table:table-row table:style-name="ro1">
          <table:table-cell office:value-type="string" calcext:value-type="string">
            <text:p>2017-03-17</text:p>
          </table:table-cell>
          <table:table-cell office:value-type="float" office:value="679.32983" calcext:value-type="float">
            <text:p>679.32983</text:p>
          </table:table-cell>
          <table:table-cell office:value-type="float" office:value="669.3926" calcext:value-type="float">
            <text:p>669.3926</text:p>
          </table:table-cell>
        </table:table-row>
        <table:table-row table:style-name="ro1">
          <table:table-cell office:value-type="string" calcext:value-type="string">
            <text:p>2017-03-21</text:p>
          </table:table-cell>
          <table:table-cell office:value-type="float" office:value="676.262" calcext:value-type="float">
            <text:p>676.262</text:p>
          </table:table-cell>
          <table:table-cell office:value-type="float" office:value="672.4684" calcext:value-type="float">
            <text:p>672.4684</text:p>
          </table:table-cell>
        </table:table-row>
        <table:table-row table:style-name="ro1">
          <table:table-cell office:value-type="string" calcext:value-type="string">
            <text:p>2017-03-22</text:p>
          </table:table-cell>
          <table:table-cell office:value-type="float" office:value="692.9649" calcext:value-type="float">
            <text:p>692.9649</text:p>
          </table:table-cell>
          <table:table-cell office:value-type="float" office:value="670.5525" calcext:value-type="float">
            <text:p>670.5525</text:p>
          </table:table-cell>
        </table:table-row>
        <table:table-row table:style-name="ro1">
          <table:table-cell office:value-type="string" calcext:value-type="string">
            <text:p>2017-03-23</text:p>
          </table:table-cell>
          <table:table-cell office:value-type="float" office:value="663.65906" calcext:value-type="float">
            <text:p>663.65906</text:p>
          </table:table-cell>
          <table:table-cell office:value-type="float" office:value="651.2313" calcext:value-type="float">
            <text:p>651.2313</text:p>
          </table:table-cell>
        </table:table-row>
        <table:table-row table:style-name="ro1">
          <table:table-cell office:value-type="string" calcext:value-type="string">
            <text:p>2017-03-24</text:p>
          </table:table-cell>
          <table:table-cell office:value-type="float" office:value="666.48584" calcext:value-type="float">
            <text:p>666.48584</text:p>
          </table:table-cell>
          <table:table-cell office:value-type="float" office:value="654.9944" calcext:value-type="float">
            <text:p>654.9944</text:p>
          </table:table-cell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684.6115" calcext:value-type="float">
            <text:p>684.6115</text:p>
          </table:table-cell>
          <table:table-cell office:value-type="float" office:value="666.8478" calcext:value-type="float">
            <text:p>666.8478</text:p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float" office:value="679.1533" calcext:value-type="float">
            <text:p>679.1533</text:p>
          </table:table-cell>
          <table:table-cell office:value-type="float" office:value="660.13165" calcext:value-type="float">
            <text:p>660.13165</text:p>
          </table:table-cell>
        </table:table-row>
        <table:table-row table:style-name="ro1">
          <table:table-cell office:value-type="string" calcext:value-type="string">
            <text:p>2017-03-29</text:p>
          </table:table-cell>
          <table:table-cell office:value-type="float" office:value="709.9436" calcext:value-type="float">
            <text:p>709.9436</text:p>
          </table:table-cell>
          <table:table-cell office:value-type="float" office:value="685.50507" calcext:value-type="float">
            <text:p>685.50507</text:p>
          </table:table-cell>
        </table:table-row>
        <table:table-row table:style-name="ro1">
          <table:table-cell office:value-type="string" calcext:value-type="string">
            <text:p>2017-03-30</text:p>
          </table:table-cell>
          <table:table-cell office:value-type="float" office:value="704.2087" calcext:value-type="float">
            <text:p>704.2087</text:p>
          </table:table-cell>
          <table:table-cell office:value-type="float" office:value="683.03784" calcext:value-type="float">
            <text:p>683.03784</text:p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712.22766" calcext:value-type="float">
            <text:p>712.22766</text:p>
          </table:table-cell>
          <table:table-cell office:value-type="float" office:value="701.4958" calcext:value-type="float">
            <text:p>701.4958</text:p>
          </table:table-cell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701.1227" calcext:value-type="float">
            <text:p>701.1227</text:p>
          </table:table-cell>
          <table:table-cell office:value-type="float" office:value="679.9639" calcext:value-type="float">
            <text:p>679.9639</text:p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float" office:value="683.94794" calcext:value-type="float">
            <text:p>683.94794</text:p>
          </table:table-cell>
          <table:table-cell office:value-type="float" office:value="674.7761" calcext:value-type="float">
            <text:p>674.7761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float" office:value="688.1327" calcext:value-type="float">
            <text:p>688.1327</text:p>
          </table:table-cell>
          <table:table-cell office:value-type="float" office:value="681.6065" calcext:value-type="float">
            <text:p>681.6065</text:p>
          </table:table-cell>
        </table:table-row>
        <table:table-row table:style-name="ro1">
          <table:table-cell office:value-type="string" calcext:value-type="string">
            <text:p>2017-04-06</text:p>
          </table:table-cell>
          <table:table-cell office:value-type="float" office:value="706.9414" calcext:value-type="float">
            <text:p>706.9414</text:p>
          </table:table-cell>
          <table:table-cell office:value-type="float" office:value="687.1571" calcext:value-type="float">
            <text:p>687.1571</text:p>
          </table:table-cell>
        </table:table-row>
        <table:table-row table:style-name="ro1">
          <table:table-cell office:value-type="string" calcext:value-type="string">
            <text:p>2017-04-07</text:p>
          </table:table-cell>
          <table:table-cell office:value-type="float" office:value="672.9264" calcext:value-type="float">
            <text:p>672.9264</text:p>
          </table:table-cell>
          <table:table-cell office:value-type="float" office:value="660.62994" calcext:value-type="float">
            <text:p>660.62994</text:p>
          </table:table-cell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677.84344" calcext:value-type="float">
            <text:p>677.84344</text:p>
          </table:table-cell>
          <table:table-cell office:value-type="float" office:value="668.4586" calcext:value-type="float">
            <text:p>668.4586</text:p>
          </table:table-cell>
        </table:table-row>
        <table:table-row table:style-name="ro1">
          <table:table-cell office:value-type="string" calcext:value-type="string">
            <text:p>2017-04-11</text:p>
          </table:table-cell>
          <table:table-cell office:value-type="float" office:value="694.9089" calcext:value-type="float">
            <text:p>694.9089</text:p>
          </table:table-cell>
          <table:table-cell office:value-type="float" office:value="675.8013" calcext:value-type="float">
            <text:p>675.8013</text:p>
          </table:table-cell>
        </table:table-row>
        <table:table-row table:style-name="ro1">
          <table:table-cell office:value-type="string" calcext:value-type="string">
            <text:p>2017-04-12</text:p>
          </table:table-cell>
          <table:table-cell office:value-type="float" office:value="673.92883" calcext:value-type="float">
            <text:p>673.92883</text:p>
          </table:table-cell>
          <table:table-cell office:value-type="float" office:value="668.1298" calcext:value-type="float">
            <text:p>668.1298</text:p>
          </table:table-cell>
        </table:table-row>
        <table:table-row table:style-name="ro1">
          <table:table-cell office:value-type="string" calcext:value-type="string">
            <text:p>2017-04-13</text:p>
          </table:table-cell>
          <table:table-cell office:value-type="float" office:value="669.6511" calcext:value-type="float">
            <text:p>669.6511</text:p>
          </table:table-cell>
          <table:table-cell office:value-type="float" office:value="664.8232" calcext:value-type="float">
            <text:p>664.8232</text:p>
          </table:table-cell>
        </table:table-row>
        <table:table-row table:style-name="ro1">
          <table:table-cell office:value-type="string" calcext:value-type="string">
            <text:p>2017-04-14</text:p>
          </table:table-cell>
          <table:table-cell office:value-type="float" office:value="663.3048" calcext:value-type="float">
            <text:p>663.3048</text:p>
          </table:table-cell>
          <table:table-cell office:value-type="float" office:value="655.99493" calcext:value-type="float">
            <text:p>655.99493</text:p>
          </table:table-cell>
        </table:table-row>
        <table:table-row table:style-name="ro1">
          <table:table-cell office:value-type="string" calcext:value-type="string">
            <text:p>2017-04-17</text:p>
          </table:table-cell>
          <table:table-cell office:value-type="float" office:value="659.8696" calcext:value-type="float">
            <text:p>659.8696</text:p>
          </table:table-cell>
          <table:table-cell office:value-type="float" office:value="655.25085" calcext:value-type="float">
            <text:p>655.25085</text:p>
          </table:table-cell>
        </table:table-row>
        <table:table-row table:style-name="ro1">
          <table:table-cell office:value-type="string" calcext:value-type="string">
            <text:p>2017-04-18</text:p>
          </table:table-cell>
          <table:table-cell office:value-type="float" office:value="659.6" calcext:value-type="float">
            <text:p>659.6</text:p>
          </table:table-cell>
          <table:table-cell office:value-type="float" office:value="656.7075" calcext:value-type="float">
            <text:p>656.7075</text:p>
          </table:table-cell>
        </table:table-row>
        <table:table-row table:style-name="ro1">
          <table:table-cell office:value-type="string" calcext:value-type="string">
            <text:p>2017-04-19</text:p>
          </table:table-cell>
          <table:table-cell office:value-type="float" office:value="679.84015" calcext:value-type="float">
            <text:p>679.84015</text:p>
          </table:table-cell>
          <table:table-cell office:value-type="float" office:value="665.6545" calcext:value-type="float">
            <text:p>665.6545</text:p>
          </table:table-cell>
        </table:table-row>
        <table:table-row table:style-name="ro1">
          <table:table-cell office:value-type="string" calcext:value-type="string">
            <text:p>2017-04-20</text:p>
          </table:table-cell>
          <table:table-cell office:value-type="float" office:value="711.71295" calcext:value-type="float">
            <text:p>711.71295</text:p>
          </table:table-cell>
          <table:table-cell office:value-type="float" office:value="686.6982" calcext:value-type="float">
            <text:p>686.6982</text:p>
          </table:table-cell>
        </table:table-row>
        <table:table-row table:style-name="ro1">
          <table:table-cell office:value-type="string" calcext:value-type="string">
            <text:p>2017-04-21</text:p>
          </table:table-cell>
          <table:table-cell office:value-type="float" office:value="695.54285" calcext:value-type="float">
            <text:p>695.54285</text:p>
          </table:table-cell>
          <table:table-cell office:value-type="float" office:value="679.3794" calcext:value-type="float">
            <text:p>679.3794</text:p>
          </table:table-cell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680.9547" calcext:value-type="float">
            <text:p>680.9547</text:p>
          </table:table-cell>
          <table:table-cell office:value-type="float" office:value="675.2981" calcext:value-type="float">
            <text:p>675.2981</text:p>
          </table:table-cell>
        </table:table-row>
        <table:table-row table:style-name="ro1">
          <table:table-cell office:value-type="string" calcext:value-type="string">
            <text:p>2017-04-25</text:p>
          </table:table-cell>
          <table:table-cell office:value-type="float" office:value="683.33716" calcext:value-type="float">
            <text:p>683.33716</text:p>
          </table:table-cell>
          <table:table-cell office:value-type="float" office:value="666.59845" calcext:value-type="float">
            <text:p>666.59845</text:p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float" office:value="690.07935" calcext:value-type="float">
            <text:p>690.07935</text:p>
          </table:table-cell>
          <table:table-cell office:value-type="float" office:value="686.3116" calcext:value-type="float">
            <text:p>686.3116</text:p>
          </table:table-cell>
        </table:table-row>
        <table:table-row table:style-name="ro1">
          <table:table-cell office:value-type="string" calcext:value-type="string">
            <text:p>2017-04-27</text:p>
          </table:table-cell>
          <table:table-cell office:value-type="float" office:value="710.53296" calcext:value-type="float">
            <text:p>710.53296</text:p>
          </table:table-cell>
          <table:table-cell office:value-type="float" office:value="687.1397" calcext:value-type="float">
            <text:p>687.1397</text:p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707.166" calcext:value-type="float">
            <text:p>707.166</text:p>
          </table:table-cell>
          <table:table-cell office:value-type="float" office:value="694.5185" calcext:value-type="float">
            <text:p>694.5185</text:p>
          </table:table-cell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701.8682" calcext:value-type="float">
            <text:p>701.8682</text:p>
          </table:table-cell>
          <table:table-cell office:value-type="float" office:value="695.43994" calcext:value-type="float">
            <text:p>695.43994</text:p>
          </table:table-cell>
        </table:table-row>
        <table:table-row table:style-name="ro1">
          <table:table-cell office:value-type="string" calcext:value-type="string">
            <text:p>2017-05-02</text:p>
          </table:table-cell>
          <table:table-cell office:value-type="float" office:value="774.636" calcext:value-type="float">
            <text:p>774.636</text:p>
          </table:table-cell>
          <table:table-cell office:value-type="float" office:value="738.0177" calcext:value-type="float">
            <text:p>738.0177</text:p>
          </table:table-cell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769.27893" calcext:value-type="float">
            <text:p>769.27893</text:p>
          </table:table-cell>
          <table:table-cell office:value-type="float" office:value="742.41235" calcext:value-type="float">
            <text:p>742.41235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float" office:value="796.12463" calcext:value-type="float">
            <text:p>796.12463</text:p>
          </table:table-cell>
          <table:table-cell office:value-type="float" office:value="752.4778" calcext:value-type="float">
            <text:p>752.4778</text:p>
          </table:table-cell>
        </table:table-row>
        <table:table-row table:style-name="ro1">
          <table:table-cell office:value-type="string" calcext:value-type="string">
            <text:p>2017-05-10</text:p>
          </table:table-cell>
          <table:table-cell office:value-type="float" office:value="790.9411" calcext:value-type="float">
            <text:p>790.9411</text:p>
          </table:table-cell>
          <table:table-cell office:value-type="float" office:value="762.68396" calcext:value-type="float">
            <text:p>762.68396</text:p>
          </table:table-cell>
        </table:table-row>
        <table:table-row table:style-name="ro1">
          <table:table-cell office:value-type="string" calcext:value-type="string">
            <text:p>2017-05-11</text:p>
          </table:table-cell>
          <table:table-cell office:value-type="float" office:value="799.7329" calcext:value-type="float">
            <text:p>799.7329</text:p>
          </table:table-cell>
          <table:table-cell office:value-type="float" office:value="778.6548" calcext:value-type="float">
            <text:p>778.6548</text:p>
          </table:table-cell>
        </table:table-row>
        <table:table-row table:style-name="ro1">
          <table:table-cell office:value-type="string" calcext:value-type="string">
            <text:p>2017-05-12</text:p>
          </table:table-cell>
          <table:table-cell office:value-type="float" office:value="803.5863" calcext:value-type="float">
            <text:p>803.5863</text:p>
          </table:table-cell>
          <table:table-cell office:value-type="float" office:value="783.5193" calcext:value-type="float">
            <text:p>783.5193</text:p>
          </table:table-cell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792.4762" calcext:value-type="float">
            <text:p>792.4762</text:p>
          </table:table-cell>
          <table:table-cell office:value-type="float" office:value="775.7746" calcext:value-type="float">
            <text:p>775.7746</text:p>
          </table:table-cell>
        </table:table-row>
        <table:table-row table:style-name="ro1">
          <table:table-cell office:value-type="string" calcext:value-type="string">
            <text:p>2017-05-16</text:p>
          </table:table-cell>
          <table:table-cell office:value-type="float" office:value="787.6499" calcext:value-type="float">
            <text:p>787.6499</text:p>
          </table:table-cell>
          <table:table-cell office:value-type="float" office:value="771.05426" calcext:value-type="float">
            <text:p>771.05426</text:p>
          </table:table-cell>
        </table:table-row>
        <table:table-row table:style-name="ro1">
          <table:table-cell office:value-type="string" calcext:value-type="string">
            <text:p>2017-05-17</text:p>
          </table:table-cell>
          <table:table-cell office:value-type="float" office:value="796.0552" calcext:value-type="float">
            <text:p>796.0552</text:p>
          </table:table-cell>
          <table:table-cell office:value-type="float" office:value="776.9513" calcext:value-type="float">
            <text:p>776.9513</text:p>
          </table:table-cell>
        </table:table-row>
        <table:table-row table:style-name="ro1">
          <table:table-cell office:value-type="string" calcext:value-type="string">
            <text:p>2017-05-18</text:p>
          </table:table-cell>
          <table:table-cell office:value-type="float" office:value="803.6254" calcext:value-type="float">
            <text:p>803.6254</text:p>
          </table:table-cell>
          <table:table-cell office:value-type="float" office:value="786.00885" calcext:value-type="float">
            <text:p>786.00885</text:p>
          </table:table-cell>
        </table:table-row>
        <table:table-row table:style-name="ro1">
          <table:table-cell office:value-type="string" calcext:value-type="string">
            <text:p>2017-05-19</text:p>
          </table:table-cell>
          <table:table-cell office:value-type="float" office:value="793.4929" calcext:value-type="float">
            <text:p>793.4929</text:p>
          </table:table-cell>
          <table:table-cell office:value-type="float" office:value="781.44867" calcext:value-type="float">
            <text:p>781.44867</text:p>
          </table:table-cell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791.70734" calcext:value-type="float">
            <text:p>791.70734</text:p>
          </table:table-cell>
          <table:table-cell office:value-type="float" office:value="784.1337" calcext:value-type="float">
            <text:p>784.1337</text:p>
          </table:table-cell>
        </table:table-row>
        <table:table-row table:style-name="ro1">
          <table:table-cell office:value-type="string" calcext:value-type="string">
            <text:p>2017-05-23</text:p>
          </table:table-cell>
          <table:table-cell office:value-type="float" office:value="790.4017" calcext:value-type="float">
            <text:p>790.4017</text:p>
          </table:table-cell>
          <table:table-cell office:value-type="float" office:value="786.47504" calcext:value-type="float">
            <text:p>786.47504</text:p>
          </table:table-cell>
        </table:table-row>
        <table:table-row table:style-name="ro1">
          <table:table-cell office:value-type="string" calcext:value-type="string">
            <text:p>2017-05-24</text:p>
          </table:table-cell>
          <table:table-cell office:value-type="float" office:value="781.3601" calcext:value-type="float">
            <text:p>781.3601</text:p>
          </table:table-cell>
          <table:table-cell office:value-type="float" office:value="784.9455" calcext:value-type="float">
            <text:p>784.9455</text:p>
          </table:table-cell>
        </table:table-row>
        <table:table-row table:style-name="ro1">
          <table:table-cell office:value-type="string" calcext:value-type="string">
            <text:p>2017-05-25</text:p>
          </table:table-cell>
          <table:table-cell office:value-type="float" office:value="798.8016" calcext:value-type="float">
            <text:p>798.8016</text:p>
          </table:table-cell>
          <table:table-cell office:value-type="float" office:value="784.55615" calcext:value-type="float">
            <text:p>784.55615</text:p>
          </table:table-cell>
        </table:table-row>
        <table:table-row table:style-name="ro1">
          <table:table-cell office:value-type="string" calcext:value-type="string">
            <text:p>2017-05-26</text:p>
          </table:table-cell>
          <table:table-cell office:value-type="float" office:value="807.009" calcext:value-type="float">
            <text:p>807.009</text:p>
          </table:table-cell>
          <table:table-cell office:value-type="float" office:value="791.50464" calcext:value-type="float">
            <text:p>791.50464</text:p>
          </table:table-cell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817.8439" calcext:value-type="float">
            <text:p>817.8439</text:p>
          </table:table-cell>
          <table:table-cell office:value-type="float" office:value="796.73694" calcext:value-type="float">
            <text:p>796.73694</text:p>
          </table:table-cell>
        </table:table-row>
        <table:table-row table:style-name="ro1">
          <table:table-cell office:value-type="string" calcext:value-type="string">
            <text:p>2017-05-30</text:p>
          </table:table-cell>
          <table:table-cell office:value-type="float" office:value="807.6267" calcext:value-type="float">
            <text:p>807.6267</text:p>
          </table:table-cell>
          <table:table-cell office:value-type="float" office:value="801.818" calcext:value-type="float">
            <text:p>801.818</text:p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809.88245" calcext:value-type="float">
            <text:p>809.88245</text:p>
          </table:table-cell>
          <table:table-cell office:value-type="float" office:value="804.40894" calcext:value-type="float">
            <text:p>804.40894</text:p>
          </table:table-cell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797.6483" calcext:value-type="float">
            <text:p>797.6483</text:p>
          </table:table-cell>
          <table:table-cell office:value-type="float" office:value="788.9191" calcext:value-type="float">
            <text:p>788.9191</text:p>
          </table:table-cell>
        </table:table-row>
        <table:table-row table:style-name="ro1">
          <table:table-cell office:value-type="string" calcext:value-type="string">
            <text:p>2017-06-02</text:p>
          </table:table-cell>
          <table:table-cell office:value-type="float" office:value="799.82697" calcext:value-type="float">
            <text:p>799.82697</text:p>
          </table:table-cell>
          <table:table-cell office:value-type="float" office:value="785.2412" calcext:value-type="float">
            <text:p>785.2412</text:p>
          </table:table-cell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796.9629" calcext:value-type="float">
            <text:p>796.9629</text:p>
          </table:table-cell>
          <table:table-cell office:value-type="float" office:value="785.89417" calcext:value-type="float">
            <text:p>785.89417</text:p>
          </table:table-cell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811.66486" calcext:value-type="float">
            <text:p>811.66486</text:p>
          </table:table-cell>
          <table:table-cell office:value-type="float" office:value="798.4834" calcext:value-type="float">
            <text:p>798.4834</text:p>
          </table:table-cell>
        </table:table-row>
        <table:table-row table:style-name="ro1">
          <table:table-cell office:value-type="string" calcext:value-type="string">
            <text:p>2017-06-07</text:p>
          </table:table-cell>
          <table:table-cell office:value-type="float" office:value="802.71436" calcext:value-type="float">
            <text:p>802.71436</text:p>
          </table:table-cell>
          <table:table-cell office:value-type="float" office:value="794.71716" calcext:value-type="float">
            <text:p>794.71716</text:p>
          </table:table-cell>
        </table:table-row>
        <table:table-row table:style-name="ro1">
          <table:table-cell office:value-type="string" calcext:value-type="string">
            <text:p>2017-06-08</text:p>
          </table:table-cell>
          <table:table-cell office:value-type="float" office:value="788.669" calcext:value-type="float">
            <text:p>788.669</text:p>
          </table:table-cell>
          <table:table-cell office:value-type="float" office:value="778.73987" calcext:value-type="float">
            <text:p>778.73987</text:p>
          </table:table-cell>
        </table:table-row>
        <table:table-row table:style-name="ro1">
          <table:table-cell office:value-type="string" calcext:value-type="string">
            <text:p>2017-06-09</text:p>
          </table:table-cell>
          <table:table-cell office:value-type="float" office:value="793.18634" calcext:value-type="float">
            <text:p>793.18634</text:p>
          </table:table-cell>
          <table:table-cell office:value-type="float" office:value="781.1529" calcext:value-type="float">
            <text:p>781.1529</text:p>
          </table:table-cell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795.5677" calcext:value-type="float">
            <text:p>795.5677</text:p>
          </table:table-cell>
          <table:table-cell office:value-type="float" office:value="783.8065" calcext:value-type="float">
            <text:p>783.8065</text:p>
          </table:table-cell>
        </table:table-row>
        <table:table-row table:style-name="ro1">
          <table:table-cell office:value-type="string" calcext:value-type="string">
            <text:p>2017-06-13</text:p>
          </table:table-cell>
          <table:table-cell office:value-type="float" office:value="776.67035" calcext:value-type="float">
            <text:p>776.67035</text:p>
          </table:table-cell>
          <table:table-cell office:value-type="float" office:value="777.87256" calcext:value-type="float">
            <text:p>777.87256</text:p>
          </table:table-cell>
        </table:table-row>
        <table:table-row table:style-name="ro1">
          <table:table-cell office:value-type="string" calcext:value-type="string">
            <text:p>2017-06-14</text:p>
          </table:table-cell>
          <table:table-cell office:value-type="float" office:value="802.21265" calcext:value-type="float">
            <text:p>802.21265</text:p>
          </table:table-cell>
          <table:table-cell office:value-type="float" office:value="785.5819" calcext:value-type="float">
            <text:p>785.5819</text:p>
          </table:table-cell>
        </table:table-row>
        <table:table-row table:style-name="ro1">
          <table:table-cell office:value-type="string" calcext:value-type="string">
            <text:p>2017-06-15</text:p>
          </table:table-cell>
          <table:table-cell office:value-type="float" office:value="781.879" calcext:value-type="float">
            <text:p>781.879</text:p>
          </table:table-cell>
          <table:table-cell office:value-type="float" office:value="792.1294" calcext:value-type="float">
            <text:p>792.1294</text:p>
          </table:table-cell>
        </table:table-row>
        <table:table-row table:style-name="ro1">
          <table:table-cell office:value-type="string" calcext:value-type="string">
            <text:p>2017-06-16</text:p>
          </table:table-cell>
          <table:table-cell office:value-type="float" office:value="787.4807" calcext:value-type="float">
            <text:p>787.4807</text:p>
          </table:table-cell>
          <table:table-cell office:value-type="float" office:value="782.2631" calcext:value-type="float">
            <text:p>782.2631</text:p>
          </table:table-cell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784.7534" calcext:value-type="float">
            <text:p>784.7534</text:p>
          </table:table-cell>
          <table:table-cell office:value-type="float" office:value="782.03186" calcext:value-type="float">
            <text:p>782.03186</text:p>
          </table:table-cell>
        </table:table-row>
        <table:table-row table:style-name="ro1">
          <table:table-cell office:value-type="string" calcext:value-type="string">
            <text:p>2017-06-20</text:p>
          </table:table-cell>
          <table:table-cell office:value-type="float" office:value="803.2294" calcext:value-type="float">
            <text:p>803.2294</text:p>
          </table:table-cell>
          <table:table-cell office:value-type="float" office:value="777.98663" calcext:value-type="float">
            <text:p>777.98663</text:p>
          </table:table-cell>
        </table:table-row>
        <table:table-row table:style-name="ro1">
          <table:table-cell office:value-type="string" calcext:value-type="string">
            <text:p>2017-06-21</text:p>
          </table:table-cell>
          <table:table-cell office:value-type="float" office:value="785.9797" calcext:value-type="float">
            <text:p>785.9797</text:p>
          </table:table-cell>
          <table:table-cell office:value-type="float" office:value="793.3057" calcext:value-type="float">
            <text:p>793.3057</text:p>
          </table:table-cell>
        </table:table-row>
        <table:table-row table:style-name="ro1">
          <table:table-cell office:value-type="string" calcext:value-type="string">
            <text:p>2017-06-22</text:p>
          </table:table-cell>
          <table:table-cell office:value-type="float" office:value="801.5769" calcext:value-type="float">
            <text:p>801.5769</text:p>
          </table:table-cell>
          <table:table-cell office:value-type="float" office:value="791.1487" calcext:value-type="float">
            <text:p>791.1487</text:p>
          </table:table-cell>
        </table:table-row>
        <table:table-row table:style-name="ro1">
          <table:table-cell office:value-type="string" calcext:value-type="string">
            <text:p>2017-06-23</text:p>
          </table:table-cell>
          <table:table-cell office:value-type="float" office:value="809.01904" calcext:value-type="float">
            <text:p>809.01904</text:p>
          </table:table-cell>
          <table:table-cell office:value-type="float" office:value="798.3876" calcext:value-type="float">
            <text:p>798.3876</text:p>
          </table:table-cell>
        </table:table-row>
        <table:table-row table:style-name="ro1">
          <table:table-cell office:value-type="string" calcext:value-type="string">
            <text:p>2017-06-26</text:p>
          </table:table-cell>
          <table:table-cell office:value-type="float" office:value="820.6793" calcext:value-type="float">
            <text:p>820.6793</text:p>
          </table:table-cell>
          <table:table-cell office:value-type="float" office:value="804.2355" calcext:value-type="float">
            <text:p>804.2355</text:p>
          </table:table-cell>
        </table:table-row>
        <table:table-row table:style-name="ro1">
          <table:table-cell office:value-type="string" calcext:value-type="string">
            <text:p>2017-06-27</text:p>
          </table:table-cell>
          <table:table-cell office:value-type="float" office:value="823.6606" calcext:value-type="float">
            <text:p>823.6606</text:p>
          </table:table-cell>
          <table:table-cell office:value-type="float" office:value="807.2251" calcext:value-type="float">
            <text:p>807.2251</text:p>
          </table:table-cell>
        </table:table-row>
        <table:table-row table:style-name="ro1">
          <table:table-cell office:value-type="string" calcext:value-type="string">
            <text:p>2017-06-28</text:p>
          </table:table-cell>
          <table:table-cell office:value-type="float" office:value="828.2628" calcext:value-type="float">
            <text:p>828.2628</text:p>
          </table:table-cell>
          <table:table-cell office:value-type="float" office:value="801.91956" calcext:value-type="float">
            <text:p>801.91956</text:p>
          </table:table-cell>
        </table:table-row>
        <table:table-row table:style-name="ro1">
          <table:table-cell office:value-type="string" calcext:value-type="string">
            <text:p>2017-06-29</text:p>
          </table:table-cell>
          <table:table-cell office:value-type="float" office:value="829.7689" calcext:value-type="float">
            <text:p>829.7689</text:p>
          </table:table-cell>
          <table:table-cell office:value-type="float" office:value="803.5917" calcext:value-type="float">
            <text:p>803.5917</text:p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825.5583" calcext:value-type="float">
            <text:p>825.5583</text:p>
          </table:table-cell>
          <table:table-cell office:value-type="float" office:value="810.71985" calcext:value-type="float">
            <text:p>810.71985</text:p>
          </table:table-cell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819.1176" calcext:value-type="float">
            <text:p>819.1176</text:p>
          </table:table-cell>
          <table:table-cell office:value-type="float" office:value="805.2864" calcext:value-type="float">
            <text:p>805.2864</text:p>
          </table:table-cell>
        </table:table-row>
        <table:table-row table:style-name="ro1">
          <table:table-cell office:value-type="string" calcext:value-type="string">
            <text:p>2017-07-04</text:p>
          </table:table-cell>
          <table:table-cell office:value-type="float" office:value="814.4966" calcext:value-type="float">
            <text:p>814.4966</text:p>
          </table:table-cell>
          <table:table-cell office:value-type="float" office:value="810.94226" calcext:value-type="float">
            <text:p>810.94226</text:p>
          </table:table-cell>
        </table:table-row>
        <table:table-row table:style-name="ro1">
          <table:table-cell office:value-type="string" calcext:value-type="string">
            <text:p>2017-07-05</text:p>
          </table:table-cell>
          <table:table-cell office:value-type="float" office:value="797.52155" calcext:value-type="float">
            <text:p>797.52155</text:p>
          </table:table-cell>
          <table:table-cell office:value-type="float" office:value="800.1918" calcext:value-type="float">
            <text:p>800.1918</text:p>
          </table:table-cell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800.1457" calcext:value-type="float">
            <text:p>800.1457</text:p>
          </table:table-cell>
          <table:table-cell office:value-type="float" office:value="793.1697" calcext:value-type="float">
            <text:p>793.1697</text:p>
          </table:table-cell>
        </table:table-row>
        <table:table-row table:style-name="ro1">
          <table:table-cell office:value-type="string" calcext:value-type="string">
            <text:p>2017-07-07</text:p>
          </table:table-cell>
          <table:table-cell office:value-type="float" office:value="803.7048" calcext:value-type="float">
            <text:p>803.7048</text:p>
          </table:table-cell>
          <table:table-cell office:value-type="float" office:value="798.9123" calcext:value-type="float">
            <text:p>798.9123</text:p>
          </table:table-cell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802.2637" calcext:value-type="float">
            <text:p>802.2637</text:p>
          </table:table-cell>
          <table:table-cell office:value-type="float" office:value="800.67773" calcext:value-type="float">
            <text:p>800.67773</text:p>
          </table:table-cell>
        </table:table-row>
        <table:table-row table:style-name="ro1">
          <table:table-cell office:value-type="string" calcext:value-type="string">
            <text:p>2017-07-11</text:p>
          </table:table-cell>
          <table:table-cell office:value-type="float" office:value="807.98615" calcext:value-type="float">
            <text:p>807.98615</text:p>
          </table:table-cell>
          <table:table-cell office:value-type="float" office:value="804.9127" calcext:value-type="float">
            <text:p>804.9127</text:p>
          </table:table-cell>
        </table:table-row>
        <table:table-row table:style-name="ro1">
          <table:table-cell office:value-type="string" calcext:value-type="string">
            <text:p>2017-07-12</text:p>
          </table:table-cell>
          <table:table-cell office:value-type="float" office:value="815.3176" calcext:value-type="float">
            <text:p>815.3176</text:p>
          </table:table-cell>
          <table:table-cell office:value-type="float" office:value="806.8616" calcext:value-type="float">
            <text:p>806.8616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float" office:value="814.9624" calcext:value-type="float">
            <text:p>814.9624</text:p>
          </table:table-cell>
          <table:table-cell office:value-type="float" office:value="807.7924" calcext:value-type="float">
            <text:p>807.7924</text:p>
          </table:table-cell>
        </table:table-row>
        <table:table-row table:style-name="ro1">
          <table:table-cell office:value-type="string" calcext:value-type="string">
            <text:p>2017-07-14</text:p>
          </table:table-cell>
          <table:table-cell office:value-type="float" office:value="821.12317" calcext:value-type="float">
            <text:p>821.12317</text:p>
          </table:table-cell>
          <table:table-cell office:value-type="float" office:value="811.35486" calcext:value-type="float">
            <text:p>811.35486</text:p>
          </table:table-cell>
        </table:table-row>
        <table:table-row table:style-name="ro1">
          <table:table-cell office:value-type="string" calcext:value-type="string">
            <text:p>2017-07-18</text:p>
          </table:table-cell>
          <table:table-cell office:value-type="float" office:value="822.16956" calcext:value-type="float">
            <text:p>822.16956</text:p>
          </table:table-cell>
          <table:table-cell office:value-type="float" office:value="812.13745" calcext:value-type="float">
            <text:p>812.13745</text:p>
          </table:table-cell>
        </table:table-row>
        <table:table-row table:style-name="ro1">
          <table:table-cell office:value-type="string" calcext:value-type="string">
            <text:p>2017-07-19</text:p>
          </table:table-cell>
          <table:table-cell office:value-type="float" office:value="825.7611" calcext:value-type="float">
            <text:p>825.7611</text:p>
          </table:table-cell>
          <table:table-cell office:value-type="float" office:value="803.54144" calcext:value-type="float">
            <text:p>803.54144</text:p>
          </table:table-cell>
        </table:table-row>
        <table:table-row table:style-name="ro1">
          <table:table-cell office:value-type="string" calcext:value-type="string">
            <text:p>2017-07-20</text:p>
          </table:table-cell>
          <table:table-cell office:value-type="float" office:value="838.32733" calcext:value-type="float">
            <text:p>838.32733</text:p>
          </table:table-cell>
          <table:table-cell office:value-type="float" office:value="817.1298" calcext:value-type="float">
            <text:p>817.1298</text:p>
          </table:table-cell>
        </table:table-row>
        <table:table-row table:style-name="ro1">
          <table:table-cell office:value-type="string" calcext:value-type="string">
            <text:p>2017-07-21</text:p>
          </table:table-cell>
          <table:table-cell office:value-type="float" office:value="841.1237" calcext:value-type="float">
            <text:p>841.1237</text:p>
          </table:table-cell>
          <table:table-cell office:value-type="float" office:value="820.0401" calcext:value-type="float">
            <text:p>820.0401</text:p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845.81445" calcext:value-type="float">
            <text:p>845.81445</text:p>
          </table:table-cell>
          <table:table-cell office:value-type="float" office:value="821.28265" calcext:value-type="float">
            <text:p>821.28265</text:p>
          </table:table-cell>
        </table:table-row>
        <table:table-row table:style-name="ro1">
          <table:table-cell office:value-type="string" calcext:value-type="string">
            <text:p>2017-07-25</text:p>
          </table:table-cell>
          <table:table-cell office:value-type="float" office:value="839.81537" calcext:value-type="float">
            <text:p>839.81537</text:p>
          </table:table-cell>
          <table:table-cell office:value-type="float" office:value="820.9603" calcext:value-type="float">
            <text:p>820.9603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float" office:value="832.19617" calcext:value-type="float">
            <text:p>832.19617</text:p>
          </table:table-cell>
          <table:table-cell office:value-type="float" office:value="819.8238" calcext:value-type="float">
            <text:p>819.8238</text:p>
          </table:table-cell>
        </table:table-row>
        <table:table-row table:style-name="ro1">
          <table:table-cell office:value-type="string" calcext:value-type="string">
            <text:p>2017-07-27</text:p>
          </table:table-cell>
          <table:table-cell office:value-type="float" office:value="820.5619" calcext:value-type="float">
            <text:p>820.5619</text:p>
          </table:table-cell>
          <table:table-cell office:value-type="float" office:value="811.10486" calcext:value-type="float">
            <text:p>811.10486</text:p>
          </table:table-cell>
        </table:table-row>
        <table:table-row table:style-name="ro1">
          <table:table-cell office:value-type="string" calcext:value-type="string">
            <text:p>2017-07-28</text:p>
          </table:table-cell>
          <table:table-cell office:value-type="float" office:value="821.1205" calcext:value-type="float">
            <text:p>821.1205</text:p>
          </table:table-cell>
          <table:table-cell office:value-type="float" office:value="809.2063" calcext:value-type="float">
            <text:p>809.2063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797.3954" calcext:value-type="float">
            <text:p>797.3954</text:p>
          </table:table-cell>
          <table:table-cell office:value-type="float" office:value="789.5192" calcext:value-type="float">
            <text:p>789.5192</text:p>
          </table:table-cell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813.6997" calcext:value-type="float">
            <text:p>813.6997</text:p>
          </table:table-cell>
          <table:table-cell office:value-type="float" office:value="788.92444" calcext:value-type="float">
            <text:p>788.92444</text:p>
          </table:table-cell>
        </table:table-row>
        <table:table-row table:style-name="ro1">
          <table:table-cell office:value-type="string" calcext:value-type="string">
            <text:p>2017-08-02</text:p>
          </table:table-cell>
          <table:table-cell office:value-type="float" office:value="799.6998" calcext:value-type="float">
            <text:p>799.6998</text:p>
          </table:table-cell>
          <table:table-cell office:value-type="float" office:value="786.41016" calcext:value-type="float">
            <text:p>786.41016</text:p>
          </table:table-cell>
        </table:table-row>
        <table:table-row table:style-name="ro1">
          <table:table-cell office:value-type="string" calcext:value-type="string">
            <text:p>2017-08-03</text:p>
          </table:table-cell>
          <table:table-cell office:value-type="float" office:value="814.38043" calcext:value-type="float">
            <text:p>814.38043</text:p>
          </table:table-cell>
          <table:table-cell office:value-type="float" office:value="798.8042" calcext:value-type="float">
            <text:p>798.8042</text:p>
          </table:table-cell>
        </table:table-row>
        <table:table-row table:style-name="ro1">
          <table:table-cell office:value-type="string" calcext:value-type="string">
            <text:p>2017-08-04</text:p>
          </table:table-cell>
          <table:table-cell office:value-type="float" office:value="811.8806" calcext:value-type="float">
            <text:p>811.8806</text:p>
          </table:table-cell>
          <table:table-cell office:value-type="float" office:value="802.01514" calcext:value-type="float">
            <text:p>802.01514</text:p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811.92114" calcext:value-type="float">
            <text:p>811.92114</text:p>
          </table:table-cell>
          <table:table-cell office:value-type="float" office:value="805.7801" calcext:value-type="float">
            <text:p>805.7801</text:p>
          </table:table-cell>
        </table:table-row>
        <table:table-row table:style-name="ro1">
          <table:table-cell office:value-type="string" calcext:value-type="string">
            <text:p>2017-08-08</text:p>
          </table:table-cell>
          <table:table-cell office:value-type="float" office:value="811.2412" calcext:value-type="float">
            <text:p>811.2412</text:p>
          </table:table-cell>
          <table:table-cell office:value-type="float" office:value="804.02026" calcext:value-type="float">
            <text:p>804.02026</text:p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float" office:value="806.6399" calcext:value-type="float">
            <text:p>806.6399</text:p>
          </table:table-cell>
          <table:table-cell office:value-type="float" office:value="802.3799" calcext:value-type="float">
            <text:p>802.3799</text:p>
          </table:table-cell>
        </table:table-row>
        <table:table-row table:style-name="ro1">
          <table:table-cell office:value-type="string" calcext:value-type="string">
            <text:p>2017-08-10</text:p>
          </table:table-cell>
          <table:table-cell office:value-type="float" office:value="800.00867" calcext:value-type="float">
            <text:p>800.00867</text:p>
          </table:table-cell>
          <table:table-cell office:value-type="float" office:value="793.72833" calcext:value-type="float">
            <text:p>793.72833</text:p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803.19696" calcext:value-type="float">
            <text:p>803.19696</text:p>
          </table:table-cell>
          <table:table-cell office:value-type="float" office:value="799.6638" calcext:value-type="float">
            <text:p>799.6638</text:p>
          </table:table-cell>
        </table:table-row>
        <table:table-row table:style-name="ro1">
          <table:table-cell office:value-type="string" calcext:value-type="string">
            <text:p>2017-08-15</text:p>
          </table:table-cell>
          <table:table-cell office:value-type="float" office:value="803.5338" calcext:value-type="float">
            <text:p>803.5338</text:p>
          </table:table-cell>
          <table:table-cell office:value-type="float" office:value="801.07263" calcext:value-type="float">
            <text:p>801.07263</text:p>
          </table:table-cell>
        </table:table-row>
        <table:table-row table:style-name="ro1">
          <table:table-cell office:value-type="string" calcext:value-type="string">
            <text:p>2017-08-16</text:p>
          </table:table-cell>
          <table:table-cell office:value-type="float" office:value="808.28516" calcext:value-type="float">
            <text:p>808.28516</text:p>
          </table:table-cell>
          <table:table-cell office:value-type="float" office:value="801.6224" calcext:value-type="float">
            <text:p>801.6224</text:p>
          </table:table-cell>
        </table:table-row>
        <table:table-row table:style-name="ro1">
          <table:table-cell office:value-type="string" calcext:value-type="string">
            <text:p>2017-08-17</text:p>
          </table:table-cell>
          <table:table-cell office:value-type="float" office:value="811.9664" calcext:value-type="float">
            <text:p>811.9664</text:p>
          </table:table-cell>
          <table:table-cell office:value-type="float" office:value="804.1636" calcext:value-type="float">
            <text:p>804.1636</text:p>
          </table:table-cell>
        </table:table-row>
        <table:table-row table:style-name="ro1">
          <table:table-cell office:value-type="string" calcext:value-type="string">
            <text:p>2017-08-18</text:p>
          </table:table-cell>
          <table:table-cell office:value-type="float" office:value="812.54895" calcext:value-type="float">
            <text:p>812.54895</text:p>
          </table:table-cell>
          <table:table-cell office:value-type="float" office:value="808.3163" calcext:value-type="float">
            <text:p>808.3163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806.42847" calcext:value-type="float">
            <text:p>806.42847</text:p>
          </table:table-cell>
          <table:table-cell office:value-type="float" office:value="802.09143" calcext:value-type="float">
            <text:p>802.09143</text:p>
          </table:table-cell>
        </table:table-row>
        <table:table-row table:style-name="ro1">
          <table:table-cell office:value-type="string" calcext:value-type="string">
            <text:p>2017-08-22</text:p>
          </table:table-cell>
          <table:table-cell office:value-type="float" office:value="794.2769" calcext:value-type="float">
            <text:p>794.2769</text:p>
          </table:table-cell>
          <table:table-cell office:value-type="float" office:value="799.31964" calcext:value-type="float">
            <text:p>799.31964</text:p>
          </table:table-cell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795.7394" calcext:value-type="float">
            <text:p>795.7394</text:p>
          </table:table-cell>
          <table:table-cell office:value-type="float" office:value="801.3257" calcext:value-type="float">
            <text:p>801.3257</text:p>
          </table:table-cell>
        </table:table-row>
        <table:table-row table:style-name="ro1">
          <table:table-cell office:value-type="string" calcext:value-type="string">
            <text:p>2017-08-24</text:p>
          </table:table-cell>
          <table:table-cell office:value-type="float" office:value="799.1468" calcext:value-type="float">
            <text:p>799.1468</text:p>
          </table:table-cell>
          <table:table-cell office:value-type="float" office:value="800.7273" calcext:value-type="float">
            <text:p>800.7273</text:p>
          </table:table-cell>
        </table:table-row>
        <table:table-row table:style-name="ro1">
          <table:table-cell office:value-type="string" calcext:value-type="string">
            <text:p>2017-08-25</text:p>
          </table:table-cell>
          <table:table-cell office:value-type="float" office:value="792.6811" calcext:value-type="float">
            <text:p>792.6811</text:p>
          </table:table-cell>
          <table:table-cell office:value-type="float" office:value="796.48956" calcext:value-type="float">
            <text:p>796.48956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787.35425" calcext:value-type="float">
            <text:p>787.35425</text:p>
          </table:table-cell>
          <table:table-cell office:value-type="float" office:value="789.2161" calcext:value-type="float">
            <text:p>789.2161</text:p>
          </table:table-cell>
        </table:table-row>
        <table:table-row table:style-name="ro1">
          <table:table-cell office:value-type="string" calcext:value-type="string">
            <text:p>2017-08-29</text:p>
          </table:table-cell>
          <table:table-cell office:value-type="float" office:value="786.62854" calcext:value-type="float">
            <text:p>786.62854</text:p>
          </table:table-cell>
          <table:table-cell office:value-type="float" office:value="788.54694" calcext:value-type="float">
            <text:p>788.54694</text:p>
          </table:table-cell>
        </table:table-row>
        <table:table-row table:style-name="ro1">
          <table:table-cell office:value-type="string" calcext:value-type="string">
            <text:p>2017-08-30</text:p>
          </table:table-cell>
          <table:table-cell office:value-type="float" office:value="779.7517" calcext:value-type="float">
            <text:p>779.7517</text:p>
          </table:table-cell>
          <table:table-cell office:value-type="float" office:value="782.4271" calcext:value-type="float">
            <text:p>782.4271</text:p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787.1338" calcext:value-type="float">
            <text:p>787.1338</text:p>
          </table:table-cell>
          <table:table-cell office:value-type="float" office:value="777.4864" calcext:value-type="float">
            <text:p>777.4864</text:p>
          </table:table-cell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793.34015" calcext:value-type="float">
            <text:p>793.34015</text:p>
          </table:table-cell>
          <table:table-cell office:value-type="float" office:value="786.7903" calcext:value-type="float">
            <text:p>786.790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794.5652" calcext:value-type="float">
            <text:p>794.5652</text:p>
          </table:table-cell>
          <table:table-cell office:value-type="float" office:value="785.94226" calcext:value-type="float">
            <text:p>785.94226</text:p>
          </table:table-cell>
        </table:table-row>
        <table:table-row table:style-name="ro1">
          <table:table-cell office:value-type="string" calcext:value-type="string">
            <text:p>2017-09-05</text:p>
          </table:table-cell>
          <table:table-cell office:value-type="float" office:value="786.1226" calcext:value-type="float">
            <text:p>786.1226</text:p>
          </table:table-cell>
          <table:table-cell office:value-type="float" office:value="791.793" calcext:value-type="float">
            <text:p>791.793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float" office:value="771.54333" calcext:value-type="float">
            <text:p>771.54333</text:p>
          </table:table-cell>
          <table:table-cell office:value-type="float" office:value="776.39966" calcext:value-type="float">
            <text:p>776.3996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float" office:value="760.71344" calcext:value-type="float">
            <text:p>760.71344</text:p>
          </table:table-cell>
          <table:table-cell office:value-type="float" office:value="766.126" calcext:value-type="float">
            <text:p>766.126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float" office:value="772.6081" calcext:value-type="float">
            <text:p>772.6081</text:p>
          </table:table-cell>
          <table:table-cell office:value-type="float" office:value="775.63855" calcext:value-type="float">
            <text:p>775.63855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779.7328" calcext:value-type="float">
            <text:p>779.7328</text:p>
          </table:table-cell>
          <table:table-cell office:value-type="float" office:value="775.68744" calcext:value-type="float">
            <text:p>775.68744</text:p>
          </table:table-cell>
        </table:table-row>
        <table:table-row table:style-name="ro1">
          <table:table-cell office:value-type="string" calcext:value-type="string">
            <text:p>2017-09-12</text:p>
          </table:table-cell>
          <table:table-cell office:value-type="float" office:value="788.5714" calcext:value-type="float">
            <text:p>788.5714</text:p>
          </table:table-cell>
          <table:table-cell office:value-type="float" office:value="788.1223" calcext:value-type="float">
            <text:p>788.1223</text:p>
          </table:table-cell>
        </table:table-row>
        <table:table-row table:style-name="ro1">
          <table:table-cell office:value-type="string" calcext:value-type="string">
            <text:p>2017-09-13</text:p>
          </table:table-cell>
          <table:table-cell office:value-type="float" office:value="789.6929" calcext:value-type="float">
            <text:p>789.6929</text:p>
          </table:table-cell>
          <table:table-cell office:value-type="float" office:value="786.5061" calcext:value-type="float">
            <text:p>786.506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float" office:value="795.11304" calcext:value-type="float">
            <text:p>795.11304</text:p>
          </table:table-cell>
          <table:table-cell office:value-type="float" office:value="789.806" calcext:value-type="float">
            <text:p>789.806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float" office:value="791.2547" calcext:value-type="float">
            <text:p>791.2547</text:p>
          </table:table-cell>
          <table:table-cell office:value-type="float" office:value="792.3816" calcext:value-type="float">
            <text:p>792.3816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float" office:value="795.4081" calcext:value-type="float">
            <text:p>795.4081</text:p>
          </table:table-cell>
          <table:table-cell office:value-type="float" office:value="789.0412" calcext:value-type="float">
            <text:p>789.0412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float" office:value="803.8051" calcext:value-type="float">
            <text:p>803.8051</text:p>
          </table:table-cell>
          <table:table-cell office:value-type="float" office:value="794.0213" calcext:value-type="float">
            <text:p>794.021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float" office:value="809.105" calcext:value-type="float">
            <text:p>809.105</text:p>
          </table:table-cell>
          <table:table-cell office:value-type="float" office:value="799.1637" calcext:value-type="float">
            <text:p>799.1637</text:p>
          </table:table-cell>
        </table:table-row>
        <table:table-row table:style-name="ro1">
          <table:table-cell office:value-type="string" calcext:value-type="string">
            <text:p>2017-09-22</text:p>
          </table:table-cell>
          <table:table-cell office:value-type="float" office:value="814.06714" calcext:value-type="float">
            <text:p>814.06714</text:p>
          </table:table-cell>
          <table:table-cell office:value-type="float" office:value="798.386" calcext:value-type="float">
            <text:p>798.386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812.77356" calcext:value-type="float">
            <text:p>812.77356</text:p>
          </table:table-cell>
          <table:table-cell office:value-type="float" office:value="801.2416" calcext:value-type="float">
            <text:p>801.2416</text:p>
          </table:table-cell>
        </table:table-row>
        <table:table-row table:style-name="ro1">
          <table:table-cell office:value-type="string" calcext:value-type="string">
            <text:p>2017-09-26</text:p>
          </table:table-cell>
          <table:table-cell office:value-type="float" office:value="812.73914" calcext:value-type="float">
            <text:p>812.73914</text:p>
          </table:table-cell>
          <table:table-cell office:value-type="float" office:value="802.6448" calcext:value-type="float">
            <text:p>802.6448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float" office:value="814.5145" calcext:value-type="float">
            <text:p>814.5145</text:p>
          </table:table-cell>
          <table:table-cell office:value-type="float" office:value="804.92126" calcext:value-type="float">
            <text:p>804.9212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float" office:value="809.92596" calcext:value-type="float">
            <text:p>809.92596</text:p>
          </table:table-cell>
          <table:table-cell office:value-type="float" office:value="801.55676" calcext:value-type="float">
            <text:p>801.5567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float" office:value="812.641" calcext:value-type="float">
            <text:p>812.641</text:p>
          </table:table-cell>
          <table:table-cell office:value-type="float" office:value="800.34863" calcext:value-type="float">
            <text:p>800.348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float" office:value="806.63806" calcext:value-type="float">
            <text:p>806.63806</text:p>
          </table:table-cell>
          <table:table-cell office:value-type="float" office:value="799.8319" calcext:value-type="float">
            <text:p>799.8319</text:p>
          </table:table-cell>
        </table:table-row>
        <table:table-row table:style-name="ro1">
          <table:table-cell office:value-type="string" calcext:value-type="string">
            <text:p>2017-10-03</text:p>
          </table:table-cell>
          <table:table-cell office:value-type="float" office:value="809.888" calcext:value-type="float">
            <text:p>809.888</text:p>
          </table:table-cell>
          <table:table-cell office:value-type="float" office:value="798.7093" calcext:value-type="float">
            <text:p>798.7093</text:p>
          </table:table-cell>
        </table:table-row>
        <table:table-row table:style-name="ro1">
          <table:table-cell office:value-type="string" calcext:value-type="string">
            <text:p>2017-10-04</text:p>
          </table:table-cell>
          <table:table-cell office:value-type="float" office:value="813.0694" calcext:value-type="float">
            <text:p>813.0694</text:p>
          </table:table-cell>
          <table:table-cell office:value-type="float" office:value="799.1049" calcext:value-type="float">
            <text:p>799.1049</text:p>
          </table:table-cell>
        </table:table-row>
        <table:table-row table:style-name="ro1">
          <table:table-cell office:value-type="string" calcext:value-type="string">
            <text:p>2017-10-05</text:p>
          </table:table-cell>
          <table:table-cell office:value-type="float" office:value="809.6988" calcext:value-type="float">
            <text:p>809.6988</text:p>
          </table:table-cell>
          <table:table-cell office:value-type="float" office:value="793.29346" calcext:value-type="float">
            <text:p>793.29346</text:p>
          </table:table-cell>
        </table:table-row>
        <table:table-row table:style-name="ro1">
          <table:table-cell office:value-type="string" calcext:value-type="string">
            <text:p>2017-10-06</text:p>
          </table:table-cell>
          <table:table-cell office:value-type="float" office:value="808.9726" calcext:value-type="float">
            <text:p>808.9726</text:p>
          </table:table-cell>
          <table:table-cell office:value-type="float" office:value="796.9332" calcext:value-type="float">
            <text:p>796.9332</text:p>
          </table:table-cell>
        </table:table-row>
        <table:table-row table:style-name="ro1">
          <table:table-cell office:value-type="string" calcext:value-type="string">
            <text:p>2017-10-10</text:p>
          </table:table-cell>
          <table:table-cell office:value-type="float" office:value="812.5853" calcext:value-type="float">
            <text:p>812.5853</text:p>
          </table:table-cell>
          <table:table-cell office:value-type="float" office:value="800.3346" calcext:value-type="float">
            <text:p>800.3346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float" office:value="817.732" calcext:value-type="float">
            <text:p>817.732</text:p>
          </table:table-cell>
          <table:table-cell office:value-type="float" office:value="802.93994" calcext:value-type="float">
            <text:p>802.939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float" office:value="825.1281" calcext:value-type="float">
            <text:p>825.1281</text:p>
          </table:table-cell>
          <table:table-cell office:value-type="float" office:value="808.35986" calcext:value-type="float">
            <text:p>808.359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float" office:value="830.5305" calcext:value-type="float">
            <text:p>830.5305</text:p>
          </table:table-cell>
          <table:table-cell office:value-type="float" office:value="811.24524" calcext:value-type="float">
            <text:p>811.24524</text:p>
          </table:table-cell>
        </table:table-row>
        <table:table-row table:style-name="ro1">
          <table:table-cell office:value-type="string" calcext:value-type="string">
            <text:p>2017-10-16</text:p>
          </table:table-cell>
          <table:table-cell office:value-type="float" office:value="835.2589" calcext:value-type="float">
            <text:p>835.2589</text:p>
          </table:table-cell>
          <table:table-cell office:value-type="float" office:value="811.2096" calcext:value-type="float">
            <text:p>811.2096</text:p>
          </table:table-cell>
        </table:table-row>
        <table:table-row table:style-name="ro1">
          <table:table-cell office:value-type="string" calcext:value-type="string">
            <text:p>2017-10-17</text:p>
          </table:table-cell>
          <table:table-cell office:value-type="float" office:value="843.80597" calcext:value-type="float">
            <text:p>843.80597</text:p>
          </table:table-cell>
          <table:table-cell office:value-type="float" office:value="816.23804" calcext:value-type="float">
            <text:p>816.23804</text:p>
          </table:table-cell>
        </table:table-row>
        <table:table-row table:style-name="ro1">
          <table:table-cell office:value-type="string" calcext:value-type="string">
            <text:p>2017-10-18</text:p>
          </table:table-cell>
          <table:table-cell office:value-type="float" office:value="843.10614" calcext:value-type="float">
            <text:p>843.10614</text:p>
          </table:table-cell>
          <table:table-cell office:value-type="float" office:value="814.04346" calcext:value-type="float">
            <text:p>814.04346</text:p>
          </table:table-cell>
        </table:table-row>
        <table:table-row table:style-name="ro1">
          <table:table-cell office:value-type="string" calcext:value-type="string">
            <text:p>2017-10-19</text:p>
          </table:table-cell>
          <table:table-cell office:value-type="float" office:value="845.7453" calcext:value-type="float">
            <text:p>845.7453</text:p>
          </table:table-cell>
          <table:table-cell office:value-type="float" office:value="814.0802" calcext:value-type="float">
            <text:p>814.0802</text:p>
          </table:table-cell>
        </table:table-row>
        <table:table-row table:style-name="ro1">
          <table:table-cell office:value-type="string" calcext:value-type="string">
            <text:p>2017-10-20</text:p>
          </table:table-cell>
          <table:table-cell office:value-type="float" office:value="845.9492" calcext:value-type="float">
            <text:p>845.9492</text:p>
          </table:table-cell>
          <table:table-cell office:value-type="float" office:value="813.5568" calcext:value-type="float">
            <text:p>813.5568</text:p>
          </table:table-cell>
        </table:table-row>
        <table:table-row table:style-name="ro1">
          <table:table-cell office:value-type="string" calcext:value-type="string">
            <text:p>2017-10-23</text:p>
          </table:table-cell>
          <table:table-cell office:value-type="float" office:value="846.19885" calcext:value-type="float">
            <text:p>846.19885</text:p>
          </table:table-cell>
          <table:table-cell office:value-type="float" office:value="817.8315" calcext:value-type="float">
            <text:p>817.8315</text:p>
          </table:table-cell>
        </table:table-row>
        <table:table-row table:style-name="ro1">
          <table:table-cell office:value-type="string" calcext:value-type="string">
            <text:p>2017-10-24</text:p>
          </table:table-cell>
          <table:table-cell office:value-type="float" office:value="855.0914" calcext:value-type="float">
            <text:p>855.0914</text:p>
          </table:table-cell>
          <table:table-cell office:value-type="float" office:value="824.8905" calcext:value-type="float">
            <text:p>824.8905</text:p>
          </table:table-cell>
        </table:table-row>
        <table:table-row table:style-name="ro1">
          <table:table-cell office:value-type="string" calcext:value-type="string">
            <text:p>2017-10-25</text:p>
          </table:table-cell>
          <table:table-cell office:value-type="float" office:value="864.6262" calcext:value-type="float">
            <text:p>864.6262</text:p>
          </table:table-cell>
          <table:table-cell office:value-type="float" office:value="827.9908" calcext:value-type="float">
            <text:p>827.9908</text:p>
          </table:table-cell>
        </table:table-row>
        <table:table-row table:style-name="ro1">
          <table:table-cell office:value-type="string" calcext:value-type="string">
            <text:p>2017-10-26</text:p>
          </table:table-cell>
          <table:table-cell office:value-type="float" office:value="868.683" calcext:value-type="float">
            <text:p>868.683</text:p>
          </table:table-cell>
          <table:table-cell office:value-type="float" office:value="829.8301" calcext:value-type="float">
            <text:p>829.8301</text:p>
          </table:table-cell>
        </table:table-row>
        <table:table-row table:style-name="ro1">
          <table:table-cell office:value-type="string" calcext:value-type="string">
            <text:p>2017-10-27</text:p>
          </table:table-cell>
          <table:table-cell office:value-type="float" office:value="866.12256" calcext:value-type="float">
            <text:p>866.12256</text:p>
          </table:table-cell>
          <table:table-cell office:value-type="float" office:value="825.96094" calcext:value-type="float">
            <text:p>825.960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804.0787" calcext:value-type="float">
            <text:p>804.0787</text:p>
          </table:table-cell>
          <table:table-cell office:value-type="float" office:value="764.31866" calcext:value-type="float">
            <text:p>764.31866</text:p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office:value-type="float" office:value="824.9046" calcext:value-type="float">
            <text:p>824.9046</text:p>
          </table:table-cell>
          <table:table-cell office:value-type="float" office:value="786.06177" calcext:value-type="float">
            <text:p>786.06177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float" office:value="843.6669" calcext:value-type="float">
            <text:p>843.6669</text:p>
          </table:table-cell>
          <table:table-cell office:value-type="float" office:value="800.1161" calcext:value-type="float">
            <text:p>800.1161</text:p>
          </table:table-cell>
        </table:table-row>
        <table:table-row table:style-name="ro1">
          <table:table-cell office:value-type="string" calcext:value-type="string">
            <text:p>2017-11-02</text:p>
          </table:table-cell>
          <table:table-cell office:value-type="float" office:value="861.4231" calcext:value-type="float">
            <text:p>861.4231</text:p>
          </table:table-cell>
          <table:table-cell office:value-type="float" office:value="804.0525" calcext:value-type="float">
            <text:p>804.0525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835.905" calcext:value-type="float">
            <text:p>835.905</text:p>
          </table:table-cell>
          <table:table-cell office:value-type="float" office:value="798.7878" calcext:value-type="float">
            <text:p>798.7878</text:p>
          </table:table-cell>
        </table:table-row>
        <table:table-row table:style-name="ro1">
          <table:table-cell office:value-type="string" calcext:value-type="string">
            <text:p>2017-11-07</text:p>
          </table:table-cell>
          <table:table-cell office:value-type="float" office:value="824.708" calcext:value-type="float">
            <text:p>824.708</text:p>
          </table:table-cell>
          <table:table-cell office:value-type="float" office:value="792.38965" calcext:value-type="float">
            <text:p>792.38965</text:p>
          </table:table-cell>
        </table:table-row>
        <table:table-row table:style-name="ro1">
          <table:table-cell office:value-type="string" calcext:value-type="string">
            <text:p>2017-11-08</text:p>
          </table:table-cell>
          <table:table-cell office:value-type="float" office:value="825.1564" calcext:value-type="float">
            <text:p>825.1564</text:p>
          </table:table-cell>
          <table:table-cell office:value-type="float" office:value="794.61993" calcext:value-type="float">
            <text:p>794.61993</text:p>
          </table:table-cell>
        </table:table-row>
        <table:table-row table:style-name="ro1">
          <table:table-cell office:value-type="string" calcext:value-type="string">
            <text:p>2017-11-09</text:p>
          </table:table-cell>
          <table:table-cell office:value-type="float" office:value="825.65186" calcext:value-type="float">
            <text:p>825.65186</text:p>
          </table:table-cell>
          <table:table-cell office:value-type="float" office:value="795.47" calcext:value-type="float">
            <text:p>795.47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float" office:value="826.9628" calcext:value-type="float">
            <text:p>826.9628</text:p>
          </table:table-cell>
          <table:table-cell office:value-type="float" office:value="788.55835" calcext:value-type="float">
            <text:p>788.55835</text:p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834.37006" calcext:value-type="float">
            <text:p>834.37006</text:p>
          </table:table-cell>
          <table:table-cell office:value-type="float" office:value="797.68677" calcext:value-type="float">
            <text:p>797.68677</text:p>
          </table:table-cell>
        </table:table-row>
        <table:table-row table:style-name="ro1">
          <table:table-cell office:value-type="string" calcext:value-type="string">
            <text:p>2017-11-14</text:p>
          </table:table-cell>
          <table:table-cell office:value-type="float" office:value="831.1657" calcext:value-type="float">
            <text:p>831.1657</text:p>
          </table:table-cell>
          <table:table-cell office:value-type="float" office:value="800.5653" calcext:value-type="float">
            <text:p>800.5653</text:p>
          </table:table-cell>
        </table:table-row>
        <table:table-row table:style-name="ro1">
          <table:table-cell office:value-type="string" calcext:value-type="string">
            <text:p>2017-11-15</text:p>
          </table:table-cell>
          <table:table-cell office:value-type="float" office:value="827.61035" calcext:value-type="float">
            <text:p>827.61035</text:p>
          </table:table-cell>
          <table:table-cell office:value-type="float" office:value="797.6559" calcext:value-type="float">
            <text:p>797.6559</text:p>
          </table:table-cell>
        </table:table-row>
        <table:table-row table:style-name="ro1">
          <table:table-cell office:value-type="string" calcext:value-type="string">
            <text:p>2017-11-16</text:p>
          </table:table-cell>
          <table:table-cell office:value-type="float" office:value="815.56177" calcext:value-type="float">
            <text:p>815.56177</text:p>
          </table:table-cell>
          <table:table-cell office:value-type="float" office:value="790.765" calcext:value-type="float">
            <text:p>790.765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float" office:value="806.9536" calcext:value-type="float">
            <text:p>806.9536</text:p>
          </table:table-cell>
          <table:table-cell office:value-type="float" office:value="792.84534" calcext:value-type="float">
            <text:p>792.8453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808.6994" calcext:value-type="float">
            <text:p>808.6994</text:p>
          </table:table-cell>
          <table:table-cell office:value-type="float" office:value="786.6923" calcext:value-type="float">
            <text:p>786.69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float" office:value="802.20996" calcext:value-type="float">
            <text:p>802.20996</text:p>
          </table:table-cell>
          <table:table-cell office:value-type="float" office:value="786.87775" calcext:value-type="float">
            <text:p>786.87775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float" office:value="792.4796" calcext:value-type="float">
            <text:p>792.4796</text:p>
          </table:table-cell>
          <table:table-cell office:value-type="float" office:value="780.2496" calcext:value-type="float">
            <text:p>780.2496</text:p>
          </table:table-cell>
        </table:table-row>
        <table:table-row table:style-name="ro1">
          <table:table-cell office:value-type="string" calcext:value-type="string">
            <text:p>2017-11-24</text:p>
          </table:table-cell>
          <table:table-cell office:value-type="float" office:value="793.57086" calcext:value-type="float">
            <text:p>793.57086</text:p>
          </table:table-cell>
          <table:table-cell office:value-type="float" office:value="777.38477" calcext:value-type="float">
            <text:p>777.384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788.3222" calcext:value-type="float">
            <text:p>788.3222</text:p>
          </table:table-cell>
          <table:table-cell office:value-type="float" office:value="773.9033" calcext:value-type="float">
            <text:p>773.9033</text:p>
          </table:table-cell>
        </table:table-row>
        <table:table-row table:style-name="ro1">
          <table:table-cell office:value-type="string" calcext:value-type="string">
            <text:p>2017-11-28</text:p>
          </table:table-cell>
          <table:table-cell office:value-type="float" office:value="796.6657" calcext:value-type="float">
            <text:p>796.6657</text:p>
          </table:table-cell>
          <table:table-cell office:value-type="float" office:value="769.3458" calcext:value-type="float">
            <text:p>769.3458</text:p>
          </table:table-cell>
        </table:table-row>
        <table:table-row table:style-name="ro1">
          <table:table-cell office:value-type="string" calcext:value-type="string">
            <text:p>2017-11-29</text:p>
          </table:table-cell>
          <table:table-cell office:value-type="float" office:value="797.149" calcext:value-type="float">
            <text:p>797.149</text:p>
          </table:table-cell>
          <table:table-cell office:value-type="float" office:value="769.81396" calcext:value-type="float">
            <text:p>769.81396</text:p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806.9844" calcext:value-type="float">
            <text:p>806.9844</text:p>
          </table:table-cell>
          <table:table-cell office:value-type="float" office:value="780.4573" calcext:value-type="float">
            <text:p>780.4573</text:p>
          </table:table-cell>
        </table:table-row>
        <table:table-row table:style-name="ro1">
          <table:table-cell office:value-type="string" calcext:value-type="string">
            <text:p>2017-12-01</text:p>
          </table:table-cell>
          <table:table-cell office:value-type="float" office:value="808.234" calcext:value-type="float">
            <text:p>808.234</text:p>
          </table:table-cell>
          <table:table-cell office:value-type="float" office:value="775.45935" calcext:value-type="float">
            <text:p>775.45935</text:p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807.86633" calcext:value-type="float">
            <text:p>807.86633</text:p>
          </table:table-cell>
          <table:table-cell office:value-type="float" office:value="773.39355" calcext:value-type="float">
            <text:p>773.39355</text:p>
          </table:table-cell>
        </table:table-row>
        <table:table-row table:style-name="ro1">
          <table:table-cell office:value-type="string" calcext:value-type="string">
            <text:p>2017-12-05</text:p>
          </table:table-cell>
          <table:table-cell office:value-type="float" office:value="793.3712" calcext:value-type="float">
            <text:p>793.3712</text:p>
          </table:table-cell>
          <table:table-cell office:value-type="float" office:value="773.5209" calcext:value-type="float">
            <text:p>773.5209</text:p>
          </table:table-cell>
        </table:table-row>
        <table:table-row table:style-name="ro1">
          <table:table-cell office:value-type="string" calcext:value-type="string">
            <text:p>2017-12-06</text:p>
          </table:table-cell>
          <table:table-cell office:value-type="float" office:value="787.0163" calcext:value-type="float">
            <text:p>787.0163</text:p>
          </table:table-cell>
          <table:table-cell office:value-type="float" office:value="769.9414" calcext:value-type="float">
            <text:p>769.9414</text:p>
          </table:table-cell>
        </table:table-row>
        <table:table-row table:style-name="ro1">
          <table:table-cell office:value-type="string" calcext:value-type="string">
            <text:p>2017-12-07</text:p>
          </table:table-cell>
          <table:table-cell office:value-type="float" office:value="778.7074" calcext:value-type="float">
            <text:p>778.7074</text:p>
          </table:table-cell>
          <table:table-cell office:value-type="float" office:value="761.82336" calcext:value-type="float">
            <text:p>761.82336</text:p>
          </table:table-cell>
        </table:table-row>
        <table:table-row table:style-name="ro1">
          <table:table-cell office:value-type="string" calcext:value-type="string">
            <text:p>2017-12-08</text:p>
          </table:table-cell>
          <table:table-cell office:value-type="float" office:value="788.8766" calcext:value-type="float">
            <text:p>788.8766</text:p>
          </table:table-cell>
          <table:table-cell office:value-type="float" office:value="766.395" calcext:value-type="float">
            <text:p>766.395</text:p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791.66406" calcext:value-type="float">
            <text:p>791.66406</text:p>
          </table:table-cell>
          <table:table-cell office:value-type="float" office:value="764.45935" calcext:value-type="float">
            <text:p>764.45935</text:p>
          </table:table-cell>
        </table:table-row>
        <table:table-row table:style-name="ro1">
          <table:table-cell office:value-type="string" calcext:value-type="string">
            <text:p>2017-12-12</text:p>
          </table:table-cell>
          <table:table-cell office:value-type="float" office:value="797.125" calcext:value-type="float">
            <text:p>797.125</text:p>
          </table:table-cell>
          <table:table-cell office:value-type="float" office:value="768.84753" calcext:value-type="float">
            <text:p>768.84753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float" office:value="790.0825" calcext:value-type="float">
            <text:p>790.0825</text:p>
          </table:table-cell>
          <table:table-cell office:value-type="float" office:value="768.45593" calcext:value-type="float">
            <text:p>768.45593</text:p>
          </table:table-cell>
        </table:table-row>
        <table:table-row table:style-name="ro1">
          <table:table-cell office:value-type="string" calcext:value-type="string">
            <text:p>2017-12-14</text:p>
          </table:table-cell>
          <table:table-cell office:value-type="float" office:value="786.1559" calcext:value-type="float">
            <text:p>786.1559</text:p>
          </table:table-cell>
          <table:table-cell office:value-type="float" office:value="764.5051" calcext:value-type="float">
            <text:p>764.5051</text:p>
          </table:table-cell>
        </table:table-row>
        <table:table-row table:style-name="ro1">
          <table:table-cell office:value-type="string" calcext:value-type="string">
            <text:p>2017-12-15</text:p>
          </table:table-cell>
          <table:table-cell office:value-type="float" office:value="783.6705" calcext:value-type="float">
            <text:p>783.6705</text:p>
          </table:table-cell>
          <table:table-cell office:value-type="float" office:value="765.3262" calcext:value-type="float">
            <text:p>765.3262</text:p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786.82294" calcext:value-type="float">
            <text:p>786.82294</text:p>
          </table:table-cell>
          <table:table-cell office:value-type="float" office:value="759.3704" calcext:value-type="float">
            <text:p>759.3704</text:p>
          </table:table-cell>
        </table:table-row>
        <table:table-row table:style-name="ro1">
          <table:table-cell office:value-type="string" calcext:value-type="string">
            <text:p>2017-12-19</text:p>
          </table:table-cell>
          <table:table-cell office:value-type="float" office:value="800.47455" calcext:value-type="float">
            <text:p>800.47455</text:p>
          </table:table-cell>
          <table:table-cell office:value-type="float" office:value="758.8174" calcext:value-type="float">
            <text:p>758.8174</text:p>
          </table:table-cell>
        </table:table-row>
        <table:table-row table:style-name="ro1">
          <table:table-cell office:value-type="string" calcext:value-type="string">
            <text:p>2017-12-20</text:p>
          </table:table-cell>
          <table:table-cell office:value-type="float" office:value="784.1746" calcext:value-type="float">
            <text:p>784.1746</text:p>
          </table:table-cell>
          <table:table-cell office:value-type="float" office:value="767.9551" calcext:value-type="float">
            <text:p>767.9551</text:p>
          </table:table-cell>
        </table:table-row>
        <table:table-row table:style-name="ro1">
          <table:table-cell office:value-type="string" calcext:value-type="string">
            <text:p>2017-12-21</text:p>
          </table:table-cell>
          <table:table-cell office:value-type="float" office:value="785.8045" calcext:value-type="float">
            <text:p>785.8045</text:p>
          </table:table-cell>
          <table:table-cell office:value-type="float" office:value="762.25183" calcext:value-type="float">
            <text:p>762.25183</text:p>
          </table:table-cell>
        </table:table-row>
        <table:table-row table:style-name="ro1">
          <table:table-cell office:value-type="string" calcext:value-type="string">
            <text:p>2017-12-22</text:p>
          </table:table-cell>
          <table:table-cell office:value-type="float" office:value="786.83734" calcext:value-type="float">
            <text:p>786.83734</text:p>
          </table:table-cell>
          <table:table-cell office:value-type="float" office:value="764.3216" calcext:value-type="float">
            <text:p>764.3216</text:p>
          </table:table-cell>
        </table:table-row>
        <table:table-row table:style-name="ro1">
          <table:table-cell office:value-type="string" calcext:value-type="string">
            <text:p>2017-12-25</text:p>
          </table:table-cell>
          <table:table-cell office:value-type="float" office:value="785.89307" calcext:value-type="float">
            <text:p>785.89307</text:p>
          </table:table-cell>
          <table:table-cell office:value-type="float" office:value="760.7345" calcext:value-type="float">
            <text:p>760.7345</text:p>
          </table:table-cell>
        </table:table-row>
        <table:table-row table:style-name="ro1">
          <table:table-cell office:value-type="string" calcext:value-type="string">
            <text:p>2017-12-26</text:p>
          </table:table-cell>
          <table:table-cell office:value-type="float" office:value="781.82996" calcext:value-type="float">
            <text:p>781.82996</text:p>
          </table:table-cell>
          <table:table-cell office:value-type="float" office:value="760.2981" calcext:value-type="float">
            <text:p>760.2981</text:p>
          </table:table-cell>
        </table:table-row>
        <table:table-row table:style-name="ro1">
          <table:table-cell office:value-type="string" calcext:value-type="string">
            <text:p>2017-12-27</text:p>
          </table:table-cell>
          <table:table-cell office:value-type="float" office:value="781.81934" calcext:value-type="float">
            <text:p>781.81934</text:p>
          </table:table-cell>
          <table:table-cell office:value-type="float" office:value="755.8964" calcext:value-type="float">
            <text:p>755.8964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float" office:value="781.5036" calcext:value-type="float">
            <text:p>781.5036</text:p>
          </table:table-cell>
          <table:table-cell office:value-type="float" office:value="756.2502" calcext:value-type="float">
            <text:p>756.2502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float" office:value="776.8039" calcext:value-type="float">
            <text:p>776.8039</text:p>
          </table:table-cell>
          <table:table-cell office:value-type="float" office:value="750.92004" calcext:value-type="float">
            <text:p>750.92004</text:p>
          </table:table-cell>
        </table:table-row>
      </table:table>
      <table:table table:name="close_vs_low" table:style-name="ta1">
        <office:forms form:automatic-focus="false" form:apply-design-mode="false"/>
        <table:shapes>
          <draw:frame draw:z-index="0" draw:style-name="gr1" draw:text-style-name="P1" svg:width="278.92mm" svg:height="122.03mm" svg:x="11.85mm" svg:y="2.41mm">
            <draw:object draw:notify-on-update-of-ranges="6702_correct_vs_predict.P4:6702_correct_vs_predict.P250 6702_correct_vs_predict.Q3:6702_correct_vs_predict.Q3 6702_correct_vs_predict.Q4:6702_correct_vs_predict.Q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2.75mm" svg:height="89.99mm" svg:x="22.59mm" svg:y="135.48mm">
            <draw:object draw:notify-on-update-of-ranges="6702_correct_vs_predict.P254:6702_correct_vs_predict.P286 6702_correct_vs_predict.R254:6702_correct_vs_predict.R2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 table:number-rows-repeated="5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株</text:p>
          </table:table-cell>
          <table:table-cell office:value-type="string" calcext:value-type="string">
            <text:p>1000株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C53]*1000" office:value-type="float" office:value="500000" calcext:value-type="float">
            <text:p>500000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[.C54]*1000" office:value-type="float" office:value="510000" calcext:value-type="float">
            <text:p>5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00/00/00</text:date>, <text:time style:data-style-name="N2" text:time-value="21:00:54.09257500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9T21:28:43.867224338</dc:date>
    <meta:editing-duration>PT5H39M8S</meta:editing-duration>
    <meta:editing-cycles>21</meta:editing-cycles>
    <meta:generator>LibreOffice/6.0.7.3$Linux_X86_64 LibreOffice_project/00m0$Build-3</meta:generator>
    <meta:document-statistic meta:table-count="3" meta:cell-count="50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93cm" svg:height="12.204cm" xlink:href=".." xlink:type="simple" chart:class="chart:line" chart:style-name="ch1">
        <chart:legend chart:legend-position="end" svg:x="25.014cm" svg:y="5.803cm" style:legend-expansion="high" chart:style-name="ch2"/>
        <chart:plot-area chart:style-name="ch3" table:cell-range-address="6702_correct_vs_predict.P3:6702_correct_vs_predict.Q250" chart:data-source-has-labels="both" svg:x="0.557cm" svg:y="0.244cm" svg:width="23.9cm" svg:height="11.716cm">
          <chartooo:coordinate-region svg:x="1.404cm" svg:y="0.443cm" svg:width="22.514cm" svg:height="11.318cm"/>
          <chart:axis chart:dimension="x" chart:name="primary-x" chart:style-name="ch4" chartooo:axis-type="auto">
            <chartooo:date-scale/>
            <chart:categories table:cell-range-address="6702_correct_vs_predict.P4:6702_correct_vs_predict.P2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6702_correct_vs_predict.Q4:6702_correct_vs_predict.Q250" chart:label-cell-address="6702_correct_vs_predict.Q3:6702_correct_vs_predict.Q3" chart:class="chart:line">
            <chart:data-point chart:repeated="2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-close</text:p>
                <draw:g>
                  <svg:desc>6702_correct_vs_predict.Q3:6702_correct_vs_predict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1-04</text:p>
                <draw:g>
                  <svg:desc>6702_correct_vs_predict.P4:6702_correct_vs_predict.P250</svg:desc>
                </draw:g>
              </table:table-cell>
              <table:table-cell office:value-type="float" office:value="-14">
                <text:p>-14</text:p>
                <draw:g>
                  <svg:desc>6702_correct_vs_predict.Q4:6702_correct_vs_predict.Q250</svg:desc>
                </draw:g>
              </table:table-cell>
            </table:table-row>
            <table:table-row>
              <table:table-cell office:value-type="string">
                <text:p>2017-01-0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017-01-0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1-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1-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01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1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01-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1-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1-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01-1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1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1-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1-2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1-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1-2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1-2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1-3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1-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2-0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2-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2-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2-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2-0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2-0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2-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2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2-1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17-02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2-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2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2-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2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2-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2-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2-2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2-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3-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3-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3-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3-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3-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3-0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3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3-1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3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3-1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3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3-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3-2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3-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3-2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03-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3-2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3-2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03-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3-3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03-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4-0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4-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4-0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4-0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0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4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4-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1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4-1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4-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4-1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017-04-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4-2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2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4-2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4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4-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4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5-0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017-05-0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5-0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017-05-0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5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5-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5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5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5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5-1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5-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5-1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5-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5-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5-2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017-05-2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5-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5-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5-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5-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6-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6-0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6-0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06-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6-0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6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6-0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06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6-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6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6-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6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6-1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6-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6-2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6-2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06-2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6-2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06-2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17-06-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6-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7-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7-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7-0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7-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7-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17-07-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7-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1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017-07-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7-2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7-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7-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7-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2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7-2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7-3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8-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0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08-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8-0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8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8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8-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1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8-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2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8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8-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8-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8-3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9-0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9-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9-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9-0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9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9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9-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9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9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9-1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17-09-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9-2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9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9-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9-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9-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9-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9-2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0-0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-0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0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10-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10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10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0-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0-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0-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10-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0-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10-2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10-2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0-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0-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2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17-10-3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10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1-0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11-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1-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1-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11-0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11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1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1-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1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11-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1-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1-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1-2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11-2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11-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11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1-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1-2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11-3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12-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12-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2-0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12-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2-0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2-0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12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2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2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12-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12-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12-1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12-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2-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12-2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12-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2-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12-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2-27</text:p>
              </table:table-cell>
              <table:table-cell office:value-type="float" office:value="-2.39999999999998">
                <text:p>-2.39999999999998</text:p>
              </table:table-cell>
            </table:table-row>
            <table:table-row>
              <table:table-cell office:value-type="string">
                <text:p>2017-12-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17-12-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76cm" svg:height="9cm" xlink:href=".." xlink:type="simple" chart:class="chart:line" chart:style-name="ch1">
        <chart:legend chart:legend-position="end" svg:x="23.176cm" svg:y="4.201cm" style:legend-expansion="high" chart:style-name="ch2"/>
        <chart:plot-area chart:style-name="ch3" table:cell-range-address="6702_correct_vs_predict.P254:6702_correct_vs_predict.P286 6702_correct_vs_predict.R254:6702_correct_vs_predict.R286" chart:data-source-has-labels="column" svg:x="0.505cm" svg:y="0.18cm" svg:width="22.166cm" svg:height="8.64cm">
          <chartooo:coordinate-region svg:x="1.232cm" svg:y="0.38cm" svg:width="21.199cm" svg:height="7.793cm"/>
          <chart:axis chart:dimension="x" chart:name="primary-x" chart:style-name="ch4" chartooo:axis-type="auto">
            <chartooo:date-scale/>
            <chart:categories table:cell-range-address="6702_correct_vs_predict.P254:6702_correct_vs_predict.P2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6702_correct_vs_predict.R254:6702_correct_vs_predict.R286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6702_correct_vs_predict.P254:6702_correct_vs_predict.P286</svg:desc>
                </draw:g>
              </table:table-cell>
              <table:table-cell office:value-type="float" office:value="0.0489795918367347">
                <text:p>0.0489795918367347</text:p>
                <draw:g>
                  <svg:desc>6702_correct_vs_predict.R254:6702_correct_vs_predict.R286</svg:desc>
                </draw:g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20408163265306">
                <text:p>0.22040816326530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395918367346939">
                <text:p>0.39591836734693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583673469387755">
                <text:p>0.583673469387755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722448979591837">
                <text:p>0.72244897959183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763265306122449">
                <text:p>0.76326530612244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808163265306122">
                <text:p>0.80816326530612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40816326530612">
                <text:p>0.84081632653061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869387755102041">
                <text:p>0.869387755102041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902040816326531">
                <text:p>0.90204081632653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930612244897959">
                <text:p>0.93061224489795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951020408163265">
                <text:p>0.951020408163265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951020408163265">
                <text:p>0.9510204081632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955102040816326">
                <text:p>0.955102040816326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959183673469388">
                <text:p>0.959183673469388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96734693877551">
                <text:p>0.9673469387755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983673469387755">
                <text:p>0.983673469387755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983673469387755">
                <text:p>0.983673469387755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983673469387755">
                <text:p>0.983673469387755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987755102040816">
                <text:p>0.987755102040816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995918367346939">
                <text:p>0.99591836734693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0.995918367346939">
                <text:p>0.99591836734693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464cm" svg:height="7.339cm" xlink:href=".." xlink:type="simple" chart:class="chart:scatter" chart:column-mapping="0" chart:style-name="ch1">
        <chart:legend chart:legend-position="end" svg:x="25.926cm" svg:y="3.37cm" style:legend-expansion="high" chart:style-name="ch2"/>
        <chart:plot-area chart:style-name="ch3" table:cell-range-address="6702_correct_vs_predict.Q4:6702_correct_vs_predict.R126" chart:data-source-has-labels="column" svg:x="0.549cm" svg:y="0.146cm" svg:width="24.828cm" svg:height="7.047cm">
          <chartooo:coordinate-region svg:x="0.933cm" svg:y="0.345cm" svg:width="24.112cm" svg:height="6.649cm"/>
          <chart:axis chart:dimension="x" chart:name="primary-x" chart:style-name="ch4" chartooo:axis-type="auto">
            <chart:categories table:cell-range-address="6702_correct_vs_predict.Q4:6702_correct_vs_predict.Q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6702_correct_vs_predict.Q4:6702_correct_vs_predict.Q126" chart:class="chart:scatter">
            <chart:domain table:cell-range-address="6702_correct_vs_predict.R4:6702_correct_vs_predict.R126"/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R</text:p>
              </table:table-cell>
              <table:table-cell office:value-type="string">
                <text:p>列 Q</text:p>
              </table:table-cell>
            </table:table-row>
          </table:table-header-rows>
          <table:table-rows>
            <table:table-row>
              <table:table-cell office:value-type="float" office:value="-14">
                <text:p>-14</text:p>
                <draw:g>
                  <svg:desc>6702_correct_vs_predict.Q4:6702_correct_vs_predict.Q126</svg:desc>
                </draw:g>
              </table:table-cell>
              <table:table-cell office:value-type="float" office:value="-15.3277000000001">
                <text:p>-15.3277000000001</text:p>
                <draw:g>
                  <svg:desc>6702_correct_vs_predict.R4:6702_correct_vs_predict.R126</svg:desc>
                </draw:g>
              </table:table-cell>
              <table:table-cell office:value-type="float" office:value="-14">
                <text:p>-14</text:p>
                <draw:g>
                  <svg:desc>6702_correct_vs_predict.Q4:6702_correct_vs_predict.Q126</svg:desc>
                </draw:g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-35.9043">
                <text:p>-35.904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-33.44624">
                <text:p>-33.4462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8.00659999999994">
                <text:p>-8.0065999999999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3.5795999999999">
                <text:p>-13.579599999999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14.81196">
                <text:p>-14.811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-23.37257">
                <text:p>-23.3725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19.5327">
                <text:p>-19.53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10.56336">
                <text:p>-10.56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5.28999999999996">
                <text:p>-5.2899999999999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19.9165">
                <text:p>-19.916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9.8634">
                <text:p>-19.86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19.6458299999999">
                <text:p>-19.645829999999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13.3370000000001">
                <text:p>-13.337000000000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4.13290000000006">
                <text:p>-4.132900000000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13.6371399999999">
                <text:p>-13.637139999999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16.6867000000001">
                <text:p>-16.686700000000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7.56189000000006">
                <text:p>-7.5618900000000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2.19501000000002">
                <text:p>2.1950100000000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73.88004">
                <text:p>-73.880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5.2487000000001">
                <text:p>-5.24870000000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23.0762">
                <text:p>-23.076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26.2221999999999">
                <text:p>-26.22219999999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28.34711">
                <text:p>-28.347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.50350000000003">
                <text:p>-1.5035000000000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19.59875">
                <text:p>-19.59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20.12706">
                <text:p>-20.1270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-18.7062999999999">
                <text:p>-18.706299999999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0.4260499999999">
                <text:p>-20.42604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0.5226">
                <text:p>-20.5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3.6864">
                <text:p>-23.68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14.26239">
                <text:p>-14.2623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4.2312000000001">
                <text:p>-14.231200000000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21.7566">
                <text:p>-21.7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15.18183">
                <text:p>-15.181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22.06115">
                <text:p>-22.061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3.1644">
                <text:p>-3.164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8.94029999999998">
                <text:p>-8.9402999999999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14.7306">
                <text:p>-14.73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16.93314">
                <text:p>-16.933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15.7746599999999">
                <text:p>-15.77465999999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22.9073400000001">
                <text:p>-22.907340000000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8.13625999999999">
                <text:p>-8.136259999999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3.08875">
                <text:p>-3.088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11.8904700000001">
                <text:p>-11.89047000000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8.86834">
                <text:p>-18.868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7.14331">
                <text:p>-17.143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24.92499">
                <text:p>-24.924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14.58789">
                <text:p>-14.5878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6.93855">
                <text:p>-16.9385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14.91936">
                <text:p>-14.919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9.93723">
                <text:p>-9.937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3.79359999999997">
                <text:p>-3.7935999999999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22.4123999999999">
                <text:p>-22.41239999999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-12.4277599999999">
                <text:p>-12.427759999999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1.49144">
                <text:p>-11.491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17.7637">
                <text:p>-17.76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9.0216499999999">
                <text:p>-19.021649999999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4.4385299999999">
                <text:p>-24.43852999999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-21.1708600000001">
                <text:p>-21.170860000000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73186">
                <text:p>-10.73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21.1588">
                <text:p>-21.158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9.17183999999998">
                <text:p>-9.171839999999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6.52620000000002">
                <text:p>-6.5262000000000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19.7843">
                <text:p>-19.784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12.2964599999999">
                <text:p>-12.296459999999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9.38483999999994">
                <text:p>-9.384839999999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19.1076">
                <text:p>-19.107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5.7990299999999">
                <text:p>-5.79902999999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4.8279">
                <text:p>-4.827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7.30987000000005">
                <text:p>-7.309870000000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4.61874999999998">
                <text:p>-4.6187499999999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2.89250000000004">
                <text:p>-2.892500000000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-14.18565">
                <text:p>-14.1856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25.0147499999999">
                <text:p>-25.014749999999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16.16345">
                <text:p>-16.1634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5.65660000000003">
                <text:p>-5.6566000000000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6.7387100000001">
                <text:p>-16.738710000000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3.76774999999998">
                <text:p>-3.76774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23.3932600000001">
                <text:p>-23.393260000000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2.6475">
                <text:p>-12.64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-6.42826000000002">
                <text:p>-6.4282600000000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36.6183">
                <text:p>-36.618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-26.86658">
                <text:p>-26.8665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43.64683">
                <text:p>-43.6468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28.25714">
                <text:p>-28.257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21.0780999999999">
                <text:p>-21.07809999999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20.067">
                <text:p>-20.0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-16.7016">
                <text:p>-16.70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6.59564">
                <text:p>-16.5956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19.1039000000001">
                <text:p>-19.103900000000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17.61655">
                <text:p>-17.6165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12.04423">
                <text:p>-12.044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7.57364000000007">
                <text:p>-7.573640000000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3.92665999999997">
                <text:p>-3.92665999999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3.58540000000005">
                <text:p>3.5854000000000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14.24545">
                <text:p>-14.2454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5.50436">
                <text:p>-15.5043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1.10696">
                <text:p>-21.106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5.80870000000004">
                <text:p>-5.8087000000000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5.47350999999992">
                <text:p>-5.4735099999999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8.72919999999999">
                <text:p>-8.729199999999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14.5857699999999">
                <text:p>-14.585769999999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1.06873">
                <text:p>-11.0687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13.18146">
                <text:p>-13.181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-7.99720000000002">
                <text:p>-7.9972000000000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92912999999999">
                <text:p>-9.92912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-12.0334399999999">
                <text:p>-12.033439999999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11.7611999999999">
                <text:p>-11.761199999999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.20221000000004">
                <text:p>1.2022100000000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6.63075">
                <text:p>-16.6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0.2504">
                <text:p>10.25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5.21759999999995">
                <text:p>-5.2175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2.72154">
                <text:p>-2.7215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25.2427700000001">
                <text:p>-25.24277000000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7.32600000000002">
                <text:p>7.3260000000000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0.4282000000001">
                <text:p>-10.428200000000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0.63144">
                <text:p>-10.631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6.4438">
                <text:p>-16.443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-16.4355">
                <text:p>-16.435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6.3432399999999">
                <text:p>-26.34323999999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6.1772000000001">
                <text:p>-26.17720000000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4.8384500000001">
                <text:p>-14.8384500000001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